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NEZ_OPENDATA_20182_20180225" table:style-name="ta1">
        <table:table-column table:style-name="co1" table:number-columns-repeated="16384" table:default-cell-style-name="ce1"/>
        <table:table-row table:style-name="ro1">
          <table:table-cell office:value-type="float" office:value="1203746" table:style-name="ce1">
            <text:p>1203746</text:p>
          </table:table-cell>
          <table:table-cell office:value-type="string" table:style-name="ce1">
            <text:p>01.01.2018,03:30</text:p>
          </table:table-cell>
          <table:table-cell office:value-type="float" office:value="20.40212" table:style-name="ce1">
            <text:p>20.40212</text:p>
          </table:table-cell>
          <table:table-cell office:value-type="float" office:value="44.849319999999999" table:style-name="ce1">
            <text:p>44.849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3560" table:style-name="ce1">
            <text:p>1203560</text:p>
          </table:table-cell>
          <table:table-cell office:value-type="string" table:style-name="ce1">
            <text:p>01.01.2018,23:30</text:p>
          </table:table-cell>
          <table:table-cell office:value-type="float" office:value="20.46621" table:style-name="ce1">
            <text:p>20.46621</text:p>
          </table:table-cell>
          <table:table-cell office:value-type="float" office:value="44.803269999999998" table:style-name="ce1">
            <text:p>44.803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3437" table:style-name="ce1">
            <text:p>1203437</text:p>
          </table:table-cell>
          <table:table-cell office:value-type="string" table:style-name="ce1">
            <text:p>01.01.2018,07:50</text:p>
          </table:table-cell>
          <table:table-cell office:value-type="float" office:value="20.495979999999999" table:style-name="ce1">
            <text:p>20.49598</text:p>
          </table:table-cell>
          <table:table-cell office:value-type="float" office:value="44.817675000000001" table:style-name="ce1">
            <text:p>44.8176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3512" table:style-name="ce1">
            <text:p>1203512</text:p>
          </table:table-cell>
          <table:table-cell office:value-type="string" table:style-name="ce1">
            <text:p>01.01.2018,15:25</text:p>
          </table:table-cell>
          <table:table-cell office:value-type="float" office:value="20.455290000000002" table:style-name="ce1">
            <text:p>20.45529</text:p>
          </table:table-cell>
          <table:table-cell office:value-type="float" office:value="44.80735" table:style-name="ce1">
            <text:p>44.807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3541" table:style-name="ce1">
            <text:p>1203541</text:p>
          </table:table-cell>
          <table:table-cell office:value-type="string" table:style-name="ce1">
            <text:p>01.01.2018,17:00</text:p>
          </table:table-cell>
          <table:table-cell office:value-type="float" office:value="20.489806000000002" table:style-name="ce1">
            <text:p>20.489806</text:p>
          </table:table-cell>
          <table:table-cell office:value-type="float" office:value="44.801020999999999" table:style-name="ce1">
            <text:p>44.8010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4000" table:style-name="ce1">
            <text:p>1204000</text:p>
          </table:table-cell>
          <table:table-cell office:value-type="string" table:style-name="ce1">
            <text:p>01.01.2018,00:00</text:p>
          </table:table-cell>
          <table:table-cell office:value-type="float" office:value="20.467140000000001" table:style-name="ce1">
            <text:p>20.46714</text:p>
          </table:table-cell>
          <table:table-cell office:value-type="float" office:value="44.79128" table:style-name="ce1">
            <text:p>44.7912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3546" table:style-name="ce1">
            <text:p>1203546</text:p>
          </table:table-cell>
          <table:table-cell office:value-type="string" table:style-name="ce1">
            <text:p>01.01.2018,19:45</text:p>
          </table:table-cell>
          <table:table-cell office:value-type="float" office:value="20.464200000000002" table:style-name="ce1">
            <text:p>20.4642</text:p>
          </table:table-cell>
          <table:table-cell office:value-type="float" office:value="44.818652" table:style-name="ce1">
            <text:p>44.8186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3513" table:style-name="ce1">
            <text:p>1203513</text:p>
          </table:table-cell>
          <table:table-cell office:value-type="string" table:style-name="ce1">
            <text:p>01.01.2018,01:00</text:p>
          </table:table-cell>
          <table:table-cell office:value-type="float" office:value="20.26463" table:style-name="ce1">
            <text:p>20.26463</text:p>
          </table:table-cell>
          <table:table-cell office:value-type="float" office:value="44.380690000000001" table:style-name="ce1">
            <text:p>44.380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3517" table:style-name="ce1">
            <text:p>1203517</text:p>
          </table:table-cell>
          <table:table-cell office:value-type="string" table:style-name="ce1">
            <text:p>01.01.2018,03:20</text:p>
          </table:table-cell>
          <table:table-cell office:value-type="float" office:value="20.449724" table:style-name="ce1">
            <text:p>20.449724</text:p>
          </table:table-cell>
          <table:table-cell office:value-type="float" office:value="44.819257" table:style-name="ce1">
            <text:p>44.81925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4647" table:style-name="ce1">
            <text:p>1204647</text:p>
          </table:table-cell>
          <table:table-cell office:value-type="string" table:style-name="ce1">
            <text:p>01.01.2018,18:20</text:p>
          </table:table-cell>
          <table:table-cell office:value-type="float" office:value="20.477429999999998" table:style-name="ce1">
            <text:p>20.47743</text:p>
          </table:table-cell>
          <table:table-cell office:value-type="float" office:value="44.803699999999999" table:style-name="ce1">
            <text:p>44.80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3558" table:style-name="ce1">
            <text:p>1203558</text:p>
          </table:table-cell>
          <table:table-cell office:value-type="string" table:style-name="ce1">
            <text:p>01.01.2018,22:00</text:p>
          </table:table-cell>
          <table:table-cell office:value-type="float" office:value="20.388719999999999" table:style-name="ce1">
            <text:p>20.38872</text:p>
          </table:table-cell>
          <table:table-cell office:value-type="float" office:value="44.812069999999999" table:style-name="ce1">
            <text:p>44.812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3526" table:style-name="ce1">
            <text:p>1203526</text:p>
          </table:table-cell>
          <table:table-cell office:value-type="string" table:style-name="ce1">
            <text:p>01.01.2018,14:30</text:p>
          </table:table-cell>
          <table:table-cell office:value-type="float" office:value="20.539670999999998" table:style-name="ce1">
            <text:p>20.539671</text:p>
          </table:table-cell>
          <table:table-cell office:value-type="float" office:value="44.789529000000002" table:style-name="ce1">
            <text:p>44.7895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3745" table:style-name="ce1">
            <text:p>1203745</text:p>
          </table:table-cell>
          <table:table-cell office:value-type="string" table:style-name="ce1">
            <text:p>01.01.2018,16:20</text:p>
          </table:table-cell>
          <table:table-cell office:value-type="float" office:value="20.66976" table:style-name="ce1">
            <text:p>20.66976</text:p>
          </table:table-cell>
          <table:table-cell office:value-type="float" office:value="44.393470000000001" table:style-name="ce1">
            <text:p>44.3934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3476" table:style-name="ce1">
            <text:p>1203476</text:p>
          </table:table-cell>
          <table:table-cell office:value-type="string" table:style-name="ce1">
            <text:p>01.01.2018,03:50</text:p>
          </table:table-cell>
          <table:table-cell office:value-type="float" office:value="20.382200000000001" table:style-name="ce1">
            <text:p>20.3822</text:p>
          </table:table-cell>
          <table:table-cell office:value-type="float" office:value="44.811" table:style-name="ce1">
            <text:p>44.81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3497" table:style-name="ce1">
            <text:p>1203497</text:p>
          </table:table-cell>
          <table:table-cell office:value-type="string" table:style-name="ce1">
            <text:p>01.01.2018,04:00</text:p>
          </table:table-cell>
          <table:table-cell office:value-type="float" office:value="20.514220000000002" table:style-name="ce1">
            <text:p>20.51422</text:p>
          </table:table-cell>
          <table:table-cell office:value-type="float" office:value="44.779609999999998" table:style-name="ce1">
            <text:p>44.779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3533" table:style-name="ce1">
            <text:p>1203533</text:p>
          </table:table-cell>
          <table:table-cell office:value-type="string" table:style-name="ce1">
            <text:p>01.01.2018,17:30</text:p>
          </table:table-cell>
          <table:table-cell office:value-type="float" office:value="20.466000000000001" table:style-name="ce1">
            <text:p>20.466</text:p>
          </table:table-cell>
          <table:table-cell office:value-type="float" office:value="44.81109" table:style-name="ce1">
            <text:p>44.811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276" table:style-name="ce1">
            <text:p>1205276</text:p>
          </table:table-cell>
          <table:table-cell office:value-type="string" table:style-name="ce1">
            <text:p>01.01.2018,21:30</text:p>
          </table:table-cell>
          <table:table-cell office:value-type="float" office:value="20.378976999999999" table:style-name="ce1">
            <text:p>20.378977</text:p>
          </table:table-cell>
          <table:table-cell office:value-type="float" office:value="44.805374999999998" table:style-name="ce1">
            <text:p>44.8053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3717" table:style-name="ce1">
            <text:p>1203717</text:p>
          </table:table-cell>
          <table:table-cell office:value-type="string" table:style-name="ce1">
            <text:p>01.01.2018,02:50</text:p>
          </table:table-cell>
          <table:table-cell office:value-type="float" office:value="20.431598999999999" table:style-name="ce1">
            <text:p>20.431599</text:p>
          </table:table-cell>
          <table:table-cell office:value-type="float" office:value="44.733674000000001" table:style-name="ce1">
            <text:p>44.73367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03519" table:style-name="ce1">
            <text:p>1203519</text:p>
          </table:table-cell>
          <table:table-cell office:value-type="string" table:style-name="ce1">
            <text:p>01.01.2018,12:00</text:p>
          </table:table-cell>
          <table:table-cell office:value-type="float" office:value="20.460052000000001" table:style-name="ce1">
            <text:p>20.460052</text:p>
          </table:table-cell>
          <table:table-cell office:value-type="float" office:value="44.808340000000001" table:style-name="ce1">
            <text:p>44.808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524" table:style-name="ce1">
            <text:p>1204524</text:p>
          </table:table-cell>
          <table:table-cell office:value-type="string" table:style-name="ce1">
            <text:p>01.01.2018,21:00</text:p>
          </table:table-cell>
          <table:table-cell office:value-type="float" office:value="20.708839999999999" table:style-name="ce1">
            <text:p>20.70884</text:p>
          </table:table-cell>
          <table:table-cell office:value-type="float" office:value="44.681530000000002" table:style-name="ce1">
            <text:p>44.681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3625" table:style-name="ce1">
            <text:p>1203625</text:p>
          </table:table-cell>
          <table:table-cell office:value-type="string" table:style-name="ce1">
            <text:p>01.01.2018,08:10</text:p>
          </table:table-cell>
          <table:table-cell office:value-type="float" office:value="20.408376000000001" table:style-name="ce1">
            <text:p>20.408376</text:p>
          </table:table-cell>
          <table:table-cell office:value-type="float" office:value="44.761336999999997" table:style-name="ce1">
            <text:p>44.7613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3627" table:style-name="ce1">
            <text:p>1203627</text:p>
          </table:table-cell>
          <table:table-cell office:value-type="string" table:style-name="ce1">
            <text:p>01.01.2018,14:00</text:p>
          </table:table-cell>
          <table:table-cell office:value-type="float" office:value="20.48107177" table:style-name="ce1">
            <text:p>20.48107177</text:p>
          </table:table-cell>
          <table:table-cell office:value-type="float" office:value="44.76962795" table:style-name="ce1">
            <text:p>44.769627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3466" table:style-name="ce1">
            <text:p>1203466</text:p>
          </table:table-cell>
          <table:table-cell office:value-type="string" table:style-name="ce1">
            <text:p>01.01.2018,00:10</text:p>
          </table:table-cell>
          <table:table-cell office:value-type="float" office:value="20.515090000000001" table:style-name="ce1">
            <text:p>20.51509</text:p>
          </table:table-cell>
          <table:table-cell office:value-type="float" office:value="44.813862" table:style-name="ce1">
            <text:p>44.8138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3518" table:style-name="ce1">
            <text:p>1203518</text:p>
          </table:table-cell>
          <table:table-cell office:value-type="string" table:style-name="ce1">
            <text:p>01.01.2018,13:20</text:p>
          </table:table-cell>
          <table:table-cell office:value-type="float" office:value="20.388714" table:style-name="ce1">
            <text:p>20.388714</text:p>
          </table:table-cell>
          <table:table-cell office:value-type="float" office:value="44.822181999999998" table:style-name="ce1">
            <text:p>44.8221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3521" table:style-name="ce1">
            <text:p>1203521</text:p>
          </table:table-cell>
          <table:table-cell office:value-type="string" table:style-name="ce1">
            <text:p>01.01.2018,00:05</text:p>
          </table:table-cell>
          <table:table-cell office:value-type="float" office:value="20.26463" table:style-name="ce1">
            <text:p>20.26463</text:p>
          </table:table-cell>
          <table:table-cell office:value-type="float" office:value="44.380690000000001" table:style-name="ce1">
            <text:p>44.380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3537" table:style-name="ce1">
            <text:p>1203537</text:p>
          </table:table-cell>
          <table:table-cell office:value-type="string" table:style-name="ce1">
            <text:p>01.01.2018,17:50</text:p>
          </table:table-cell>
          <table:table-cell office:value-type="float" office:value="20.468039999999998" table:style-name="ce1">
            <text:p>20.46804</text:p>
          </table:table-cell>
          <table:table-cell office:value-type="float" office:value="44.784680000000002" table:style-name="ce1">
            <text:p>44.784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3426" table:style-name="ce1">
            <text:p>1203426</text:p>
          </table:table-cell>
          <table:table-cell office:value-type="string" table:style-name="ce1">
            <text:p>01.01.2018,00:35</text:p>
          </table:table-cell>
          <table:table-cell office:value-type="float" office:value="20.483750000000001" table:style-name="ce1">
            <text:p>20.48375</text:p>
          </table:table-cell>
          <table:table-cell office:value-type="float" office:value="44.853409999999997" table:style-name="ce1">
            <text:p>44.8534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3553" table:style-name="ce1">
            <text:p>1203553</text:p>
          </table:table-cell>
          <table:table-cell office:value-type="string" table:style-name="ce1">
            <text:p>02.01.2018,16:00</text:p>
          </table:table-cell>
          <table:table-cell office:value-type="float" office:value="20.508168999999999" table:style-name="ce1">
            <text:p>20.508169</text:p>
          </table:table-cell>
          <table:table-cell office:value-type="float" office:value="44.817498999999998" table:style-name="ce1">
            <text:p>44.8174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4666" table:style-name="ce1">
            <text:p>1204666</text:p>
          </table:table-cell>
          <table:table-cell office:value-type="string" table:style-name="ce1">
            <text:p>02.01.2018,18:15</text:p>
          </table:table-cell>
          <table:table-cell office:value-type="float" office:value="20.199110000000001" table:style-name="ce1">
            <text:p>20.19911</text:p>
          </table:table-cell>
          <table:table-cell office:value-type="float" office:value="44.664459999999998" table:style-name="ce1">
            <text:p>44.6644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3582" table:style-name="ce1">
            <text:p>1203582</text:p>
          </table:table-cell>
          <table:table-cell office:value-type="string" table:style-name="ce1">
            <text:p>02.01.2018,14:30</text:p>
          </table:table-cell>
          <table:table-cell office:value-type="float" office:value="20.462394" table:style-name="ce1">
            <text:p>20.462394</text:p>
          </table:table-cell>
          <table:table-cell office:value-type="float" office:value="44.816198999999997" table:style-name="ce1">
            <text:p>44.8161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3687" table:style-name="ce1">
            <text:p>1203687</text:p>
          </table:table-cell>
          <table:table-cell office:value-type="string" table:style-name="ce1">
            <text:p>02.01.2018,22:20</text:p>
          </table:table-cell>
          <table:table-cell office:value-type="float" office:value="20.460376" table:style-name="ce1">
            <text:p>20.460376</text:p>
          </table:table-cell>
          <table:table-cell office:value-type="float" office:value="44.805790999999999" table:style-name="ce1">
            <text:p>44.8057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3691" table:style-name="ce1">
            <text:p>1203691</text:p>
          </table:table-cell>
          <table:table-cell office:value-type="string" table:style-name="ce1">
            <text:p>02.01.2018,23:30</text:p>
          </table:table-cell>
          <table:table-cell office:value-type="float" office:value="20.539804" table:style-name="ce1">
            <text:p>20.539804</text:p>
          </table:table-cell>
          <table:table-cell office:value-type="float" office:value="44.775177999999997" table:style-name="ce1">
            <text:p>44.7751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5316" table:style-name="ce1">
            <text:p>1205316</text:p>
          </table:table-cell>
          <table:table-cell office:value-type="string" table:style-name="ce1">
            <text:p>02.01.2018,22:45</text:p>
          </table:table-cell>
          <table:table-cell office:value-type="float" office:value="20.41018" table:style-name="ce1">
            <text:p>20.41018</text:p>
          </table:table-cell>
          <table:table-cell office:value-type="float" office:value="44.845489999999998" table:style-name="ce1">
            <text:p>44.845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polukružno okretanje ispred drugog vozila</text:p>
          </table:table-cell>
          <table:table-cell table:number-columns-repeated="16377"/>
        </table:table-row>
        <table:table-row table:style-name="ro1">
          <table:table-cell office:value-type="float" office:value="1204728" table:style-name="ce1">
            <text:p>1204728</text:p>
          </table:table-cell>
          <table:table-cell office:value-type="string" table:style-name="ce1">
            <text:p>02.01.2018,20:25</text:p>
          </table:table-cell>
          <table:table-cell office:value-type="float" office:value="20.411059999999999" table:style-name="ce1">
            <text:p>20.41106</text:p>
          </table:table-cell>
          <table:table-cell office:value-type="float" office:value="44.783900000000003" table:style-name="ce1">
            <text:p>44.783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3685" table:style-name="ce1">
            <text:p>1203685</text:p>
          </table:table-cell>
          <table:table-cell office:value-type="string" table:style-name="ce1">
            <text:p>02.01.2018,17:45</text:p>
          </table:table-cell>
          <table:table-cell office:value-type="float" office:value="20.468499999999999" table:style-name="ce1">
            <text:p>20.4685</text:p>
          </table:table-cell>
          <table:table-cell office:value-type="float" office:value="44.804490000000001" table:style-name="ce1">
            <text:p>44.8044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3688" table:style-name="ce1">
            <text:p>1203688</text:p>
          </table:table-cell>
          <table:table-cell office:value-type="string" table:style-name="ce1">
            <text:p>02.01.2018,20:15</text:p>
          </table:table-cell>
          <table:table-cell office:value-type="float" office:value="20.411989999999999" table:style-name="ce1">
            <text:p>20.41199</text:p>
          </table:table-cell>
          <table:table-cell office:value-type="float" office:value="44.748869999999997" table:style-name="ce1">
            <text:p>44.7488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4042" table:style-name="ce1">
            <text:p>1204042</text:p>
          </table:table-cell>
          <table:table-cell office:value-type="string" table:style-name="ce1">
            <text:p>02.01.2018,10:50</text:p>
          </table:table-cell>
          <table:table-cell office:value-type="float" office:value="20.335370000000001" table:style-name="ce1">
            <text:p>20.33537</text:p>
          </table:table-cell>
          <table:table-cell office:value-type="float" office:value="44.801189999999998" table:style-name="ce1">
            <text:p>44.8011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– ostale situacije</text:p>
          </table:table-cell>
          <table:table-cell table:number-columns-repeated="16377"/>
        </table:table-row>
        <table:table-row table:style-name="ro1">
          <table:table-cell office:value-type="float" office:value="1204057" table:style-name="ce1">
            <text:p>1204057</text:p>
          </table:table-cell>
          <table:table-cell office:value-type="string" table:style-name="ce1">
            <text:p>02.01.2018,13:55</text:p>
          </table:table-cell>
          <table:table-cell office:value-type="float" office:value="20.377310000000001" table:style-name="ce1">
            <text:p>20.37731</text:p>
          </table:table-cell>
          <table:table-cell office:value-type="float" office:value="44.80433" table:style-name="ce1">
            <text:p>44.804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329" table:style-name="ce1">
            <text:p>1204329</text:p>
          </table:table-cell>
          <table:table-cell office:value-type="string" table:style-name="ce1">
            <text:p>02.01.2018,07:45</text:p>
          </table:table-cell>
          <table:table-cell office:value-type="float" office:value="20.428830000000001" table:style-name="ce1">
            <text:p>20.42883</text:p>
          </table:table-cell>
          <table:table-cell office:value-type="float" office:value="44.741990000000001" table:style-name="ce1">
            <text:p>44.741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3678" table:style-name="ce1">
            <text:p>1203678</text:p>
          </table:table-cell>
          <table:table-cell office:value-type="string" table:style-name="ce1">
            <text:p>02.01.2018,17:45</text:p>
          </table:table-cell>
          <table:table-cell office:value-type="float" office:value="20.413838999999999" table:style-name="ce1">
            <text:p>20.413839</text:p>
          </table:table-cell>
          <table:table-cell office:value-type="float" office:value="44.763032000000003" table:style-name="ce1">
            <text:p>44.7630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652" table:style-name="ce1">
            <text:p>1204652</text:p>
          </table:table-cell>
          <table:table-cell office:value-type="string" table:style-name="ce1">
            <text:p>02.01.2018,01:30</text:p>
          </table:table-cell>
          <table:table-cell office:value-type="float" office:value="20.402450000000002" table:style-name="ce1">
            <text:p>20.40245</text:p>
          </table:table-cell>
          <table:table-cell office:value-type="float" office:value="44.833100000000002" table:style-name="ce1">
            <text:p>44.83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03647" table:style-name="ce1">
            <text:p>1203647</text:p>
          </table:table-cell>
          <table:table-cell office:value-type="string" table:style-name="ce1">
            <text:p>02.01.2018,14:57</text:p>
          </table:table-cell>
          <table:table-cell office:value-type="float" office:value="20.450050000000001" table:style-name="ce1">
            <text:p>20.45005</text:p>
          </table:table-cell>
          <table:table-cell office:value-type="float" office:value="44.800649999999997" table:style-name="ce1">
            <text:p>44.800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3645" table:style-name="ce1">
            <text:p>1203645</text:p>
          </table:table-cell>
          <table:table-cell office:value-type="string" table:style-name="ce1">
            <text:p>02.01.2018,11:50</text:p>
          </table:table-cell>
          <table:table-cell office:value-type="float" office:value="20.428146000000002" table:style-name="ce1">
            <text:p>20.428146</text:p>
          </table:table-cell>
          <table:table-cell office:value-type="float" office:value="44.807411999999999" table:style-name="ce1">
            <text:p>44.80741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511" table:style-name="ce1">
            <text:p>1204511</text:p>
          </table:table-cell>
          <table:table-cell office:value-type="string" table:style-name="ce1">
            <text:p>02.01.2018,16:30</text:p>
          </table:table-cell>
          <table:table-cell office:value-type="float" office:value="20.5137" table:style-name="ce1">
            <text:p>20.5137</text:p>
          </table:table-cell>
          <table:table-cell office:value-type="float" office:value="44.683300000000003" table:style-name="ce1">
            <text:p>44.68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03690" table:style-name="ce1">
            <text:p>1203690</text:p>
          </table:table-cell>
          <table:table-cell office:value-type="string" table:style-name="ce1">
            <text:p>02.01.2018,19:20</text:p>
          </table:table-cell>
          <table:table-cell office:value-type="float" office:value="20.230545020000001" table:style-name="ce1">
            <text:p>20.23054502</text:p>
          </table:table-cell>
          <table:table-cell office:value-type="float" office:value="44.381287909999998" table:style-name="ce1">
            <text:p>44.3812879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413" table:style-name="ce1">
            <text:p>1205413</text:p>
          </table:table-cell>
          <table:table-cell office:value-type="string" table:style-name="ce1">
            <text:p>02.01.2018,15:20</text:p>
          </table:table-cell>
          <table:table-cell office:value-type="float" office:value="20.416394" table:style-name="ce1">
            <text:p>20.416394</text:p>
          </table:table-cell>
          <table:table-cell office:value-type="float" office:value="44.844237999999997" table:style-name="ce1">
            <text:p>44.8442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3661" table:style-name="ce1">
            <text:p>1203661</text:p>
          </table:table-cell>
          <table:table-cell office:value-type="string" table:style-name="ce1">
            <text:p>02.01.2018,07:30</text:p>
          </table:table-cell>
          <table:table-cell office:value-type="float" office:value="20.43393" table:style-name="ce1">
            <text:p>20.43393</text:p>
          </table:table-cell>
          <table:table-cell office:value-type="float" office:value="44.727159999999998" table:style-name="ce1">
            <text:p>44.7271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i prevrtanjem</text:p>
          </table:table-cell>
          <table:table-cell table:number-columns-repeated="16377"/>
        </table:table-row>
        <table:table-row table:style-name="ro1">
          <table:table-cell office:value-type="float" office:value="1203692" table:style-name="ce1">
            <text:p>1203692</text:p>
          </table:table-cell>
          <table:table-cell office:value-type="string" table:style-name="ce1">
            <text:p>02.01.2018,20:40</text:p>
          </table:table-cell>
          <table:table-cell office:value-type="float" office:value="20.271207709999999" table:style-name="ce1">
            <text:p>20.27120771</text:p>
          </table:table-cell>
          <table:table-cell office:value-type="float" office:value="44.37584244" table:style-name="ce1">
            <text:p>44.375842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učešćem najmanje dva vozila bez skretanja (bez podataka o smeru)</text:p>
          </table:table-cell>
          <table:table-cell table:number-columns-repeated="16377"/>
        </table:table-row>
        <table:table-row table:style-name="ro1">
          <table:table-cell office:value-type="float" office:value="1203630" table:style-name="ce1">
            <text:p>1203630</text:p>
          </table:table-cell>
          <table:table-cell office:value-type="string" table:style-name="ce1">
            <text:p>02.01.2018,13:20</text:p>
          </table:table-cell>
          <table:table-cell office:value-type="float" office:value="20.435020000000002" table:style-name="ce1">
            <text:p>20.43502</text:p>
          </table:table-cell>
          <table:table-cell office:value-type="float" office:value="44.722380000000001" table:style-name="ce1">
            <text:p>44.722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3698" table:style-name="ce1">
            <text:p>1203698</text:p>
          </table:table-cell>
          <table:table-cell office:value-type="string" table:style-name="ce1">
            <text:p>02.01.2018,16:40</text:p>
          </table:table-cell>
          <table:table-cell office:value-type="float" office:value="20.493689" table:style-name="ce1">
            <text:p>20.493689</text:p>
          </table:table-cell>
          <table:table-cell office:value-type="float" office:value="44.836074000000004" table:style-name="ce1">
            <text:p>44.8360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učešćem najmanje dva vozila bez skretanja (bez podataka o smeru)</text:p>
          </table:table-cell>
          <table:table-cell table:number-columns-repeated="16377"/>
        </table:table-row>
        <table:table-row table:style-name="ro1">
          <table:table-cell office:value-type="float" office:value="1203668" table:style-name="ce1">
            <text:p>1203668</text:p>
          </table:table-cell>
          <table:table-cell office:value-type="string" table:style-name="ce1">
            <text:p>02.01.2018,19:15</text:p>
          </table:table-cell>
          <table:table-cell office:value-type="float" office:value="20.46236" table:style-name="ce1">
            <text:p>20.46236</text:p>
          </table:table-cell>
          <table:table-cell office:value-type="float" office:value="44.81664" table:style-name="ce1">
            <text:p>44.816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07000" table:style-name="ce1">
            <text:p>1207000</text:p>
          </table:table-cell>
          <table:table-cell office:value-type="string" table:style-name="ce1">
            <text:p>02.01.2018,03:00</text:p>
          </table:table-cell>
          <table:table-cell office:value-type="float" office:value="20.448730000000001" table:style-name="ce1">
            <text:p>20.44873</text:p>
          </table:table-cell>
          <table:table-cell office:value-type="float" office:value="44.798720000000003" table:style-name="ce1">
            <text:p>44.798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05606" table:style-name="ce1">
            <text:p>1205606</text:p>
          </table:table-cell>
          <table:table-cell office:value-type="string" table:style-name="ce1">
            <text:p>02.01.2018,07:45</text:p>
          </table:table-cell>
          <table:table-cell office:value-type="float" office:value="20.455860000000001" table:style-name="ce1">
            <text:p>20.45586</text:p>
          </table:table-cell>
          <table:table-cell office:value-type="float" office:value="44.8215" table:style-name="ce1">
            <text:p>44.82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3703" table:style-name="ce1">
            <text:p>1203703</text:p>
          </table:table-cell>
          <table:table-cell office:value-type="string" table:style-name="ce1">
            <text:p>02.01.2018,19:45</text:p>
          </table:table-cell>
          <table:table-cell office:value-type="float" office:value="20.485074000000001" table:style-name="ce1">
            <text:p>20.485074</text:p>
          </table:table-cell>
          <table:table-cell office:value-type="float" office:value="44.801358999999998" table:style-name="ce1">
            <text:p>44.80135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 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03707" table:style-name="ce1">
            <text:p>1203707</text:p>
          </table:table-cell>
          <table:table-cell office:value-type="string" table:style-name="ce1">
            <text:p>02.01.2018,23:00</text:p>
          </table:table-cell>
          <table:table-cell office:value-type="float" office:value="20.502434000000001" table:style-name="ce1">
            <text:p>20.502434</text:p>
          </table:table-cell>
          <table:table-cell office:value-type="float" office:value="44.792447000000003" table:style-name="ce1">
            <text:p>44.79244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3612" table:style-name="ce1">
            <text:p>1203612</text:p>
          </table:table-cell>
          <table:table-cell office:value-type="string" table:style-name="ce1">
            <text:p>02.01.2018,05:10</text:p>
          </table:table-cell>
          <table:table-cell office:value-type="float" office:value="20.4011" table:style-name="ce1">
            <text:p>20.4011</text:p>
          </table:table-cell>
          <table:table-cell office:value-type="float" office:value="44.845759999999999" table:style-name="ce1">
            <text:p>44.8457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3670" table:style-name="ce1">
            <text:p>1203670</text:p>
          </table:table-cell>
          <table:table-cell office:value-type="string" table:style-name="ce1">
            <text:p>02.01.2018,17:35</text:p>
          </table:table-cell>
          <table:table-cell office:value-type="float" office:value="20.371680000000001" table:style-name="ce1">
            <text:p>20.37168</text:p>
          </table:table-cell>
          <table:table-cell office:value-type="float" office:value="44.797110000000004" table:style-name="ce1">
            <text:p>44.797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3468" table:style-name="ce1">
            <text:p>1203468</text:p>
          </table:table-cell>
          <table:table-cell office:value-type="string" table:style-name="ce1">
            <text:p>02.01.2018,17:30</text:p>
          </table:table-cell>
          <table:table-cell office:value-type="float" office:value="20.43695" table:style-name="ce1">
            <text:p>20.43695</text:p>
          </table:table-cell>
          <table:table-cell office:value-type="float" office:value="44.795110000000001" table:style-name="ce1">
            <text:p>44.795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3798" table:style-name="ce1">
            <text:p>1203798</text:p>
          </table:table-cell>
          <table:table-cell office:value-type="string" table:style-name="ce1">
            <text:p>02.01.2018,15:55</text:p>
          </table:table-cell>
          <table:table-cell office:value-type="float" office:value="20.473959000000001" table:style-name="ce1">
            <text:p>20.473959</text:p>
          </table:table-cell>
          <table:table-cell office:value-type="float" office:value="44.811180999999998" table:style-name="ce1">
            <text:p>44.8111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3474" table:style-name="ce1">
            <text:p>1203474</text:p>
          </table:table-cell>
          <table:table-cell office:value-type="string" table:style-name="ce1">
            <text:p>02.01.2018,18:15</text:p>
          </table:table-cell>
          <table:table-cell office:value-type="float" office:value="20.497229999999998" table:style-name="ce1">
            <text:p>20.49723</text:p>
          </table:table-cell>
          <table:table-cell office:value-type="float" office:value="44.81785" table:style-name="ce1">
            <text:p>44.8178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sa skretanjem vozila ulevo, u raskrsnici</text:p>
          </table:table-cell>
          <table:table-cell table:number-columns-repeated="16377"/>
        </table:table-row>
        <table:table-row table:style-name="ro1">
          <table:table-cell office:value-type="float" office:value="1203986" table:style-name="ce1">
            <text:p>1203986</text:p>
          </table:table-cell>
          <table:table-cell office:value-type="string" table:style-name="ce1">
            <text:p>02.01.2018,20:25</text:p>
          </table:table-cell>
          <table:table-cell office:value-type="float" office:value="20.544616999999999" table:style-name="ce1">
            <text:p>20.544617</text:p>
          </table:table-cell>
          <table:table-cell office:value-type="float" office:value="44.737853999999999" table:style-name="ce1">
            <text:p>44.7378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3776" table:style-name="ce1">
            <text:p>1203776</text:p>
          </table:table-cell>
          <table:table-cell office:value-type="string" table:style-name="ce1">
            <text:p>02.01.2018,12:00</text:p>
          </table:table-cell>
          <table:table-cell office:value-type="float" office:value="20.481259999999999" table:style-name="ce1">
            <text:p>20.48126</text:p>
          </table:table-cell>
          <table:table-cell office:value-type="float" office:value="44.806910000000002" table:style-name="ce1">
            <text:p>44.806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3676" table:style-name="ce1">
            <text:p>1203676</text:p>
          </table:table-cell>
          <table:table-cell office:value-type="string" table:style-name="ce1">
            <text:p>02.01.2018,18:30</text:p>
          </table:table-cell>
          <table:table-cell office:value-type="float" office:value="20.450106000000002" table:style-name="ce1">
            <text:p>20.450106</text:p>
          </table:table-cell>
          <table:table-cell office:value-type="float" office:value="44.748269999999998" table:style-name="ce1">
            <text:p>44.748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3701" table:style-name="ce1">
            <text:p>1203701</text:p>
          </table:table-cell>
          <table:table-cell office:value-type="string" table:style-name="ce1">
            <text:p>02.01.2018,15:15</text:p>
          </table:table-cell>
          <table:table-cell office:value-type="float" office:value="20.399709999999999" table:style-name="ce1">
            <text:p>20.39971</text:p>
          </table:table-cell>
          <table:table-cell office:value-type="float" office:value="44.804609999999997" table:style-name="ce1">
            <text:p>44.8046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3664" table:style-name="ce1">
            <text:p>1203664</text:p>
          </table:table-cell>
          <table:table-cell office:value-type="string" table:style-name="ce1">
            <text:p>02.01.2018,16:30</text:p>
          </table:table-cell>
          <table:table-cell office:value-type="float" office:value="20.415718999999999" table:style-name="ce1">
            <text:p>20.415719</text:p>
          </table:table-cell>
          <table:table-cell office:value-type="float" office:value="44.786988999999998" table:style-name="ce1">
            <text:p>44.78698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 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04704" table:style-name="ce1">
            <text:p>1204704</text:p>
          </table:table-cell>
          <table:table-cell office:value-type="string" table:style-name="ce1">
            <text:p>02.01.2018,20:45</text:p>
          </table:table-cell>
          <table:table-cell office:value-type="float" office:value="20.434280000000001" table:style-name="ce1">
            <text:p>20.43428</text:p>
          </table:table-cell>
          <table:table-cell office:value-type="float" office:value="44.814970000000002" table:style-name="ce1">
            <text:p>44.814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3604" table:style-name="ce1">
            <text:p>1203604</text:p>
          </table:table-cell>
          <table:table-cell office:value-type="string" table:style-name="ce1">
            <text:p>02.01.2018,16:30</text:p>
          </table:table-cell>
          <table:table-cell office:value-type="float" office:value="20.426200000000001" table:style-name="ce1">
            <text:p>20.4262</text:p>
          </table:table-cell>
          <table:table-cell office:value-type="float" office:value="44.744750000000003" table:style-name="ce1">
            <text:p>44.744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3774" table:style-name="ce1">
            <text:p>1203774</text:p>
          </table:table-cell>
          <table:table-cell office:value-type="string" table:style-name="ce1">
            <text:p>02.01.2018,14:30</text:p>
          </table:table-cell>
          <table:table-cell office:value-type="float" office:value="20.407990000000002" table:style-name="ce1">
            <text:p>20.40799</text:p>
          </table:table-cell>
          <table:table-cell office:value-type="float" office:value="44.75938" table:style-name="ce1">
            <text:p>44.759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3579" table:style-name="ce1">
            <text:p>1203579</text:p>
          </table:table-cell>
          <table:table-cell office:value-type="string" table:style-name="ce1">
            <text:p>02.01.2018,11:50</text:p>
          </table:table-cell>
          <table:table-cell office:value-type="float" office:value="20.476227000000002" table:style-name="ce1">
            <text:p>20.476227</text:p>
          </table:table-cell>
          <table:table-cell office:value-type="float" office:value="44.760857000000001" table:style-name="ce1">
            <text:p>44.7608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4070" table:style-name="ce1">
            <text:p>1204070</text:p>
          </table:table-cell>
          <table:table-cell office:value-type="string" table:style-name="ce1">
            <text:p>03.01.2018,21:00</text:p>
          </table:table-cell>
          <table:table-cell office:value-type="float" office:value="20.489439999999998" table:style-name="ce1">
            <text:p>20.48944</text:p>
          </table:table-cell>
          <table:table-cell office:value-type="float" office:value="44.813299999999998" table:style-name="ce1">
            <text:p>44.813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026" table:style-name="ce1">
            <text:p>1204026</text:p>
          </table:table-cell>
          <table:table-cell office:value-type="string" table:style-name="ce1">
            <text:p>03.01.2018,21:00</text:p>
          </table:table-cell>
          <table:table-cell office:value-type="float" office:value="20.497910000000001" table:style-name="ce1">
            <text:p>20.49791</text:p>
          </table:table-cell>
          <table:table-cell office:value-type="float" office:value="44.769030000000001" table:style-name="ce1">
            <text:p>44.7690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preko kolovoza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03719" table:style-name="ce1">
            <text:p>1203719</text:p>
          </table:table-cell>
          <table:table-cell office:value-type="string" table:style-name="ce1">
            <text:p>03.01.2018,02:10</text:p>
          </table:table-cell>
          <table:table-cell office:value-type="float" office:value="20.4849" table:style-name="ce1">
            <text:p>20.4849</text:p>
          </table:table-cell>
          <table:table-cell office:value-type="float" office:value="44.797930000000001" table:style-name="ce1">
            <text:p>44.7979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3933" table:style-name="ce1">
            <text:p>1203933</text:p>
          </table:table-cell>
          <table:table-cell office:value-type="string" table:style-name="ce1">
            <text:p>03.01.2018,15:30</text:p>
          </table:table-cell>
          <table:table-cell office:value-type="float" office:value="20.612680000000001" table:style-name="ce1">
            <text:p>20.61268</text:p>
          </table:table-cell>
          <table:table-cell office:value-type="float" office:value="44.66451" table:style-name="ce1">
            <text:p>44.664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459" table:style-name="ce1">
            <text:p>1204459</text:p>
          </table:table-cell>
          <table:table-cell office:value-type="string" table:style-name="ce1">
            <text:p>03.01.2018,15:20</text:p>
          </table:table-cell>
          <table:table-cell office:value-type="float" office:value="20.487449999999999" table:style-name="ce1">
            <text:p>20.48745</text:p>
          </table:table-cell>
          <table:table-cell office:value-type="float" office:value="44.848129999999998" table:style-name="ce1">
            <text:p>44.848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3920" table:style-name="ce1">
            <text:p>1203920</text:p>
          </table:table-cell>
          <table:table-cell office:value-type="string" table:style-name="ce1">
            <text:p>03.01.2018,07:50</text:p>
          </table:table-cell>
          <table:table-cell office:value-type="float" office:value="20.35576" table:style-name="ce1">
            <text:p>20.35576</text:p>
          </table:table-cell>
          <table:table-cell office:value-type="float" office:value="44.83455" table:style-name="ce1">
            <text:p>44.834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3921" table:style-name="ce1">
            <text:p>1203921</text:p>
          </table:table-cell>
          <table:table-cell office:value-type="string" table:style-name="ce1">
            <text:p>03.01.2018,11:00</text:p>
          </table:table-cell>
          <table:table-cell office:value-type="float" office:value="20.520320000000002" table:style-name="ce1">
            <text:p>20.52032</text:p>
          </table:table-cell>
          <table:table-cell office:value-type="float" office:value="44.817410000000002" table:style-name="ce1">
            <text:p>44.817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3927" table:style-name="ce1">
            <text:p>1203927</text:p>
          </table:table-cell>
          <table:table-cell office:value-type="string" table:style-name="ce1">
            <text:p>03.01.2018,07:40</text:p>
          </table:table-cell>
          <table:table-cell office:value-type="float" office:value="20.492509999999999" table:style-name="ce1">
            <text:p>20.49251</text:p>
          </table:table-cell>
          <table:table-cell office:value-type="float" office:value="44.76097" table:style-name="ce1">
            <text:p>44.7609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3931" table:style-name="ce1">
            <text:p>1203931</text:p>
          </table:table-cell>
          <table:table-cell office:value-type="string" table:style-name="ce1">
            <text:p>03.01.2018,15:50</text:p>
          </table:table-cell>
          <table:table-cell office:value-type="float" office:value="20.479330000000001" table:style-name="ce1">
            <text:p>20.47933</text:p>
          </table:table-cell>
          <table:table-cell office:value-type="float" office:value="44.811259999999997" table:style-name="ce1">
            <text:p>44.811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udar u sustizanju</text:p>
          </table:table-cell>
          <table:table-cell table:number-columns-repeated="16377"/>
        </table:table-row>
        <table:table-row table:style-name="ro1">
          <table:table-cell office:value-type="float" office:value="1203834" table:style-name="ce1">
            <text:p>1203834</text:p>
          </table:table-cell>
          <table:table-cell office:value-type="string" table:style-name="ce1">
            <text:p>03.01.2018,21:30</text:p>
          </table:table-cell>
          <table:table-cell office:value-type="float" office:value="20.51577" table:style-name="ce1">
            <text:p>20.51577</text:p>
          </table:table-cell>
          <table:table-cell office:value-type="float" office:value="44.785907999999999" table:style-name="ce1">
            <text:p>44.7859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3827" table:style-name="ce1">
            <text:p>1203827</text:p>
          </table:table-cell>
          <table:table-cell office:value-type="string" table:style-name="ce1">
            <text:p>03.01.2018,20:20</text:p>
          </table:table-cell>
          <table:table-cell office:value-type="float" office:value="20.495107000000001" table:style-name="ce1">
            <text:p>20.495107</text:p>
          </table:table-cell>
          <table:table-cell office:value-type="float" office:value="44.771451999999996" table:style-name="ce1">
            <text:p>44.7714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3835" table:style-name="ce1">
            <text:p>1203835</text:p>
          </table:table-cell>
          <table:table-cell office:value-type="string" table:style-name="ce1">
            <text:p>03.01.2018,17:50</text:p>
          </table:table-cell>
          <table:table-cell office:value-type="float" office:value="20.503450000000001" table:style-name="ce1">
            <text:p>20.50345</text:p>
          </table:table-cell>
          <table:table-cell office:value-type="float" office:value="44.775709999999997" table:style-name="ce1">
            <text:p>44.775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3935" table:style-name="ce1">
            <text:p>1203935</text:p>
          </table:table-cell>
          <table:table-cell office:value-type="string" table:style-name="ce1">
            <text:p>03.01.2018,09:45</text:p>
          </table:table-cell>
          <table:table-cell office:value-type="float" office:value="20.466349999999998" table:style-name="ce1">
            <text:p>20.46635</text:p>
          </table:table-cell>
          <table:table-cell office:value-type="float" office:value="44.802" table:style-name="ce1">
            <text:p>44.8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3438" table:style-name="ce1">
            <text:p>1203438</text:p>
          </table:table-cell>
          <table:table-cell office:value-type="string" table:style-name="ce1">
            <text:p>03.01.2018,10:00</text:p>
          </table:table-cell>
          <table:table-cell office:value-type="float" office:value="20.484649999999998" table:style-name="ce1">
            <text:p>20.48465</text:p>
          </table:table-cell>
          <table:table-cell office:value-type="float" office:value="44.788359999999997" table:style-name="ce1">
            <text:p>44.788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5126" table:style-name="ce1">
            <text:p>1205126</text:p>
          </table:table-cell>
          <table:table-cell office:value-type="string" table:style-name="ce1">
            <text:p>03.01.2018,06:40</text:p>
          </table:table-cell>
          <table:table-cell office:value-type="float" office:value="20.437180000000001" table:style-name="ce1">
            <text:p>20.43718</text:p>
          </table:table-cell>
          <table:table-cell office:value-type="float" office:value="44.794989999999999" table:style-name="ce1">
            <text:p>44.794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3961" table:style-name="ce1">
            <text:p>1203961</text:p>
          </table:table-cell>
          <table:table-cell office:value-type="string" table:style-name="ce1">
            <text:p>03.01.2018,07:45</text:p>
          </table:table-cell>
          <table:table-cell office:value-type="float" office:value="20.250389999999999" table:style-name="ce1">
            <text:p>20.25039</text:p>
          </table:table-cell>
          <table:table-cell office:value-type="float" office:value="44.858719999999998" table:style-name="ce1">
            <text:p>44.858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3784" table:style-name="ce1">
            <text:p>1203784</text:p>
          </table:table-cell>
          <table:table-cell office:value-type="string" table:style-name="ce1">
            <text:p>03.01.2018,11:50</text:p>
          </table:table-cell>
          <table:table-cell office:value-type="float" office:value="20.518281000000002" table:style-name="ce1">
            <text:p>20.518281</text:p>
          </table:table-cell>
          <table:table-cell office:value-type="float" office:value="44.847392999999997" table:style-name="ce1">
            <text:p>44.84739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3695" table:style-name="ce1">
            <text:p>1203695</text:p>
          </table:table-cell>
          <table:table-cell office:value-type="string" table:style-name="ce1">
            <text:p>03.01.2018,00:15</text:p>
          </table:table-cell>
          <table:table-cell office:value-type="float" office:value="20.46322" table:style-name="ce1">
            <text:p>20.46322</text:p>
          </table:table-cell>
          <table:table-cell office:value-type="float" office:value="44.811149999999998" table:style-name="ce1">
            <text:p>44.811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3941" table:style-name="ce1">
            <text:p>1203941</text:p>
          </table:table-cell>
          <table:table-cell office:value-type="string" table:style-name="ce1">
            <text:p>03.01.2018,09:00</text:p>
          </table:table-cell>
          <table:table-cell office:value-type="float" office:value="20.462319999999998" table:style-name="ce1">
            <text:p>20.46232</text:p>
          </table:table-cell>
          <table:table-cell office:value-type="float" office:value="44.810720000000003" table:style-name="ce1">
            <text:p>44.810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3946" table:style-name="ce1">
            <text:p>1203946</text:p>
          </table:table-cell>
          <table:table-cell office:value-type="string" table:style-name="ce1">
            <text:p>03.01.2018,13:30</text:p>
          </table:table-cell>
          <table:table-cell office:value-type="float" office:value="20.396239999999999" table:style-name="ce1">
            <text:p>20.39624</text:p>
          </table:table-cell>
          <table:table-cell office:value-type="float" office:value="44.798020000000001" table:style-name="ce1">
            <text:p>44.798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4315" table:style-name="ce1">
            <text:p>1204315</text:p>
          </table:table-cell>
          <table:table-cell office:value-type="string" table:style-name="ce1">
            <text:p>03.01.2018,23:45</text:p>
          </table:table-cell>
          <table:table-cell office:value-type="float" office:value="20.469398999999999" table:style-name="ce1">
            <text:p>20.469399</text:p>
          </table:table-cell>
          <table:table-cell office:value-type="float" office:value="44.794927000000001" table:style-name="ce1">
            <text:p>44.7949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3411" table:style-name="ce1">
            <text:p>1203411</text:p>
          </table:table-cell>
          <table:table-cell office:value-type="string" table:style-name="ce1">
            <text:p>03.01.2018,10:15</text:p>
          </table:table-cell>
          <table:table-cell office:value-type="float" office:value="20.44894" table:style-name="ce1">
            <text:p>20.44894</text:p>
          </table:table-cell>
          <table:table-cell office:value-type="float" office:value="44.704680000000003" table:style-name="ce1">
            <text:p>44.704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542" table:style-name="ce1">
            <text:p>1205542</text:p>
          </table:table-cell>
          <table:table-cell office:value-type="string" table:style-name="ce1">
            <text:p>03.01.2018,20:10</text:p>
          </table:table-cell>
          <table:table-cell office:value-type="float" office:value="20.456230000000001" table:style-name="ce1">
            <text:p>20.45623</text:p>
          </table:table-cell>
          <table:table-cell office:value-type="float" office:value="44.802489999999999" table:style-name="ce1">
            <text:p>44.8024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3716" table:style-name="ce1">
            <text:p>1203716</text:p>
          </table:table-cell>
          <table:table-cell office:value-type="string" table:style-name="ce1">
            <text:p>03.01.2018,08:50</text:p>
          </table:table-cell>
          <table:table-cell office:value-type="float" office:value="20.455929999999999" table:style-name="ce1">
            <text:p>20.45593</text:p>
          </table:table-cell>
          <table:table-cell office:value-type="float" office:value="44.808329999999998" table:style-name="ce1">
            <text:p>44.808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3759" table:style-name="ce1">
            <text:p>1203759</text:p>
          </table:table-cell>
          <table:table-cell office:value-type="string" table:style-name="ce1">
            <text:p>03.01.2018,07:30</text:p>
          </table:table-cell>
          <table:table-cell office:value-type="float" office:value="20.443760000000001" table:style-name="ce1">
            <text:p>20.44376</text:p>
          </table:table-cell>
          <table:table-cell office:value-type="float" office:value="44.912820000000004" table:style-name="ce1">
            <text:p>44.9128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281" table:style-name="ce1">
            <text:p>1205281</text:p>
          </table:table-cell>
          <table:table-cell office:value-type="string" table:style-name="ce1">
            <text:p>03.01.2018,15:45</text:p>
          </table:table-cell>
          <table:table-cell office:value-type="float" office:value="20.457277999999999" table:style-name="ce1">
            <text:p>20.457278</text:p>
          </table:table-cell>
          <table:table-cell office:value-type="float" office:value="44.815648000000003" table:style-name="ce1">
            <text:p>44.8156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5870" table:style-name="ce1">
            <text:p>1205870</text:p>
          </table:table-cell>
          <table:table-cell office:value-type="string" table:style-name="ce1">
            <text:p>03.01.2018,01:00</text:p>
          </table:table-cell>
          <table:table-cell office:value-type="float" office:value="20.37189" table:style-name="ce1">
            <text:p>20.37189</text:p>
          </table:table-cell>
          <table:table-cell office:value-type="float" office:value="44.84769" table:style-name="ce1">
            <text:p>44.8476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03942" table:style-name="ce1">
            <text:p>1203942</text:p>
          </table:table-cell>
          <table:table-cell office:value-type="string" table:style-name="ce1">
            <text:p>03.01.2018,14:00</text:p>
          </table:table-cell>
          <table:table-cell office:value-type="float" office:value="20.549712" table:style-name="ce1">
            <text:p>20.549712</text:p>
          </table:table-cell>
          <table:table-cell office:value-type="float" office:value="44.735717000000001" table:style-name="ce1">
            <text:p>44.7357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3979" table:style-name="ce1">
            <text:p>1203979</text:p>
          </table:table-cell>
          <table:table-cell office:value-type="string" table:style-name="ce1">
            <text:p>03.01.2018,13:10</text:p>
          </table:table-cell>
          <table:table-cell office:value-type="float" office:value="20.504366000000001" table:style-name="ce1">
            <text:p>20.504366</text:p>
          </table:table-cell>
          <table:table-cell office:value-type="float" office:value="44.718376999999997" table:style-name="ce1">
            <text:p>44.7183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3412" table:style-name="ce1">
            <text:p>1203412</text:p>
          </table:table-cell>
          <table:table-cell office:value-type="string" table:style-name="ce1">
            <text:p>03.01.2018,02:00</text:p>
          </table:table-cell>
          <table:table-cell office:value-type="float" office:value="20.495550000000001" table:style-name="ce1">
            <text:p>20.49555</text:p>
          </table:table-cell>
          <table:table-cell office:value-type="float" office:value="44.778599999999997" table:style-name="ce1">
            <text:p>44.77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608" table:style-name="ce1">
            <text:p>1205608</text:p>
          </table:table-cell>
          <table:table-cell office:value-type="string" table:style-name="ce1">
            <text:p>03.01.2018,17:15</text:p>
          </table:table-cell>
          <table:table-cell office:value-type="float" office:value="20.390650000000001" table:style-name="ce1">
            <text:p>20.39065</text:p>
          </table:table-cell>
          <table:table-cell office:value-type="float" office:value="44.826810000000002" table:style-name="ce1">
            <text:p>44.826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6975" table:style-name="ce1">
            <text:p>1206975</text:p>
          </table:table-cell>
          <table:table-cell office:value-type="string" table:style-name="ce1">
            <text:p>03.01.2018,20:40</text:p>
          </table:table-cell>
          <table:table-cell office:value-type="float" office:value="20.466183999999998" table:style-name="ce1">
            <text:p>20.466184</text:p>
          </table:table-cell>
          <table:table-cell office:value-type="float" office:value="44.802019000000001" table:style-name="ce1">
            <text:p>44.8020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516" table:style-name="ce1">
            <text:p>1205516</text:p>
          </table:table-cell>
          <table:table-cell office:value-type="string" table:style-name="ce1">
            <text:p>03.01.2018,11:35</text:p>
          </table:table-cell>
          <table:table-cell office:value-type="float" office:value="20.472275" table:style-name="ce1">
            <text:p>20.472275</text:p>
          </table:table-cell>
          <table:table-cell office:value-type="float" office:value="44.786076000000001" table:style-name="ce1">
            <text:p>44.78607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04143" table:style-name="ce1">
            <text:p>1204143</text:p>
          </table:table-cell>
          <table:table-cell office:value-type="string" table:style-name="ce1">
            <text:p>03.01.2018,06:25</text:p>
          </table:table-cell>
          <table:table-cell office:value-type="float" office:value="20.246566000000001" table:style-name="ce1">
            <text:p>20.246566</text:p>
          </table:table-cell>
          <table:table-cell office:value-type="float" office:value="44.925592999999999" table:style-name="ce1">
            <text:p>44.9255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04144" table:style-name="ce1">
            <text:p>1204144</text:p>
          </table:table-cell>
          <table:table-cell office:value-type="string" table:style-name="ce1">
            <text:p>03.01.2018,07:50</text:p>
          </table:table-cell>
          <table:table-cell office:value-type="float" office:value="20.473089999999999" table:style-name="ce1">
            <text:p>20.47309</text:p>
          </table:table-cell>
          <table:table-cell office:value-type="float" office:value="44.790019999999998" table:style-name="ce1">
            <text:p>44.790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3813" table:style-name="ce1">
            <text:p>1203813</text:p>
          </table:table-cell>
          <table:table-cell office:value-type="string" table:style-name="ce1">
            <text:p>03.01.2018,22:50</text:p>
          </table:table-cell>
          <table:table-cell office:value-type="float" office:value="20.500509999999998" table:style-name="ce1">
            <text:p>20.50051</text:p>
          </table:table-cell>
          <table:table-cell office:value-type="float" office:value="44.800199999999997" table:style-name="ce1">
            <text:p>44.80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151" table:style-name="ce1">
            <text:p>1204151</text:p>
          </table:table-cell>
          <table:table-cell office:value-type="string" table:style-name="ce1">
            <text:p>03.01.2018,22:35</text:p>
          </table:table-cell>
          <table:table-cell office:value-type="float" office:value="20.409089999999999" table:style-name="ce1">
            <text:p>20.40909</text:p>
          </table:table-cell>
          <table:table-cell office:value-type="float" office:value="44.819519999999997" table:style-name="ce1">
            <text:p>44.81952</text:p>
          </table:table-cell>
          <table:table-cell office:value-type="string" table:style-name="ce1">
            <text:p>Sa poginul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na kolovozu</text:p>
          </table:table-cell>
          <table:table-cell table:number-columns-repeated="16377"/>
        </table:table-row>
        <table:table-row table:style-name="ro1">
          <table:table-cell office:value-type="float" office:value="1205032" table:style-name="ce1">
            <text:p>1205032</text:p>
          </table:table-cell>
          <table:table-cell office:value-type="string" table:style-name="ce1">
            <text:p>03.01.2018,21:30</text:p>
          </table:table-cell>
          <table:table-cell office:value-type="float" office:value="20.406690000000001" table:style-name="ce1">
            <text:p>20.40669</text:p>
          </table:table-cell>
          <table:table-cell office:value-type="float" office:value="44.775010000000002" table:style-name="ce1">
            <text:p>44.7750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3962" table:style-name="ce1">
            <text:p>1203962</text:p>
          </table:table-cell>
          <table:table-cell office:value-type="string" table:style-name="ce1">
            <text:p>03.01.2018,14:45</text:p>
          </table:table-cell>
          <table:table-cell office:value-type="float" office:value="20.597200999999998" table:style-name="ce1">
            <text:p>20.597201</text:p>
          </table:table-cell>
          <table:table-cell office:value-type="float" office:value="44.868335000000002" table:style-name="ce1">
            <text:p>44.86833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kreće duž kolovoza ili stoji na kolovozu</text:p>
          </table:table-cell>
          <table:table-cell table:number-columns-repeated="16377"/>
        </table:table-row>
        <table:table-row table:style-name="ro1">
          <table:table-cell office:value-type="float" office:value="1204139" table:style-name="ce1">
            <text:p>1204139</text:p>
          </table:table-cell>
          <table:table-cell office:value-type="string" table:style-name="ce1">
            <text:p>03.01.2018,12:50</text:p>
          </table:table-cell>
          <table:table-cell office:value-type="float" office:value="20.42482" table:style-name="ce1">
            <text:p>20.42482</text:p>
          </table:table-cell>
          <table:table-cell office:value-type="float" office:value="44.727490000000003" table:style-name="ce1">
            <text:p>44.727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3790" table:style-name="ce1">
            <text:p>1203790</text:p>
          </table:table-cell>
          <table:table-cell office:value-type="string" table:style-name="ce1">
            <text:p>03.01.2018,14:50</text:p>
          </table:table-cell>
          <table:table-cell office:value-type="float" office:value="20.242170000000002" table:style-name="ce1">
            <text:p>20.24217</text:p>
          </table:table-cell>
          <table:table-cell office:value-type="float" office:value="44.648699999999998" table:style-name="ce1">
            <text:p>44.64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različitim putevima uz skretanje</text:p>
          </table:table-cell>
          <table:table-cell table:number-columns-repeated="16377"/>
        </table:table-row>
        <table:table-row table:style-name="ro1">
          <table:table-cell office:value-type="float" office:value="1205029" table:style-name="ce1">
            <text:p>1205029</text:p>
          </table:table-cell>
          <table:table-cell office:value-type="string" table:style-name="ce1">
            <text:p>03.01.2018,18:00</text:p>
          </table:table-cell>
          <table:table-cell office:value-type="float" office:value="20.48019" table:style-name="ce1">
            <text:p>20.48019</text:p>
          </table:table-cell>
          <table:table-cell office:value-type="float" office:value="44.761029999999998" table:style-name="ce1">
            <text:p>44.7610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3713" table:style-name="ce1">
            <text:p>1203713</text:p>
          </table:table-cell>
          <table:table-cell office:value-type="string" table:style-name="ce1">
            <text:p>03.01.2018,05:20</text:p>
          </table:table-cell>
          <table:table-cell office:value-type="float" office:value="20.30556" table:style-name="ce1">
            <text:p>20.30556</text:p>
          </table:table-cell>
          <table:table-cell office:value-type="float" office:value="44.681640000000002" table:style-name="ce1">
            <text:p>44.6816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04022" table:style-name="ce1">
            <text:p>1204022</text:p>
          </table:table-cell>
          <table:table-cell office:value-type="string" table:style-name="ce1">
            <text:p>03.01.2018,20:10</text:p>
          </table:table-cell>
          <table:table-cell office:value-type="float" office:value="20.475770000000001" table:style-name="ce1">
            <text:p>20.47577</text:p>
          </table:table-cell>
          <table:table-cell office:value-type="float" office:value="44.801360000000003" table:style-name="ce1">
            <text:p>44.8013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preko kolovoza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03584" table:style-name="ce1">
            <text:p>1203584</text:p>
          </table:table-cell>
          <table:table-cell office:value-type="string" table:style-name="ce1">
            <text:p>03.01.2018,17:07</text:p>
          </table:table-cell>
          <table:table-cell office:value-type="float" office:value="20.524263999999999" table:style-name="ce1">
            <text:p>20.524264</text:p>
          </table:table-cell>
          <table:table-cell office:value-type="float" office:value="44.792931000000003" table:style-name="ce1">
            <text:p>44.7929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3923" table:style-name="ce1">
            <text:p>1203923</text:p>
          </table:table-cell>
          <table:table-cell office:value-type="string" table:style-name="ce1">
            <text:p>04.01.2018,11:30</text:p>
          </table:table-cell>
          <table:table-cell office:value-type="float" office:value="20.517323999999999" table:style-name="ce1">
            <text:p>20.517324</text:p>
          </table:table-cell>
          <table:table-cell office:value-type="float" office:value="44.716785000000002" table:style-name="ce1">
            <text:p>44.7167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4578" table:style-name="ce1">
            <text:p>1204578</text:p>
          </table:table-cell>
          <table:table-cell office:value-type="string" table:style-name="ce1">
            <text:p>04.01.2018,13:15</text:p>
          </table:table-cell>
          <table:table-cell office:value-type="float" office:value="20.715986000000001" table:style-name="ce1">
            <text:p>20.715986</text:p>
          </table:table-cell>
          <table:table-cell office:value-type="float" office:value="44.671948999999998" table:style-name="ce1">
            <text:p>44.67194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sa skretanjem vozila udesno, u raskrsnici</text:p>
          </table:table-cell>
          <table:table-cell table:number-columns-repeated="16377"/>
        </table:table-row>
        <table:table-row table:style-name="ro1">
          <table:table-cell office:value-type="float" office:value="1205424" table:style-name="ce1">
            <text:p>1205424</text:p>
          </table:table-cell>
          <table:table-cell office:value-type="string" table:style-name="ce1">
            <text:p>04.01.2018,08:15</text:p>
          </table:table-cell>
          <table:table-cell office:value-type="float" office:value="20.494620999999999" table:style-name="ce1">
            <text:p>20.494621</text:p>
          </table:table-cell>
          <table:table-cell office:value-type="float" office:value="44.763522999999999" table:style-name="ce1">
            <text:p>44.7635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3966" table:style-name="ce1">
            <text:p>1203966</text:p>
          </table:table-cell>
          <table:table-cell office:value-type="string" table:style-name="ce1">
            <text:p>04.01.2018,17:30</text:p>
          </table:table-cell>
          <table:table-cell office:value-type="float" office:value="20.457039999999999" table:style-name="ce1">
            <text:p>20.45704</text:p>
          </table:table-cell>
          <table:table-cell office:value-type="float" office:value="44.887099999999997" table:style-name="ce1">
            <text:p>44.88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uz skretanje – nepoznato</text:p>
          </table:table-cell>
          <table:table-cell table:number-columns-repeated="16377"/>
        </table:table-row>
        <table:table-row table:style-name="ro1">
          <table:table-cell office:value-type="float" office:value="1203967" table:style-name="ce1">
            <text:p>1203967</text:p>
          </table:table-cell>
          <table:table-cell office:value-type="string" table:style-name="ce1">
            <text:p>04.01.2018,21:55</text:p>
          </table:table-cell>
          <table:table-cell office:value-type="float" office:value="20.516860000000001" table:style-name="ce1">
            <text:p>20.51686</text:p>
          </table:table-cell>
          <table:table-cell office:value-type="float" office:value="44.783560000000001" table:style-name="ce1">
            <text:p>44.783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825" table:style-name="ce1">
            <text:p>1205825</text:p>
          </table:table-cell>
          <table:table-cell office:value-type="string" table:style-name="ce1">
            <text:p>04.01.2018,08:15</text:p>
          </table:table-cell>
          <table:table-cell office:value-type="float" office:value="20.386804000000001" table:style-name="ce1">
            <text:p>20.386804</text:p>
          </table:table-cell>
          <table:table-cell office:value-type="float" office:value="44.759813000000001" table:style-name="ce1">
            <text:p>44.7598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827" table:style-name="ce1">
            <text:p>1205827</text:p>
          </table:table-cell>
          <table:table-cell office:value-type="string" table:style-name="ce1">
            <text:p>04.01.2018,13:00</text:p>
          </table:table-cell>
          <table:table-cell office:value-type="float" office:value="20.416934999999999" table:style-name="ce1">
            <text:p>20.416935</text:p>
          </table:table-cell>
          <table:table-cell office:value-type="float" office:value="44.834491999999997" table:style-name="ce1">
            <text:p>44.8344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3959" table:style-name="ce1">
            <text:p>1203959</text:p>
          </table:table-cell>
          <table:table-cell office:value-type="string" table:style-name="ce1">
            <text:p>04.01.2018,21:20</text:p>
          </table:table-cell>
          <table:table-cell office:value-type="float" office:value="20.456869999999999" table:style-name="ce1">
            <text:p>20.45687</text:p>
          </table:table-cell>
          <table:table-cell office:value-type="float" office:value="44.748249999999999" table:style-name="ce1">
            <text:p>44.7482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080" table:style-name="ce1">
            <text:p>1205080</text:p>
          </table:table-cell>
          <table:table-cell office:value-type="string" table:style-name="ce1">
            <text:p>04.01.2018,13:50</text:p>
          </table:table-cell>
          <table:table-cell office:value-type="float" office:value="20.692689999999999" table:style-name="ce1">
            <text:p>20.69269</text:p>
          </table:table-cell>
          <table:table-cell office:value-type="float" office:value="44.440809999999999" table:style-name="ce1">
            <text:p>44.4408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preko kolovoz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4136" table:style-name="ce1">
            <text:p>1204136</text:p>
          </table:table-cell>
          <table:table-cell office:value-type="string" table:style-name="ce1">
            <text:p>04.01.2018,11:45</text:p>
          </table:table-cell>
          <table:table-cell office:value-type="float" office:value="20.371690000000001" table:style-name="ce1">
            <text:p>20.37169</text:p>
          </table:table-cell>
          <table:table-cell office:value-type="float" office:value="44.816630000000004" table:style-name="ce1">
            <text:p>44.816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178" table:style-name="ce1">
            <text:p>1204178</text:p>
          </table:table-cell>
          <table:table-cell office:value-type="string" table:style-name="ce1">
            <text:p>04.01.2018,16:30</text:p>
          </table:table-cell>
          <table:table-cell office:value-type="float" office:value="20.476109999999998" table:style-name="ce1">
            <text:p>20.47611</text:p>
          </table:table-cell>
          <table:table-cell office:value-type="float" office:value="44.787939999999999" table:style-name="ce1">
            <text:p>44.787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4046" table:style-name="ce1">
            <text:p>1204046</text:p>
          </table:table-cell>
          <table:table-cell office:value-type="string" table:style-name="ce1">
            <text:p>04.01.2018,16:30</text:p>
          </table:table-cell>
          <table:table-cell office:value-type="float" office:value="20.398102999999999" table:style-name="ce1">
            <text:p>20.398103</text:p>
          </table:table-cell>
          <table:table-cell office:value-type="float" office:value="44.826521999999997" table:style-name="ce1">
            <text:p>44.8265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3876" table:style-name="ce1">
            <text:p>1203876</text:p>
          </table:table-cell>
          <table:table-cell office:value-type="string" table:style-name="ce1">
            <text:p>04.01.2018,13:20</text:p>
          </table:table-cell>
          <table:table-cell office:value-type="float" office:value="20.399190000000001" table:style-name="ce1">
            <text:p>20.39919</text:p>
          </table:table-cell>
          <table:table-cell office:value-type="float" office:value="44.812139999999999" table:style-name="ce1">
            <text:p>44.812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3971" table:style-name="ce1">
            <text:p>1203971</text:p>
          </table:table-cell>
          <table:table-cell office:value-type="string" table:style-name="ce1">
            <text:p>04.01.2018,19:30</text:p>
          </table:table-cell>
          <table:table-cell office:value-type="float" office:value="20.49175" table:style-name="ce1">
            <text:p>20.49175</text:p>
          </table:table-cell>
          <table:table-cell office:value-type="float" office:value="44.798490000000001" table:style-name="ce1">
            <text:p>44.798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3971" table:style-name="ce1">
            <text:p>1203971</text:p>
          </table:table-cell>
          <table:table-cell office:value-type="string" table:style-name="ce1">
            <text:p>04.01.2018,19:30</text:p>
          </table:table-cell>
          <table:table-cell office:value-type="float" office:value="20.49175" table:style-name="ce1">
            <text:p>20.49175</text:p>
          </table:table-cell>
          <table:table-cell office:value-type="float" office:value="44.798490000000001" table:style-name="ce1">
            <text:p>44.798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03973" table:style-name="ce1">
            <text:p>1203973</text:p>
          </table:table-cell>
          <table:table-cell office:value-type="string" table:style-name="ce1">
            <text:p>04.01.2018,22:00</text:p>
          </table:table-cell>
          <table:table-cell office:value-type="float" office:value="20.535451999999999" table:style-name="ce1">
            <text:p>20.535452</text:p>
          </table:table-cell>
          <table:table-cell office:value-type="float" office:value="44.795253000000002" table:style-name="ce1">
            <text:p>44.79525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3975" table:style-name="ce1">
            <text:p>1203975</text:p>
          </table:table-cell>
          <table:table-cell office:value-type="string" table:style-name="ce1">
            <text:p>04.01.2018,22:25</text:p>
          </table:table-cell>
          <table:table-cell office:value-type="float" office:value="20.463519999999999" table:style-name="ce1">
            <text:p>20.46352</text:p>
          </table:table-cell>
          <table:table-cell office:value-type="float" office:value="44.816650000000003" table:style-name="ce1">
            <text:p>44.816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058" table:style-name="ce1">
            <text:p>1204058</text:p>
          </table:table-cell>
          <table:table-cell office:value-type="string" table:style-name="ce1">
            <text:p>04.01.2018,12:25</text:p>
          </table:table-cell>
          <table:table-cell office:value-type="float" office:value="20.464047000000001" table:style-name="ce1">
            <text:p>20.464047</text:p>
          </table:table-cell>
          <table:table-cell office:value-type="float" office:value="44.801735000000001" table:style-name="ce1">
            <text:p>44.80173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učešćem najmanje dva vozila bez skretanja (bez podataka o smeru)</text:p>
          </table:table-cell>
          <table:table-cell table:number-columns-repeated="16377"/>
        </table:table-row>
        <table:table-row table:style-name="ro1">
          <table:table-cell office:value-type="float" office:value="1204059" table:style-name="ce1">
            <text:p>1204059</text:p>
          </table:table-cell>
          <table:table-cell office:value-type="string" table:style-name="ce1">
            <text:p>04.01.2018,15:15</text:p>
          </table:table-cell>
          <table:table-cell office:value-type="float" office:value="20.467393000000001" table:style-name="ce1">
            <text:p>20.467393</text:p>
          </table:table-cell>
          <table:table-cell office:value-type="float" office:value="44.877488" table:style-name="ce1">
            <text:p>44.8774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različitim putevima uz skretanje</text:p>
          </table:table-cell>
          <table:table-cell table:number-columns-repeated="16377"/>
        </table:table-row>
        <table:table-row table:style-name="ro1">
          <table:table-cell office:value-type="float" office:value="1204067" table:style-name="ce1">
            <text:p>1204067</text:p>
          </table:table-cell>
          <table:table-cell office:value-type="string" table:style-name="ce1">
            <text:p>04.01.2018,14:15</text:p>
          </table:table-cell>
          <table:table-cell office:value-type="float" office:value="20.402488000000002" table:style-name="ce1">
            <text:p>20.402488</text:p>
          </table:table-cell>
          <table:table-cell office:value-type="float" office:value="44.811145000000003" table:style-name="ce1">
            <text:p>44.8111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195" table:style-name="ce1">
            <text:p>1204195</text:p>
          </table:table-cell>
          <table:table-cell office:value-type="string" table:style-name="ce1">
            <text:p>04.01.2018,13:45</text:p>
          </table:table-cell>
          <table:table-cell office:value-type="float" office:value="20.380918000000001" table:style-name="ce1">
            <text:p>20.380918</text:p>
          </table:table-cell>
          <table:table-cell office:value-type="float" office:value="44.631948999999999" table:style-name="ce1">
            <text:p>44.63194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531" table:style-name="ce1">
            <text:p>1205531</text:p>
          </table:table-cell>
          <table:table-cell office:value-type="string" table:style-name="ce1">
            <text:p>04.01.2018,17:20</text:p>
          </table:table-cell>
          <table:table-cell office:value-type="float" office:value="20.396730000000002" table:style-name="ce1">
            <text:p>20.39673</text:p>
          </table:table-cell>
          <table:table-cell office:value-type="float" office:value="44.826819999999998" table:style-name="ce1">
            <text:p>44.8268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4013" table:style-name="ce1">
            <text:p>1204013</text:p>
          </table:table-cell>
          <table:table-cell office:value-type="string" table:style-name="ce1">
            <text:p>04.01.2018,10:10</text:p>
          </table:table-cell>
          <table:table-cell office:value-type="float" office:value="20.487974000000001" table:style-name="ce1">
            <text:p>20.487974</text:p>
          </table:table-cell>
          <table:table-cell office:value-type="float" office:value="44.803485000000002" table:style-name="ce1">
            <text:p>44.80348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ili se kreće, sa kretanjem vozila unazad</text:p>
          </table:table-cell>
          <table:table-cell table:number-columns-repeated="16377"/>
        </table:table-row>
        <table:table-row table:style-name="ro1">
          <table:table-cell office:value-type="float" office:value="1203960" table:style-name="ce1">
            <text:p>1203960</text:p>
          </table:table-cell>
          <table:table-cell office:value-type="string" table:style-name="ce1">
            <text:p>04.01.2018,20:45</text:p>
          </table:table-cell>
          <table:table-cell office:value-type="float" office:value="20.43535" table:style-name="ce1">
            <text:p>20.43535</text:p>
          </table:table-cell>
          <table:table-cell office:value-type="float" office:value="44.772660000000002" table:style-name="ce1">
            <text:p>44.7726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04014" table:style-name="ce1">
            <text:p>1204014</text:p>
          </table:table-cell>
          <table:table-cell office:value-type="string" table:style-name="ce1">
            <text:p>04.01.2018,15:45</text:p>
          </table:table-cell>
          <table:table-cell office:value-type="float" office:value="20.450130000000001" table:style-name="ce1">
            <text:p>20.45013</text:p>
          </table:table-cell>
          <table:table-cell office:value-type="float" office:value="44.798290999999999" table:style-name="ce1">
            <text:p>44.7982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3964" table:style-name="ce1">
            <text:p>1203964</text:p>
          </table:table-cell>
          <table:table-cell office:value-type="string" table:style-name="ce1">
            <text:p>04.01.2018,18:15</text:p>
          </table:table-cell>
          <table:table-cell office:value-type="float" office:value="20.404070000000001" table:style-name="ce1">
            <text:p>20.40407</text:p>
          </table:table-cell>
          <table:table-cell office:value-type="float" office:value="44.830280000000002" table:style-name="ce1">
            <text:p>44.830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03970" table:style-name="ce1">
            <text:p>1203970</text:p>
          </table:table-cell>
          <table:table-cell office:value-type="string" table:style-name="ce1">
            <text:p>04.01.2018,16:30</text:p>
          </table:table-cell>
          <table:table-cell office:value-type="float" office:value="20.385100000000001" table:style-name="ce1">
            <text:p>20.3851</text:p>
          </table:table-cell>
          <table:table-cell office:value-type="float" office:value="44.682040000000001" table:style-name="ce1">
            <text:p>44.682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089" table:style-name="ce1">
            <text:p>1205089</text:p>
          </table:table-cell>
          <table:table-cell office:value-type="string" table:style-name="ce1">
            <text:p>04.01.2018,07:55</text:p>
          </table:table-cell>
          <table:table-cell office:value-type="float" office:value="20.479019999999998" table:style-name="ce1">
            <text:p>20.47902</text:p>
          </table:table-cell>
          <table:table-cell office:value-type="float" office:value="44.811129999999999" table:style-name="ce1">
            <text:p>44.8111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541" table:style-name="ce1">
            <text:p>1205541</text:p>
          </table:table-cell>
          <table:table-cell office:value-type="string" table:style-name="ce1">
            <text:p>04.01.2018,23:45</text:p>
          </table:table-cell>
          <table:table-cell office:value-type="float" office:value="20.38064" table:style-name="ce1">
            <text:p>20.38064</text:p>
          </table:table-cell>
          <table:table-cell office:value-type="float" office:value="44.813830000000003" table:style-name="ce1">
            <text:p>44.8138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3978" table:style-name="ce1">
            <text:p>1203978</text:p>
          </table:table-cell>
          <table:table-cell office:value-type="string" table:style-name="ce1">
            <text:p>04.01.2018,21:30</text:p>
          </table:table-cell>
          <table:table-cell office:value-type="float" office:value="20.309640000000002" table:style-name="ce1">
            <text:p>20.30964</text:p>
          </table:table-cell>
          <table:table-cell office:value-type="float" office:value="44.7181" table:style-name="ce1">
            <text:p>44.71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446" table:style-name="ce1">
            <text:p>1204446</text:p>
          </table:table-cell>
          <table:table-cell office:value-type="string" table:style-name="ce1">
            <text:p>04.01.2018,21:45</text:p>
          </table:table-cell>
          <table:table-cell office:value-type="float" office:value="20.47953" table:style-name="ce1">
            <text:p>20.47953</text:p>
          </table:table-cell>
          <table:table-cell office:value-type="float" office:value="44.811059999999998" table:style-name="ce1">
            <text:p>44.811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4169" table:style-name="ce1">
            <text:p>1204169</text:p>
          </table:table-cell>
          <table:table-cell office:value-type="string" table:style-name="ce1">
            <text:p>04.01.2018,09:30</text:p>
          </table:table-cell>
          <table:table-cell office:value-type="float" office:value="20.40822" table:style-name="ce1">
            <text:p>20.40822</text:p>
          </table:table-cell>
          <table:table-cell office:value-type="float" office:value="44.84346" table:style-name="ce1">
            <text:p>44.843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173" table:style-name="ce1">
            <text:p>1204173</text:p>
          </table:table-cell>
          <table:table-cell office:value-type="string" table:style-name="ce1">
            <text:p>04.01.2018,15:00</text:p>
          </table:table-cell>
          <table:table-cell office:value-type="float" office:value="20.46537" table:style-name="ce1">
            <text:p>20.46537</text:p>
          </table:table-cell>
          <table:table-cell office:value-type="float" office:value="44.797379999999997" table:style-name="ce1">
            <text:p>44.797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04174" table:style-name="ce1">
            <text:p>1204174</text:p>
          </table:table-cell>
          <table:table-cell office:value-type="string" table:style-name="ce1">
            <text:p>04.01.2018,16:30</text:p>
          </table:table-cell>
          <table:table-cell office:value-type="float" office:value="20.502050000000001" table:style-name="ce1">
            <text:p>20.50205</text:p>
          </table:table-cell>
          <table:table-cell office:value-type="float" office:value="44.78105" table:style-name="ce1">
            <text:p>44.781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3880" table:style-name="ce1">
            <text:p>1203880</text:p>
          </table:table-cell>
          <table:table-cell office:value-type="string" table:style-name="ce1">
            <text:p>04.01.2018,08:45</text:p>
          </table:table-cell>
          <table:table-cell office:value-type="float" office:value="20.457270000000001" table:style-name="ce1">
            <text:p>20.45727</text:p>
          </table:table-cell>
          <table:table-cell office:value-type="float" office:value="44.805320000000002" table:style-name="ce1">
            <text:p>44.805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3901" table:style-name="ce1">
            <text:p>1203901</text:p>
          </table:table-cell>
          <table:table-cell office:value-type="string" table:style-name="ce1">
            <text:p>04.01.2018,09:30</text:p>
          </table:table-cell>
          <table:table-cell office:value-type="float" office:value="20.347878000000001" table:style-name="ce1">
            <text:p>20.347878</text:p>
          </table:table-cell>
          <table:table-cell office:value-type="float" office:value="44.852701000000003" table:style-name="ce1">
            <text:p>44.8527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03854" table:style-name="ce1">
            <text:p>1203854</text:p>
          </table:table-cell>
          <table:table-cell office:value-type="string" table:style-name="ce1">
            <text:p>04.01.2018,07:00</text:p>
          </table:table-cell>
          <table:table-cell office:value-type="float" office:value="20.517216999999999" table:style-name="ce1">
            <text:p>20.517217</text:p>
          </table:table-cell>
          <table:table-cell office:value-type="float" office:value="44.784672" table:style-name="ce1">
            <text:p>44.7846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3891" table:style-name="ce1">
            <text:p>1203891</text:p>
          </table:table-cell>
          <table:table-cell office:value-type="string" table:style-name="ce1">
            <text:p>04.01.2018,10:25</text:p>
          </table:table-cell>
          <table:table-cell office:value-type="float" office:value="20.427389999999999" table:style-name="ce1">
            <text:p>20.42739</text:p>
          </table:table-cell>
          <table:table-cell office:value-type="float" office:value="44.813630000000003" table:style-name="ce1">
            <text:p>44.8136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479" table:style-name="ce1">
            <text:p>1205479</text:p>
          </table:table-cell>
          <table:table-cell office:value-type="string" table:style-name="ce1">
            <text:p>04.01.2018,01:00</text:p>
          </table:table-cell>
          <table:table-cell office:value-type="float" office:value="20.518350000000002" table:style-name="ce1">
            <text:p>20.51835</text:p>
          </table:table-cell>
          <table:table-cell office:value-type="float" office:value="44.847790000000003" table:style-name="ce1">
            <text:p>44.8477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039" table:style-name="ce1">
            <text:p>1204039</text:p>
          </table:table-cell>
          <table:table-cell office:value-type="string" table:style-name="ce1">
            <text:p>04.01.2018,14:00</text:p>
          </table:table-cell>
          <table:table-cell office:value-type="float" office:value="20.456523000000001" table:style-name="ce1">
            <text:p>20.456523</text:p>
          </table:table-cell>
          <table:table-cell office:value-type="float" office:value="44.800119000000002" table:style-name="ce1">
            <text:p>44.80011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ili se kreće, sa kretanjem vozila unazad</text:p>
          </table:table-cell>
          <table:table-cell table:number-columns-repeated="16377"/>
        </table:table-row>
        <table:table-row table:style-name="ro1">
          <table:table-cell office:value-type="float" office:value="1204911" table:style-name="ce1">
            <text:p>1204911</text:p>
          </table:table-cell>
          <table:table-cell office:value-type="string" table:style-name="ce1">
            <text:p>04.01.2018,13:30</text:p>
          </table:table-cell>
          <table:table-cell office:value-type="float" office:value="20.474640000000001" table:style-name="ce1">
            <text:p>20.47464</text:p>
          </table:table-cell>
          <table:table-cell office:value-type="float" office:value="44.805880000000002" table:style-name="ce1">
            <text:p>44.805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736" table:style-name="ce1">
            <text:p>1205736</text:p>
          </table:table-cell>
          <table:table-cell office:value-type="string" table:style-name="ce1">
            <text:p>04.01.2018,10:00</text:p>
          </table:table-cell>
          <table:table-cell office:value-type="float" office:value="20.4605" table:style-name="ce1">
            <text:p>20.4605</text:p>
          </table:table-cell>
          <table:table-cell office:value-type="float" office:value="44.816999000000003" table:style-name="ce1">
            <text:p>44.8169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5758" table:style-name="ce1">
            <text:p>1205758</text:p>
          </table:table-cell>
          <table:table-cell office:value-type="string" table:style-name="ce1">
            <text:p>04.01.2018,07:20</text:p>
          </table:table-cell>
          <table:table-cell office:value-type="float" office:value="20.419910000000002" table:style-name="ce1">
            <text:p>20.41991</text:p>
          </table:table-cell>
          <table:table-cell office:value-type="float" office:value="44.776179999999997" table:style-name="ce1">
            <text:p>44.776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3449" table:style-name="ce1">
            <text:p>1203449</text:p>
          </table:table-cell>
          <table:table-cell office:value-type="string" table:style-name="ce1">
            <text:p>04.01.2018,14:45</text:p>
          </table:table-cell>
          <table:table-cell office:value-type="float" office:value="20.456986000000001" table:style-name="ce1">
            <text:p>20.456986</text:p>
          </table:table-cell>
          <table:table-cell office:value-type="float" office:value="44.795335999999999" table:style-name="ce1">
            <text:p>44.7953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3929" table:style-name="ce1">
            <text:p>1203929</text:p>
          </table:table-cell>
          <table:table-cell office:value-type="string" table:style-name="ce1">
            <text:p>04.01.2018,11:40</text:p>
          </table:table-cell>
          <table:table-cell office:value-type="float" office:value="20.422809999999998" table:style-name="ce1">
            <text:p>20.42281</text:p>
          </table:table-cell>
          <table:table-cell office:value-type="float" office:value="44.740600000000001" table:style-name="ce1">
            <text:p>44.74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048" table:style-name="ce1">
            <text:p>1204048</text:p>
          </table:table-cell>
          <table:table-cell office:value-type="string" table:style-name="ce1">
            <text:p>05.01.2018,21:00</text:p>
          </table:table-cell>
          <table:table-cell office:value-type="float" office:value="20.41865" table:style-name="ce1">
            <text:p>20.41865</text:p>
          </table:table-cell>
          <table:table-cell office:value-type="float" office:value="44.803669999999997" table:style-name="ce1">
            <text:p>44.803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3985" table:style-name="ce1">
            <text:p>1203985</text:p>
          </table:table-cell>
          <table:table-cell office:value-type="string" table:style-name="ce1">
            <text:p>05.01.2018,10:00</text:p>
          </table:table-cell>
          <table:table-cell office:value-type="float" office:value="20.458380999999999" table:style-name="ce1">
            <text:p>20.458381</text:p>
          </table:table-cell>
          <table:table-cell office:value-type="float" office:value="44.777256000000001" table:style-name="ce1">
            <text:p>44.7772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009" table:style-name="ce1">
            <text:p>1204009</text:p>
          </table:table-cell>
          <table:table-cell office:value-type="string" table:style-name="ce1">
            <text:p>05.01.2018,14:50</text:p>
          </table:table-cell>
          <table:table-cell office:value-type="float" office:value="20.414401000000002" table:style-name="ce1">
            <text:p>20.414401</text:p>
          </table:table-cell>
          <table:table-cell office:value-type="float" office:value="44.761279999999999" table:style-name="ce1">
            <text:p>44.761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4011" table:style-name="ce1">
            <text:p>1204011</text:p>
          </table:table-cell>
          <table:table-cell office:value-type="string" table:style-name="ce1">
            <text:p>05.01.2018,15:40</text:p>
          </table:table-cell>
          <table:table-cell office:value-type="float" office:value="20.282098000000001" table:style-name="ce1">
            <text:p>20.282098</text:p>
          </table:table-cell>
          <table:table-cell office:value-type="float" office:value="44.901767999999997" table:style-name="ce1">
            <text:p>44.9017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4243" table:style-name="ce1">
            <text:p>1204243</text:p>
          </table:table-cell>
          <table:table-cell office:value-type="string" table:style-name="ce1">
            <text:p>05.01.2018,16:20</text:p>
          </table:table-cell>
          <table:table-cell office:value-type="float" office:value="20.427119999999999" table:style-name="ce1">
            <text:p>20.42712</text:p>
          </table:table-cell>
          <table:table-cell office:value-type="float" office:value="44.790779999999998" table:style-name="ce1">
            <text:p>44.790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04006" table:style-name="ce1">
            <text:p>1204006</text:p>
          </table:table-cell>
          <table:table-cell office:value-type="string" table:style-name="ce1">
            <text:p>05.01.2018,10:30</text:p>
          </table:table-cell>
          <table:table-cell office:value-type="float" office:value="20.430779999999999" table:style-name="ce1">
            <text:p>20.43078</text:p>
          </table:table-cell>
          <table:table-cell office:value-type="float" office:value="44.812089999999998" table:style-name="ce1">
            <text:p>44.812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038" table:style-name="ce1">
            <text:p>1204038</text:p>
          </table:table-cell>
          <table:table-cell office:value-type="string" table:style-name="ce1">
            <text:p>05.01.2018,13:45</text:p>
          </table:table-cell>
          <table:table-cell office:value-type="float" office:value="20.484089999999998" table:style-name="ce1">
            <text:p>20.48409</text:p>
          </table:table-cell>
          <table:table-cell office:value-type="float" office:value="44.817590000000003" table:style-name="ce1">
            <text:p>44.8175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5391" table:style-name="ce1">
            <text:p>1205391</text:p>
          </table:table-cell>
          <table:table-cell office:value-type="string" table:style-name="ce1">
            <text:p>05.01.2018,17:20</text:p>
          </table:table-cell>
          <table:table-cell office:value-type="float" office:value="20.490254" table:style-name="ce1">
            <text:p>20.490254</text:p>
          </table:table-cell>
          <table:table-cell office:value-type="float" office:value="44.846249" table:style-name="ce1">
            <text:p>44.8462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005" table:style-name="ce1">
            <text:p>1204005</text:p>
          </table:table-cell>
          <table:table-cell office:value-type="string" table:style-name="ce1">
            <text:p>05.01.2018,11:00</text:p>
          </table:table-cell>
          <table:table-cell office:value-type="float" office:value="20.475501999999999" table:style-name="ce1">
            <text:p>20.475502</text:p>
          </table:table-cell>
          <table:table-cell office:value-type="float" office:value="44.814414999999997" table:style-name="ce1">
            <text:p>44.8144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4050" table:style-name="ce1">
            <text:p>1204050</text:p>
          </table:table-cell>
          <table:table-cell office:value-type="string" table:style-name="ce1">
            <text:p>05.01.2018,12:00</text:p>
          </table:table-cell>
          <table:table-cell office:value-type="float" office:value="20.406448999999999" table:style-name="ce1">
            <text:p>20.406449</text:p>
          </table:table-cell>
          <table:table-cell office:value-type="float" office:value="44.822834999999998" table:style-name="ce1">
            <text:p>44.8228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947" table:style-name="ce1">
            <text:p>1204947</text:p>
          </table:table-cell>
          <table:table-cell office:value-type="string" table:style-name="ce1">
            <text:p>05.01.2018,13:30</text:p>
          </table:table-cell>
          <table:table-cell office:value-type="float" office:value="20.293811999999999" table:style-name="ce1">
            <text:p>20.293812</text:p>
          </table:table-cell>
          <table:table-cell office:value-type="float" office:value="44.516584999999999" table:style-name="ce1">
            <text:p>44.5165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061" table:style-name="ce1">
            <text:p>1204061</text:p>
          </table:table-cell>
          <table:table-cell office:value-type="string" table:style-name="ce1">
            <text:p>05.01.2018,21:00</text:p>
          </table:table-cell>
          <table:table-cell office:value-type="float" office:value="20.487314999999999" table:style-name="ce1">
            <text:p>20.487315</text:p>
          </table:table-cell>
          <table:table-cell office:value-type="float" office:value="44.798783" table:style-name="ce1">
            <text:p>44.7987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3998" table:style-name="ce1">
            <text:p>1203998</text:p>
          </table:table-cell>
          <table:table-cell office:value-type="string" table:style-name="ce1">
            <text:p>05.01.2018,07:30</text:p>
          </table:table-cell>
          <table:table-cell office:value-type="float" office:value="20.41638" table:style-name="ce1">
            <text:p>20.41638</text:p>
          </table:table-cell>
          <table:table-cell office:value-type="float" office:value="44.779820999999998" table:style-name="ce1">
            <text:p>44.7798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003" table:style-name="ce1">
            <text:p>1204003</text:p>
          </table:table-cell>
          <table:table-cell office:value-type="string" table:style-name="ce1">
            <text:p>05.01.2018,11:10</text:p>
          </table:table-cell>
          <table:table-cell office:value-type="float" office:value="20.474851999999998" table:style-name="ce1">
            <text:p>20.474852</text:p>
          </table:table-cell>
          <table:table-cell office:value-type="float" office:value="44.795124999999999" table:style-name="ce1">
            <text:p>44.7951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3976" table:style-name="ce1">
            <text:p>1203976</text:p>
          </table:table-cell>
          <table:table-cell office:value-type="string" table:style-name="ce1">
            <text:p>05.01.2018,03:00</text:p>
          </table:table-cell>
          <table:table-cell office:value-type="float" office:value="20.467929999999999" table:style-name="ce1">
            <text:p>20.46793</text:p>
          </table:table-cell>
          <table:table-cell office:value-type="float" office:value="44.791640000000001" table:style-name="ce1">
            <text:p>44.791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jednim vozilom u raskrsnici ili na petlji</text:p>
          </table:table-cell>
          <table:table-cell table:number-columns-repeated="16377"/>
        </table:table-row>
        <table:table-row table:style-name="ro1">
          <table:table-cell office:value-type="float" office:value="1204361" table:style-name="ce1">
            <text:p>1204361</text:p>
          </table:table-cell>
          <table:table-cell office:value-type="string" table:style-name="ce1">
            <text:p>05.01.2018,09:20</text:p>
          </table:table-cell>
          <table:table-cell office:value-type="float" office:value="20.520230999999999" table:style-name="ce1">
            <text:p>20.520231</text:p>
          </table:table-cell>
          <table:table-cell office:value-type="float" office:value="44.771638000000003" table:style-name="ce1">
            <text:p>44.7716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05299" table:style-name="ce1">
            <text:p>1205299</text:p>
          </table:table-cell>
          <table:table-cell office:value-type="string" table:style-name="ce1">
            <text:p>05.01.2018,10:00</text:p>
          </table:table-cell>
          <table:table-cell office:value-type="float" office:value="20.81615" table:style-name="ce1">
            <text:p>20.81615</text:p>
          </table:table-cell>
          <table:table-cell office:value-type="float" office:value="44.477780000000003" table:style-name="ce1">
            <text:p>44.4777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na kolovozu</text:p>
          </table:table-cell>
          <table:table-cell table:number-columns-repeated="16377"/>
        </table:table-row>
        <table:table-row table:style-name="ro1">
          <table:table-cell office:value-type="float" office:value="1203538" table:style-name="ce1">
            <text:p>1203538</text:p>
          </table:table-cell>
          <table:table-cell office:value-type="string" table:style-name="ce1">
            <text:p>05.01.2018,16:50</text:p>
          </table:table-cell>
          <table:table-cell office:value-type="float" office:value="20.482590999999999" table:style-name="ce1">
            <text:p>20.482591</text:p>
          </table:table-cell>
          <table:table-cell office:value-type="float" office:value="44.801625999999999" table:style-name="ce1">
            <text:p>44.8016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5761" table:style-name="ce1">
            <text:p>1205761</text:p>
          </table:table-cell>
          <table:table-cell office:value-type="string" table:style-name="ce1">
            <text:p>05.01.2018,08:00</text:p>
          </table:table-cell>
          <table:table-cell office:value-type="float" office:value="20.382660000000001" table:style-name="ce1">
            <text:p>20.38266</text:p>
          </table:table-cell>
          <table:table-cell office:value-type="float" office:value="44.848640000000003" table:style-name="ce1">
            <text:p>44.848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034" table:style-name="ce1">
            <text:p>1204034</text:p>
          </table:table-cell>
          <table:table-cell office:value-type="string" table:style-name="ce1">
            <text:p>05.01.2018,23:00</text:p>
          </table:table-cell>
          <table:table-cell office:value-type="float" office:value="20.369033000000002" table:style-name="ce1">
            <text:p>20.369033</text:p>
          </table:table-cell>
          <table:table-cell office:value-type="float" office:value="44.800172000000003" table:style-name="ce1">
            <text:p>44.8001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jednim vozilom u raskrsnici ili na petlji</text:p>
          </table:table-cell>
          <table:table-cell table:number-columns-repeated="16377"/>
        </table:table-row>
        <table:table-row table:style-name="ro1">
          <table:table-cell office:value-type="float" office:value="1204522" table:style-name="ce1">
            <text:p>1204522</text:p>
          </table:table-cell>
          <table:table-cell office:value-type="string" table:style-name="ce1">
            <text:p>05.01.2018,23:00</text:p>
          </table:table-cell>
          <table:table-cell office:value-type="float" office:value="20.473739999999999" table:style-name="ce1">
            <text:p>20.47374</text:p>
          </table:table-cell>
          <table:table-cell office:value-type="float" office:value="44.804569999999998" table:style-name="ce1">
            <text:p>44.804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4217" table:style-name="ce1">
            <text:p>1204217</text:p>
          </table:table-cell>
          <table:table-cell office:value-type="string" table:style-name="ce1">
            <text:p>05.01.2018,12:30</text:p>
          </table:table-cell>
          <table:table-cell office:value-type="float" office:value="20.44584" table:style-name="ce1">
            <text:p>20.44584</text:p>
          </table:table-cell>
          <table:table-cell office:value-type="float" office:value="44.757429999999999" table:style-name="ce1">
            <text:p>44.7574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04261" table:style-name="ce1">
            <text:p>1204261</text:p>
          </table:table-cell>
          <table:table-cell office:value-type="string" table:style-name="ce1">
            <text:p>05.01.2018,16:00</text:p>
          </table:table-cell>
          <table:table-cell office:value-type="float" office:value="20.492730000000002" table:style-name="ce1">
            <text:p>20.49273</text:p>
          </table:table-cell>
          <table:table-cell office:value-type="float" office:value="44.764890000000001" table:style-name="ce1">
            <text:p>44.7648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polukružno okretanje ispred drugog vozila</text:p>
          </table:table-cell>
          <table:table-cell table:number-columns-repeated="16377"/>
        </table:table-row>
        <table:table-row table:style-name="ro1">
          <table:table-cell office:value-type="float" office:value="1205872" table:style-name="ce1">
            <text:p>1205872</text:p>
          </table:table-cell>
          <table:table-cell office:value-type="string" table:style-name="ce1">
            <text:p>05.01.2018,13:35</text:p>
          </table:table-cell>
          <table:table-cell office:value-type="float" office:value="20.490100000000002" table:style-name="ce1">
            <text:p>20.4901</text:p>
          </table:table-cell>
          <table:table-cell office:value-type="float" office:value="44.780099999999997" table:style-name="ce1">
            <text:p>44.780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5874" table:style-name="ce1">
            <text:p>1205874</text:p>
          </table:table-cell>
          <table:table-cell office:value-type="string" table:style-name="ce1">
            <text:p>05.01.2018,16:30</text:p>
          </table:table-cell>
          <table:table-cell office:value-type="float" office:value="20.41478" table:style-name="ce1">
            <text:p>20.41478</text:p>
          </table:table-cell>
          <table:table-cell office:value-type="float" office:value="44.699460000000002" table:style-name="ce1">
            <text:p>44.6994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polukružno okretanje ispred drugog vozila</text:p>
          </table:table-cell>
          <table:table-cell table:number-columns-repeated="16377"/>
        </table:table-row>
        <table:table-row table:style-name="ro1">
          <table:table-cell office:value-type="float" office:value="1207067" table:style-name="ce1">
            <text:p>1207067</text:p>
          </table:table-cell>
          <table:table-cell office:value-type="string" table:style-name="ce1">
            <text:p>05.01.2018,20:00</text:p>
          </table:table-cell>
          <table:table-cell office:value-type="float" office:value="20.36786" table:style-name="ce1">
            <text:p>20.36786</text:p>
          </table:table-cell>
          <table:table-cell office:value-type="float" office:value="44.712420000000002" table:style-name="ce1">
            <text:p>44.7124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04352" table:style-name="ce1">
            <text:p>1204352</text:p>
          </table:table-cell>
          <table:table-cell office:value-type="string" table:style-name="ce1">
            <text:p>05.01.2018,22:50</text:p>
          </table:table-cell>
          <table:table-cell office:value-type="float" office:value="20.344899999999999" table:style-name="ce1">
            <text:p>20.3449</text:p>
          </table:table-cell>
          <table:table-cell office:value-type="float" office:value="44.854621000000002" table:style-name="ce1">
            <text:p>44.85462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200" table:style-name="ce1">
            <text:p>1204200</text:p>
          </table:table-cell>
          <table:table-cell office:value-type="string" table:style-name="ce1">
            <text:p>05.01.2018,20:00</text:p>
          </table:table-cell>
          <table:table-cell office:value-type="float" office:value="20.466290000000001" table:style-name="ce1">
            <text:p>20.46629</text:p>
          </table:table-cell>
          <table:table-cell office:value-type="float" office:value="44.717039999999997" table:style-name="ce1">
            <text:p>44.7170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4605" table:style-name="ce1">
            <text:p>1204605</text:p>
          </table:table-cell>
          <table:table-cell office:value-type="string" table:style-name="ce1">
            <text:p>05.01.2018,07:15</text:p>
          </table:table-cell>
          <table:table-cell office:value-type="float" office:value="20.741689999999998" table:style-name="ce1">
            <text:p>20.74169</text:p>
          </table:table-cell>
          <table:table-cell office:value-type="float" office:value="44.575389999999999" table:style-name="ce1">
            <text:p>44.5753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031" table:style-name="ce1">
            <text:p>1204031</text:p>
          </table:table-cell>
          <table:table-cell office:value-type="string" table:style-name="ce1">
            <text:p>05.01.2018,18:00</text:p>
          </table:table-cell>
          <table:table-cell office:value-type="float" office:value="20.448765999999999" table:style-name="ce1">
            <text:p>20.448766</text:p>
          </table:table-cell>
          <table:table-cell office:value-type="float" office:value="44.758583999999999" table:style-name="ce1">
            <text:p>44.7585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019" table:style-name="ce1">
            <text:p>1204019</text:p>
          </table:table-cell>
          <table:table-cell office:value-type="string" table:style-name="ce1">
            <text:p>05.01.2018,11:35</text:p>
          </table:table-cell>
          <table:table-cell office:value-type="float" office:value="20.453119999999998" table:style-name="ce1">
            <text:p>20.45312</text:p>
          </table:table-cell>
          <table:table-cell office:value-type="float" office:value="44.815510000000003" table:style-name="ce1">
            <text:p>44.815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413" table:style-name="ce1">
            <text:p>1204413</text:p>
          </table:table-cell>
          <table:table-cell office:value-type="string" table:style-name="ce1">
            <text:p>05.01.2018,12:00</text:p>
          </table:table-cell>
          <table:table-cell office:value-type="float" office:value="20.423736999999999" table:style-name="ce1">
            <text:p>20.423737</text:p>
          </table:table-cell>
          <table:table-cell office:value-type="float" office:value="44.742001999999999" table:style-name="ce1">
            <text:p>44.7420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4416" table:style-name="ce1">
            <text:p>1204416</text:p>
          </table:table-cell>
          <table:table-cell office:value-type="string" table:style-name="ce1">
            <text:p>05.01.2018,16:30</text:p>
          </table:table-cell>
          <table:table-cell office:value-type="float" office:value="20.460460000000001" table:style-name="ce1">
            <text:p>20.46046</text:p>
          </table:table-cell>
          <table:table-cell office:value-type="float" office:value="44.822139" table:style-name="ce1">
            <text:p>44.8221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4134" table:style-name="ce1">
            <text:p>1204134</text:p>
          </table:table-cell>
          <table:table-cell office:value-type="string" table:style-name="ce1">
            <text:p>05.01.2018,15:00</text:p>
          </table:table-cell>
          <table:table-cell office:value-type="float" office:value="20.501975000000002" table:style-name="ce1">
            <text:p>20.501975</text:p>
          </table:table-cell>
          <table:table-cell office:value-type="float" office:value="44.696800000000003" table:style-name="ce1">
            <text:p>44.69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4117" table:style-name="ce1">
            <text:p>1204117</text:p>
          </table:table-cell>
          <table:table-cell office:value-type="string" table:style-name="ce1">
            <text:p>06.01.2018,20:10</text:p>
          </table:table-cell>
          <table:table-cell office:value-type="float" office:value="20.48725" table:style-name="ce1">
            <text:p>20.48725</text:p>
          </table:table-cell>
          <table:table-cell office:value-type="float" office:value="44.817770000000003" table:style-name="ce1">
            <text:p>44.817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3856" table:style-name="ce1">
            <text:p>1203856</text:p>
          </table:table-cell>
          <table:table-cell office:value-type="string" table:style-name="ce1">
            <text:p>06.01.2018,17:35</text:p>
          </table:table-cell>
          <table:table-cell office:value-type="float" office:value="20.31306" table:style-name="ce1">
            <text:p>20.31306</text:p>
          </table:table-cell>
          <table:table-cell office:value-type="float" office:value="44.88326" table:style-name="ce1">
            <text:p>44.883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101" table:style-name="ce1">
            <text:p>1204101</text:p>
          </table:table-cell>
          <table:table-cell office:value-type="string" table:style-name="ce1">
            <text:p>06.01.2018,14:50</text:p>
          </table:table-cell>
          <table:table-cell office:value-type="float" office:value="20.483730000000001" table:style-name="ce1">
            <text:p>20.48373</text:p>
          </table:table-cell>
          <table:table-cell office:value-type="float" office:value="44.762810000000002" table:style-name="ce1">
            <text:p>44.762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4075" table:style-name="ce1">
            <text:p>1204075</text:p>
          </table:table-cell>
          <table:table-cell office:value-type="string" table:style-name="ce1">
            <text:p>06.01.2018,10:30</text:p>
          </table:table-cell>
          <table:table-cell office:value-type="float" office:value="20.512060000000002" table:style-name="ce1">
            <text:p>20.51206</text:p>
          </table:table-cell>
          <table:table-cell office:value-type="float" office:value="44.790410000000001" table:style-name="ce1">
            <text:p>44.790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4377" table:style-name="ce1">
            <text:p>1204377</text:p>
          </table:table-cell>
          <table:table-cell office:value-type="string" table:style-name="ce1">
            <text:p>06.01.2018,21:55</text:p>
          </table:table-cell>
          <table:table-cell office:value-type="float" office:value="20.518507" table:style-name="ce1">
            <text:p>20.518507</text:p>
          </table:table-cell>
          <table:table-cell office:value-type="float" office:value="44.784149999999997" table:style-name="ce1">
            <text:p>44.784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4377" table:style-name="ce1">
            <text:p>1204377</text:p>
          </table:table-cell>
          <table:table-cell office:value-type="string" table:style-name="ce1">
            <text:p>06.01.2018,21:55</text:p>
          </table:table-cell>
          <table:table-cell office:value-type="float" office:value="20.518507" table:style-name="ce1">
            <text:p>20.518507</text:p>
          </table:table-cell>
          <table:table-cell office:value-type="float" office:value="44.784149999999997" table:style-name="ce1">
            <text:p>44.784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4115" table:style-name="ce1">
            <text:p>1204115</text:p>
          </table:table-cell>
          <table:table-cell office:value-type="string" table:style-name="ce1">
            <text:p>06.01.2018,18:30</text:p>
          </table:table-cell>
          <table:table-cell office:value-type="float" office:value="20.488061999999999" table:style-name="ce1">
            <text:p>20.488062</text:p>
          </table:table-cell>
          <table:table-cell office:value-type="float" office:value="44.798755999999997" table:style-name="ce1">
            <text:p>44.7987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077" table:style-name="ce1">
            <text:p>1204077</text:p>
          </table:table-cell>
          <table:table-cell office:value-type="string" table:style-name="ce1">
            <text:p>06.01.2018,09:00</text:p>
          </table:table-cell>
          <table:table-cell office:value-type="float" office:value="20.508970000000001" table:style-name="ce1">
            <text:p>20.50897</text:p>
          </table:table-cell>
          <table:table-cell office:value-type="float" office:value="44.796520000000001" table:style-name="ce1">
            <text:p>44.796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113" table:style-name="ce1">
            <text:p>1204113</text:p>
          </table:table-cell>
          <table:table-cell office:value-type="string" table:style-name="ce1">
            <text:p>06.01.2018,13:25</text:p>
          </table:table-cell>
          <table:table-cell office:value-type="float" office:value="20.459249" table:style-name="ce1">
            <text:p>20.459249</text:p>
          </table:table-cell>
          <table:table-cell office:value-type="float" office:value="44.827939000000001" table:style-name="ce1">
            <text:p>44.8279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074" table:style-name="ce1">
            <text:p>1204074</text:p>
          </table:table-cell>
          <table:table-cell office:value-type="string" table:style-name="ce1">
            <text:p>06.01.2018,08:00</text:p>
          </table:table-cell>
          <table:table-cell office:value-type="float" office:value="20.43694" table:style-name="ce1">
            <text:p>20.43694</text:p>
          </table:table-cell>
          <table:table-cell office:value-type="float" office:value="44.778840000000002" table:style-name="ce1">
            <text:p>44.778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4076" table:style-name="ce1">
            <text:p>1204076</text:p>
          </table:table-cell>
          <table:table-cell office:value-type="string" table:style-name="ce1">
            <text:p>06.01.2018,11:30</text:p>
          </table:table-cell>
          <table:table-cell office:value-type="float" office:value="20.451927000000001" table:style-name="ce1">
            <text:p>20.451927</text:p>
          </table:table-cell>
          <table:table-cell office:value-type="float" office:value="44.879834000000002" table:style-name="ce1">
            <text:p>44.8798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polukružno okretanje ispred drugog vozila</text:p>
          </table:table-cell>
          <table:table-cell table:number-columns-repeated="16377"/>
        </table:table-row>
        <table:table-row table:style-name="ro1">
          <table:table-cell office:value-type="float" office:value="1204099" table:style-name="ce1">
            <text:p>1204099</text:p>
          </table:table-cell>
          <table:table-cell office:value-type="string" table:style-name="ce1">
            <text:p>06.01.2018,13:30</text:p>
          </table:table-cell>
          <table:table-cell office:value-type="float" office:value="20.476109999999998" table:style-name="ce1">
            <text:p>20.47611</text:p>
          </table:table-cell>
          <table:table-cell office:value-type="float" office:value="44.808549999999997" table:style-name="ce1">
            <text:p>44.808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4263" table:style-name="ce1">
            <text:p>1204263</text:p>
          </table:table-cell>
          <table:table-cell office:value-type="string" table:style-name="ce1">
            <text:p>06.01.2018,23:00</text:p>
          </table:table-cell>
          <table:table-cell office:value-type="float" office:value="20.504359999999998" table:style-name="ce1">
            <text:p>20.50436</text:p>
          </table:table-cell>
          <table:table-cell office:value-type="float" office:value="44.793349999999997" table:style-name="ce1">
            <text:p>44.793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4167" table:style-name="ce1">
            <text:p>1204167</text:p>
          </table:table-cell>
          <table:table-cell office:value-type="string" table:style-name="ce1">
            <text:p>06.01.2018,04:30</text:p>
          </table:table-cell>
          <table:table-cell office:value-type="float" office:value="20.40924" table:style-name="ce1">
            <text:p>20.40924</text:p>
          </table:table-cell>
          <table:table-cell office:value-type="float" office:value="44.834755000000001" table:style-name="ce1">
            <text:p>44.834755</text:p>
          </table:table-cell>
          <table:table-cell office:value-type="string" table:style-name="ce1">
            <text:p>Sa poginul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4157" table:style-name="ce1">
            <text:p>1204157</text:p>
          </table:table-cell>
          <table:table-cell office:value-type="string" table:style-name="ce1">
            <text:p>06.01.2018,13:55</text:p>
          </table:table-cell>
          <table:table-cell office:value-type="float" office:value="20.415620000000001" table:style-name="ce1">
            <text:p>20.41562</text:p>
          </table:table-cell>
          <table:table-cell office:value-type="float" office:value="44.786960000000001" table:style-name="ce1">
            <text:p>44.786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158" table:style-name="ce1">
            <text:p>1204158</text:p>
          </table:table-cell>
          <table:table-cell office:value-type="string" table:style-name="ce1">
            <text:p>06.01.2018,15:40</text:p>
          </table:table-cell>
          <table:table-cell office:value-type="float" office:value="20.492090000000001" table:style-name="ce1">
            <text:p>20.49209</text:p>
          </table:table-cell>
          <table:table-cell office:value-type="float" office:value="44.830072000000001" table:style-name="ce1">
            <text:p>44.8300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680" table:style-name="ce1">
            <text:p>1204680</text:p>
          </table:table-cell>
          <table:table-cell office:value-type="string" table:style-name="ce1">
            <text:p>06.01.2018,12:25</text:p>
          </table:table-cell>
          <table:table-cell office:value-type="float" office:value="20.579637900000002" table:style-name="ce1">
            <text:p>20.5796379</text:p>
          </table:table-cell>
          <table:table-cell office:value-type="float" office:value="44.555152" table:style-name="ce1">
            <text:p>44.55515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04086" table:style-name="ce1">
            <text:p>1204086</text:p>
          </table:table-cell>
          <table:table-cell office:value-type="string" table:style-name="ce1">
            <text:p>06.01.2018,17:55</text:p>
          </table:table-cell>
          <table:table-cell office:value-type="float" office:value="20.502907" table:style-name="ce1">
            <text:p>20.502907</text:p>
          </table:table-cell>
          <table:table-cell office:value-type="float" office:value="44.794795000000001" table:style-name="ce1">
            <text:p>44.7947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092" table:style-name="ce1">
            <text:p>1204092</text:p>
          </table:table-cell>
          <table:table-cell office:value-type="string" table:style-name="ce1">
            <text:p>06.01.2018,21:55</text:p>
          </table:table-cell>
          <table:table-cell office:value-type="float" office:value="20.49689" table:style-name="ce1">
            <text:p>20.49689</text:p>
          </table:table-cell>
          <table:table-cell office:value-type="float" office:value="44.882429999999999" table:style-name="ce1">
            <text:p>44.882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4168" table:style-name="ce1">
            <text:p>1204168</text:p>
          </table:table-cell>
          <table:table-cell office:value-type="string" table:style-name="ce1">
            <text:p>06.01.2018,13:31</text:p>
          </table:table-cell>
          <table:table-cell office:value-type="float" office:value="20.454260000000001" table:style-name="ce1">
            <text:p>20.45426</text:p>
          </table:table-cell>
          <table:table-cell office:value-type="float" office:value="44.820019000000002" table:style-name="ce1">
            <text:p>44.8200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4089" table:style-name="ce1">
            <text:p>1204089</text:p>
          </table:table-cell>
          <table:table-cell office:value-type="string" table:style-name="ce1">
            <text:p>06.01.2018,17:30</text:p>
          </table:table-cell>
          <table:table-cell office:value-type="float" office:value="20.534230000000001" table:style-name="ce1">
            <text:p>20.53423</text:p>
          </table:table-cell>
          <table:table-cell office:value-type="float" office:value="44.789459999999998" table:style-name="ce1">
            <text:p>44.789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525" table:style-name="ce1">
            <text:p>1204525</text:p>
          </table:table-cell>
          <table:table-cell office:value-type="string" table:style-name="ce1">
            <text:p>06.01.2018,17:30</text:p>
          </table:table-cell>
          <table:table-cell office:value-type="float" office:value="20.359773000000001" table:style-name="ce1">
            <text:p>20.359773</text:p>
          </table:table-cell>
          <table:table-cell office:value-type="float" office:value="44.832487999999998" table:style-name="ce1">
            <text:p>44.8324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04869" table:style-name="ce1">
            <text:p>1204869</text:p>
          </table:table-cell>
          <table:table-cell office:value-type="string" table:style-name="ce1">
            <text:p>06.01.2018,14:50</text:p>
          </table:table-cell>
          <table:table-cell office:value-type="float" office:value="20.504807" table:style-name="ce1">
            <text:p>20.504807</text:p>
          </table:table-cell>
          <table:table-cell office:value-type="float" office:value="44.780135000000001" table:style-name="ce1">
            <text:p>44.7801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05760" table:style-name="ce1">
            <text:p>1205760</text:p>
          </table:table-cell>
          <table:table-cell office:value-type="string" table:style-name="ce1">
            <text:p>06.01.2018,04:20</text:p>
          </table:table-cell>
          <table:table-cell office:value-type="float" office:value="20.491402999999998" table:style-name="ce1">
            <text:p>20.491403</text:p>
          </table:table-cell>
          <table:table-cell office:value-type="float" office:value="44.815196999999998" table:style-name="ce1">
            <text:p>44.8151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080" table:style-name="ce1">
            <text:p>1204080</text:p>
          </table:table-cell>
          <table:table-cell office:value-type="string" table:style-name="ce1">
            <text:p>06.01.2018,11:30</text:p>
          </table:table-cell>
          <table:table-cell office:value-type="float" office:value="20.599810000000002" table:style-name="ce1">
            <text:p>20.59981</text:p>
          </table:table-cell>
          <table:table-cell office:value-type="float" office:value="44.744430000000001" table:style-name="ce1">
            <text:p>44.744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4165" table:style-name="ce1">
            <text:p>1204165</text:p>
          </table:table-cell>
          <table:table-cell office:value-type="string" table:style-name="ce1">
            <text:p>06.01.2018,10:20</text:p>
          </table:table-cell>
          <table:table-cell office:value-type="float" office:value="20.367419999999999" table:style-name="ce1">
            <text:p>20.36742</text:p>
          </table:table-cell>
          <table:table-cell office:value-type="float" office:value="44.802579999999999" table:style-name="ce1">
            <text:p>44.8025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081" table:style-name="ce1">
            <text:p>1204081</text:p>
          </table:table-cell>
          <table:table-cell office:value-type="string" table:style-name="ce1">
            <text:p>06.01.2018,12:05</text:p>
          </table:table-cell>
          <table:table-cell office:value-type="float" office:value="20.475470000000001" table:style-name="ce1">
            <text:p>20.47547</text:p>
          </table:table-cell>
          <table:table-cell office:value-type="float" office:value="44.809370000000001" table:style-name="ce1">
            <text:p>44.8093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sa skretanjem vozila udesno, u raskrsnici</text:p>
          </table:table-cell>
          <table:table-cell table:number-columns-repeated="16377"/>
        </table:table-row>
        <table:table-row table:style-name="ro1">
          <table:table-cell office:value-type="float" office:value="1205974" table:style-name="ce1">
            <text:p>1205974</text:p>
          </table:table-cell>
          <table:table-cell office:value-type="string" table:style-name="ce1">
            <text:p>06.01.2018,23:00</text:p>
          </table:table-cell>
          <table:table-cell office:value-type="float" office:value="20.469280000000001" table:style-name="ce1">
            <text:p>20.46928</text:p>
          </table:table-cell>
          <table:table-cell office:value-type="float" office:value="44.80048" table:style-name="ce1">
            <text:p>44.800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4154" table:style-name="ce1">
            <text:p>1204154</text:p>
          </table:table-cell>
          <table:table-cell office:value-type="string" table:style-name="ce1">
            <text:p>06.01.2018,15:00</text:p>
          </table:table-cell>
          <table:table-cell office:value-type="float" office:value="20.64019" table:style-name="ce1">
            <text:p>20.64019</text:p>
          </table:table-cell>
          <table:table-cell office:value-type="float" office:value="44.719630000000002" table:style-name="ce1">
            <text:p>44.7196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preticanje</text:p>
          </table:table-cell>
          <table:table-cell table:number-columns-repeated="16377"/>
        </table:table-row>
        <table:table-row table:style-name="ro1">
          <table:table-cell office:value-type="float" office:value="1205067" table:style-name="ce1">
            <text:p>1205067</text:p>
          </table:table-cell>
          <table:table-cell office:value-type="string" table:style-name="ce1">
            <text:p>06.01.2018,18:20</text:p>
          </table:table-cell>
          <table:table-cell office:value-type="float" office:value="20.563859999999998" table:style-name="ce1">
            <text:p>20.56386</text:p>
          </table:table-cell>
          <table:table-cell office:value-type="float" office:value="44.807009999999998" table:style-name="ce1">
            <text:p>44.8070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07641" table:style-name="ce1">
            <text:p>1207641</text:p>
          </table:table-cell>
          <table:table-cell office:value-type="string" table:style-name="ce1">
            <text:p>06.01.2018,18:10</text:p>
          </table:table-cell>
          <table:table-cell office:value-type="float" office:value="20.495702999999999" table:style-name="ce1">
            <text:p>20.495703</text:p>
          </table:table-cell>
          <table:table-cell office:value-type="float" office:value="44.882613999999997" table:style-name="ce1">
            <text:p>44.8826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098" table:style-name="ce1">
            <text:p>1204098</text:p>
          </table:table-cell>
          <table:table-cell office:value-type="string" table:style-name="ce1">
            <text:p>06.01.2018,11:00</text:p>
          </table:table-cell>
          <table:table-cell office:value-type="float" office:value="20.538436699999998" table:style-name="ce1">
            <text:p>20.5384367</text:p>
          </table:table-cell>
          <table:table-cell office:value-type="float" office:value="44.815801319999998" table:style-name="ce1">
            <text:p>44.8158013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04131" table:style-name="ce1">
            <text:p>1204131</text:p>
          </table:table-cell>
          <table:table-cell office:value-type="string" table:style-name="ce1">
            <text:p>07.01.2018,17:55</text:p>
          </table:table-cell>
          <table:table-cell office:value-type="float" office:value="20.477049999999998" table:style-name="ce1">
            <text:p>20.47705</text:p>
          </table:table-cell>
          <table:table-cell office:value-type="float" office:value="44.797469999999997" table:style-name="ce1">
            <text:p>44.797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481" table:style-name="ce1">
            <text:p>1204481</text:p>
          </table:table-cell>
          <table:table-cell office:value-type="string" table:style-name="ce1">
            <text:p>07.01.2018,22:30</text:p>
          </table:table-cell>
          <table:table-cell office:value-type="float" office:value="20.475922000000001" table:style-name="ce1">
            <text:p>20.475922</text:p>
          </table:table-cell>
          <table:table-cell office:value-type="float" office:value="44.802613000000001" table:style-name="ce1">
            <text:p>44.80261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kreće na trotoaru ili biciklističkoj stazi</text:p>
          </table:table-cell>
          <table:table-cell table:number-columns-repeated="16377"/>
        </table:table-row>
        <table:table-row table:style-name="ro1">
          <table:table-cell office:value-type="float" office:value="1204146" table:style-name="ce1">
            <text:p>1204146</text:p>
          </table:table-cell>
          <table:table-cell office:value-type="string" table:style-name="ce1">
            <text:p>07.01.2018,11:15</text:p>
          </table:table-cell>
          <table:table-cell office:value-type="float" office:value="20.073530000000002" table:style-name="ce1">
            <text:p>20.07353</text:p>
          </table:table-cell>
          <table:table-cell office:value-type="float" office:value="44.59149" table:style-name="ce1">
            <text:p>44.591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4130" table:style-name="ce1">
            <text:p>1204130</text:p>
          </table:table-cell>
          <table:table-cell office:value-type="string" table:style-name="ce1">
            <text:p>07.01.2018,14:25</text:p>
          </table:table-cell>
          <table:table-cell office:value-type="float" office:value="20.33202" table:style-name="ce1">
            <text:p>20.33202</text:p>
          </table:table-cell>
          <table:table-cell office:value-type="float" office:value="44.485080000000004" table:style-name="ce1">
            <text:p>44.4850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04132" table:style-name="ce1">
            <text:p>1204132</text:p>
          </table:table-cell>
          <table:table-cell office:value-type="string" table:style-name="ce1">
            <text:p>07.01.2018,22:00</text:p>
          </table:table-cell>
          <table:table-cell office:value-type="float" office:value="20.47757" table:style-name="ce1">
            <text:p>20.47757</text:p>
          </table:table-cell>
          <table:table-cell office:value-type="float" office:value="44.772199999999998" table:style-name="ce1">
            <text:p>44.77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226" table:style-name="ce1">
            <text:p>1204226</text:p>
          </table:table-cell>
          <table:table-cell office:value-type="string" table:style-name="ce1">
            <text:p>07.01.2018,14:45</text:p>
          </table:table-cell>
          <table:table-cell office:value-type="float" office:value="20.37471" table:style-name="ce1">
            <text:p>20.37471</text:p>
          </table:table-cell>
          <table:table-cell office:value-type="float" office:value="44.731650000000002" table:style-name="ce1">
            <text:p>44.7316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04119" table:style-name="ce1">
            <text:p>1204119</text:p>
          </table:table-cell>
          <table:table-cell office:value-type="string" table:style-name="ce1">
            <text:p>07.01.2018,00:45</text:p>
          </table:table-cell>
          <table:table-cell office:value-type="float" office:value="20.501294000000001" table:style-name="ce1">
            <text:p>20.501294</text:p>
          </table:table-cell>
          <table:table-cell office:value-type="float" office:value="44.783433000000002" table:style-name="ce1">
            <text:p>44.7834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4121" table:style-name="ce1">
            <text:p>1204121</text:p>
          </table:table-cell>
          <table:table-cell office:value-type="string" table:style-name="ce1">
            <text:p>07.01.2018,04:40</text:p>
          </table:table-cell>
          <table:table-cell office:value-type="float" office:value="20.48282" table:style-name="ce1">
            <text:p>20.48282</text:p>
          </table:table-cell>
          <table:table-cell office:value-type="float" office:value="44.81738" table:style-name="ce1">
            <text:p>44.817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148" table:style-name="ce1">
            <text:p>1204148</text:p>
          </table:table-cell>
          <table:table-cell office:value-type="string" table:style-name="ce1">
            <text:p>07.01.2018,16:00</text:p>
          </table:table-cell>
          <table:table-cell office:value-type="float" office:value="20.418659999999999" table:style-name="ce1">
            <text:p>20.41866</text:p>
          </table:table-cell>
          <table:table-cell office:value-type="float" office:value="44.823453999999998" table:style-name="ce1">
            <text:p>44.8234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4145" table:style-name="ce1">
            <text:p>1204145</text:p>
          </table:table-cell>
          <table:table-cell office:value-type="string" table:style-name="ce1">
            <text:p>07.01.2018,10:15</text:p>
          </table:table-cell>
          <table:table-cell office:value-type="float" office:value="20.241019999999999" table:style-name="ce1">
            <text:p>20.24102</text:p>
          </table:table-cell>
          <table:table-cell office:value-type="float" office:value="44.650660000000002" table:style-name="ce1">
            <text:p>44.650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4142" table:style-name="ce1">
            <text:p>1204142</text:p>
          </table:table-cell>
          <table:table-cell office:value-type="string" table:style-name="ce1">
            <text:p>07.01.2018,09:00</text:p>
          </table:table-cell>
          <table:table-cell office:value-type="float" office:value="20.420449999999999" table:style-name="ce1">
            <text:p>20.42045</text:p>
          </table:table-cell>
          <table:table-cell office:value-type="float" office:value="44.73865" table:style-name="ce1">
            <text:p>44.738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4161" table:style-name="ce1">
            <text:p>1204161</text:p>
          </table:table-cell>
          <table:table-cell office:value-type="string" table:style-name="ce1">
            <text:p>07.01.2018,19:50</text:p>
          </table:table-cell>
          <table:table-cell office:value-type="float" office:value="20.377839999999999" table:style-name="ce1">
            <text:p>20.37784</text:p>
          </table:table-cell>
          <table:table-cell office:value-type="float" office:value="44.859180000000002" table:style-name="ce1">
            <text:p>44.859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4164" table:style-name="ce1">
            <text:p>1204164</text:p>
          </table:table-cell>
          <table:table-cell office:value-type="string" table:style-name="ce1">
            <text:p>07.01.2018,18:40</text:p>
          </table:table-cell>
          <table:table-cell office:value-type="float" office:value="20.397020000000001" table:style-name="ce1">
            <text:p>20.39702</text:p>
          </table:table-cell>
          <table:table-cell office:value-type="float" office:value="44.839869999999998" table:style-name="ce1">
            <text:p>44.8398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4149" table:style-name="ce1">
            <text:p>1204149</text:p>
          </table:table-cell>
          <table:table-cell office:value-type="string" table:style-name="ce1">
            <text:p>07.01.2018,15:45</text:p>
          </table:table-cell>
          <table:table-cell office:value-type="float" office:value="20.52131" table:style-name="ce1">
            <text:p>20.52131</text:p>
          </table:table-cell>
          <table:table-cell office:value-type="float" office:value="44.804989999999997" table:style-name="ce1">
            <text:p>44.804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4457" table:style-name="ce1">
            <text:p>1204457</text:p>
          </table:table-cell>
          <table:table-cell office:value-type="string" table:style-name="ce1">
            <text:p>07.01.2018,00:05</text:p>
          </table:table-cell>
          <table:table-cell office:value-type="float" office:value="20.37341" table:style-name="ce1">
            <text:p>20.37341</text:p>
          </table:table-cell>
          <table:table-cell office:value-type="float" office:value="44.648110000000003" table:style-name="ce1">
            <text:p>44.6481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06704" table:style-name="ce1">
            <text:p>1206704</text:p>
          </table:table-cell>
          <table:table-cell office:value-type="string" table:style-name="ce1">
            <text:p>07.01.2018,16:05</text:p>
          </table:table-cell>
          <table:table-cell office:value-type="float" office:value="20.692070000000001" table:style-name="ce1">
            <text:p>20.69207</text:p>
          </table:table-cell>
          <table:table-cell office:value-type="float" office:value="44.440010000000001" table:style-name="ce1">
            <text:p>44.440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3871" table:style-name="ce1">
            <text:p>1203871</text:p>
          </table:table-cell>
          <table:table-cell office:value-type="string" table:style-name="ce1">
            <text:p>07.01.2018,13:30</text:p>
          </table:table-cell>
          <table:table-cell office:value-type="float" office:value="20.516570000000002" table:style-name="ce1">
            <text:p>20.51657</text:p>
          </table:table-cell>
          <table:table-cell office:value-type="float" office:value="44.812989999999999" table:style-name="ce1">
            <text:p>44.812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220" table:style-name="ce1">
            <text:p>1204220</text:p>
          </table:table-cell>
          <table:table-cell office:value-type="string" table:style-name="ce1">
            <text:p>08.01.2018,19:05</text:p>
          </table:table-cell>
          <table:table-cell office:value-type="float" office:value="20.46471" table:style-name="ce1">
            <text:p>20.46471</text:p>
          </table:table-cell>
          <table:table-cell office:value-type="float" office:value="44.80001" table:style-name="ce1">
            <text:p>44.800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581" table:style-name="ce1">
            <text:p>1204581</text:p>
          </table:table-cell>
          <table:table-cell office:value-type="string" table:style-name="ce1">
            <text:p>08.01.2018,08:00</text:p>
          </table:table-cell>
          <table:table-cell office:value-type="float" office:value="20.371314000000002" table:style-name="ce1">
            <text:p>20.371314</text:p>
          </table:table-cell>
          <table:table-cell office:value-type="float" office:value="44.858587" table:style-name="ce1">
            <text:p>44.8585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649" table:style-name="ce1">
            <text:p>1204649</text:p>
          </table:table-cell>
          <table:table-cell office:value-type="string" table:style-name="ce1">
            <text:p>08.01.2018,15:10</text:p>
          </table:table-cell>
          <table:table-cell office:value-type="float" office:value="20.45467" table:style-name="ce1">
            <text:p>20.45467</text:p>
          </table:table-cell>
          <table:table-cell office:value-type="float" office:value="44.801006999999998" table:style-name="ce1">
            <text:p>44.8010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4015" table:style-name="ce1">
            <text:p>1204015</text:p>
          </table:table-cell>
          <table:table-cell office:value-type="string" table:style-name="ce1">
            <text:p>08.01.2018,15:15</text:p>
          </table:table-cell>
          <table:table-cell office:value-type="float" office:value="20.460239999999999" table:style-name="ce1">
            <text:p>20.46024</text:p>
          </table:table-cell>
          <table:table-cell office:value-type="float" office:value="44.800719999999998" table:style-name="ce1">
            <text:p>44.8007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5395" table:style-name="ce1">
            <text:p>1205395</text:p>
          </table:table-cell>
          <table:table-cell office:value-type="string" table:style-name="ce1">
            <text:p>08.01.2018,13:30</text:p>
          </table:table-cell>
          <table:table-cell office:value-type="float" office:value="20.416360000000001" table:style-name="ce1">
            <text:p>20.41636</text:p>
          </table:table-cell>
          <table:table-cell office:value-type="float" office:value="44.838470000000001" table:style-name="ce1">
            <text:p>44.8384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4290" table:style-name="ce1">
            <text:p>1204290</text:p>
          </table:table-cell>
          <table:table-cell office:value-type="string" table:style-name="ce1">
            <text:p>08.01.2018,13:00</text:p>
          </table:table-cell>
          <table:table-cell office:value-type="float" office:value="20.497969999999999" table:style-name="ce1">
            <text:p>20.49797</text:p>
          </table:table-cell>
          <table:table-cell office:value-type="float" office:value="44.808199999999999" table:style-name="ce1">
            <text:p>44.80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365" table:style-name="ce1">
            <text:p>1204365</text:p>
          </table:table-cell>
          <table:table-cell office:value-type="string" table:style-name="ce1">
            <text:p>08.01.2018,22:15</text:p>
          </table:table-cell>
          <table:table-cell office:value-type="float" office:value="20.342770000000002" table:style-name="ce1">
            <text:p>20.34277</text:p>
          </table:table-cell>
          <table:table-cell office:value-type="float" office:value="44.855879999999999" table:style-name="ce1">
            <text:p>44.8558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04293" table:style-name="ce1">
            <text:p>1204293</text:p>
          </table:table-cell>
          <table:table-cell office:value-type="string" table:style-name="ce1">
            <text:p>08.01.2018,15:45</text:p>
          </table:table-cell>
          <table:table-cell office:value-type="float" office:value="20.446213" table:style-name="ce1">
            <text:p>20.446213</text:p>
          </table:table-cell>
          <table:table-cell office:value-type="float" office:value="44.751784999999998" table:style-name="ce1">
            <text:p>44.7517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5265" table:style-name="ce1">
            <text:p>1205265</text:p>
          </table:table-cell>
          <table:table-cell office:value-type="string" table:style-name="ce1">
            <text:p>08.01.2018,11:00</text:p>
          </table:table-cell>
          <table:table-cell office:value-type="float" office:value="20.360969999999998" table:style-name="ce1">
            <text:p>20.36097</text:p>
          </table:table-cell>
          <table:table-cell office:value-type="float" office:value="44.841250000000002" table:style-name="ce1">
            <text:p>44.8412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04843" table:style-name="ce1">
            <text:p>1204843</text:p>
          </table:table-cell>
          <table:table-cell office:value-type="string" table:style-name="ce1">
            <text:p>08.01.2018,11:35</text:p>
          </table:table-cell>
          <table:table-cell office:value-type="float" office:value="20.461079999999999" table:style-name="ce1">
            <text:p>20.46108</text:p>
          </table:table-cell>
          <table:table-cell office:value-type="float" office:value="44.813299999999998" table:style-name="ce1">
            <text:p>44.813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zaustavljen na trotoaru ili biciklističkoj stazi</text:p>
          </table:table-cell>
          <table:table-cell table:number-columns-repeated="16377"/>
        </table:table-row>
        <table:table-row table:style-name="ro1">
          <table:table-cell office:value-type="float" office:value="1204197" table:style-name="ce1">
            <text:p>1204197</text:p>
          </table:table-cell>
          <table:table-cell office:value-type="string" table:style-name="ce1">
            <text:p>08.01.2018,17:15</text:p>
          </table:table-cell>
          <table:table-cell office:value-type="float" office:value="20.493815999999999" table:style-name="ce1">
            <text:p>20.493816</text:p>
          </table:table-cell>
          <table:table-cell office:value-type="float" office:value="44.784036999999998" table:style-name="ce1">
            <text:p>44.78403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04505" table:style-name="ce1">
            <text:p>1204505</text:p>
          </table:table-cell>
          <table:table-cell office:value-type="string" table:style-name="ce1">
            <text:p>08.01.2018,11:00</text:p>
          </table:table-cell>
          <table:table-cell office:value-type="float" office:value="20.187369" table:style-name="ce1">
            <text:p>20.187369</text:p>
          </table:table-cell>
          <table:table-cell office:value-type="float" office:value="44.876607" table:style-name="ce1">
            <text:p>44.8766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229" table:style-name="ce1">
            <text:p>1204229</text:p>
          </table:table-cell>
          <table:table-cell office:value-type="string" table:style-name="ce1">
            <text:p>08.01.2018,21:00</text:p>
          </table:table-cell>
          <table:table-cell office:value-type="float" office:value="20.382269999999998" table:style-name="ce1">
            <text:p>20.38227</text:p>
          </table:table-cell>
          <table:table-cell office:value-type="float" office:value="44.799329999999998" table:style-name="ce1">
            <text:p>44.799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04190" table:style-name="ce1">
            <text:p>1204190</text:p>
          </table:table-cell>
          <table:table-cell office:value-type="string" table:style-name="ce1">
            <text:p>08.01.2018,00:15</text:p>
          </table:table-cell>
          <table:table-cell office:value-type="float" office:value="20.420190000000002" table:style-name="ce1">
            <text:p>20.42019</text:p>
          </table:table-cell>
          <table:table-cell office:value-type="float" office:value="44.767949999999999" table:style-name="ce1">
            <text:p>44.7679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643" table:style-name="ce1">
            <text:p>1205643</text:p>
          </table:table-cell>
          <table:table-cell office:value-type="string" table:style-name="ce1">
            <text:p>08.01.2018,19:05</text:p>
          </table:table-cell>
          <table:table-cell office:value-type="float" office:value="20.710850000000001" table:style-name="ce1">
            <text:p>20.71085</text:p>
          </table:table-cell>
          <table:table-cell office:value-type="float" office:value="44.442210000000003" table:style-name="ce1">
            <text:p>44.442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04228" table:style-name="ce1">
            <text:p>1204228</text:p>
          </table:table-cell>
          <table:table-cell office:value-type="string" table:style-name="ce1">
            <text:p>08.01.2018,17:40</text:p>
          </table:table-cell>
          <table:table-cell office:value-type="float" office:value="20.301684000000002" table:style-name="ce1">
            <text:p>20.301684</text:p>
          </table:table-cell>
          <table:table-cell office:value-type="float" office:value="44.562004000000002" table:style-name="ce1">
            <text:p>44.56200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233" table:style-name="ce1">
            <text:p>1204233</text:p>
          </table:table-cell>
          <table:table-cell office:value-type="string" table:style-name="ce1">
            <text:p>08.01.2018,21:00</text:p>
          </table:table-cell>
          <table:table-cell office:value-type="float" office:value="20.525559999999999" table:style-name="ce1">
            <text:p>20.52556</text:p>
          </table:table-cell>
          <table:table-cell office:value-type="float" office:value="44.759459999999997" table:style-name="ce1">
            <text:p>44.759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235" table:style-name="ce1">
            <text:p>1204235</text:p>
          </table:table-cell>
          <table:table-cell office:value-type="string" table:style-name="ce1">
            <text:p>08.01.2018,18:10</text:p>
          </table:table-cell>
          <table:table-cell office:value-type="float" office:value="20.420249999999999" table:style-name="ce1">
            <text:p>20.42025</text:p>
          </table:table-cell>
          <table:table-cell office:value-type="float" office:value="44.74165" table:style-name="ce1">
            <text:p>44.741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4237" table:style-name="ce1">
            <text:p>1204237</text:p>
          </table:table-cell>
          <table:table-cell office:value-type="string" table:style-name="ce1">
            <text:p>08.01.2018,20:00</text:p>
          </table:table-cell>
          <table:table-cell office:value-type="float" office:value="20.468319999999999" table:style-name="ce1">
            <text:p>20.46832</text:p>
          </table:table-cell>
          <table:table-cell office:value-type="float" office:value="44.783619999999999" table:style-name="ce1">
            <text:p>44.783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238" table:style-name="ce1">
            <text:p>1204238</text:p>
          </table:table-cell>
          <table:table-cell office:value-type="string" table:style-name="ce1">
            <text:p>08.01.2018,19:00</text:p>
          </table:table-cell>
          <table:table-cell office:value-type="float" office:value="20.533249999999999" table:style-name="ce1">
            <text:p>20.53325</text:p>
          </table:table-cell>
          <table:table-cell office:value-type="float" office:value="44.75656" table:style-name="ce1">
            <text:p>44.756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5127" table:style-name="ce1">
            <text:p>1205127</text:p>
          </table:table-cell>
          <table:table-cell office:value-type="string" table:style-name="ce1">
            <text:p>08.01.2018,22:40</text:p>
          </table:table-cell>
          <table:table-cell office:value-type="float" office:value="20.489350000000002" table:style-name="ce1">
            <text:p>20.48935</text:p>
          </table:table-cell>
          <table:table-cell office:value-type="float" office:value="44.79083" table:style-name="ce1">
            <text:p>44.790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4291" table:style-name="ce1">
            <text:p>1204291</text:p>
          </table:table-cell>
          <table:table-cell office:value-type="string" table:style-name="ce1">
            <text:p>08.01.2018,11:00</text:p>
          </table:table-cell>
          <table:table-cell office:value-type="float" office:value="20.508396000000001" table:style-name="ce1">
            <text:p>20.508396</text:p>
          </table:table-cell>
          <table:table-cell office:value-type="float" office:value="44.779552000000002" table:style-name="ce1">
            <text:p>44.7795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04292" table:style-name="ce1">
            <text:p>1204292</text:p>
          </table:table-cell>
          <table:table-cell office:value-type="string" table:style-name="ce1">
            <text:p>08.01.2018,12:40</text:p>
          </table:table-cell>
          <table:table-cell office:value-type="float" office:value="20.473213999999999" table:style-name="ce1">
            <text:p>20.473214</text:p>
          </table:table-cell>
          <table:table-cell office:value-type="float" office:value="44.757997000000003" table:style-name="ce1">
            <text:p>44.7579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186" table:style-name="ce1">
            <text:p>1204186</text:p>
          </table:table-cell>
          <table:table-cell office:value-type="string" table:style-name="ce1">
            <text:p>08.01.2018,10:10</text:p>
          </table:table-cell>
          <table:table-cell office:value-type="float" office:value="20.36833" table:style-name="ce1">
            <text:p>20.36833</text:p>
          </table:table-cell>
          <table:table-cell office:value-type="float" office:value="44.802300000000002" table:style-name="ce1">
            <text:p>44.80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4239" table:style-name="ce1">
            <text:p>1204239</text:p>
          </table:table-cell>
          <table:table-cell office:value-type="string" table:style-name="ce1">
            <text:p>08.01.2018,20:30</text:p>
          </table:table-cell>
          <table:table-cell office:value-type="float" office:value="20.469989999999999" table:style-name="ce1">
            <text:p>20.46999</text:p>
          </table:table-cell>
          <table:table-cell office:value-type="float" office:value="44.890025000000001" table:style-name="ce1">
            <text:p>44.8900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04763" table:style-name="ce1">
            <text:p>1204763</text:p>
          </table:table-cell>
          <table:table-cell office:value-type="string" table:style-name="ce1">
            <text:p>08.01.2018,19:50</text:p>
          </table:table-cell>
          <table:table-cell office:value-type="float" office:value="20.448793999999999" table:style-name="ce1">
            <text:p>20.448794</text:p>
          </table:table-cell>
          <table:table-cell office:value-type="float" office:value="44.798806999999996" table:style-name="ce1">
            <text:p>44.7988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083" table:style-name="ce1">
            <text:p>1205083</text:p>
          </table:table-cell>
          <table:table-cell office:value-type="string" table:style-name="ce1">
            <text:p>08.01.2018,14:50</text:p>
          </table:table-cell>
          <table:table-cell office:value-type="float" office:value="20.420169999999999" table:style-name="ce1">
            <text:p>20.42017</text:p>
          </table:table-cell>
          <table:table-cell office:value-type="float" office:value="44.808410000000002" table:style-name="ce1">
            <text:p>44.808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086" table:style-name="ce1">
            <text:p>1205086</text:p>
          </table:table-cell>
          <table:table-cell office:value-type="string" table:style-name="ce1">
            <text:p>08.01.2018,09:00</text:p>
          </table:table-cell>
          <table:table-cell office:value-type="float" office:value="20.408270000000002" table:style-name="ce1">
            <text:p>20.40827</text:p>
          </table:table-cell>
          <table:table-cell office:value-type="float" office:value="44.80603" table:style-name="ce1">
            <text:p>44.806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05088" table:style-name="ce1">
            <text:p>1205088</text:p>
          </table:table-cell>
          <table:table-cell office:value-type="string" table:style-name="ce1">
            <text:p>08.01.2018,06:55</text:p>
          </table:table-cell>
          <table:table-cell office:value-type="float" office:value="20.45459" table:style-name="ce1">
            <text:p>20.45459</text:p>
          </table:table-cell>
          <table:table-cell office:value-type="float" office:value="44.800960000000003" table:style-name="ce1">
            <text:p>44.800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4204" table:style-name="ce1">
            <text:p>1204204</text:p>
          </table:table-cell>
          <table:table-cell office:value-type="string" table:style-name="ce1">
            <text:p>08.01.2018,14:45</text:p>
          </table:table-cell>
          <table:table-cell office:value-type="float" office:value="20.474070000000001" table:style-name="ce1">
            <text:p>20.47407</text:p>
          </table:table-cell>
          <table:table-cell office:value-type="float" office:value="44.761510000000001" table:style-name="ce1">
            <text:p>44.761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5405" table:style-name="ce1">
            <text:p>1205405</text:p>
          </table:table-cell>
          <table:table-cell office:value-type="string" table:style-name="ce1">
            <text:p>08.01.2018,11:30</text:p>
          </table:table-cell>
          <table:table-cell office:value-type="float" office:value="20.414760999999999" table:style-name="ce1">
            <text:p>20.414761</text:p>
          </table:table-cell>
          <table:table-cell office:value-type="float" office:value="44.819288" table:style-name="ce1">
            <text:p>44.81928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259" table:style-name="ce1">
            <text:p>1204259</text:p>
          </table:table-cell>
          <table:table-cell office:value-type="string" table:style-name="ce1">
            <text:p>08.01.2018,14:20</text:p>
          </table:table-cell>
          <table:table-cell office:value-type="float" office:value="20.462710000000001" table:style-name="ce1">
            <text:p>20.46271</text:p>
          </table:table-cell>
          <table:table-cell office:value-type="float" office:value="44.824399999999997" table:style-name="ce1">
            <text:p>44.82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3968" table:style-name="ce1">
            <text:p>1203968</text:p>
          </table:table-cell>
          <table:table-cell office:value-type="string" table:style-name="ce1">
            <text:p>08.01.2018,17:40</text:p>
          </table:table-cell>
          <table:table-cell office:value-type="float" office:value="20.42381" table:style-name="ce1">
            <text:p>20.42381</text:p>
          </table:table-cell>
          <table:table-cell office:value-type="float" office:value="44.802610000000001" table:style-name="ce1">
            <text:p>44.802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282" table:style-name="ce1">
            <text:p>1204282</text:p>
          </table:table-cell>
          <table:table-cell office:value-type="string" table:style-name="ce1">
            <text:p>08.01.2018,10:05</text:p>
          </table:table-cell>
          <table:table-cell office:value-type="float" office:value="20.38674" table:style-name="ce1">
            <text:p>20.38674</text:p>
          </table:table-cell>
          <table:table-cell office:value-type="float" office:value="44.680261999999999" table:style-name="ce1">
            <text:p>44.68026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272" table:style-name="ce1">
            <text:p>1204272</text:p>
          </table:table-cell>
          <table:table-cell office:value-type="string" table:style-name="ce1">
            <text:p>08.01.2018,14:30</text:p>
          </table:table-cell>
          <table:table-cell office:value-type="float" office:value="20.490586" table:style-name="ce1">
            <text:p>20.490586</text:p>
          </table:table-cell>
          <table:table-cell office:value-type="float" office:value="44.818897" table:style-name="ce1">
            <text:p>44.81889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3873" table:style-name="ce1">
            <text:p>1203873</text:p>
          </table:table-cell>
          <table:table-cell office:value-type="string" table:style-name="ce1">
            <text:p>08.01.2018,23:00</text:p>
          </table:table-cell>
          <table:table-cell office:value-type="float" office:value="20.485469999999999" table:style-name="ce1">
            <text:p>20.48547</text:p>
          </table:table-cell>
          <table:table-cell office:value-type="float" office:value="44.817010000000003" table:style-name="ce1">
            <text:p>44.817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210" table:style-name="ce1">
            <text:p>1204210</text:p>
          </table:table-cell>
          <table:table-cell office:value-type="string" table:style-name="ce1">
            <text:p>08.01.2018,17:15</text:p>
          </table:table-cell>
          <table:table-cell office:value-type="float" office:value="20.437909999999999" table:style-name="ce1">
            <text:p>20.43791</text:p>
          </table:table-cell>
          <table:table-cell office:value-type="float" office:value="44.795259999999999" table:style-name="ce1">
            <text:p>44.795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4202" table:style-name="ce1">
            <text:p>1204202</text:p>
          </table:table-cell>
          <table:table-cell office:value-type="string" table:style-name="ce1">
            <text:p>08.01.2018,08:50</text:p>
          </table:table-cell>
          <table:table-cell office:value-type="float" office:value="20.48002" table:style-name="ce1">
            <text:p>20.48002</text:p>
          </table:table-cell>
          <table:table-cell office:value-type="float" office:value="44.81908" table:style-name="ce1">
            <text:p>44.8190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 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04311" table:style-name="ce1">
            <text:p>1204311</text:p>
          </table:table-cell>
          <table:table-cell office:value-type="string" table:style-name="ce1">
            <text:p>08.01.2018,13:05</text:p>
          </table:table-cell>
          <table:table-cell office:value-type="float" office:value="20.410498" table:style-name="ce1">
            <text:p>20.410498</text:p>
          </table:table-cell>
          <table:table-cell office:value-type="float" office:value="44.845108000000003" table:style-name="ce1">
            <text:p>44.8451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4312" table:style-name="ce1">
            <text:p>1204312</text:p>
          </table:table-cell>
          <table:table-cell office:value-type="string" table:style-name="ce1">
            <text:p>08.01.2018,13:45</text:p>
          </table:table-cell>
          <table:table-cell office:value-type="float" office:value="20.408225999999999" table:style-name="ce1">
            <text:p>20.408226</text:p>
          </table:table-cell>
          <table:table-cell office:value-type="float" office:value="44.822322999999997" table:style-name="ce1">
            <text:p>44.8223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313" table:style-name="ce1">
            <text:p>1204313</text:p>
          </table:table-cell>
          <table:table-cell office:value-type="string" table:style-name="ce1">
            <text:p>08.01.2018,15:45</text:p>
          </table:table-cell>
          <table:table-cell office:value-type="float" office:value="20.479164999999998" table:style-name="ce1">
            <text:p>20.479165</text:p>
          </table:table-cell>
          <table:table-cell office:value-type="float" office:value="44.805430000000001" table:style-name="ce1">
            <text:p>44.805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4623" table:style-name="ce1">
            <text:p>1204623</text:p>
          </table:table-cell>
          <table:table-cell office:value-type="string" table:style-name="ce1">
            <text:p>08.01.2018,14:00</text:p>
          </table:table-cell>
          <table:table-cell office:value-type="float" office:value="20.423649999999999" table:style-name="ce1">
            <text:p>20.42365</text:p>
          </table:table-cell>
          <table:table-cell office:value-type="float" office:value="44.649059999999999" table:style-name="ce1">
            <text:p>44.649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154" table:style-name="ce1">
            <text:p>1205154</text:p>
          </table:table-cell>
          <table:table-cell office:value-type="string" table:style-name="ce1">
            <text:p>08.01.2018,19:35</text:p>
          </table:table-cell>
          <table:table-cell office:value-type="float" office:value="20.448642" table:style-name="ce1">
            <text:p>20.448642</text:p>
          </table:table-cell>
          <table:table-cell office:value-type="float" office:value="44.798881000000002" table:style-name="ce1">
            <text:p>44.7988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648" table:style-name="ce1">
            <text:p>1204648</text:p>
          </table:table-cell>
          <table:table-cell office:value-type="string" table:style-name="ce1">
            <text:p>08.01.2018,14:30</text:p>
          </table:table-cell>
          <table:table-cell office:value-type="float" office:value="20.383944" table:style-name="ce1">
            <text:p>20.383944</text:p>
          </table:table-cell>
          <table:table-cell office:value-type="float" office:value="44.802343" table:style-name="ce1">
            <text:p>44.8023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4388" table:style-name="ce1">
            <text:p>1204388</text:p>
          </table:table-cell>
          <table:table-cell office:value-type="string" table:style-name="ce1">
            <text:p>09.01.2018,11:10</text:p>
          </table:table-cell>
          <table:table-cell office:value-type="float" office:value="20.508679999999998" table:style-name="ce1">
            <text:p>20.50868</text:p>
          </table:table-cell>
          <table:table-cell office:value-type="float" office:value="44.843870000000003" table:style-name="ce1">
            <text:p>44.843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003" table:style-name="ce1">
            <text:p>1205003</text:p>
          </table:table-cell>
          <table:table-cell office:value-type="string" table:style-name="ce1">
            <text:p>09.01.2018,12:30</text:p>
          </table:table-cell>
          <table:table-cell office:value-type="float" office:value="20.48481" table:style-name="ce1">
            <text:p>20.48481</text:p>
          </table:table-cell>
          <table:table-cell office:value-type="float" office:value="44.810499999999998" table:style-name="ce1">
            <text:p>44.81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4420" table:style-name="ce1">
            <text:p>1204420</text:p>
          </table:table-cell>
          <table:table-cell office:value-type="string" table:style-name="ce1">
            <text:p>09.01.2018,13:10</text:p>
          </table:table-cell>
          <table:table-cell office:value-type="float" office:value="20.402792999999999" table:style-name="ce1">
            <text:p>20.402793</text:p>
          </table:table-cell>
          <table:table-cell office:value-type="float" office:value="44.851171999999998" table:style-name="ce1">
            <text:p>44.8511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4421" table:style-name="ce1">
            <text:p>1204421</text:p>
          </table:table-cell>
          <table:table-cell office:value-type="string" table:style-name="ce1">
            <text:p>09.01.2018,12:45</text:p>
          </table:table-cell>
          <table:table-cell office:value-type="float" office:value="20.29243" table:style-name="ce1">
            <text:p>20.29243</text:p>
          </table:table-cell>
          <table:table-cell office:value-type="float" office:value="44.893659999999997" table:style-name="ce1">
            <text:p>44.893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422" table:style-name="ce1">
            <text:p>1204422</text:p>
          </table:table-cell>
          <table:table-cell office:value-type="string" table:style-name="ce1">
            <text:p>09.01.2018,16:25</text:p>
          </table:table-cell>
          <table:table-cell office:value-type="float" office:value="20.422132000000001" table:style-name="ce1">
            <text:p>20.422132</text:p>
          </table:table-cell>
          <table:table-cell office:value-type="float" office:value="44.789825" table:style-name="ce1">
            <text:p>44.7898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4287" table:style-name="ce1">
            <text:p>1204287</text:p>
          </table:table-cell>
          <table:table-cell office:value-type="string" table:style-name="ce1">
            <text:p>09.01.2018,14:30</text:p>
          </table:table-cell>
          <table:table-cell office:value-type="float" office:value="20.37274" table:style-name="ce1">
            <text:p>20.37274</text:p>
          </table:table-cell>
          <table:table-cell office:value-type="float" office:value="44.805729999999997" table:style-name="ce1">
            <text:p>44.805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4288" table:style-name="ce1">
            <text:p>1204288</text:p>
          </table:table-cell>
          <table:table-cell office:value-type="string" table:style-name="ce1">
            <text:p>09.01.2018,09:25</text:p>
          </table:table-cell>
          <table:table-cell office:value-type="float" office:value="20.459150999999999" table:style-name="ce1">
            <text:p>20.459151</text:p>
          </table:table-cell>
          <table:table-cell office:value-type="float" office:value="44.796827999999998" table:style-name="ce1">
            <text:p>44.7968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659" table:style-name="ce1">
            <text:p>1205659</text:p>
          </table:table-cell>
          <table:table-cell office:value-type="string" table:style-name="ce1">
            <text:p>09.01.2018,18:15</text:p>
          </table:table-cell>
          <table:table-cell office:value-type="float" office:value="20.461007800000001" table:style-name="ce1">
            <text:p>20.4610078</text:p>
          </table:table-cell>
          <table:table-cell office:value-type="float" office:value="44.820843000000004" table:style-name="ce1">
            <text:p>44.8208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283" table:style-name="ce1">
            <text:p>1204283</text:p>
          </table:table-cell>
          <table:table-cell office:value-type="string" table:style-name="ce1">
            <text:p>09.01.2018,13:10</text:p>
          </table:table-cell>
          <table:table-cell office:value-type="float" office:value="20.420529999999999" table:style-name="ce1">
            <text:p>20.42053</text:p>
          </table:table-cell>
          <table:table-cell office:value-type="float" office:value="44.821330000000003" table:style-name="ce1">
            <text:p>44.821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321" table:style-name="ce1">
            <text:p>1204321</text:p>
          </table:table-cell>
          <table:table-cell office:value-type="string" table:style-name="ce1">
            <text:p>09.01.2018,17:45</text:p>
          </table:table-cell>
          <table:table-cell office:value-type="float" office:value="20.402532999999998" table:style-name="ce1">
            <text:p>20.402533</text:p>
          </table:table-cell>
          <table:table-cell office:value-type="float" office:value="44.812309999999997" table:style-name="ce1">
            <text:p>44.812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286" table:style-name="ce1">
            <text:p>1204286</text:p>
          </table:table-cell>
          <table:table-cell office:value-type="string" table:style-name="ce1">
            <text:p>09.01.2018,10:05</text:p>
          </table:table-cell>
          <table:table-cell office:value-type="float" office:value="20.476929999999999" table:style-name="ce1">
            <text:p>20.47693</text:p>
          </table:table-cell>
          <table:table-cell office:value-type="float" office:value="44.767980000000001" table:style-name="ce1">
            <text:p>44.767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289" table:style-name="ce1">
            <text:p>1204289</text:p>
          </table:table-cell>
          <table:table-cell office:value-type="string" table:style-name="ce1">
            <text:p>09.01.2018,08:15</text:p>
          </table:table-cell>
          <table:table-cell office:value-type="float" office:value="20.383790000000001" table:style-name="ce1">
            <text:p>20.38379</text:p>
          </table:table-cell>
          <table:table-cell office:value-type="float" office:value="44.830689999999997" table:style-name="ce1">
            <text:p>44.830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4322" table:style-name="ce1">
            <text:p>1204322</text:p>
          </table:table-cell>
          <table:table-cell office:value-type="string" table:style-name="ce1">
            <text:p>09.01.2018,17:15</text:p>
          </table:table-cell>
          <table:table-cell office:value-type="float" office:value="20.451654000000001" table:style-name="ce1">
            <text:p>20.451654</text:p>
          </table:table-cell>
          <table:table-cell office:value-type="float" office:value="44.814968" table:style-name="ce1">
            <text:p>44.8149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323" table:style-name="ce1">
            <text:p>1204323</text:p>
          </table:table-cell>
          <table:table-cell office:value-type="string" table:style-name="ce1">
            <text:p>09.01.2018,19:20</text:p>
          </table:table-cell>
          <table:table-cell office:value-type="float" office:value="20.399480000000001" table:style-name="ce1">
            <text:p>20.39948</text:p>
          </table:table-cell>
          <table:table-cell office:value-type="float" office:value="44.817639999999997" table:style-name="ce1">
            <text:p>44.817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4325" table:style-name="ce1">
            <text:p>1204325</text:p>
          </table:table-cell>
          <table:table-cell office:value-type="string" table:style-name="ce1">
            <text:p>09.01.2018,22:45</text:p>
          </table:table-cell>
          <table:table-cell office:value-type="float" office:value="20.455860000000001" table:style-name="ce1">
            <text:p>20.45586</text:p>
          </table:table-cell>
          <table:table-cell office:value-type="float" office:value="44.753450000000001" table:style-name="ce1">
            <text:p>44.753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311" table:style-name="ce1">
            <text:p>1205311</text:p>
          </table:table-cell>
          <table:table-cell office:value-type="string" table:style-name="ce1">
            <text:p>09.01.2018,16:45</text:p>
          </table:table-cell>
          <table:table-cell office:value-type="float" office:value="20.463937999999999" table:style-name="ce1">
            <text:p>20.463938</text:p>
          </table:table-cell>
          <table:table-cell office:value-type="float" office:value="44.793318999999997" table:style-name="ce1">
            <text:p>44.7933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280" table:style-name="ce1">
            <text:p>1204280</text:p>
          </table:table-cell>
          <table:table-cell office:value-type="string" table:style-name="ce1">
            <text:p>09.01.2018,12:45</text:p>
          </table:table-cell>
          <table:table-cell office:value-type="float" office:value="20.478770000000001" table:style-name="ce1">
            <text:p>20.47877</text:p>
          </table:table-cell>
          <table:table-cell office:value-type="float" office:value="44.797559999999997" table:style-name="ce1">
            <text:p>44.797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281" table:style-name="ce1">
            <text:p>1204281</text:p>
          </table:table-cell>
          <table:table-cell office:value-type="string" table:style-name="ce1">
            <text:p>09.01.2018,11:35</text:p>
          </table:table-cell>
          <table:table-cell office:value-type="float" office:value="20.510629999999999" table:style-name="ce1">
            <text:p>20.51063</text:p>
          </table:table-cell>
          <table:table-cell office:value-type="float" office:value="44.791939999999997" table:style-name="ce1">
            <text:p>44.791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4318" table:style-name="ce1">
            <text:p>1204318</text:p>
          </table:table-cell>
          <table:table-cell office:value-type="string" table:style-name="ce1">
            <text:p>09.01.2018,21:00</text:p>
          </table:table-cell>
          <table:table-cell office:value-type="float" office:value="20.446213" table:style-name="ce1">
            <text:p>20.446213</text:p>
          </table:table-cell>
          <table:table-cell office:value-type="float" office:value="44.751784999999998" table:style-name="ce1">
            <text:p>44.7517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4319" table:style-name="ce1">
            <text:p>1204319</text:p>
          </table:table-cell>
          <table:table-cell office:value-type="string" table:style-name="ce1">
            <text:p>09.01.2018,19:00</text:p>
          </table:table-cell>
          <table:table-cell office:value-type="float" office:value="20.508447" table:style-name="ce1">
            <text:p>20.508447</text:p>
          </table:table-cell>
          <table:table-cell office:value-type="float" office:value="44.811311000000003" table:style-name="ce1">
            <text:p>44.8113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4320" table:style-name="ce1">
            <text:p>1204320</text:p>
          </table:table-cell>
          <table:table-cell office:value-type="string" table:style-name="ce1">
            <text:p>09.01.2018,17:15</text:p>
          </table:table-cell>
          <table:table-cell office:value-type="float" office:value="20.466332000000001" table:style-name="ce1">
            <text:p>20.466332</text:p>
          </table:table-cell>
          <table:table-cell office:value-type="float" office:value="44.802090999999997" table:style-name="ce1">
            <text:p>44.8020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5217" table:style-name="ce1">
            <text:p>1205217</text:p>
          </table:table-cell>
          <table:table-cell office:value-type="string" table:style-name="ce1">
            <text:p>09.01.2018,11:45</text:p>
          </table:table-cell>
          <table:table-cell office:value-type="float" office:value="20.46463" table:style-name="ce1">
            <text:p>20.46463</text:p>
          </table:table-cell>
          <table:table-cell office:value-type="float" office:value="44.816600000000001" table:style-name="ce1">
            <text:p>44.81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655" table:style-name="ce1">
            <text:p>1204655</text:p>
          </table:table-cell>
          <table:table-cell office:value-type="string" table:style-name="ce1">
            <text:p>09.01.2018,17:35</text:p>
          </table:table-cell>
          <table:table-cell office:value-type="float" office:value="20.44042" table:style-name="ce1">
            <text:p>20.44042</text:p>
          </table:table-cell>
          <table:table-cell office:value-type="float" office:value="44.802810000000001" table:style-name="ce1">
            <text:p>44.8028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507" table:style-name="ce1">
            <text:p>1204507</text:p>
          </table:table-cell>
          <table:table-cell office:value-type="string" table:style-name="ce1">
            <text:p>09.01.2018,19:15</text:p>
          </table:table-cell>
          <table:table-cell office:value-type="float" office:value="20.408339000000002" table:style-name="ce1">
            <text:p>20.408339</text:p>
          </table:table-cell>
          <table:table-cell office:value-type="float" office:value="44.771372999999997" table:style-name="ce1">
            <text:p>44.7713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4948" table:style-name="ce1">
            <text:p>1204948</text:p>
          </table:table-cell>
          <table:table-cell office:value-type="string" table:style-name="ce1">
            <text:p>09.01.2018,11:30</text:p>
          </table:table-cell>
          <table:table-cell office:value-type="float" office:value="20.289135000000002" table:style-name="ce1">
            <text:p>20.289135</text:p>
          </table:table-cell>
          <table:table-cell office:value-type="float" office:value="44.833475999999997" table:style-name="ce1">
            <text:p>44.8334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5093" table:style-name="ce1">
            <text:p>1205093</text:p>
          </table:table-cell>
          <table:table-cell office:value-type="string" table:style-name="ce1">
            <text:p>09.01.2018,17:00</text:p>
          </table:table-cell>
          <table:table-cell office:value-type="float" office:value="20.535360000000001" table:style-name="ce1">
            <text:p>20.53536</text:p>
          </table:table-cell>
          <table:table-cell office:value-type="float" office:value="44.852060000000002" table:style-name="ce1">
            <text:p>44.852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094" table:style-name="ce1">
            <text:p>1205094</text:p>
          </table:table-cell>
          <table:table-cell office:value-type="string" table:style-name="ce1">
            <text:p>09.01.2018,18:30</text:p>
          </table:table-cell>
          <table:table-cell office:value-type="float" office:value="20.512509999999999" table:style-name="ce1">
            <text:p>20.51251</text:p>
          </table:table-cell>
          <table:table-cell office:value-type="float" office:value="44.782150000000001" table:style-name="ce1">
            <text:p>44.782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585" table:style-name="ce1">
            <text:p>1204585</text:p>
          </table:table-cell>
          <table:table-cell office:value-type="string" table:style-name="ce1">
            <text:p>09.01.2018,08:50</text:p>
          </table:table-cell>
          <table:table-cell office:value-type="float" office:value="20.396889999999999" table:style-name="ce1">
            <text:p>20.39689</text:p>
          </table:table-cell>
          <table:table-cell office:value-type="float" office:value="44.826689999999999" table:style-name="ce1">
            <text:p>44.8266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4586" table:style-name="ce1">
            <text:p>1204586</text:p>
          </table:table-cell>
          <table:table-cell office:value-type="string" table:style-name="ce1">
            <text:p>09.01.2018,13:20</text:p>
          </table:table-cell>
          <table:table-cell office:value-type="float" office:value="20.465350000000001" table:style-name="ce1">
            <text:p>20.46535</text:p>
          </table:table-cell>
          <table:table-cell office:value-type="float" office:value="44.787790000000001" table:style-name="ce1">
            <text:p>44.7877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651" table:style-name="ce1">
            <text:p>1204651</text:p>
          </table:table-cell>
          <table:table-cell office:value-type="string" table:style-name="ce1">
            <text:p>09.01.2018,05:50</text:p>
          </table:table-cell>
          <table:table-cell office:value-type="float" office:value="20.484006999999998" table:style-name="ce1">
            <text:p>20.484007</text:p>
          </table:table-cell>
          <table:table-cell office:value-type="float" office:value="44.781740999999997" table:style-name="ce1">
            <text:p>44.7817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05763" table:style-name="ce1">
            <text:p>1205763</text:p>
          </table:table-cell>
          <table:table-cell office:value-type="string" table:style-name="ce1">
            <text:p>09.01.2018,20:15</text:p>
          </table:table-cell>
          <table:table-cell office:value-type="float" office:value="20.466719999999999" table:style-name="ce1">
            <text:p>20.46672</text:p>
          </table:table-cell>
          <table:table-cell office:value-type="float" office:value="44.802129999999998" table:style-name="ce1">
            <text:p>44.802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6039" table:style-name="ce1">
            <text:p>1206039</text:p>
          </table:table-cell>
          <table:table-cell office:value-type="string" table:style-name="ce1">
            <text:p>09.01.2018,16:40</text:p>
          </table:table-cell>
          <table:table-cell office:value-type="float" office:value="20.295210000000001" table:style-name="ce1">
            <text:p>20.29521</text:p>
          </table:table-cell>
          <table:table-cell office:value-type="float" office:value="44.895490000000002" table:style-name="ce1">
            <text:p>44.8954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– ostale situacije</text:p>
          </table:table-cell>
          <table:table-cell table:number-columns-repeated="16377"/>
        </table:table-row>
        <table:table-row table:style-name="ro1">
          <table:table-cell office:value-type="float" office:value="1204307" table:style-name="ce1">
            <text:p>1204307</text:p>
          </table:table-cell>
          <table:table-cell office:value-type="string" table:style-name="ce1">
            <text:p>09.01.2018,23:40</text:p>
          </table:table-cell>
          <table:table-cell office:value-type="float" office:value="20.494949999999999" table:style-name="ce1">
            <text:p>20.49495</text:p>
          </table:table-cell>
          <table:table-cell office:value-type="float" office:value="44.784320000000001" table:style-name="ce1">
            <text:p>44.784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344" table:style-name="ce1">
            <text:p>1204344</text:p>
          </table:table-cell>
          <table:table-cell office:value-type="string" table:style-name="ce1">
            <text:p>09.01.2018,21:10</text:p>
          </table:table-cell>
          <table:table-cell office:value-type="float" office:value="20.421353" table:style-name="ce1">
            <text:p>20.421353</text:p>
          </table:table-cell>
          <table:table-cell office:value-type="float" office:value="44.730493000000003" table:style-name="ce1">
            <text:p>44.73049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214" table:style-name="ce1">
            <text:p>1204214</text:p>
          </table:table-cell>
          <table:table-cell office:value-type="string" table:style-name="ce1">
            <text:p>09.01.2018,00:15</text:p>
          </table:table-cell>
          <table:table-cell office:value-type="float" office:value="20.499804000000001" table:style-name="ce1">
            <text:p>20.499804</text:p>
          </table:table-cell>
          <table:table-cell office:value-type="float" office:value="44.788314999999997" table:style-name="ce1">
            <text:p>44.7883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4353" table:style-name="ce1">
            <text:p>1204353</text:p>
          </table:table-cell>
          <table:table-cell office:value-type="string" table:style-name="ce1">
            <text:p>09.01.2018,21:15</text:p>
          </table:table-cell>
          <table:table-cell office:value-type="float" office:value="20.516093999999999" table:style-name="ce1">
            <text:p>20.516094</text:p>
          </table:table-cell>
          <table:table-cell office:value-type="float" office:value="44.789019000000003" table:style-name="ce1">
            <text:p>44.78901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309" table:style-name="ce1">
            <text:p>1204309</text:p>
          </table:table-cell>
          <table:table-cell office:value-type="string" table:style-name="ce1">
            <text:p>09.01.2018,20:30</text:p>
          </table:table-cell>
          <table:table-cell office:value-type="float" office:value="20.462244999999999" table:style-name="ce1">
            <text:p>20.462245</text:p>
          </table:table-cell>
          <table:table-cell office:value-type="float" office:value="44.807341999999998" table:style-name="ce1">
            <text:p>44.8073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407" table:style-name="ce1">
            <text:p>1204407</text:p>
          </table:table-cell>
          <table:table-cell office:value-type="string" table:style-name="ce1">
            <text:p>09.01.2018,11:30</text:p>
          </table:table-cell>
          <table:table-cell office:value-type="float" office:value="20.471871" table:style-name="ce1">
            <text:p>20.471871</text:p>
          </table:table-cell>
          <table:table-cell office:value-type="float" office:value="44.817055000000003" table:style-name="ce1">
            <text:p>44.81705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sa skretanjem vozila ulevo, u raskrsnici</text:p>
          </table:table-cell>
          <table:table-cell table:number-columns-repeated="16377"/>
        </table:table-row>
        <table:table-row table:style-name="ro1">
          <table:table-cell office:value-type="float" office:value="1204455" table:style-name="ce1">
            <text:p>1204455</text:p>
          </table:table-cell>
          <table:table-cell office:value-type="string" table:style-name="ce1">
            <text:p>09.01.2018,11:40</text:p>
          </table:table-cell>
          <table:table-cell office:value-type="float" office:value="20.508379999999999" table:style-name="ce1">
            <text:p>20.50838</text:p>
          </table:table-cell>
          <table:table-cell office:value-type="float" office:value="44.823590000000003" table:style-name="ce1">
            <text:p>44.823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04519" table:style-name="ce1">
            <text:p>1204519</text:p>
          </table:table-cell>
          <table:table-cell office:value-type="string" table:style-name="ce1">
            <text:p>09.01.2018,16:10</text:p>
          </table:table-cell>
          <table:table-cell office:value-type="float" office:value="20.520009999999999" table:style-name="ce1">
            <text:p>20.52001</text:p>
          </table:table-cell>
          <table:table-cell office:value-type="float" office:value="44.817120000000003" table:style-name="ce1">
            <text:p>44.817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304" table:style-name="ce1">
            <text:p>1204304</text:p>
          </table:table-cell>
          <table:table-cell office:value-type="string" table:style-name="ce1">
            <text:p>09.01.2018,18:30</text:p>
          </table:table-cell>
          <table:table-cell office:value-type="float" office:value="20.462679999999999" table:style-name="ce1">
            <text:p>20.46268</text:p>
          </table:table-cell>
          <table:table-cell office:value-type="float" office:value="44.814489999999999" table:style-name="ce1">
            <text:p>44.814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527" table:style-name="ce1">
            <text:p>1204527</text:p>
          </table:table-cell>
          <table:table-cell office:value-type="string" table:style-name="ce1">
            <text:p>09.01.2018,20:45</text:p>
          </table:table-cell>
          <table:table-cell office:value-type="float" office:value="20.54983" table:style-name="ce1">
            <text:p>20.54983</text:p>
          </table:table-cell>
          <table:table-cell office:value-type="float" office:value="44.762140000000002" table:style-name="ce1">
            <text:p>44.762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4532" table:style-name="ce1">
            <text:p>1204532</text:p>
          </table:table-cell>
          <table:table-cell office:value-type="string" table:style-name="ce1">
            <text:p>09.01.2018,14:15</text:p>
          </table:table-cell>
          <table:table-cell office:value-type="float" office:value="20.388809999999999" table:style-name="ce1">
            <text:p>20.38881</text:p>
          </table:table-cell>
          <table:table-cell office:value-type="float" office:value="44.827530000000003" table:style-name="ce1">
            <text:p>44.827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04534" table:style-name="ce1">
            <text:p>1204534</text:p>
          </table:table-cell>
          <table:table-cell office:value-type="string" table:style-name="ce1">
            <text:p>09.01.2018,17:05</text:p>
          </table:table-cell>
          <table:table-cell office:value-type="float" office:value="20.490175000000001" table:style-name="ce1">
            <text:p>20.490175</text:p>
          </table:table-cell>
          <table:table-cell office:value-type="float" office:value="44.842529999999996" table:style-name="ce1">
            <text:p>44.842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4273" table:style-name="ce1">
            <text:p>1204273</text:p>
          </table:table-cell>
          <table:table-cell office:value-type="string" table:style-name="ce1">
            <text:p>09.01.2018,12:40</text:p>
          </table:table-cell>
          <table:table-cell office:value-type="float" office:value="20.439609999999998" table:style-name="ce1">
            <text:p>20.43961</text:p>
          </table:table-cell>
          <table:table-cell office:value-type="float" office:value="44.814309999999999" table:style-name="ce1">
            <text:p>44.814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4310" table:style-name="ce1">
            <text:p>1204310</text:p>
          </table:table-cell>
          <table:table-cell office:value-type="string" table:style-name="ce1">
            <text:p>09.01.2018,18:00</text:p>
          </table:table-cell>
          <table:table-cell office:value-type="float" office:value="20.456679999999999" table:style-name="ce1">
            <text:p>20.45668</text:p>
          </table:table-cell>
          <table:table-cell office:value-type="float" office:value="44.823540000000001" table:style-name="ce1">
            <text:p>44.823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403" table:style-name="ce1">
            <text:p>1204403</text:p>
          </table:table-cell>
          <table:table-cell office:value-type="string" table:style-name="ce1">
            <text:p>09.01.2018,12:40</text:p>
          </table:table-cell>
          <table:table-cell office:value-type="float" office:value="20.415589000000001" table:style-name="ce1">
            <text:p>20.415589</text:p>
          </table:table-cell>
          <table:table-cell office:value-type="float" office:value="44.786273999999999" table:style-name="ce1">
            <text:p>44.7862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411" table:style-name="ce1">
            <text:p>1204411</text:p>
          </table:table-cell>
          <table:table-cell office:value-type="string" table:style-name="ce1">
            <text:p>09.01.2018,08:05</text:p>
          </table:table-cell>
          <table:table-cell office:value-type="float" office:value="20.466303" table:style-name="ce1">
            <text:p>20.466303</text:p>
          </table:table-cell>
          <table:table-cell office:value-type="float" office:value="44.78763" table:style-name="ce1">
            <text:p>44.787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412" table:style-name="ce1">
            <text:p>1204412</text:p>
          </table:table-cell>
          <table:table-cell office:value-type="string" table:style-name="ce1">
            <text:p>09.01.2018,10:00</text:p>
          </table:table-cell>
          <table:table-cell office:value-type="float" office:value="20.417119" table:style-name="ce1">
            <text:p>20.417119</text:p>
          </table:table-cell>
          <table:table-cell office:value-type="float" office:value="44.812049000000002" table:style-name="ce1">
            <text:p>44.8120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4276" table:style-name="ce1">
            <text:p>1204276</text:p>
          </table:table-cell>
          <table:table-cell office:value-type="string" table:style-name="ce1">
            <text:p>09.01.2018,16:40</text:p>
          </table:table-cell>
          <table:table-cell office:value-type="float" office:value="20.371200000000002" table:style-name="ce1">
            <text:p>20.3712</text:p>
          </table:table-cell>
          <table:table-cell office:value-type="float" office:value="44.802109999999999" table:style-name="ce1">
            <text:p>44.802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04419" table:style-name="ce1">
            <text:p>1204419</text:p>
          </table:table-cell>
          <table:table-cell office:value-type="string" table:style-name="ce1">
            <text:p>09.01.2018,11:30</text:p>
          </table:table-cell>
          <table:table-cell office:value-type="float" office:value="20.461967999999999" table:style-name="ce1">
            <text:p>20.461968</text:p>
          </table:table-cell>
          <table:table-cell office:value-type="float" office:value="44.883794000000002" table:style-name="ce1">
            <text:p>44.8837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397" table:style-name="ce1">
            <text:p>1204397</text:p>
          </table:table-cell>
          <table:table-cell office:value-type="string" table:style-name="ce1">
            <text:p>10.01.2018,19:05</text:p>
          </table:table-cell>
          <table:table-cell office:value-type="float" office:value="20.452549999999999" table:style-name="ce1">
            <text:p>20.45255</text:p>
          </table:table-cell>
          <table:table-cell office:value-type="float" office:value="44.809939999999997" table:style-name="ce1">
            <text:p>44.809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7183" table:style-name="ce1">
            <text:p>1207183</text:p>
          </table:table-cell>
          <table:table-cell office:value-type="string" table:style-name="ce1">
            <text:p>10.01.2018,10:45</text:p>
          </table:table-cell>
          <table:table-cell office:value-type="float" office:value="20.480788" table:style-name="ce1">
            <text:p>20.480788</text:p>
          </table:table-cell>
          <table:table-cell office:value-type="float" office:value="44.807927999999997" table:style-name="ce1">
            <text:p>44.8079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4946" table:style-name="ce1">
            <text:p>1204946</text:p>
          </table:table-cell>
          <table:table-cell office:value-type="string" table:style-name="ce1">
            <text:p>10.01.2018,17:50</text:p>
          </table:table-cell>
          <table:table-cell office:value-type="float" office:value="20.488859999999999" table:style-name="ce1">
            <text:p>20.48886</text:p>
          </table:table-cell>
          <table:table-cell office:value-type="float" office:value="44.799810000000001" table:style-name="ce1">
            <text:p>44.799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4683" table:style-name="ce1">
            <text:p>1204683</text:p>
          </table:table-cell>
          <table:table-cell office:value-type="string" table:style-name="ce1">
            <text:p>10.01.2018,10:45</text:p>
          </table:table-cell>
          <table:table-cell office:value-type="float" office:value="20.48631" table:style-name="ce1">
            <text:p>20.48631</text:p>
          </table:table-cell>
          <table:table-cell office:value-type="float" office:value="44.805639999999997" table:style-name="ce1">
            <text:p>44.805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424" table:style-name="ce1">
            <text:p>1204424</text:p>
          </table:table-cell>
          <table:table-cell office:value-type="string" table:style-name="ce1">
            <text:p>10.01.2018,18:20</text:p>
          </table:table-cell>
          <table:table-cell office:value-type="float" office:value="20.57048" table:style-name="ce1">
            <text:p>20.57048</text:p>
          </table:table-cell>
          <table:table-cell office:value-type="float" office:value="44.759" table:style-name="ce1">
            <text:p>44.75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4401" table:style-name="ce1">
            <text:p>1204401</text:p>
          </table:table-cell>
          <table:table-cell office:value-type="string" table:style-name="ce1">
            <text:p>10.01.2018,16:55</text:p>
          </table:table-cell>
          <table:table-cell office:value-type="float" office:value="20.371639999999999" table:style-name="ce1">
            <text:p>20.37164</text:p>
          </table:table-cell>
          <table:table-cell office:value-type="float" office:value="44.797820000000002" table:style-name="ce1">
            <text:p>44.797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4609" table:style-name="ce1">
            <text:p>1204609</text:p>
          </table:table-cell>
          <table:table-cell office:value-type="string" table:style-name="ce1">
            <text:p>10.01.2018,23:15</text:p>
          </table:table-cell>
          <table:table-cell office:value-type="float" office:value="20.415918000000001" table:style-name="ce1">
            <text:p>20.415918</text:p>
          </table:table-cell>
          <table:table-cell office:value-type="float" office:value="44.787041000000002" table:style-name="ce1">
            <text:p>44.7870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370" table:style-name="ce1">
            <text:p>1204370</text:p>
          </table:table-cell>
          <table:table-cell office:value-type="string" table:style-name="ce1">
            <text:p>10.01.2018,13:00</text:p>
          </table:table-cell>
          <table:table-cell office:value-type="float" office:value="20.48507" table:style-name="ce1">
            <text:p>20.48507</text:p>
          </table:table-cell>
          <table:table-cell office:value-type="float" office:value="44.751469999999998" table:style-name="ce1">
            <text:p>44.751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373" table:style-name="ce1">
            <text:p>1204373</text:p>
          </table:table-cell>
          <table:table-cell office:value-type="string" table:style-name="ce1">
            <text:p>10.01.2018,13:20</text:p>
          </table:table-cell>
          <table:table-cell office:value-type="float" office:value="20.388839999999998" table:style-name="ce1">
            <text:p>20.38884</text:p>
          </table:table-cell>
          <table:table-cell office:value-type="float" office:value="44.723410000000001" table:style-name="ce1">
            <text:p>44.723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4374" table:style-name="ce1">
            <text:p>1204374</text:p>
          </table:table-cell>
          <table:table-cell office:value-type="string" table:style-name="ce1">
            <text:p>10.01.2018,11:00</text:p>
          </table:table-cell>
          <table:table-cell office:value-type="float" office:value="20.426269999999999" table:style-name="ce1">
            <text:p>20.42627</text:p>
          </table:table-cell>
          <table:table-cell office:value-type="float" office:value="44.744059999999998" table:style-name="ce1">
            <text:p>44.744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464" table:style-name="ce1">
            <text:p>1204464</text:p>
          </table:table-cell>
          <table:table-cell office:value-type="string" table:style-name="ce1">
            <text:p>10.01.2018,08:45</text:p>
          </table:table-cell>
          <table:table-cell office:value-type="float" office:value="20.493169999999999" table:style-name="ce1">
            <text:p>20.49317</text:p>
          </table:table-cell>
          <table:table-cell office:value-type="float" office:value="44.810960000000001" table:style-name="ce1">
            <text:p>44.810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4375" table:style-name="ce1">
            <text:p>1204375</text:p>
          </table:table-cell>
          <table:table-cell office:value-type="string" table:style-name="ce1">
            <text:p>10.01.2018,09:05</text:p>
          </table:table-cell>
          <table:table-cell office:value-type="float" office:value="20.500136000000001" table:style-name="ce1">
            <text:p>20.500136</text:p>
          </table:table-cell>
          <table:table-cell office:value-type="float" office:value="44.783349999999999" table:style-name="ce1">
            <text:p>44.783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4396" table:style-name="ce1">
            <text:p>1204396</text:p>
          </table:table-cell>
          <table:table-cell office:value-type="string" table:style-name="ce1">
            <text:p>10.01.2018,16:45</text:p>
          </table:table-cell>
          <table:table-cell office:value-type="float" office:value="20.41131" table:style-name="ce1">
            <text:p>20.41131</text:p>
          </table:table-cell>
          <table:table-cell office:value-type="float" office:value="44.805909999999997" table:style-name="ce1">
            <text:p>44.805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4418" table:style-name="ce1">
            <text:p>1204418</text:p>
          </table:table-cell>
          <table:table-cell office:value-type="string" table:style-name="ce1">
            <text:p>10.01.2018,18:25</text:p>
          </table:table-cell>
          <table:table-cell office:value-type="float" office:value="20.466080000000002" table:style-name="ce1">
            <text:p>20.46608</text:p>
          </table:table-cell>
          <table:table-cell office:value-type="float" office:value="44.800319999999999" table:style-name="ce1">
            <text:p>44.800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učešćem najmanje dva vozila bez skretanja (bez podataka o smeru)</text:p>
          </table:table-cell>
          <table:table-cell table:number-columns-repeated="16377"/>
        </table:table-row>
        <table:table-row table:style-name="ro1">
          <table:table-cell office:value-type="float" office:value="1204363" table:style-name="ce1">
            <text:p>1204363</text:p>
          </table:table-cell>
          <table:table-cell office:value-type="string" table:style-name="ce1">
            <text:p>10.01.2018,08:50</text:p>
          </table:table-cell>
          <table:table-cell office:value-type="float" office:value="20.405729999999998" table:style-name="ce1">
            <text:p>20.40573</text:p>
          </table:table-cell>
          <table:table-cell office:value-type="float" office:value="44.826039999999999" table:style-name="ce1">
            <text:p>44.826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4358" table:style-name="ce1">
            <text:p>1204358</text:p>
          </table:table-cell>
          <table:table-cell office:value-type="string" table:style-name="ce1">
            <text:p>10.01.2018,10:00</text:p>
          </table:table-cell>
          <table:table-cell office:value-type="float" office:value="20.433499999999999" table:style-name="ce1">
            <text:p>20.4335</text:p>
          </table:table-cell>
          <table:table-cell office:value-type="float" office:value="44.813160000000003" table:style-name="ce1">
            <text:p>44.813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366" table:style-name="ce1">
            <text:p>1204366</text:p>
          </table:table-cell>
          <table:table-cell office:value-type="string" table:style-name="ce1">
            <text:p>10.01.2018,07:15</text:p>
          </table:table-cell>
          <table:table-cell office:value-type="float" office:value="20.480799999999999" table:style-name="ce1">
            <text:p>20.4808</text:p>
          </table:table-cell>
          <table:table-cell office:value-type="float" office:value="44.778170000000003" table:style-name="ce1">
            <text:p>44.778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368" table:style-name="ce1">
            <text:p>1204368</text:p>
          </table:table-cell>
          <table:table-cell office:value-type="string" table:style-name="ce1">
            <text:p>10.01.2018,09:00</text:p>
          </table:table-cell>
          <table:table-cell office:value-type="float" office:value="20.414100000000001" table:style-name="ce1">
            <text:p>20.4141</text:p>
          </table:table-cell>
          <table:table-cell office:value-type="float" office:value="44.823009999999996" table:style-name="ce1">
            <text:p>44.823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656" table:style-name="ce1">
            <text:p>1204656</text:p>
          </table:table-cell>
          <table:table-cell office:value-type="string" table:style-name="ce1">
            <text:p>10.01.2018,12:45</text:p>
          </table:table-cell>
          <table:table-cell office:value-type="float" office:value="20.47691" table:style-name="ce1">
            <text:p>20.47691</text:p>
          </table:table-cell>
          <table:table-cell office:value-type="float" office:value="44.81709" table:style-name="ce1">
            <text:p>44.8170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678" table:style-name="ce1">
            <text:p>1204678</text:p>
          </table:table-cell>
          <table:table-cell office:value-type="string" table:style-name="ce1">
            <text:p>10.01.2018,16:00</text:p>
          </table:table-cell>
          <table:table-cell office:value-type="float" office:value="20.37229" table:style-name="ce1">
            <text:p>20.37229</text:p>
          </table:table-cell>
          <table:table-cell office:value-type="float" office:value="44.821240000000003" table:style-name="ce1">
            <text:p>44.821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372" table:style-name="ce1">
            <text:p>1204372</text:p>
          </table:table-cell>
          <table:table-cell office:value-type="string" table:style-name="ce1">
            <text:p>10.01.2018,14:20</text:p>
          </table:table-cell>
          <table:table-cell office:value-type="float" office:value="20.417449999999999" table:style-name="ce1">
            <text:p>20.41745</text:p>
          </table:table-cell>
          <table:table-cell office:value-type="float" office:value="44.817019999999999" table:style-name="ce1">
            <text:p>44.817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4339" table:style-name="ce1">
            <text:p>1204339</text:p>
          </table:table-cell>
          <table:table-cell office:value-type="string" table:style-name="ce1">
            <text:p>10.01.2018,09:00</text:p>
          </table:table-cell>
          <table:table-cell office:value-type="float" office:value="20.271082" table:style-name="ce1">
            <text:p>20.271082</text:p>
          </table:table-cell>
          <table:table-cell office:value-type="float" office:value="44.791113000000003" table:style-name="ce1">
            <text:p>44.7911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4341" table:style-name="ce1">
            <text:p>1204341</text:p>
          </table:table-cell>
          <table:table-cell office:value-type="string" table:style-name="ce1">
            <text:p>10.01.2018,10:15</text:p>
          </table:table-cell>
          <table:table-cell office:value-type="float" office:value="20.490295" table:style-name="ce1">
            <text:p>20.490295</text:p>
          </table:table-cell>
          <table:table-cell office:value-type="float" office:value="44.782581999999998" table:style-name="ce1">
            <text:p>44.7825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4494" table:style-name="ce1">
            <text:p>1204494</text:p>
          </table:table-cell>
          <table:table-cell office:value-type="string" table:style-name="ce1">
            <text:p>10.01.2018,09:00</text:p>
          </table:table-cell>
          <table:table-cell office:value-type="float" office:value="20.430800000000001" table:style-name="ce1">
            <text:p>20.4308</text:p>
          </table:table-cell>
          <table:table-cell office:value-type="float" office:value="44.748199999999997" table:style-name="ce1">
            <text:p>44.74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316" table:style-name="ce1">
            <text:p>1204316</text:p>
          </table:table-cell>
          <table:table-cell office:value-type="string" table:style-name="ce1">
            <text:p>10.01.2018,05:00</text:p>
          </table:table-cell>
          <table:table-cell office:value-type="float" office:value="20.430820000000001" table:style-name="ce1">
            <text:p>20.43082</text:p>
          </table:table-cell>
          <table:table-cell office:value-type="float" office:value="44.731589999999997" table:style-name="ce1">
            <text:p>44.7315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414" table:style-name="ce1">
            <text:p>1204414</text:p>
          </table:table-cell>
          <table:table-cell office:value-type="string" table:style-name="ce1">
            <text:p>10.01.2018,16:35</text:p>
          </table:table-cell>
          <table:table-cell office:value-type="float" office:value="20.289145000000001" table:style-name="ce1">
            <text:p>20.289145</text:p>
          </table:table-cell>
          <table:table-cell office:value-type="float" office:value="44.819578" table:style-name="ce1">
            <text:p>44.8195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4340" table:style-name="ce1">
            <text:p>1204340</text:p>
          </table:table-cell>
          <table:table-cell office:value-type="string" table:style-name="ce1">
            <text:p>10.01.2018,11:45</text:p>
          </table:table-cell>
          <table:table-cell office:value-type="float" office:value="20.438289999999999" table:style-name="ce1">
            <text:p>20.43829</text:p>
          </table:table-cell>
          <table:table-cell office:value-type="float" office:value="44.795290000000001" table:style-name="ce1">
            <text:p>44.795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611" table:style-name="ce1">
            <text:p>1205611</text:p>
          </table:table-cell>
          <table:table-cell office:value-type="string" table:style-name="ce1">
            <text:p>10.01.2018,14:00</text:p>
          </table:table-cell>
          <table:table-cell office:value-type="float" office:value="20.46471" table:style-name="ce1">
            <text:p>20.46471</text:p>
          </table:table-cell>
          <table:table-cell office:value-type="float" office:value="44.797930000000001" table:style-name="ce1">
            <text:p>44.797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400" table:style-name="ce1">
            <text:p>1204400</text:p>
          </table:table-cell>
          <table:table-cell office:value-type="string" table:style-name="ce1">
            <text:p>10.01.2018,16:50</text:p>
          </table:table-cell>
          <table:table-cell office:value-type="float" office:value="20.400666900000001" table:style-name="ce1">
            <text:p>20.4006669</text:p>
          </table:table-cell>
          <table:table-cell office:value-type="float" office:value="44.850019000000003" table:style-name="ce1">
            <text:p>44.8500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402" table:style-name="ce1">
            <text:p>1204402</text:p>
          </table:table-cell>
          <table:table-cell office:value-type="string" table:style-name="ce1">
            <text:p>10.01.2018,17:30</text:p>
          </table:table-cell>
          <table:table-cell office:value-type="float" office:value="20.494508" table:style-name="ce1">
            <text:p>20.494508</text:p>
          </table:table-cell>
          <table:table-cell office:value-type="float" office:value="44.757613999999997" table:style-name="ce1">
            <text:p>44.7576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406" table:style-name="ce1">
            <text:p>1204406</text:p>
          </table:table-cell>
          <table:table-cell office:value-type="string" table:style-name="ce1">
            <text:p>10.01.2018,22:30</text:p>
          </table:table-cell>
          <table:table-cell office:value-type="float" office:value="20.507307000000001" table:style-name="ce1">
            <text:p>20.507307</text:p>
          </table:table-cell>
          <table:table-cell office:value-type="float" office:value="44.813574000000003" table:style-name="ce1">
            <text:p>44.8135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5143" table:style-name="ce1">
            <text:p>1205143</text:p>
          </table:table-cell>
          <table:table-cell office:value-type="string" table:style-name="ce1">
            <text:p>10.01.2018,19:10</text:p>
          </table:table-cell>
          <table:table-cell office:value-type="float" office:value="20.295760000000001" table:style-name="ce1">
            <text:p>20.29576</text:p>
          </table:table-cell>
          <table:table-cell office:value-type="float" office:value="44.795000000000002" table:style-name="ce1">
            <text:p>44.79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978" table:style-name="ce1">
            <text:p>1206978</text:p>
          </table:table-cell>
          <table:table-cell office:value-type="string" table:style-name="ce1">
            <text:p>10.01.2018,10:03</text:p>
          </table:table-cell>
          <table:table-cell office:value-type="float" office:value="20.480170000000001" table:style-name="ce1">
            <text:p>20.48017</text:p>
          </table:table-cell>
          <table:table-cell office:value-type="float" office:value="44.818800000000003" table:style-name="ce1">
            <text:p>44.81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4438" table:style-name="ce1">
            <text:p>1204438</text:p>
          </table:table-cell>
          <table:table-cell office:value-type="string" table:style-name="ce1">
            <text:p>10.01.2018,13:50</text:p>
          </table:table-cell>
          <table:table-cell office:value-type="float" office:value="20.46" table:style-name="ce1">
            <text:p>20.46</text:p>
          </table:table-cell>
          <table:table-cell office:value-type="float" office:value="44.798729999999999" table:style-name="ce1">
            <text:p>44.798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439" table:style-name="ce1">
            <text:p>1204439</text:p>
          </table:table-cell>
          <table:table-cell office:value-type="string" table:style-name="ce1">
            <text:p>10.01.2018,15:20</text:p>
          </table:table-cell>
          <table:table-cell office:value-type="float" office:value="20.489858999999999" table:style-name="ce1">
            <text:p>20.489859</text:p>
          </table:table-cell>
          <table:table-cell office:value-type="float" office:value="44.819495000000003" table:style-name="ce1">
            <text:p>44.8194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404" table:style-name="ce1">
            <text:p>1204404</text:p>
          </table:table-cell>
          <table:table-cell office:value-type="string" table:style-name="ce1">
            <text:p>10.01.2018,19:00</text:p>
          </table:table-cell>
          <table:table-cell office:value-type="float" office:value="20.514700000000001" table:style-name="ce1">
            <text:p>20.5147</text:p>
          </table:table-cell>
          <table:table-cell office:value-type="float" office:value="44.812910000000002" table:style-name="ce1">
            <text:p>44.812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4415" table:style-name="ce1">
            <text:p>1204415</text:p>
          </table:table-cell>
          <table:table-cell office:value-type="string" table:style-name="ce1">
            <text:p>10.01.2018,15:00</text:p>
          </table:table-cell>
          <table:table-cell office:value-type="float" office:value="20.518339999999998" table:style-name="ce1">
            <text:p>20.51834</text:p>
          </table:table-cell>
          <table:table-cell office:value-type="float" office:value="44.784090999999997" table:style-name="ce1">
            <text:p>44.7840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417" table:style-name="ce1">
            <text:p>1204417</text:p>
          </table:table-cell>
          <table:table-cell office:value-type="string" table:style-name="ce1">
            <text:p>10.01.2018,23:30</text:p>
          </table:table-cell>
          <table:table-cell office:value-type="float" office:value="20.449464519999999" table:style-name="ce1">
            <text:p>20.44946452</text:p>
          </table:table-cell>
          <table:table-cell office:value-type="float" office:value="44.904280890000003" table:style-name="ce1">
            <text:p>44.904280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05326" table:style-name="ce1">
            <text:p>1205326</text:p>
          </table:table-cell>
          <table:table-cell office:value-type="string" table:style-name="ce1">
            <text:p>10.01.2018,13:30</text:p>
          </table:table-cell>
          <table:table-cell office:value-type="float" office:value="20.493860000000002" table:style-name="ce1">
            <text:p>20.49386</text:p>
          </table:table-cell>
          <table:table-cell office:value-type="float" office:value="44.764110000000002" table:style-name="ce1">
            <text:p>44.7641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sa skretanjem vozila udesno, u raskrsnici</text:p>
          </table:table-cell>
          <table:table-cell table:number-columns-repeated="16377"/>
        </table:table-row>
        <table:table-row table:style-name="ro1">
          <table:table-cell office:value-type="float" office:value="1206601" table:style-name="ce1">
            <text:p>1206601</text:p>
          </table:table-cell>
          <table:table-cell office:value-type="string" table:style-name="ce1">
            <text:p>10.01.2018,14:00</text:p>
          </table:table-cell>
          <table:table-cell office:value-type="float" office:value="20.456320000000002" table:style-name="ce1">
            <text:p>20.45632</text:p>
          </table:table-cell>
          <table:table-cell office:value-type="float" office:value="44.808039999999998" table:style-name="ce1">
            <text:p>44.8080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6603" table:style-name="ce1">
            <text:p>1206603</text:p>
          </table:table-cell>
          <table:table-cell office:value-type="string" table:style-name="ce1">
            <text:p>10.01.2018,07:15</text:p>
          </table:table-cell>
          <table:table-cell office:value-type="float" office:value="20.40183" table:style-name="ce1">
            <text:p>20.40183</text:p>
          </table:table-cell>
          <table:table-cell office:value-type="float" office:value="44.825429999999997" table:style-name="ce1">
            <text:p>44.8254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sa skretanjem vozila ulevo, u raskrsnici</text:p>
          </table:table-cell>
          <table:table-cell table:number-columns-repeated="16377"/>
        </table:table-row>
        <table:table-row table:style-name="ro1">
          <table:table-cell office:value-type="float" office:value="1205453" table:style-name="ce1">
            <text:p>1205453</text:p>
          </table:table-cell>
          <table:table-cell office:value-type="string" table:style-name="ce1">
            <text:p>10.01.2018,15:50</text:p>
          </table:table-cell>
          <table:table-cell office:value-type="float" office:value="20.449169999999999" table:style-name="ce1">
            <text:p>20.44917</text:p>
          </table:table-cell>
          <table:table-cell office:value-type="float" office:value="44.745029000000002" table:style-name="ce1">
            <text:p>44.7450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pri otvaranju vrata</text:p>
          </table:table-cell>
          <table:table-cell table:number-columns-repeated="16377"/>
        </table:table-row>
        <table:table-row table:style-name="ro1">
          <table:table-cell office:value-type="float" office:value="1206599" table:style-name="ce1">
            <text:p>1206599</text:p>
          </table:table-cell>
          <table:table-cell office:value-type="string" table:style-name="ce1">
            <text:p>10.01.2018,10:45</text:p>
          </table:table-cell>
          <table:table-cell office:value-type="float" office:value="20.48123" table:style-name="ce1">
            <text:p>20.48123</text:p>
          </table:table-cell>
          <table:table-cell office:value-type="float" office:value="44.785139999999998" table:style-name="ce1">
            <text:p>44.7851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kreće duž kolovoza u smeru kretanja vozila</text:p>
          </table:table-cell>
          <table:table-cell table:number-columns-repeated="16377"/>
        </table:table-row>
        <table:table-row table:style-name="ro1">
          <table:table-cell office:value-type="float" office:value="1204355" table:style-name="ce1">
            <text:p>1204355</text:p>
          </table:table-cell>
          <table:table-cell office:value-type="string" table:style-name="ce1">
            <text:p>10.01.2018,09:00</text:p>
          </table:table-cell>
          <table:table-cell office:value-type="float" office:value="20.45223" table:style-name="ce1">
            <text:p>20.45223</text:p>
          </table:table-cell>
          <table:table-cell office:value-type="float" office:value="44.750459999999997" table:style-name="ce1">
            <text:p>44.7504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356" table:style-name="ce1">
            <text:p>1204356</text:p>
          </table:table-cell>
          <table:table-cell office:value-type="string" table:style-name="ce1">
            <text:p>10.01.2018,12:50</text:p>
          </table:table-cell>
          <table:table-cell office:value-type="float" office:value="20.2498" table:style-name="ce1">
            <text:p>20.2498</text:p>
          </table:table-cell>
          <table:table-cell office:value-type="float" office:value="44.842489999999998" table:style-name="ce1">
            <text:p>44.8424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589" table:style-name="ce1">
            <text:p>1204589</text:p>
          </table:table-cell>
          <table:table-cell office:value-type="string" table:style-name="ce1">
            <text:p>10.01.2018,20:00</text:p>
          </table:table-cell>
          <table:table-cell office:value-type="float" office:value="20.458290000000002" table:style-name="ce1">
            <text:p>20.45829</text:p>
          </table:table-cell>
          <table:table-cell office:value-type="float" office:value="44.80939" table:style-name="ce1">
            <text:p>44.8093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04840" table:style-name="ce1">
            <text:p>1204840</text:p>
          </table:table-cell>
          <table:table-cell office:value-type="string" table:style-name="ce1">
            <text:p>10.01.2018,17:45</text:p>
          </table:table-cell>
          <table:table-cell office:value-type="float" office:value="20.508717000000001" table:style-name="ce1">
            <text:p>20.508717</text:p>
          </table:table-cell>
          <table:table-cell office:value-type="float" office:value="44.706102999999999" table:style-name="ce1">
            <text:p>44.7061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8140" table:style-name="ce1">
            <text:p>1208140</text:p>
          </table:table-cell>
          <table:table-cell office:value-type="string" table:style-name="ce1">
            <text:p>10.01.2018,16:00</text:p>
          </table:table-cell>
          <table:table-cell office:value-type="float" office:value="20.37229" table:style-name="ce1">
            <text:p>20.37229</text:p>
          </table:table-cell>
          <table:table-cell office:value-type="float" office:value="44.821240000000003" table:style-name="ce1">
            <text:p>44.8212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na kolovozu</text:p>
          </table:table-cell>
          <table:table-cell table:number-columns-repeated="16377"/>
        </table:table-row>
        <table:table-row table:style-name="ro1">
          <table:table-cell office:value-type="float" office:value="1204540" table:style-name="ce1">
            <text:p>1204540</text:p>
          </table:table-cell>
          <table:table-cell office:value-type="string" table:style-name="ce1">
            <text:p>10.01.2018,18:15</text:p>
          </table:table-cell>
          <table:table-cell office:value-type="float" office:value="20.396339999999999" table:style-name="ce1">
            <text:p>20.39634</text:p>
          </table:table-cell>
          <table:table-cell office:value-type="float" office:value="44.670630000000003" table:style-name="ce1">
            <text:p>44.6706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 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04327" table:style-name="ce1">
            <text:p>1204327</text:p>
          </table:table-cell>
          <table:table-cell office:value-type="string" table:style-name="ce1">
            <text:p>10.01.2018,04:40</text:p>
          </table:table-cell>
          <table:table-cell office:value-type="float" office:value="20.26201" table:style-name="ce1">
            <text:p>20.26201</text:p>
          </table:table-cell>
          <table:table-cell office:value-type="float" office:value="44.378621000000003" table:style-name="ce1">
            <text:p>44.3786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4463" table:style-name="ce1">
            <text:p>1204463</text:p>
          </table:table-cell>
          <table:table-cell office:value-type="string" table:style-name="ce1">
            <text:p>11.01.2018,12:45</text:p>
          </table:table-cell>
          <table:table-cell office:value-type="float" office:value="20.228978999999999" table:style-name="ce1">
            <text:p>20.228979</text:p>
          </table:table-cell>
          <table:table-cell office:value-type="float" office:value="44.829943" table:style-name="ce1">
            <text:p>44.8299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7190" table:style-name="ce1">
            <text:p>1207190</text:p>
          </table:table-cell>
          <table:table-cell office:value-type="string" table:style-name="ce1">
            <text:p>11.01.2018,20:00</text:p>
          </table:table-cell>
          <table:table-cell office:value-type="float" office:value="20.414110000000001" table:style-name="ce1">
            <text:p>20.41411</text:p>
          </table:table-cell>
          <table:table-cell office:value-type="float" office:value="44.774630000000002" table:style-name="ce1">
            <text:p>44.774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04461" table:style-name="ce1">
            <text:p>1204461</text:p>
          </table:table-cell>
          <table:table-cell office:value-type="string" table:style-name="ce1">
            <text:p>11.01.2018,14:50</text:p>
          </table:table-cell>
          <table:table-cell office:value-type="float" office:value="20.440449999999998" table:style-name="ce1">
            <text:p>20.44045</text:p>
          </table:table-cell>
          <table:table-cell office:value-type="float" office:value="44.788319999999999" table:style-name="ce1">
            <text:p>44.788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04465" table:style-name="ce1">
            <text:p>1204465</text:p>
          </table:table-cell>
          <table:table-cell office:value-type="string" table:style-name="ce1">
            <text:p>11.01.2018,16:05</text:p>
          </table:table-cell>
          <table:table-cell office:value-type="float" office:value="20.46181" table:style-name="ce1">
            <text:p>20.46181</text:p>
          </table:table-cell>
          <table:table-cell office:value-type="float" office:value="44.813409999999998" table:style-name="ce1">
            <text:p>44.813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477" table:style-name="ce1">
            <text:p>1204477</text:p>
          </table:table-cell>
          <table:table-cell office:value-type="string" table:style-name="ce1">
            <text:p>11.01.2018,18:15</text:p>
          </table:table-cell>
          <table:table-cell office:value-type="float" office:value="20.502410000000001" table:style-name="ce1">
            <text:p>20.50241</text:p>
          </table:table-cell>
          <table:table-cell office:value-type="float" office:value="44.783189999999998" table:style-name="ce1">
            <text:p>44.7831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04500" table:style-name="ce1">
            <text:p>1204500</text:p>
          </table:table-cell>
          <table:table-cell office:value-type="string" table:style-name="ce1">
            <text:p>11.01.2018,20:55</text:p>
          </table:table-cell>
          <table:table-cell office:value-type="float" office:value="20.502410000000001" table:style-name="ce1">
            <text:p>20.50241</text:p>
          </table:table-cell>
          <table:table-cell office:value-type="float" office:value="44.783189999999998" table:style-name="ce1">
            <text:p>44.7831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4603" table:style-name="ce1">
            <text:p>1204603</text:p>
          </table:table-cell>
          <table:table-cell office:value-type="string" table:style-name="ce1">
            <text:p>11.01.2018,11:15</text:p>
          </table:table-cell>
          <table:table-cell office:value-type="float" office:value="20.469006" table:style-name="ce1">
            <text:p>20.469006</text:p>
          </table:table-cell>
          <table:table-cell office:value-type="float" office:value="44.790371" table:style-name="ce1">
            <text:p>44.7903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460" table:style-name="ce1">
            <text:p>1204460</text:p>
          </table:table-cell>
          <table:table-cell office:value-type="string" table:style-name="ce1">
            <text:p>11.01.2018,15:10</text:p>
          </table:table-cell>
          <table:table-cell office:value-type="float" office:value="20.465810000000001" table:style-name="ce1">
            <text:p>20.46581</text:p>
          </table:table-cell>
          <table:table-cell office:value-type="float" office:value="44.787820000000004" table:style-name="ce1">
            <text:p>44.7878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427" table:style-name="ce1">
            <text:p>1204427</text:p>
          </table:table-cell>
          <table:table-cell office:value-type="string" table:style-name="ce1">
            <text:p>11.01.2018,07:35</text:p>
          </table:table-cell>
          <table:table-cell office:value-type="float" office:value="20.38494" table:style-name="ce1">
            <text:p>20.38494</text:p>
          </table:table-cell>
          <table:table-cell office:value-type="float" office:value="44.838839999999998" table:style-name="ce1">
            <text:p>44.838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4839" table:style-name="ce1">
            <text:p>1204839</text:p>
          </table:table-cell>
          <table:table-cell office:value-type="string" table:style-name="ce1">
            <text:p>11.01.2018,17:00</text:p>
          </table:table-cell>
          <table:table-cell office:value-type="float" office:value="20.497793999999999" table:style-name="ce1">
            <text:p>20.497794</text:p>
          </table:table-cell>
          <table:table-cell office:value-type="float" office:value="44.791285000000002" table:style-name="ce1">
            <text:p>44.79128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04841" table:style-name="ce1">
            <text:p>1204841</text:p>
          </table:table-cell>
          <table:table-cell office:value-type="string" table:style-name="ce1">
            <text:p>11.01.2018,16:50</text:p>
          </table:table-cell>
          <table:table-cell office:value-type="float" office:value="20.497789999999998" table:style-name="ce1">
            <text:p>20.49779</text:p>
          </table:table-cell>
          <table:table-cell office:value-type="float" office:value="44.791310000000003" table:style-name="ce1">
            <text:p>44.791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479" table:style-name="ce1">
            <text:p>1204479</text:p>
          </table:table-cell>
          <table:table-cell office:value-type="string" table:style-name="ce1">
            <text:p>11.01.2018,06:25</text:p>
          </table:table-cell>
          <table:table-cell office:value-type="float" office:value="20.470198" table:style-name="ce1">
            <text:p>20.470198</text:p>
          </table:table-cell>
          <table:table-cell office:value-type="float" office:value="44.805925999999999" table:style-name="ce1">
            <text:p>44.8059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4462" table:style-name="ce1">
            <text:p>1204462</text:p>
          </table:table-cell>
          <table:table-cell office:value-type="string" table:style-name="ce1">
            <text:p>11.01.2018,11:00</text:p>
          </table:table-cell>
          <table:table-cell office:value-type="float" office:value="20.474283" table:style-name="ce1">
            <text:p>20.474283</text:p>
          </table:table-cell>
          <table:table-cell office:value-type="float" office:value="44.777717000000003" table:style-name="ce1">
            <text:p>44.7777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5466" table:style-name="ce1">
            <text:p>1205466</text:p>
          </table:table-cell>
          <table:table-cell office:value-type="string" table:style-name="ce1">
            <text:p>11.01.2018,21:10</text:p>
          </table:table-cell>
          <table:table-cell office:value-type="float" office:value="20.423670000000001" table:style-name="ce1">
            <text:p>20.42367</text:p>
          </table:table-cell>
          <table:table-cell office:value-type="float" office:value="44.717579999999998" table:style-name="ce1">
            <text:p>44.7175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474" table:style-name="ce1">
            <text:p>1204474</text:p>
          </table:table-cell>
          <table:table-cell office:value-type="string" table:style-name="ce1">
            <text:p>11.01.2018,17:30</text:p>
          </table:table-cell>
          <table:table-cell office:value-type="float" office:value="20.534140000000001" table:style-name="ce1">
            <text:p>20.53414</text:p>
          </table:table-cell>
          <table:table-cell office:value-type="float" office:value="44.790469999999999" table:style-name="ce1">
            <text:p>44.790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4499" table:style-name="ce1">
            <text:p>1204499</text:p>
          </table:table-cell>
          <table:table-cell office:value-type="string" table:style-name="ce1">
            <text:p>11.01.2018,17:00</text:p>
          </table:table-cell>
          <table:table-cell office:value-type="float" office:value="20.49877" table:style-name="ce1">
            <text:p>20.49877</text:p>
          </table:table-cell>
          <table:table-cell office:value-type="float" office:value="44.787689999999998" table:style-name="ce1">
            <text:p>44.787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502" table:style-name="ce1">
            <text:p>1204502</text:p>
          </table:table-cell>
          <table:table-cell office:value-type="string" table:style-name="ce1">
            <text:p>11.01.2018,20:50</text:p>
          </table:table-cell>
          <table:table-cell office:value-type="float" office:value="20.43627" table:style-name="ce1">
            <text:p>20.43627</text:p>
          </table:table-cell>
          <table:table-cell office:value-type="float" office:value="44.816360000000003" table:style-name="ce1">
            <text:p>44.816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4428" table:style-name="ce1">
            <text:p>1204428</text:p>
          </table:table-cell>
          <table:table-cell office:value-type="string" table:style-name="ce1">
            <text:p>11.01.2018,08:30</text:p>
          </table:table-cell>
          <table:table-cell office:value-type="float" office:value="20.50563" table:style-name="ce1">
            <text:p>20.50563</text:p>
          </table:table-cell>
          <table:table-cell office:value-type="float" office:value="44.785400000000003" table:style-name="ce1">
            <text:p>44.78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466" table:style-name="ce1">
            <text:p>1204466</text:p>
          </table:table-cell>
          <table:table-cell office:value-type="string" table:style-name="ce1">
            <text:p>11.01.2018,15:50</text:p>
          </table:table-cell>
          <table:table-cell office:value-type="float" office:value="20.460142999999999" table:style-name="ce1">
            <text:p>20.460143</text:p>
          </table:table-cell>
          <table:table-cell office:value-type="float" office:value="44.814683000000002" table:style-name="ce1">
            <text:p>44.8146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128" table:style-name="ce1">
            <text:p>1205128</text:p>
          </table:table-cell>
          <table:table-cell office:value-type="string" table:style-name="ce1">
            <text:p>11.01.2018,12:40</text:p>
          </table:table-cell>
          <table:table-cell office:value-type="float" office:value="20.458490000000001" table:style-name="ce1">
            <text:p>20.45849</text:p>
          </table:table-cell>
          <table:table-cell office:value-type="float" office:value="44.777079999999998" table:style-name="ce1">
            <text:p>44.777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4471" table:style-name="ce1">
            <text:p>1204471</text:p>
          </table:table-cell>
          <table:table-cell office:value-type="string" table:style-name="ce1">
            <text:p>11.01.2018,18:30</text:p>
          </table:table-cell>
          <table:table-cell office:value-type="float" office:value="20.401109999999999" table:style-name="ce1">
            <text:p>20.40111</text:p>
          </table:table-cell>
          <table:table-cell office:value-type="float" office:value="44.810929999999999" table:style-name="ce1">
            <text:p>44.810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4472" table:style-name="ce1">
            <text:p>1204472</text:p>
          </table:table-cell>
          <table:table-cell office:value-type="string" table:style-name="ce1">
            <text:p>11.01.2018,18:00</text:p>
          </table:table-cell>
          <table:table-cell office:value-type="float" office:value="20.403220000000001" table:style-name="ce1">
            <text:p>20.40322</text:p>
          </table:table-cell>
          <table:table-cell office:value-type="float" office:value="44.810749999999999" table:style-name="ce1">
            <text:p>44.810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820" table:style-name="ce1">
            <text:p>1204820</text:p>
          </table:table-cell>
          <table:table-cell office:value-type="string" table:style-name="ce1">
            <text:p>11.01.2018,18:20</text:p>
          </table:table-cell>
          <table:table-cell office:value-type="float" office:value="20.435680000000001" table:style-name="ce1">
            <text:p>20.43568</text:p>
          </table:table-cell>
          <table:table-cell office:value-type="float" office:value="44.794857" table:style-name="ce1">
            <text:p>44.7948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4497" table:style-name="ce1">
            <text:p>1204497</text:p>
          </table:table-cell>
          <table:table-cell office:value-type="string" table:style-name="ce1">
            <text:p>11.01.2018,23:30</text:p>
          </table:table-cell>
          <table:table-cell office:value-type="float" office:value="20.487020000000001" table:style-name="ce1">
            <text:p>20.48702</text:p>
          </table:table-cell>
          <table:table-cell office:value-type="float" office:value="44.817799999999998" table:style-name="ce1">
            <text:p>44.81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4664" table:style-name="ce1">
            <text:p>1204664</text:p>
          </table:table-cell>
          <table:table-cell office:value-type="string" table:style-name="ce1">
            <text:p>11.01.2018,14:00</text:p>
          </table:table-cell>
          <table:table-cell office:value-type="float" office:value="20.313179999999999" table:style-name="ce1">
            <text:p>20.31318</text:p>
          </table:table-cell>
          <table:table-cell office:value-type="float" office:value="44.803289999999997" table:style-name="ce1">
            <text:p>44.803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4557" table:style-name="ce1">
            <text:p>1204557</text:p>
          </table:table-cell>
          <table:table-cell office:value-type="string" table:style-name="ce1">
            <text:p>11.01.2018,16:55</text:p>
          </table:table-cell>
          <table:table-cell office:value-type="float" office:value="20.4072" table:style-name="ce1">
            <text:p>20.4072</text:p>
          </table:table-cell>
          <table:table-cell office:value-type="float" office:value="44.806840000000001" table:style-name="ce1">
            <text:p>44.8068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4714" table:style-name="ce1">
            <text:p>1204714</text:p>
          </table:table-cell>
          <table:table-cell office:value-type="string" table:style-name="ce1">
            <text:p>11.01.2018,19:40</text:p>
          </table:table-cell>
          <table:table-cell office:value-type="float" office:value="20.454560000000001" table:style-name="ce1">
            <text:p>20.45456</text:p>
          </table:table-cell>
          <table:table-cell office:value-type="float" office:value="44.878279999999997" table:style-name="ce1">
            <text:p>44.878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613" table:style-name="ce1">
            <text:p>1205613</text:p>
          </table:table-cell>
          <table:table-cell office:value-type="string" table:style-name="ce1">
            <text:p>11.01.2018,17:10</text:p>
          </table:table-cell>
          <table:table-cell office:value-type="float" office:value="20.467164" table:style-name="ce1">
            <text:p>20.467164</text:p>
          </table:table-cell>
          <table:table-cell office:value-type="float" office:value="44.786535999999998" table:style-name="ce1">
            <text:p>44.7865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5614" table:style-name="ce1">
            <text:p>1205614</text:p>
          </table:table-cell>
          <table:table-cell office:value-type="string" table:style-name="ce1">
            <text:p>11.01.2018,21:15</text:p>
          </table:table-cell>
          <table:table-cell office:value-type="float" office:value="20.451090000000001" table:style-name="ce1">
            <text:p>20.45109</text:p>
          </table:table-cell>
          <table:table-cell office:value-type="float" office:value="44.753329999999998" table:style-name="ce1">
            <text:p>44.753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4493" table:style-name="ce1">
            <text:p>1204493</text:p>
          </table:table-cell>
          <table:table-cell office:value-type="string" table:style-name="ce1">
            <text:p>11.01.2018,20:50</text:p>
          </table:table-cell>
          <table:table-cell office:value-type="float" office:value="20.453759000000002" table:style-name="ce1">
            <text:p>20.453759</text:p>
          </table:table-cell>
          <table:table-cell office:value-type="float" office:value="44.643599000000002" table:style-name="ce1">
            <text:p>44.6435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518" table:style-name="ce1">
            <text:p>1204518</text:p>
          </table:table-cell>
          <table:table-cell office:value-type="string" table:style-name="ce1">
            <text:p>11.01.2018,16:30</text:p>
          </table:table-cell>
          <table:table-cell office:value-type="float" office:value="20.477309999999999" table:style-name="ce1">
            <text:p>20.47731</text:p>
          </table:table-cell>
          <table:table-cell office:value-type="float" office:value="44.796109999999999" table:style-name="ce1">
            <text:p>44.7961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– ostale situacije</text:p>
          </table:table-cell>
          <table:table-cell table:number-columns-repeated="16377"/>
        </table:table-row>
        <table:table-row table:style-name="ro1">
          <table:table-cell office:value-type="float" office:value="1204543" table:style-name="ce1">
            <text:p>1204543</text:p>
          </table:table-cell>
          <table:table-cell office:value-type="string" table:style-name="ce1">
            <text:p>11.01.2018,08:10</text:p>
          </table:table-cell>
          <table:table-cell office:value-type="float" office:value="20.413350000000001" table:style-name="ce1">
            <text:p>20.41335</text:p>
          </table:table-cell>
          <table:table-cell office:value-type="float" office:value="44.750720000000001" table:style-name="ce1">
            <text:p>44.750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496" table:style-name="ce1">
            <text:p>1204496</text:p>
          </table:table-cell>
          <table:table-cell office:value-type="string" table:style-name="ce1">
            <text:p>11.01.2018,23:50</text:p>
          </table:table-cell>
          <table:table-cell office:value-type="float" office:value="20.413" table:style-name="ce1">
            <text:p>20.413</text:p>
          </table:table-cell>
          <table:table-cell office:value-type="float" office:value="44.824489999999997" table:style-name="ce1">
            <text:p>44.8244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6996" table:style-name="ce1">
            <text:p>1206996</text:p>
          </table:table-cell>
          <table:table-cell office:value-type="string" table:style-name="ce1">
            <text:p>11.01.2018,11:50</text:p>
          </table:table-cell>
          <table:table-cell office:value-type="float" office:value="20.384620000000002" table:style-name="ce1">
            <text:p>20.38462</text:p>
          </table:table-cell>
          <table:table-cell office:value-type="float" office:value="44.807749999999999" table:style-name="ce1">
            <text:p>44.807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04495" table:style-name="ce1">
            <text:p>1204495</text:p>
          </table:table-cell>
          <table:table-cell office:value-type="string" table:style-name="ce1">
            <text:p>11.01.2018,18:46</text:p>
          </table:table-cell>
          <table:table-cell office:value-type="float" office:value="20.43608" table:style-name="ce1">
            <text:p>20.43608</text:p>
          </table:table-cell>
          <table:table-cell office:value-type="float" office:value="44.814486000000002" table:style-name="ce1">
            <text:p>44.8144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682" table:style-name="ce1">
            <text:p>1205682</text:p>
          </table:table-cell>
          <table:table-cell office:value-type="string" table:style-name="ce1">
            <text:p>11.01.2018,15:40</text:p>
          </table:table-cell>
          <table:table-cell office:value-type="float" office:value="20.698180000000001" table:style-name="ce1">
            <text:p>20.69818</text:p>
          </table:table-cell>
          <table:table-cell office:value-type="float" office:value="44.440550000000002" table:style-name="ce1">
            <text:p>44.440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4542" table:style-name="ce1">
            <text:p>1204542</text:p>
          </table:table-cell>
          <table:table-cell office:value-type="string" table:style-name="ce1">
            <text:p>11.01.2018,11:06</text:p>
          </table:table-cell>
          <table:table-cell office:value-type="float" office:value="20.669550000000001" table:style-name="ce1">
            <text:p>20.66955</text:p>
          </table:table-cell>
          <table:table-cell office:value-type="float" office:value="44.563130000000001" table:style-name="ce1">
            <text:p>44.563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555" table:style-name="ce1">
            <text:p>1204555</text:p>
          </table:table-cell>
          <table:table-cell office:value-type="string" table:style-name="ce1">
            <text:p>11.01.2018,07:20</text:p>
          </table:table-cell>
          <table:table-cell office:value-type="float" office:value="20.699128000000002" table:style-name="ce1">
            <text:p>20.699128</text:p>
          </table:table-cell>
          <table:table-cell office:value-type="float" office:value="44.567996999999998" table:style-name="ce1">
            <text:p>44.5679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04777" table:style-name="ce1">
            <text:p>1204777</text:p>
          </table:table-cell>
          <table:table-cell office:value-type="string" table:style-name="ce1">
            <text:p>11.01.2018,18:20</text:p>
          </table:table-cell>
          <table:table-cell office:value-type="float" office:value="20.49053" table:style-name="ce1">
            <text:p>20.49053</text:p>
          </table:table-cell>
          <table:table-cell office:value-type="float" office:value="44.783709999999999" table:style-name="ce1">
            <text:p>44.783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478" table:style-name="ce1">
            <text:p>1204478</text:p>
          </table:table-cell>
          <table:table-cell office:value-type="string" table:style-name="ce1">
            <text:p>11.01.2018,13:00</text:p>
          </table:table-cell>
          <table:table-cell office:value-type="float" office:value="20.594480000000001" table:style-name="ce1">
            <text:p>20.59448</text:p>
          </table:table-cell>
          <table:table-cell office:value-type="float" office:value="44.743310000000001" table:style-name="ce1">
            <text:p>44.743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07187" table:style-name="ce1">
            <text:p>1207187</text:p>
          </table:table-cell>
          <table:table-cell office:value-type="string" table:style-name="ce1">
            <text:p>11.01.2018,17:00</text:p>
          </table:table-cell>
          <table:table-cell office:value-type="float" office:value="20.465810000000001" table:style-name="ce1">
            <text:p>20.46581</text:p>
          </table:table-cell>
          <table:table-cell office:value-type="float" office:value="44.784930000000003" table:style-name="ce1">
            <text:p>44.784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4458" table:style-name="ce1">
            <text:p>1204458</text:p>
          </table:table-cell>
          <table:table-cell office:value-type="string" table:style-name="ce1">
            <text:p>11.01.2018,12:40</text:p>
          </table:table-cell>
          <table:table-cell office:value-type="float" office:value="20.43815" table:style-name="ce1">
            <text:p>20.43815</text:p>
          </table:table-cell>
          <table:table-cell office:value-type="float" office:value="44.739460000000001" table:style-name="ce1">
            <text:p>44.739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04602" table:style-name="ce1">
            <text:p>1204602</text:p>
          </table:table-cell>
          <table:table-cell office:value-type="string" table:style-name="ce1">
            <text:p>12.01.2018,20:00</text:p>
          </table:table-cell>
          <table:table-cell office:value-type="float" office:value="20.502351999999998" table:style-name="ce1">
            <text:p>20.502352</text:p>
          </table:table-cell>
          <table:table-cell office:value-type="float" office:value="44.697982000000003" table:style-name="ce1">
            <text:p>44.6979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uz skretanje – nepoznato</text:p>
          </table:table-cell>
          <table:table-cell table:number-columns-repeated="16377"/>
        </table:table-row>
        <table:table-row table:style-name="ro1">
          <table:table-cell office:value-type="float" office:value="1204551" table:style-name="ce1">
            <text:p>1204551</text:p>
          </table:table-cell>
          <table:table-cell office:value-type="string" table:style-name="ce1">
            <text:p>12.01.2018,16:15</text:p>
          </table:table-cell>
          <table:table-cell office:value-type="float" office:value="20.421980000000001" table:style-name="ce1">
            <text:p>20.42198</text:p>
          </table:table-cell>
          <table:table-cell office:value-type="float" office:value="44.80688" table:style-name="ce1">
            <text:p>44.806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575" table:style-name="ce1">
            <text:p>1204575</text:p>
          </table:table-cell>
          <table:table-cell office:value-type="string" table:style-name="ce1">
            <text:p>12.01.2018,17:30</text:p>
          </table:table-cell>
          <table:table-cell office:value-type="float" office:value="20.369575999999999" table:style-name="ce1">
            <text:p>20.369576</text:p>
          </table:table-cell>
          <table:table-cell office:value-type="float" office:value="44.852753" table:style-name="ce1">
            <text:p>44.85275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392" table:style-name="ce1">
            <text:p>1205392</text:p>
          </table:table-cell>
          <table:table-cell office:value-type="string" table:style-name="ce1">
            <text:p>12.01.2018,04:45</text:p>
          </table:table-cell>
          <table:table-cell office:value-type="float" office:value="20.576349" table:style-name="ce1">
            <text:p>20.576349</text:p>
          </table:table-cell>
          <table:table-cell office:value-type="float" office:value="44.862313999999998" table:style-name="ce1">
            <text:p>44.8623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05393" table:style-name="ce1">
            <text:p>1205393</text:p>
          </table:table-cell>
          <table:table-cell office:value-type="string" table:style-name="ce1">
            <text:p>12.01.2018,08:10</text:p>
          </table:table-cell>
          <table:table-cell office:value-type="float" office:value="20.488610999999999" table:style-name="ce1">
            <text:p>20.488611</text:p>
          </table:table-cell>
          <table:table-cell office:value-type="float" office:value="44.803218000000001" table:style-name="ce1">
            <text:p>44.8032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05396" table:style-name="ce1">
            <text:p>1205396</text:p>
          </table:table-cell>
          <table:table-cell office:value-type="string" table:style-name="ce1">
            <text:p>12.01.2018,11:00</text:p>
          </table:table-cell>
          <table:table-cell office:value-type="float" office:value="20.45909" table:style-name="ce1">
            <text:p>20.45909</text:p>
          </table:table-cell>
          <table:table-cell office:value-type="float" office:value="44.804679" table:style-name="ce1">
            <text:p>44.8046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418" table:style-name="ce1">
            <text:p>1205418</text:p>
          </table:table-cell>
          <table:table-cell office:value-type="string" table:style-name="ce1">
            <text:p>12.01.2018,12:40</text:p>
          </table:table-cell>
          <table:table-cell office:value-type="float" office:value="20.421385999999998" table:style-name="ce1">
            <text:p>20.421386</text:p>
          </table:table-cell>
          <table:table-cell office:value-type="float" office:value="44.812195000000003" table:style-name="ce1">
            <text:p>44.8121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423" table:style-name="ce1">
            <text:p>1205423</text:p>
          </table:table-cell>
          <table:table-cell office:value-type="string" table:style-name="ce1">
            <text:p>12.01.2018,13:40</text:p>
          </table:table-cell>
          <table:table-cell office:value-type="float" office:value="20.438839000000002" table:style-name="ce1">
            <text:p>20.438839</text:p>
          </table:table-cell>
          <table:table-cell office:value-type="float" office:value="44.744146999999998" table:style-name="ce1">
            <text:p>44.7441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5214" table:style-name="ce1">
            <text:p>1205214</text:p>
          </table:table-cell>
          <table:table-cell office:value-type="string" table:style-name="ce1">
            <text:p>12.01.2018,08:00</text:p>
          </table:table-cell>
          <table:table-cell office:value-type="float" office:value="20.406409" table:style-name="ce1">
            <text:p>20.406409</text:p>
          </table:table-cell>
          <table:table-cell office:value-type="float" office:value="44.818806000000002" table:style-name="ce1">
            <text:p>44.81880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642" table:style-name="ce1">
            <text:p>1204642</text:p>
          </table:table-cell>
          <table:table-cell office:value-type="string" table:style-name="ce1">
            <text:p>12.01.2018,10:00</text:p>
          </table:table-cell>
          <table:table-cell office:value-type="float" office:value="20.464206000000001" table:style-name="ce1">
            <text:p>20.464206</text:p>
          </table:table-cell>
          <table:table-cell office:value-type="float" office:value="44.802225" table:style-name="ce1">
            <text:p>44.8022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397" table:style-name="ce1">
            <text:p>1205397</text:p>
          </table:table-cell>
          <table:table-cell office:value-type="string" table:style-name="ce1">
            <text:p>12.01.2018,09:30</text:p>
          </table:table-cell>
          <table:table-cell office:value-type="float" office:value="20.445239999999998" table:style-name="ce1">
            <text:p>20.44524</text:p>
          </table:table-cell>
          <table:table-cell office:value-type="float" office:value="44.80095" table:style-name="ce1">
            <text:p>44.8009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04515" table:style-name="ce1">
            <text:p>1204515</text:p>
          </table:table-cell>
          <table:table-cell office:value-type="string" table:style-name="ce1">
            <text:p>12.01.2018,11:10</text:p>
          </table:table-cell>
          <table:table-cell office:value-type="float" office:value="20.485579999999999" table:style-name="ce1">
            <text:p>20.48558</text:p>
          </table:table-cell>
          <table:table-cell office:value-type="float" office:value="44.774006" table:style-name="ce1">
            <text:p>44.7740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266" table:style-name="ce1">
            <text:p>1205266</text:p>
          </table:table-cell>
          <table:table-cell office:value-type="string" table:style-name="ce1">
            <text:p>12.01.2018,13:50</text:p>
          </table:table-cell>
          <table:table-cell office:value-type="float" office:value="20.479179999999999" table:style-name="ce1">
            <text:p>20.47918</text:p>
          </table:table-cell>
          <table:table-cell office:value-type="float" office:value="44.791440000000001" table:style-name="ce1">
            <text:p>44.791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sa skretanjem vozila ulevo, u raskrsnici</text:p>
          </table:table-cell>
          <table:table-cell table:number-columns-repeated="16377"/>
        </table:table-row>
        <table:table-row table:style-name="ro1">
          <table:table-cell office:value-type="float" office:value="1204657" table:style-name="ce1">
            <text:p>1204657</text:p>
          </table:table-cell>
          <table:table-cell office:value-type="string" table:style-name="ce1">
            <text:p>12.01.2018,03:00</text:p>
          </table:table-cell>
          <table:table-cell office:value-type="float" office:value="20.488119999999999" table:style-name="ce1">
            <text:p>20.48812</text:p>
          </table:table-cell>
          <table:table-cell office:value-type="float" office:value="44.780090000000001" table:style-name="ce1">
            <text:p>44.780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4688" table:style-name="ce1">
            <text:p>1204688</text:p>
          </table:table-cell>
          <table:table-cell office:value-type="string" table:style-name="ce1">
            <text:p>12.01.2018,00:05</text:p>
          </table:table-cell>
          <table:table-cell office:value-type="float" office:value="20.414560000000002" table:style-name="ce1">
            <text:p>20.41456</text:p>
          </table:table-cell>
          <table:table-cell office:value-type="float" office:value="44.845944000000003" table:style-name="ce1">
            <text:p>44.8459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4574" table:style-name="ce1">
            <text:p>1204574</text:p>
          </table:table-cell>
          <table:table-cell office:value-type="string" table:style-name="ce1">
            <text:p>12.01.2018,17:45</text:p>
          </table:table-cell>
          <table:table-cell office:value-type="float" office:value="20.413129000000001" table:style-name="ce1">
            <text:p>20.413129</text:p>
          </table:table-cell>
          <table:table-cell office:value-type="float" office:value="44.825128999999997" table:style-name="ce1">
            <text:p>44.82512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787" table:style-name="ce1">
            <text:p>1204787</text:p>
          </table:table-cell>
          <table:table-cell office:value-type="string" table:style-name="ce1">
            <text:p>12.01.2018,00:30</text:p>
          </table:table-cell>
          <table:table-cell office:value-type="float" office:value="20.196200000000001" table:style-name="ce1">
            <text:p>20.1962</text:p>
          </table:table-cell>
          <table:table-cell office:value-type="float" office:value="44.651620000000001" table:style-name="ce1">
            <text:p>44.651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04570" table:style-name="ce1">
            <text:p>1204570</text:p>
          </table:table-cell>
          <table:table-cell office:value-type="string" table:style-name="ce1">
            <text:p>12.01.2018,19:00</text:p>
          </table:table-cell>
          <table:table-cell office:value-type="float" office:value="20.455459999999999" table:style-name="ce1">
            <text:p>20.45546</text:p>
          </table:table-cell>
          <table:table-cell office:value-type="float" office:value="44.761009999999999" table:style-name="ce1">
            <text:p>44.761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517" table:style-name="ce1">
            <text:p>1204517</text:p>
          </table:table-cell>
          <table:table-cell office:value-type="string" table:style-name="ce1">
            <text:p>12.01.2018,10:15</text:p>
          </table:table-cell>
          <table:table-cell office:value-type="float" office:value="20.372755000000002" table:style-name="ce1">
            <text:p>20.372755</text:p>
          </table:table-cell>
          <table:table-cell office:value-type="float" office:value="44.816862999999998" table:style-name="ce1">
            <text:p>44.8168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4559" table:style-name="ce1">
            <text:p>1204559</text:p>
          </table:table-cell>
          <table:table-cell office:value-type="string" table:style-name="ce1">
            <text:p>12.01.2018,11:30</text:p>
          </table:table-cell>
          <table:table-cell office:value-type="float" office:value="20.369675000000001" table:style-name="ce1">
            <text:p>20.369675</text:p>
          </table:table-cell>
          <table:table-cell office:value-type="float" office:value="44.857807999999999" table:style-name="ce1">
            <text:p>44.8578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5038" table:style-name="ce1">
            <text:p>1205038</text:p>
          </table:table-cell>
          <table:table-cell office:value-type="string" table:style-name="ce1">
            <text:p>12.01.2018,18:10</text:p>
          </table:table-cell>
          <table:table-cell office:value-type="float" office:value="20.19022" table:style-name="ce1">
            <text:p>20.19022</text:p>
          </table:table-cell>
          <table:table-cell office:value-type="float" office:value="44.651090000000003" table:style-name="ce1">
            <text:p>44.651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5560" table:style-name="ce1">
            <text:p>1205560</text:p>
          </table:table-cell>
          <table:table-cell office:value-type="string" table:style-name="ce1">
            <text:p>12.01.2018,16:35</text:p>
          </table:table-cell>
          <table:table-cell office:value-type="float" office:value="20.377649999999999" table:style-name="ce1">
            <text:p>20.37765</text:p>
          </table:table-cell>
          <table:table-cell office:value-type="float" office:value="44.81917" table:style-name="ce1">
            <text:p>44.8191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096" table:style-name="ce1">
            <text:p>1205096</text:p>
          </table:table-cell>
          <table:table-cell office:value-type="string" table:style-name="ce1">
            <text:p>12.01.2018,06:38</text:p>
          </table:table-cell>
          <table:table-cell office:value-type="float" office:value="20.466480000000001" table:style-name="ce1">
            <text:p>20.46648</text:p>
          </table:table-cell>
          <table:table-cell office:value-type="float" office:value="44.818950000000001" table:style-name="ce1">
            <text:p>44.818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516" table:style-name="ce1">
            <text:p>1204516</text:p>
          </table:table-cell>
          <table:table-cell office:value-type="string" table:style-name="ce1">
            <text:p>12.01.2018,10:30</text:p>
          </table:table-cell>
          <table:table-cell office:value-type="float" office:value="20.506170000000001" table:style-name="ce1">
            <text:p>20.50617</text:p>
          </table:table-cell>
          <table:table-cell office:value-type="float" office:value="44.710230000000003" table:style-name="ce1">
            <text:p>44.710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4635" table:style-name="ce1">
            <text:p>1204635</text:p>
          </table:table-cell>
          <table:table-cell office:value-type="string" table:style-name="ce1">
            <text:p>12.01.2018,16:10</text:p>
          </table:table-cell>
          <table:table-cell office:value-type="float" office:value="20.489253000000001" table:style-name="ce1">
            <text:p>20.489253</text:p>
          </table:table-cell>
          <table:table-cell office:value-type="float" office:value="44.774605999999999" table:style-name="ce1">
            <text:p>44.7746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04634" table:style-name="ce1">
            <text:p>1204634</text:p>
          </table:table-cell>
          <table:table-cell office:value-type="string" table:style-name="ce1">
            <text:p>12.01.2018,15:30</text:p>
          </table:table-cell>
          <table:table-cell office:value-type="float" office:value="20.461162000000002" table:style-name="ce1">
            <text:p>20.461162</text:p>
          </table:table-cell>
          <table:table-cell office:value-type="float" office:value="44.806379999999997" table:style-name="ce1">
            <text:p>44.806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526" table:style-name="ce1">
            <text:p>1204526</text:p>
          </table:table-cell>
          <table:table-cell office:value-type="string" table:style-name="ce1">
            <text:p>12.01.2018,06:30</text:p>
          </table:table-cell>
          <table:table-cell office:value-type="float" office:value="20.439906000000001" table:style-name="ce1">
            <text:p>20.439906</text:p>
          </table:table-cell>
          <table:table-cell office:value-type="float" office:value="44.795699999999997" table:style-name="ce1">
            <text:p>44.79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4528" table:style-name="ce1">
            <text:p>1204528</text:p>
          </table:table-cell>
          <table:table-cell office:value-type="string" table:style-name="ce1">
            <text:p>12.01.2018,07:20</text:p>
          </table:table-cell>
          <table:table-cell office:value-type="float" office:value="20.422221" table:style-name="ce1">
            <text:p>20.422221</text:p>
          </table:table-cell>
          <table:table-cell office:value-type="float" office:value="44.783335000000001" table:style-name="ce1">
            <text:p>44.7833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618" table:style-name="ce1">
            <text:p>1204618</text:p>
          </table:table-cell>
          <table:table-cell office:value-type="string" table:style-name="ce1">
            <text:p>12.01.2018,16:50</text:p>
          </table:table-cell>
          <table:table-cell office:value-type="float" office:value="20.388539999999999" table:style-name="ce1">
            <text:p>20.38854</text:p>
          </table:table-cell>
          <table:table-cell office:value-type="float" office:value="44.803350000000002" table:style-name="ce1">
            <text:p>44.803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529" table:style-name="ce1">
            <text:p>1204529</text:p>
          </table:table-cell>
          <table:table-cell office:value-type="string" table:style-name="ce1">
            <text:p>12.01.2018,06:05</text:p>
          </table:table-cell>
          <table:table-cell office:value-type="float" office:value="20.376363999999999" table:style-name="ce1">
            <text:p>20.376364</text:p>
          </table:table-cell>
          <table:table-cell office:value-type="float" office:value="44.859735999999998" table:style-name="ce1">
            <text:p>44.8597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4530" table:style-name="ce1">
            <text:p>1204530</text:p>
          </table:table-cell>
          <table:table-cell office:value-type="string" table:style-name="ce1">
            <text:p>12.01.2018,10:00</text:p>
          </table:table-cell>
          <table:table-cell office:value-type="float" office:value="20.462544999999999" table:style-name="ce1">
            <text:p>20.462545</text:p>
          </table:table-cell>
          <table:table-cell office:value-type="float" office:value="44.814677000000003" table:style-name="ce1">
            <text:p>44.8146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636" table:style-name="ce1">
            <text:p>1204636</text:p>
          </table:table-cell>
          <table:table-cell office:value-type="string" table:style-name="ce1">
            <text:p>12.01.2018,11:00</text:p>
          </table:table-cell>
          <table:table-cell office:value-type="float" office:value="20.503547999999999" table:style-name="ce1">
            <text:p>20.503548</text:p>
          </table:table-cell>
          <table:table-cell office:value-type="float" office:value="44.799328000000003" table:style-name="ce1">
            <text:p>44.7993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637" table:style-name="ce1">
            <text:p>1204637</text:p>
          </table:table-cell>
          <table:table-cell office:value-type="string" table:style-name="ce1">
            <text:p>12.01.2018,13:25</text:p>
          </table:table-cell>
          <table:table-cell office:value-type="float" office:value="20.488744000000001" table:style-name="ce1">
            <text:p>20.488744</text:p>
          </table:table-cell>
          <table:table-cell office:value-type="float" office:value="44.799830999999998" table:style-name="ce1">
            <text:p>44.7998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4658" table:style-name="ce1">
            <text:p>1204658</text:p>
          </table:table-cell>
          <table:table-cell office:value-type="string" table:style-name="ce1">
            <text:p>12.01.2018,18:00</text:p>
          </table:table-cell>
          <table:table-cell office:value-type="float" office:value="20.429234999999998" table:style-name="ce1">
            <text:p>20.429235</text:p>
          </table:table-cell>
          <table:table-cell office:value-type="float" office:value="44.793104999999997" table:style-name="ce1">
            <text:p>44.7931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027" table:style-name="ce1">
            <text:p>1205027</text:p>
          </table:table-cell>
          <table:table-cell office:value-type="string" table:style-name="ce1">
            <text:p>12.01.2018,08:10</text:p>
          </table:table-cell>
          <table:table-cell office:value-type="float" office:value="20.520199000000002" table:style-name="ce1">
            <text:p>20.520199</text:p>
          </table:table-cell>
          <table:table-cell office:value-type="float" office:value="44.777191999999999" table:style-name="ce1">
            <text:p>44.7771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4556" table:style-name="ce1">
            <text:p>1204556</text:p>
          </table:table-cell>
          <table:table-cell office:value-type="string" table:style-name="ce1">
            <text:p>12.01.2018,19:00</text:p>
          </table:table-cell>
          <table:table-cell office:value-type="float" office:value="20.499659999999999" table:style-name="ce1">
            <text:p>20.49966</text:p>
          </table:table-cell>
          <table:table-cell office:value-type="float" office:value="44.799149999999997" table:style-name="ce1">
            <text:p>44.7991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4531" table:style-name="ce1">
            <text:p>1204531</text:p>
          </table:table-cell>
          <table:table-cell office:value-type="string" table:style-name="ce1">
            <text:p>12.01.2018,09:00</text:p>
          </table:table-cell>
          <table:table-cell office:value-type="float" office:value="20.461326" table:style-name="ce1">
            <text:p>20.461326</text:p>
          </table:table-cell>
          <table:table-cell office:value-type="float" office:value="44.818528000000001" table:style-name="ce1">
            <text:p>44.8185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533" table:style-name="ce1">
            <text:p>1204533</text:p>
          </table:table-cell>
          <table:table-cell office:value-type="string" table:style-name="ce1">
            <text:p>12.01.2018,10:50</text:p>
          </table:table-cell>
          <table:table-cell office:value-type="float" office:value="20.406351000000001" table:style-name="ce1">
            <text:p>20.406351</text:p>
          </table:table-cell>
          <table:table-cell office:value-type="float" office:value="44.775070999999997" table:style-name="ce1">
            <text:p>44.7750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615" table:style-name="ce1">
            <text:p>1205615</text:p>
          </table:table-cell>
          <table:table-cell office:value-type="string" table:style-name="ce1">
            <text:p>12.01.2018,00:10</text:p>
          </table:table-cell>
          <table:table-cell office:value-type="float" office:value="20.505109999999998" table:style-name="ce1">
            <text:p>20.50511</text:p>
          </table:table-cell>
          <table:table-cell office:value-type="float" office:value="44.791870000000003" table:style-name="ce1">
            <text:p>44.791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5766" table:style-name="ce1">
            <text:p>1205766</text:p>
          </table:table-cell>
          <table:table-cell office:value-type="string" table:style-name="ce1">
            <text:p>12.01.2018,13:30</text:p>
          </table:table-cell>
          <table:table-cell office:value-type="float" office:value="20.422217" table:style-name="ce1">
            <text:p>20.422217</text:p>
          </table:table-cell>
          <table:table-cell office:value-type="float" office:value="44.761352000000002" table:style-name="ce1">
            <text:p>44.7613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770" table:style-name="ce1">
            <text:p>1205770</text:p>
          </table:table-cell>
          <table:table-cell office:value-type="string" table:style-name="ce1">
            <text:p>12.01.2018,15:15</text:p>
          </table:table-cell>
          <table:table-cell office:value-type="float" office:value="20.545279000000001" table:style-name="ce1">
            <text:p>20.545279</text:p>
          </table:table-cell>
          <table:table-cell office:value-type="float" office:value="44.786164999999997" table:style-name="ce1">
            <text:p>44.7861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817" table:style-name="ce1">
            <text:p>1204817</text:p>
          </table:table-cell>
          <table:table-cell office:value-type="string" table:style-name="ce1">
            <text:p>12.01.2018,08:30</text:p>
          </table:table-cell>
          <table:table-cell office:value-type="float" office:value="20.455950000000001" table:style-name="ce1">
            <text:p>20.45595</text:p>
          </table:table-cell>
          <table:table-cell office:value-type="float" office:value="44.808100000000003" table:style-name="ce1">
            <text:p>44.80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859" table:style-name="ce1">
            <text:p>1204859</text:p>
          </table:table-cell>
          <table:table-cell office:value-type="string" table:style-name="ce1">
            <text:p>12.01.2018,12:00</text:p>
          </table:table-cell>
          <table:table-cell office:value-type="float" office:value="20.453990000000001" table:style-name="ce1">
            <text:p>20.45399</text:p>
          </table:table-cell>
          <table:table-cell office:value-type="float" office:value="44.804450000000003" table:style-name="ce1">
            <text:p>44.804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5544" table:style-name="ce1">
            <text:p>1205544</text:p>
          </table:table-cell>
          <table:table-cell office:value-type="string" table:style-name="ce1">
            <text:p>12.01.2018,16:30</text:p>
          </table:table-cell>
          <table:table-cell office:value-type="float" office:value="20.37697" table:style-name="ce1">
            <text:p>20.37697</text:p>
          </table:table-cell>
          <table:table-cell office:value-type="float" office:value="44.817830000000001" table:style-name="ce1">
            <text:p>44.8178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04550" table:style-name="ce1">
            <text:p>1204550</text:p>
          </table:table-cell>
          <table:table-cell office:value-type="string" table:style-name="ce1">
            <text:p>12.01.2018,17:00</text:p>
          </table:table-cell>
          <table:table-cell office:value-type="float" office:value="20.48499" table:style-name="ce1">
            <text:p>20.48499</text:p>
          </table:table-cell>
          <table:table-cell office:value-type="float" office:value="44.797969999999999" table:style-name="ce1">
            <text:p>44.797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04913" table:style-name="ce1">
            <text:p>1204913</text:p>
          </table:table-cell>
          <table:table-cell office:value-type="string" table:style-name="ce1">
            <text:p>12.01.2018,12:00</text:p>
          </table:table-cell>
          <table:table-cell office:value-type="float" office:value="20.413779999999999" table:style-name="ce1">
            <text:p>20.41378</text:p>
          </table:table-cell>
          <table:table-cell office:value-type="float" office:value="44.839089999999999" table:style-name="ce1">
            <text:p>44.839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536" table:style-name="ce1">
            <text:p>1204536</text:p>
          </table:table-cell>
          <table:table-cell office:value-type="string" table:style-name="ce1">
            <text:p>12.01.2018,07:00</text:p>
          </table:table-cell>
          <table:table-cell office:value-type="float" office:value="20.450700000000001" table:style-name="ce1">
            <text:p>20.4507</text:p>
          </table:table-cell>
          <table:table-cell office:value-type="float" office:value="44.814790000000002" table:style-name="ce1">
            <text:p>44.814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539" table:style-name="ce1">
            <text:p>1204539</text:p>
          </table:table-cell>
          <table:table-cell office:value-type="string" table:style-name="ce1">
            <text:p>12.01.2018,08:15</text:p>
          </table:table-cell>
          <table:table-cell office:value-type="float" office:value="20.437639999999998" table:style-name="ce1">
            <text:p>20.43764</text:p>
          </table:table-cell>
          <table:table-cell office:value-type="float" office:value="44.773620000000001" table:style-name="ce1">
            <text:p>44.773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598" table:style-name="ce1">
            <text:p>1204598</text:p>
          </table:table-cell>
          <table:table-cell office:value-type="string" table:style-name="ce1">
            <text:p>12.01.2018,22:10</text:p>
          </table:table-cell>
          <table:table-cell office:value-type="float" office:value="20.719922" table:style-name="ce1">
            <text:p>20.719922</text:p>
          </table:table-cell>
          <table:table-cell office:value-type="float" office:value="44.672142000000001" table:style-name="ce1">
            <text:p>44.67214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4608" table:style-name="ce1">
            <text:p>1204608</text:p>
          </table:table-cell>
          <table:table-cell office:value-type="string" table:style-name="ce1">
            <text:p>13.01.2018,10:00</text:p>
          </table:table-cell>
          <table:table-cell office:value-type="float" office:value="20.402342000000001" table:style-name="ce1">
            <text:p>20.402342</text:p>
          </table:table-cell>
          <table:table-cell office:value-type="float" office:value="44.828837999999998" table:style-name="ce1">
            <text:p>44.8288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629" table:style-name="ce1">
            <text:p>1204629</text:p>
          </table:table-cell>
          <table:table-cell office:value-type="string" table:style-name="ce1">
            <text:p>13.01.2018,19:35</text:p>
          </table:table-cell>
          <table:table-cell office:value-type="float" office:value="20.498298999999999" table:style-name="ce1">
            <text:p>20.498299</text:p>
          </table:table-cell>
          <table:table-cell office:value-type="float" office:value="44.791401" table:style-name="ce1">
            <text:p>44.7914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314" table:style-name="ce1">
            <text:p>1205314</text:p>
          </table:table-cell>
          <table:table-cell office:value-type="string" table:style-name="ce1">
            <text:p>13.01.2018,14:30</text:p>
          </table:table-cell>
          <table:table-cell office:value-type="float" office:value="20.372810000000001" table:style-name="ce1">
            <text:p>20.37281</text:p>
          </table:table-cell>
          <table:table-cell office:value-type="float" office:value="44.848627" table:style-name="ce1">
            <text:p>44.8486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730" table:style-name="ce1">
            <text:p>1204730</text:p>
          </table:table-cell>
          <table:table-cell office:value-type="string" table:style-name="ce1">
            <text:p>13.01.2018,04:30</text:p>
          </table:table-cell>
          <table:table-cell office:value-type="float" office:value="20.400860000000002" table:style-name="ce1">
            <text:p>20.40086</text:p>
          </table:table-cell>
          <table:table-cell office:value-type="float" office:value="44.885469999999998" table:style-name="ce1">
            <text:p>44.88547</text:p>
          </table:table-cell>
          <table:table-cell office:value-type="string" table:style-name="ce1">
            <text:p>Sa poginul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05043" table:style-name="ce1">
            <text:p>1205043</text:p>
          </table:table-cell>
          <table:table-cell office:value-type="string" table:style-name="ce1">
            <text:p>13.01.2018,19:50</text:p>
          </table:table-cell>
          <table:table-cell office:value-type="float" office:value="20.148119999999999" table:style-name="ce1">
            <text:p>20.14812</text:p>
          </table:table-cell>
          <table:table-cell office:value-type="float" office:value="44.564070000000001" table:style-name="ce1">
            <text:p>44.5640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05340" table:style-name="ce1">
            <text:p>1205340</text:p>
          </table:table-cell>
          <table:table-cell office:value-type="string" table:style-name="ce1">
            <text:p>13.01.2018,10:10</text:p>
          </table:table-cell>
          <table:table-cell office:value-type="float" office:value="20.499469999999999" table:style-name="ce1">
            <text:p>20.49947</text:p>
          </table:table-cell>
          <table:table-cell office:value-type="float" office:value="44.750019999999999" table:style-name="ce1">
            <text:p>44.7500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kreće duž kolovoza u smeru kretanja vozila</text:p>
          </table:table-cell>
          <table:table-cell table:number-columns-repeated="16377"/>
        </table:table-row>
        <table:table-row table:style-name="ro1">
          <table:table-cell office:value-type="float" office:value="1204614" table:style-name="ce1">
            <text:p>1204614</text:p>
          </table:table-cell>
          <table:table-cell office:value-type="string" table:style-name="ce1">
            <text:p>13.01.2018,11:15</text:p>
          </table:table-cell>
          <table:table-cell office:value-type="float" office:value="20.375389999999999" table:style-name="ce1">
            <text:p>20.37539</text:p>
          </table:table-cell>
          <table:table-cell office:value-type="float" office:value="44.817889999999998" table:style-name="ce1">
            <text:p>44.8178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04615" table:style-name="ce1">
            <text:p>1204615</text:p>
          </table:table-cell>
          <table:table-cell office:value-type="string" table:style-name="ce1">
            <text:p>13.01.2018,11:45</text:p>
          </table:table-cell>
          <table:table-cell office:value-type="float" office:value="20.503229999999999" table:style-name="ce1">
            <text:p>20.50323</text:p>
          </table:table-cell>
          <table:table-cell office:value-type="float" office:value="44.78801" table:style-name="ce1">
            <text:p>44.788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4616" table:style-name="ce1">
            <text:p>1204616</text:p>
          </table:table-cell>
          <table:table-cell office:value-type="string" table:style-name="ce1">
            <text:p>13.01.2018,13:15</text:p>
          </table:table-cell>
          <table:table-cell office:value-type="float" office:value="20.37518" table:style-name="ce1">
            <text:p>20.37518</text:p>
          </table:table-cell>
          <table:table-cell office:value-type="float" office:value="44.803809999999999" table:style-name="ce1">
            <text:p>44.803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5258" table:style-name="ce1">
            <text:p>1205258</text:p>
          </table:table-cell>
          <table:table-cell office:value-type="string" table:style-name="ce1">
            <text:p>13.01.2018,22:10</text:p>
          </table:table-cell>
          <table:table-cell office:value-type="float" office:value="20.405280000000001" table:style-name="ce1">
            <text:p>20.40528</text:p>
          </table:table-cell>
          <table:table-cell office:value-type="float" office:value="44.757100000000001" table:style-name="ce1">
            <text:p>44.75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preticanje</text:p>
          </table:table-cell>
          <table:table-cell table:number-columns-repeated="16377"/>
        </table:table-row>
        <table:table-row table:style-name="ro1">
          <table:table-cell office:value-type="float" office:value="1205259" table:style-name="ce1">
            <text:p>1205259</text:p>
          </table:table-cell>
          <table:table-cell office:value-type="string" table:style-name="ce1">
            <text:p>13.01.2018,18:00</text:p>
          </table:table-cell>
          <table:table-cell office:value-type="float" office:value="20.360959999999999" table:style-name="ce1">
            <text:p>20.36096</text:p>
          </table:table-cell>
          <table:table-cell office:value-type="float" office:value="44.686250000000001" table:style-name="ce1">
            <text:p>44.686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4718" table:style-name="ce1">
            <text:p>1204718</text:p>
          </table:table-cell>
          <table:table-cell office:value-type="string" table:style-name="ce1">
            <text:p>13.01.2018,15:30</text:p>
          </table:table-cell>
          <table:table-cell office:value-type="float" office:value="20.503530000000001" table:style-name="ce1">
            <text:p>20.50353</text:p>
          </table:table-cell>
          <table:table-cell office:value-type="float" office:value="44.771549999999998" table:style-name="ce1">
            <text:p>44.7715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04590" table:style-name="ce1">
            <text:p>1204590</text:p>
          </table:table-cell>
          <table:table-cell office:value-type="string" table:style-name="ce1">
            <text:p>13.01.2018,09:10</text:p>
          </table:table-cell>
          <table:table-cell office:value-type="float" office:value="20.47409" table:style-name="ce1">
            <text:p>20.47409</text:p>
          </table:table-cell>
          <table:table-cell office:value-type="float" office:value="44.810870000000001" table:style-name="ce1">
            <text:p>44.8108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ili se kreće, sa kretanjem vozila unazad</text:p>
          </table:table-cell>
          <table:table-cell table:number-columns-repeated="16377"/>
        </table:table-row>
        <table:table-row table:style-name="ro1">
          <table:table-cell office:value-type="float" office:value="1204760" table:style-name="ce1">
            <text:p>1204760</text:p>
          </table:table-cell>
          <table:table-cell office:value-type="string" table:style-name="ce1">
            <text:p>13.01.2018,01:10</text:p>
          </table:table-cell>
          <table:table-cell office:value-type="float" office:value="20.417940000000002" table:style-name="ce1">
            <text:p>20.41794</text:p>
          </table:table-cell>
          <table:table-cell office:value-type="float" office:value="44.784410000000001" table:style-name="ce1">
            <text:p>44.784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612" table:style-name="ce1">
            <text:p>1204612</text:p>
          </table:table-cell>
          <table:table-cell office:value-type="string" table:style-name="ce1">
            <text:p>13.01.2018,13:10</text:p>
          </table:table-cell>
          <table:table-cell office:value-type="float" office:value="20.41601" table:style-name="ce1">
            <text:p>20.41601</text:p>
          </table:table-cell>
          <table:table-cell office:value-type="float" office:value="44.787129999999998" table:style-name="ce1">
            <text:p>44.787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613" table:style-name="ce1">
            <text:p>1204613</text:p>
          </table:table-cell>
          <table:table-cell office:value-type="string" table:style-name="ce1">
            <text:p>13.01.2018,13:30</text:p>
          </table:table-cell>
          <table:table-cell office:value-type="float" office:value="20.444700000000001" table:style-name="ce1">
            <text:p>20.4447</text:p>
          </table:table-cell>
          <table:table-cell office:value-type="float" office:value="44.797089999999997" table:style-name="ce1">
            <text:p>44.797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4646" table:style-name="ce1">
            <text:p>1204646</text:p>
          </table:table-cell>
          <table:table-cell office:value-type="string" table:style-name="ce1">
            <text:p>13.01.2018,22:00</text:p>
          </table:table-cell>
          <table:table-cell office:value-type="float" office:value="20.470958" table:style-name="ce1">
            <text:p>20.470958</text:p>
          </table:table-cell>
          <table:table-cell office:value-type="float" office:value="44.784695999999997" table:style-name="ce1">
            <text:p>44.7846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617" table:style-name="ce1">
            <text:p>1204617</text:p>
          </table:table-cell>
          <table:table-cell office:value-type="string" table:style-name="ce1">
            <text:p>13.01.2018,14:45</text:p>
          </table:table-cell>
          <table:table-cell office:value-type="float" office:value="20.519939000000001" table:style-name="ce1">
            <text:p>20.519939</text:p>
          </table:table-cell>
          <table:table-cell office:value-type="float" office:value="44.784157999999998" table:style-name="ce1">
            <text:p>44.7841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090" table:style-name="ce1">
            <text:p>1205090</text:p>
          </table:table-cell>
          <table:table-cell office:value-type="string" table:style-name="ce1">
            <text:p>13.01.2018,17:20</text:p>
          </table:table-cell>
          <table:table-cell office:value-type="float" office:value="20.47458" table:style-name="ce1">
            <text:p>20.47458</text:p>
          </table:table-cell>
          <table:table-cell office:value-type="float" office:value="44.810420000000001" table:style-name="ce1">
            <text:p>44.810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5091" table:style-name="ce1">
            <text:p>1205091</text:p>
          </table:table-cell>
          <table:table-cell office:value-type="string" table:style-name="ce1">
            <text:p>13.01.2018,20:15</text:p>
          </table:table-cell>
          <table:table-cell office:value-type="float" office:value="20.529540000000001" table:style-name="ce1">
            <text:p>20.52954</text:p>
          </table:table-cell>
          <table:table-cell office:value-type="float" office:value="44.77787" table:style-name="ce1">
            <text:p>44.777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04844" table:style-name="ce1">
            <text:p>1204844</text:p>
          </table:table-cell>
          <table:table-cell office:value-type="string" table:style-name="ce1">
            <text:p>13.01.2018,18:10</text:p>
          </table:table-cell>
          <table:table-cell office:value-type="float" office:value="20.41037" table:style-name="ce1">
            <text:p>20.41037</text:p>
          </table:table-cell>
          <table:table-cell office:value-type="float" office:value="44.806739999999998" table:style-name="ce1">
            <text:p>44.8067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04743" table:style-name="ce1">
            <text:p>1204743</text:p>
          </table:table-cell>
          <table:table-cell office:value-type="string" table:style-name="ce1">
            <text:p>13.01.2018,12:15</text:p>
          </table:table-cell>
          <table:table-cell office:value-type="float" office:value="20.508649999999999" table:style-name="ce1">
            <text:p>20.50865</text:p>
          </table:table-cell>
          <table:table-cell office:value-type="float" office:value="44.70581" table:style-name="ce1">
            <text:p>44.705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4659" table:style-name="ce1">
            <text:p>1204659</text:p>
          </table:table-cell>
          <table:table-cell office:value-type="string" table:style-name="ce1">
            <text:p>13.01.2018,18:10</text:p>
          </table:table-cell>
          <table:table-cell office:value-type="float" office:value="20.473027999999999" table:style-name="ce1">
            <text:p>20.473028</text:p>
          </table:table-cell>
          <table:table-cell office:value-type="float" office:value="44.759926" table:style-name="ce1">
            <text:p>44.7599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593" table:style-name="ce1">
            <text:p>1204593</text:p>
          </table:table-cell>
          <table:table-cell office:value-type="string" table:style-name="ce1">
            <text:p>13.01.2018,12:45</text:p>
          </table:table-cell>
          <table:table-cell office:value-type="float" office:value="20.517140000000001" table:style-name="ce1">
            <text:p>20.51714</text:p>
          </table:table-cell>
          <table:table-cell office:value-type="float" office:value="44.788012000000002" table:style-name="ce1">
            <text:p>44.7880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594" table:style-name="ce1">
            <text:p>1204594</text:p>
          </table:table-cell>
          <table:table-cell office:value-type="string" table:style-name="ce1">
            <text:p>13.01.2018,12:00</text:p>
          </table:table-cell>
          <table:table-cell office:value-type="float" office:value="20.429437" table:style-name="ce1">
            <text:p>20.429437</text:p>
          </table:table-cell>
          <table:table-cell office:value-type="float" office:value="44.809426999999999" table:style-name="ce1">
            <text:p>44.8094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591" table:style-name="ce1">
            <text:p>1204591</text:p>
          </table:table-cell>
          <table:table-cell office:value-type="string" table:style-name="ce1">
            <text:p>13.01.2018,13:00</text:p>
          </table:table-cell>
          <table:table-cell office:value-type="float" office:value="20.464760999999999" table:style-name="ce1">
            <text:p>20.464761</text:p>
          </table:table-cell>
          <table:table-cell office:value-type="float" office:value="44.797893999999999" table:style-name="ce1">
            <text:p>44.7978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592" table:style-name="ce1">
            <text:p>1204592</text:p>
          </table:table-cell>
          <table:table-cell office:value-type="string" table:style-name="ce1">
            <text:p>13.01.2018,13:30</text:p>
          </table:table-cell>
          <table:table-cell office:value-type="float" office:value="20.465738999999999" table:style-name="ce1">
            <text:p>20.465739</text:p>
          </table:table-cell>
          <table:table-cell office:value-type="float" office:value="44.79889" table:style-name="ce1">
            <text:p>44.798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899" table:style-name="ce1">
            <text:p>1204899</text:p>
          </table:table-cell>
          <table:table-cell office:value-type="string" table:style-name="ce1">
            <text:p>13.01.2018,17:45</text:p>
          </table:table-cell>
          <table:table-cell office:value-type="float" office:value="20.67746" table:style-name="ce1">
            <text:p>20.67746</text:p>
          </table:table-cell>
          <table:table-cell office:value-type="float" office:value="44.411169999999998" table:style-name="ce1">
            <text:p>44.41117</text:p>
          </table:table-cell>
          <table:table-cell office:value-type="string" table:style-name="ce1">
            <text:p>Sa poginul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04619" table:style-name="ce1">
            <text:p>1204619</text:p>
          </table:table-cell>
          <table:table-cell office:value-type="string" table:style-name="ce1">
            <text:p>13.01.2018,09:00</text:p>
          </table:table-cell>
          <table:table-cell office:value-type="float" office:value="20.410999" table:style-name="ce1">
            <text:p>20.410999</text:p>
          </table:table-cell>
          <table:table-cell office:value-type="float" office:value="44.829200999999998" table:style-name="ce1">
            <text:p>44.8292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960" table:style-name="ce1">
            <text:p>1204960</text:p>
          </table:table-cell>
          <table:table-cell office:value-type="string" table:style-name="ce1">
            <text:p>13.01.2018,09:30</text:p>
          </table:table-cell>
          <table:table-cell office:value-type="float" office:value="20.479279999999999" table:style-name="ce1">
            <text:p>20.47928</text:p>
          </table:table-cell>
          <table:table-cell office:value-type="float" office:value="44.750129999999999" table:style-name="ce1">
            <text:p>44.750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06998" table:style-name="ce1">
            <text:p>1206998</text:p>
          </table:table-cell>
          <table:table-cell office:value-type="string" table:style-name="ce1">
            <text:p>13.01.2018,19:15</text:p>
          </table:table-cell>
          <table:table-cell office:value-type="float" office:value="20.382670000000001" table:style-name="ce1">
            <text:p>20.38267</text:p>
          </table:table-cell>
          <table:table-cell office:value-type="float" office:value="44.810400000000001" table:style-name="ce1">
            <text:p>44.81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04712" table:style-name="ce1">
            <text:p>1204712</text:p>
          </table:table-cell>
          <table:table-cell office:value-type="string" table:style-name="ce1">
            <text:p>13.01.2018,01:00</text:p>
          </table:table-cell>
          <table:table-cell office:value-type="float" office:value="20.1998" table:style-name="ce1">
            <text:p>20.1998</text:p>
          </table:table-cell>
          <table:table-cell office:value-type="float" office:value="44.673659999999998" table:style-name="ce1">
            <text:p>44.673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631" table:style-name="ce1">
            <text:p>1204631</text:p>
          </table:table-cell>
          <table:table-cell office:value-type="string" table:style-name="ce1">
            <text:p>13.01.2018,18:10</text:p>
          </table:table-cell>
          <table:table-cell office:value-type="float" office:value="20.526675999999998" table:style-name="ce1">
            <text:p>20.526676</text:p>
          </table:table-cell>
          <table:table-cell office:value-type="float" office:value="44.750514000000003" table:style-name="ce1">
            <text:p>44.7505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04633" table:style-name="ce1">
            <text:p>1204633</text:p>
          </table:table-cell>
          <table:table-cell office:value-type="string" table:style-name="ce1">
            <text:p>13.01.2018,21:20</text:p>
          </table:table-cell>
          <table:table-cell office:value-type="float" office:value="20.466588999999999" table:style-name="ce1">
            <text:p>20.466589</text:p>
          </table:table-cell>
          <table:table-cell office:value-type="float" office:value="44.802914000000001" table:style-name="ce1">
            <text:p>44.8029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4621" table:style-name="ce1">
            <text:p>1204621</text:p>
          </table:table-cell>
          <table:table-cell office:value-type="string" table:style-name="ce1">
            <text:p>13.01.2018,14:20</text:p>
          </table:table-cell>
          <table:table-cell office:value-type="float" office:value="20.426176999999999" table:style-name="ce1">
            <text:p>20.426177</text:p>
          </table:table-cell>
          <table:table-cell office:value-type="float" office:value="44.803488000000002" table:style-name="ce1">
            <text:p>44.8034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718" table:style-name="ce1">
            <text:p>1205718</text:p>
          </table:table-cell>
          <table:table-cell office:value-type="string" table:style-name="ce1">
            <text:p>13.01.2018,19:00</text:p>
          </table:table-cell>
          <table:table-cell office:value-type="float" office:value="20.497502000000001" table:style-name="ce1">
            <text:p>20.497502</text:p>
          </table:table-cell>
          <table:table-cell office:value-type="float" office:value="44.776693999999999" table:style-name="ce1">
            <text:p>44.7766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5719" table:style-name="ce1">
            <text:p>1205719</text:p>
          </table:table-cell>
          <table:table-cell office:value-type="string" table:style-name="ce1">
            <text:p>13.01.2018,17:40</text:p>
          </table:table-cell>
          <table:table-cell office:value-type="float" office:value="20.490651" table:style-name="ce1">
            <text:p>20.490651</text:p>
          </table:table-cell>
          <table:table-cell office:value-type="float" office:value="44.759222000000001" table:style-name="ce1">
            <text:p>44.7592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215" table:style-name="ce1">
            <text:p>1205215</text:p>
          </table:table-cell>
          <table:table-cell office:value-type="string" table:style-name="ce1">
            <text:p>13.01.2018,20:50</text:p>
          </table:table-cell>
          <table:table-cell office:value-type="float" office:value="20.500184999999998" table:style-name="ce1">
            <text:p>20.500185</text:p>
          </table:table-cell>
          <table:table-cell office:value-type="float" office:value="44.766323" table:style-name="ce1">
            <text:p>44.76632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04727" table:style-name="ce1">
            <text:p>1204727</text:p>
          </table:table-cell>
          <table:table-cell office:value-type="string" table:style-name="ce1">
            <text:p>14.01.2018,20:00</text:p>
          </table:table-cell>
          <table:table-cell office:value-type="float" office:value="20.542854999999999" table:style-name="ce1">
            <text:p>20.542855</text:p>
          </table:table-cell>
          <table:table-cell office:value-type="float" office:value="44.774366000000001" table:style-name="ce1">
            <text:p>44.7743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4802" table:style-name="ce1">
            <text:p>1204802</text:p>
          </table:table-cell>
          <table:table-cell office:value-type="string" table:style-name="ce1">
            <text:p>14.01.2018,18:55</text:p>
          </table:table-cell>
          <table:table-cell office:value-type="float" office:value="20.255299999999998" table:style-name="ce1">
            <text:p>20.2553</text:p>
          </table:table-cell>
          <table:table-cell office:value-type="float" office:value="44.383620000000001" table:style-name="ce1">
            <text:p>44.3836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sa skretanjem vozila ulevo, u raskrsnici</text:p>
          </table:table-cell>
          <table:table-cell table:number-columns-repeated="16377"/>
        </table:table-row>
        <table:table-row table:style-name="ro1">
          <table:table-cell office:value-type="float" office:value="1204846" table:style-name="ce1">
            <text:p>1204846</text:p>
          </table:table-cell>
          <table:table-cell office:value-type="string" table:style-name="ce1">
            <text:p>14.01.2018,01:15</text:p>
          </table:table-cell>
          <table:table-cell office:value-type="float" office:value="20.292210000000001" table:style-name="ce1">
            <text:p>20.29221</text:p>
          </table:table-cell>
          <table:table-cell office:value-type="float" office:value="44.833599999999997" table:style-name="ce1">
            <text:p>44.833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04719" table:style-name="ce1">
            <text:p>1204719</text:p>
          </table:table-cell>
          <table:table-cell office:value-type="string" table:style-name="ce1">
            <text:p>14.01.2018,18:45</text:p>
          </table:table-cell>
          <table:table-cell office:value-type="float" office:value="20.41704" table:style-name="ce1">
            <text:p>20.41704</text:p>
          </table:table-cell>
          <table:table-cell office:value-type="float" office:value="44.786830000000002" table:style-name="ce1">
            <text:p>44.786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4720" table:style-name="ce1">
            <text:p>1204720</text:p>
          </table:table-cell>
          <table:table-cell office:value-type="string" table:style-name="ce1">
            <text:p>14.01.2018,19:10</text:p>
          </table:table-cell>
          <table:table-cell office:value-type="float" office:value="20.481480000000001" table:style-name="ce1">
            <text:p>20.48148</text:p>
          </table:table-cell>
          <table:table-cell office:value-type="float" office:value="44.807600000000001" table:style-name="ce1">
            <text:p>44.80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721" table:style-name="ce1">
            <text:p>1204721</text:p>
          </table:table-cell>
          <table:table-cell office:value-type="string" table:style-name="ce1">
            <text:p>14.01.2018,21:30</text:p>
          </table:table-cell>
          <table:table-cell office:value-type="float" office:value="20.502369999999999" table:style-name="ce1">
            <text:p>20.50237</text:p>
          </table:table-cell>
          <table:table-cell office:value-type="float" office:value="44.816450000000003" table:style-name="ce1">
            <text:p>44.816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04724" table:style-name="ce1">
            <text:p>1204724</text:p>
          </table:table-cell>
          <table:table-cell office:value-type="string" table:style-name="ce1">
            <text:p>14.01.2018,22:30</text:p>
          </table:table-cell>
          <table:table-cell office:value-type="float" office:value="20.470479999999998" table:style-name="ce1">
            <text:p>20.47048</text:p>
          </table:table-cell>
          <table:table-cell office:value-type="float" office:value="44.731470000000002" table:style-name="ce1">
            <text:p>44.731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5419" table:style-name="ce1">
            <text:p>1205419</text:p>
          </table:table-cell>
          <table:table-cell office:value-type="string" table:style-name="ce1">
            <text:p>14.01.2018,03:30</text:p>
          </table:table-cell>
          <table:table-cell office:value-type="float" office:value="20.4621" table:style-name="ce1">
            <text:p>20.4621</text:p>
          </table:table-cell>
          <table:table-cell office:value-type="float" office:value="44.820279999999997" table:style-name="ce1">
            <text:p>44.8202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684" table:style-name="ce1">
            <text:p>1204684</text:p>
          </table:table-cell>
          <table:table-cell office:value-type="string" table:style-name="ce1">
            <text:p>14.01.2018,09:35</text:p>
          </table:table-cell>
          <table:table-cell office:value-type="float" office:value="20.428125000000001" table:style-name="ce1">
            <text:p>20.428125</text:p>
          </table:table-cell>
          <table:table-cell office:value-type="float" office:value="44.721026999999999" table:style-name="ce1">
            <text:p>44.7210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436" table:style-name="ce1">
            <text:p>1205436</text:p>
          </table:table-cell>
          <table:table-cell office:value-type="string" table:style-name="ce1">
            <text:p>14.01.2018,01:20</text:p>
          </table:table-cell>
          <table:table-cell office:value-type="float" office:value="20.637205999999999" table:style-name="ce1">
            <text:p>20.637206</text:p>
          </table:table-cell>
          <table:table-cell office:value-type="float" office:value="44.628359000000003" table:style-name="ce1">
            <text:p>44.6283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04697" table:style-name="ce1">
            <text:p>1204697</text:p>
          </table:table-cell>
          <table:table-cell office:value-type="string" table:style-name="ce1">
            <text:p>14.01.2018,20:00</text:p>
          </table:table-cell>
          <table:table-cell office:value-type="float" office:value="20.442039999999999" table:style-name="ce1">
            <text:p>20.44204</text:p>
          </table:table-cell>
          <table:table-cell office:value-type="float" office:value="44.744300000000003" table:style-name="ce1">
            <text:p>44.74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685" table:style-name="ce1">
            <text:p>1204685</text:p>
          </table:table-cell>
          <table:table-cell office:value-type="string" table:style-name="ce1">
            <text:p>14.01.2018,09:10</text:p>
          </table:table-cell>
          <table:table-cell office:value-type="float" office:value="20.255579999999998" table:style-name="ce1">
            <text:p>20.25558</text:p>
          </table:table-cell>
          <table:table-cell office:value-type="float" office:value="44.758850000000002" table:style-name="ce1">
            <text:p>44.758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836" table:style-name="ce1">
            <text:p>1204836</text:p>
          </table:table-cell>
          <table:table-cell office:value-type="string" table:style-name="ce1">
            <text:p>14.01.2018,11:40</text:p>
          </table:table-cell>
          <table:table-cell office:value-type="float" office:value="20.522490000000001" table:style-name="ce1">
            <text:p>20.52249</text:p>
          </table:table-cell>
          <table:table-cell office:value-type="float" office:value="44.806457999999999" table:style-name="ce1">
            <text:p>44.80645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05530" table:style-name="ce1">
            <text:p>1205530</text:p>
          </table:table-cell>
          <table:table-cell office:value-type="string" table:style-name="ce1">
            <text:p>14.01.2018,23:15</text:p>
          </table:table-cell>
          <table:table-cell office:value-type="float" office:value="20.300502000000002" table:style-name="ce1">
            <text:p>20.300502</text:p>
          </table:table-cell>
          <table:table-cell office:value-type="float" office:value="44.543913830000001" table:style-name="ce1">
            <text:p>44.543913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04741" table:style-name="ce1">
            <text:p>1204741</text:p>
          </table:table-cell>
          <table:table-cell office:value-type="string" table:style-name="ce1">
            <text:p>14.01.2018,19:40</text:p>
          </table:table-cell>
          <table:table-cell office:value-type="float" office:value="20.512041" table:style-name="ce1">
            <text:p>20.512041</text:p>
          </table:table-cell>
          <table:table-cell office:value-type="float" office:value="44.787846999999999" table:style-name="ce1">
            <text:p>44.7878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različitim putevima uz skretanje</text:p>
          </table:table-cell>
          <table:table-cell table:number-columns-repeated="16377"/>
        </table:table-row>
        <table:table-row table:style-name="ro1">
          <table:table-cell office:value-type="float" office:value="1204842" table:style-name="ce1">
            <text:p>1204842</text:p>
          </table:table-cell>
          <table:table-cell office:value-type="string" table:style-name="ce1">
            <text:p>14.01.2018,20:15</text:p>
          </table:table-cell>
          <table:table-cell office:value-type="float" office:value="20.414259999999999" table:style-name="ce1">
            <text:p>20.41426</text:p>
          </table:table-cell>
          <table:table-cell office:value-type="float" office:value="44.754159999999999" table:style-name="ce1">
            <text:p>44.754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845" table:style-name="ce1">
            <text:p>1204845</text:p>
          </table:table-cell>
          <table:table-cell office:value-type="string" table:style-name="ce1">
            <text:p>14.01.2018,02:30</text:p>
          </table:table-cell>
          <table:table-cell office:value-type="float" office:value="20.454649" table:style-name="ce1">
            <text:p>20.454649</text:p>
          </table:table-cell>
          <table:table-cell office:value-type="float" office:value="44.745742999999997" table:style-name="ce1">
            <text:p>44.7457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4686" table:style-name="ce1">
            <text:p>1204686</text:p>
          </table:table-cell>
          <table:table-cell office:value-type="string" table:style-name="ce1">
            <text:p>14.01.2018,10:30</text:p>
          </table:table-cell>
          <table:table-cell office:value-type="float" office:value="20.362427" table:style-name="ce1">
            <text:p>20.362427</text:p>
          </table:table-cell>
          <table:table-cell office:value-type="float" office:value="44.802498999999997" table:style-name="ce1">
            <text:p>44.8024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4826" table:style-name="ce1">
            <text:p>1204826</text:p>
          </table:table-cell>
          <table:table-cell office:value-type="string" table:style-name="ce1">
            <text:p>14.01.2018,21:00</text:p>
          </table:table-cell>
          <table:table-cell office:value-type="float" office:value="20.288630000000001" table:style-name="ce1">
            <text:p>20.28863</text:p>
          </table:table-cell>
          <table:table-cell office:value-type="float" office:value="44.891210000000001" table:style-name="ce1">
            <text:p>44.891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4725" table:style-name="ce1">
            <text:p>1204725</text:p>
          </table:table-cell>
          <table:table-cell office:value-type="string" table:style-name="ce1">
            <text:p>14.01.2018,20:20</text:p>
          </table:table-cell>
          <table:table-cell office:value-type="float" office:value="20.542854999999999" table:style-name="ce1">
            <text:p>20.542855</text:p>
          </table:table-cell>
          <table:table-cell office:value-type="float" office:value="44.774366000000001" table:style-name="ce1">
            <text:p>44.7743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4722" table:style-name="ce1">
            <text:p>1204722</text:p>
          </table:table-cell>
          <table:table-cell office:value-type="string" table:style-name="ce1">
            <text:p>14.01.2018,19:55</text:p>
          </table:table-cell>
          <table:table-cell office:value-type="float" office:value="20.335605999999999" table:style-name="ce1">
            <text:p>20.335606</text:p>
          </table:table-cell>
          <table:table-cell office:value-type="float" office:value="44.801226999999997" table:style-name="ce1">
            <text:p>44.80122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4726" table:style-name="ce1">
            <text:p>1204726</text:p>
          </table:table-cell>
          <table:table-cell office:value-type="string" table:style-name="ce1">
            <text:p>14.01.2018,22:00</text:p>
          </table:table-cell>
          <table:table-cell office:value-type="float" office:value="20.500872999999999" table:style-name="ce1">
            <text:p>20.500873</text:p>
          </table:table-cell>
          <table:table-cell office:value-type="float" office:value="44.745955000000002" table:style-name="ce1">
            <text:p>44.7459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5053" table:style-name="ce1">
            <text:p>1205053</text:p>
          </table:table-cell>
          <table:table-cell office:value-type="string" table:style-name="ce1">
            <text:p>14.01.2018,13:30</text:p>
          </table:table-cell>
          <table:table-cell office:value-type="float" office:value="20.25647" table:style-name="ce1">
            <text:p>20.25647</text:p>
          </table:table-cell>
          <table:table-cell office:value-type="float" office:value="44.793207000000002" table:style-name="ce1">
            <text:p>44.7932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05668" table:style-name="ce1">
            <text:p>1205668</text:p>
          </table:table-cell>
          <table:table-cell office:value-type="string" table:style-name="ce1">
            <text:p>14.01.2018,19:20</text:p>
          </table:table-cell>
          <table:table-cell office:value-type="float" office:value="20.37912" table:style-name="ce1">
            <text:p>20.37912</text:p>
          </table:table-cell>
          <table:table-cell office:value-type="float" office:value="44.829920000000001" table:style-name="ce1">
            <text:p>44.8299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674" table:style-name="ce1">
            <text:p>1204674</text:p>
          </table:table-cell>
          <table:table-cell office:value-type="string" table:style-name="ce1">
            <text:p>14.01.2018,13:15</text:p>
          </table:table-cell>
          <table:table-cell office:value-type="float" office:value="20.51305" table:style-name="ce1">
            <text:p>20.51305</text:p>
          </table:table-cell>
          <table:table-cell office:value-type="float" office:value="44.793779999999998" table:style-name="ce1">
            <text:p>44.793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6549" table:style-name="ce1">
            <text:p>1206549</text:p>
          </table:table-cell>
          <table:table-cell office:value-type="string" table:style-name="ce1">
            <text:p>14.01.2018,19:20</text:p>
          </table:table-cell>
          <table:table-cell office:value-type="float" office:value="20.416969999999999" table:style-name="ce1">
            <text:p>20.41697</text:p>
          </table:table-cell>
          <table:table-cell office:value-type="float" office:value="44.787089999999999" table:style-name="ce1">
            <text:p>44.787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554" table:style-name="ce1">
            <text:p>1206554</text:p>
          </table:table-cell>
          <table:table-cell office:value-type="string" table:style-name="ce1">
            <text:p>14.01.2018,20:30</text:p>
          </table:table-cell>
          <table:table-cell office:value-type="float" office:value="20.50244" table:style-name="ce1">
            <text:p>20.50244</text:p>
          </table:table-cell>
          <table:table-cell office:value-type="float" office:value="44.816420000000001" table:style-name="ce1">
            <text:p>44.816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04934" table:style-name="ce1">
            <text:p>1204934</text:p>
          </table:table-cell>
          <table:table-cell office:value-type="string" table:style-name="ce1">
            <text:p>14.01.2018,20:00</text:p>
          </table:table-cell>
          <table:table-cell office:value-type="float" office:value="20.520081000000001" table:style-name="ce1">
            <text:p>20.520081</text:p>
          </table:table-cell>
          <table:table-cell office:value-type="float" office:value="44.776909000000003" table:style-name="ce1">
            <text:p>44.7769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936" table:style-name="ce1">
            <text:p>1204936</text:p>
          </table:table-cell>
          <table:table-cell office:value-type="string" table:style-name="ce1">
            <text:p>14.01.2018,21:10</text:p>
          </table:table-cell>
          <table:table-cell office:value-type="float" office:value="20.520081000000001" table:style-name="ce1">
            <text:p>20.520081</text:p>
          </table:table-cell>
          <table:table-cell office:value-type="float" office:value="44.776909000000003" table:style-name="ce1">
            <text:p>44.7769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937" table:style-name="ce1">
            <text:p>1204937</text:p>
          </table:table-cell>
          <table:table-cell office:value-type="string" table:style-name="ce1">
            <text:p>14.01.2018,20:00</text:p>
          </table:table-cell>
          <table:table-cell office:value-type="float" office:value="20.528486000000001" table:style-name="ce1">
            <text:p>20.528486</text:p>
          </table:table-cell>
          <table:table-cell office:value-type="float" office:value="44.785007999999998" table:style-name="ce1">
            <text:p>44.7850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744" table:style-name="ce1">
            <text:p>1204744</text:p>
          </table:table-cell>
          <table:table-cell office:value-type="string" table:style-name="ce1">
            <text:p>14.01.2018,20:10</text:p>
          </table:table-cell>
          <table:table-cell office:value-type="float" office:value="20.545566999999998" table:style-name="ce1">
            <text:p>20.545567</text:p>
          </table:table-cell>
          <table:table-cell office:value-type="float" office:value="44.760632999999999" table:style-name="ce1">
            <text:p>44.7606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4770" table:style-name="ce1">
            <text:p>1204770</text:p>
          </table:table-cell>
          <table:table-cell office:value-type="string" table:style-name="ce1">
            <text:p>14.01.2018,04:00</text:p>
          </table:table-cell>
          <table:table-cell office:value-type="float" office:value="20.44351" table:style-name="ce1">
            <text:p>20.44351</text:p>
          </table:table-cell>
          <table:table-cell office:value-type="float" office:value="44.819229999999997" table:style-name="ce1">
            <text:p>44.819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4935" table:style-name="ce1">
            <text:p>1204935</text:p>
          </table:table-cell>
          <table:table-cell office:value-type="string" table:style-name="ce1">
            <text:p>14.01.2018,23:40</text:p>
          </table:table-cell>
          <table:table-cell office:value-type="float" office:value="20.43113" table:style-name="ce1">
            <text:p>20.43113</text:p>
          </table:table-cell>
          <table:table-cell office:value-type="float" office:value="44.682319999999997" table:style-name="ce1">
            <text:p>44.682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4715" table:style-name="ce1">
            <text:p>1204715</text:p>
          </table:table-cell>
          <table:table-cell office:value-type="string" table:style-name="ce1">
            <text:p>14.01.2018,17:10</text:p>
          </table:table-cell>
          <table:table-cell office:value-type="float" office:value="20.465969999999999" table:style-name="ce1">
            <text:p>20.46597</text:p>
          </table:table-cell>
          <table:table-cell office:value-type="float" office:value="44.810429999999997" table:style-name="ce1">
            <text:p>44.810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716" table:style-name="ce1">
            <text:p>1204716</text:p>
          </table:table-cell>
          <table:table-cell office:value-type="string" table:style-name="ce1">
            <text:p>14.01.2018,19:35</text:p>
          </table:table-cell>
          <table:table-cell office:value-type="float" office:value="20.512229999999999" table:style-name="ce1">
            <text:p>20.51223</text:p>
          </table:table-cell>
          <table:table-cell office:value-type="float" office:value="44.771569999999997" table:style-name="ce1">
            <text:p>44.771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različitim putevima uz skretanje</text:p>
          </table:table-cell>
          <table:table-cell table:number-columns-repeated="16377"/>
        </table:table-row>
        <table:table-row table:style-name="ro1">
          <table:table-cell office:value-type="float" office:value="1204717" table:style-name="ce1">
            <text:p>1204717</text:p>
          </table:table-cell>
          <table:table-cell office:value-type="string" table:style-name="ce1">
            <text:p>14.01.2018,20:30</text:p>
          </table:table-cell>
          <table:table-cell office:value-type="float" office:value="20.401430000000001" table:style-name="ce1">
            <text:p>20.40143</text:p>
          </table:table-cell>
          <table:table-cell office:value-type="float" office:value="44.830509999999997" table:style-name="ce1">
            <text:p>44.830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738" table:style-name="ce1">
            <text:p>1204738</text:p>
          </table:table-cell>
          <table:table-cell office:value-type="string" table:style-name="ce1">
            <text:p>14.01.2018,23:15</text:p>
          </table:table-cell>
          <table:table-cell office:value-type="float" office:value="20.477209999999999" table:style-name="ce1">
            <text:p>20.47721</text:p>
          </table:table-cell>
          <table:table-cell office:value-type="float" office:value="44.796700000000001" table:style-name="ce1">
            <text:p>44.79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808" table:style-name="ce1">
            <text:p>1204808</text:p>
          </table:table-cell>
          <table:table-cell office:value-type="string" table:style-name="ce1">
            <text:p>14.01.2018,21:30</text:p>
          </table:table-cell>
          <table:table-cell office:value-type="float" office:value="20.418880000000001" table:style-name="ce1">
            <text:p>20.41888</text:p>
          </table:table-cell>
          <table:table-cell office:value-type="float" office:value="44.741230000000002" table:style-name="ce1">
            <text:p>44.741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5616" table:style-name="ce1">
            <text:p>1205616</text:p>
          </table:table-cell>
          <table:table-cell office:value-type="string" table:style-name="ce1">
            <text:p>14.01.2018,12:00</text:p>
          </table:table-cell>
          <table:table-cell office:value-type="float" office:value="20.469239999999999" table:style-name="ce1">
            <text:p>20.46924</text:p>
          </table:table-cell>
          <table:table-cell office:value-type="float" office:value="44.800429999999999" table:style-name="ce1">
            <text:p>44.800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7352" table:style-name="ce1">
            <text:p>1207352</text:p>
          </table:table-cell>
          <table:table-cell office:value-type="string" table:style-name="ce1">
            <text:p>14.01.2018,08:00</text:p>
          </table:table-cell>
          <table:table-cell office:value-type="float" office:value="20.398669999999999" table:style-name="ce1">
            <text:p>20.39867</text:p>
          </table:table-cell>
          <table:table-cell office:value-type="float" office:value="44.663330000000002" table:style-name="ce1">
            <text:p>44.663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04676" table:style-name="ce1">
            <text:p>1204676</text:p>
          </table:table-cell>
          <table:table-cell office:value-type="string" table:style-name="ce1">
            <text:p>14.01.2018,13:00</text:p>
          </table:table-cell>
          <table:table-cell office:value-type="float" office:value="20.463609999999999" table:style-name="ce1">
            <text:p>20.46361</text:p>
          </table:table-cell>
          <table:table-cell office:value-type="float" office:value="44.808219999999999" table:style-name="ce1">
            <text:p>44.8082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preko kolovoza, u ili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7366" table:style-name="ce1">
            <text:p>1207366</text:p>
          </table:table-cell>
          <table:table-cell office:value-type="string" table:style-name="ce1">
            <text:p>14.01.2018,12:10</text:p>
          </table:table-cell>
          <table:table-cell office:value-type="float" office:value="20.539370000000002" table:style-name="ce1">
            <text:p>20.53937</text:p>
          </table:table-cell>
          <table:table-cell office:value-type="float" office:value="44.789969999999997" table:style-name="ce1">
            <text:p>44.789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4667" table:style-name="ce1">
            <text:p>1204667</text:p>
          </table:table-cell>
          <table:table-cell office:value-type="string" table:style-name="ce1">
            <text:p>14.01.2018,06:00</text:p>
          </table:table-cell>
          <table:table-cell office:value-type="float" office:value="20.422153000000002" table:style-name="ce1">
            <text:p>20.422153</text:p>
          </table:table-cell>
          <table:table-cell office:value-type="float" office:value="44.820096999999997" table:style-name="ce1">
            <text:p>44.8200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489" table:style-name="ce1">
            <text:p>1205489</text:p>
          </table:table-cell>
          <table:table-cell office:value-type="string" table:style-name="ce1">
            <text:p>14.01.2018,19:40</text:p>
          </table:table-cell>
          <table:table-cell office:value-type="float" office:value="20.442039999999999" table:style-name="ce1">
            <text:p>20.44204</text:p>
          </table:table-cell>
          <table:table-cell office:value-type="float" office:value="44.744300000000003" table:style-name="ce1">
            <text:p>44.744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671" table:style-name="ce1">
            <text:p>1204671</text:p>
          </table:table-cell>
          <table:table-cell office:value-type="string" table:style-name="ce1">
            <text:p>14.01.2018,08:30</text:p>
          </table:table-cell>
          <table:table-cell office:value-type="float" office:value="20.479762000000001" table:style-name="ce1">
            <text:p>20.479762</text:p>
          </table:table-cell>
          <table:table-cell office:value-type="float" office:value="44.793503999999999" table:style-name="ce1">
            <text:p>44.7935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677" table:style-name="ce1">
            <text:p>1204677</text:p>
          </table:table-cell>
          <table:table-cell office:value-type="string" table:style-name="ce1">
            <text:p>14.01.2018,13:30</text:p>
          </table:table-cell>
          <table:table-cell office:value-type="float" office:value="20.425850000000001" table:style-name="ce1">
            <text:p>20.42585</text:p>
          </table:table-cell>
          <table:table-cell office:value-type="float" office:value="44.74004" table:style-name="ce1">
            <text:p>44.740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750" table:style-name="ce1">
            <text:p>1206750</text:p>
          </table:table-cell>
          <table:table-cell office:value-type="string" table:style-name="ce1">
            <text:p>14.01.2018,05:30</text:p>
          </table:table-cell>
          <table:table-cell office:value-type="float" office:value="20.736740000000001" table:style-name="ce1">
            <text:p>20.73674</text:p>
          </table:table-cell>
          <table:table-cell office:value-type="float" office:value="44.57573" table:style-name="ce1">
            <text:p>44.5757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698" table:style-name="ce1">
            <text:p>1204698</text:p>
          </table:table-cell>
          <table:table-cell office:value-type="string" table:style-name="ce1">
            <text:p>14.01.2018,16:30</text:p>
          </table:table-cell>
          <table:table-cell office:value-type="float" office:value="20.510784999999998" table:style-name="ce1">
            <text:p>20.510785</text:p>
          </table:table-cell>
          <table:table-cell office:value-type="float" office:value="44.746003999999999" table:style-name="ce1">
            <text:p>44.7460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4699" table:style-name="ce1">
            <text:p>1204699</text:p>
          </table:table-cell>
          <table:table-cell office:value-type="string" table:style-name="ce1">
            <text:p>14.01.2018,14:00</text:p>
          </table:table-cell>
          <table:table-cell office:value-type="float" office:value="20.485399999999998" table:style-name="ce1">
            <text:p>20.4854</text:p>
          </table:table-cell>
          <table:table-cell office:value-type="float" office:value="44.804049999999997" table:style-name="ce1">
            <text:p>44.804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809" table:style-name="ce1">
            <text:p>1204809</text:p>
          </table:table-cell>
          <table:table-cell office:value-type="string" table:style-name="ce1">
            <text:p>14.01.2018,23:00</text:p>
          </table:table-cell>
          <table:table-cell office:value-type="float" office:value="20.493569999999998" table:style-name="ce1">
            <text:p>20.49357</text:p>
          </table:table-cell>
          <table:table-cell office:value-type="float" office:value="44.787689999999998" table:style-name="ce1">
            <text:p>44.787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4713" table:style-name="ce1">
            <text:p>1204713</text:p>
          </table:table-cell>
          <table:table-cell office:value-type="string" table:style-name="ce1">
            <text:p>14.01.2018,18:45</text:p>
          </table:table-cell>
          <table:table-cell office:value-type="float" office:value="20.513134000000001" table:style-name="ce1">
            <text:p>20.513134</text:p>
          </table:table-cell>
          <table:table-cell office:value-type="float" office:value="44.788134999999997" table:style-name="ce1">
            <text:p>44.7881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597" table:style-name="ce1">
            <text:p>1206597</text:p>
          </table:table-cell>
          <table:table-cell office:value-type="string" table:style-name="ce1">
            <text:p>14.01.2018,07:00</text:p>
          </table:table-cell>
          <table:table-cell office:value-type="float" office:value="20.315909999999999" table:style-name="ce1">
            <text:p>20.31591</text:p>
          </table:table-cell>
          <table:table-cell office:value-type="float" office:value="44.797910000000002" table:style-name="ce1">
            <text:p>44.797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4790" table:style-name="ce1">
            <text:p>1204790</text:p>
          </table:table-cell>
          <table:table-cell office:value-type="string" table:style-name="ce1">
            <text:p>14.01.2018,19:05</text:p>
          </table:table-cell>
          <table:table-cell office:value-type="float" office:value="20.450240000000001" table:style-name="ce1">
            <text:p>20.45024</text:p>
          </table:table-cell>
          <table:table-cell office:value-type="float" office:value="44.797809999999998" table:style-name="ce1">
            <text:p>44.797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4793" table:style-name="ce1">
            <text:p>1204793</text:p>
          </table:table-cell>
          <table:table-cell office:value-type="string" table:style-name="ce1">
            <text:p>15.01.2018,16:30</text:p>
          </table:table-cell>
          <table:table-cell office:value-type="float" office:value="20.456213999999999" table:style-name="ce1">
            <text:p>20.456214</text:p>
          </table:table-cell>
          <table:table-cell office:value-type="float" office:value="44.824430999999997" table:style-name="ce1">
            <text:p>44.8244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4926" table:style-name="ce1">
            <text:p>1204926</text:p>
          </table:table-cell>
          <table:table-cell office:value-type="string" table:style-name="ce1">
            <text:p>15.01.2018,14:45</text:p>
          </table:table-cell>
          <table:table-cell office:value-type="float" office:value="20.364059000000001" table:style-name="ce1">
            <text:p>20.364059</text:p>
          </table:table-cell>
          <table:table-cell office:value-type="float" office:value="44.834992" table:style-name="ce1">
            <text:p>44.8349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429" table:style-name="ce1">
            <text:p>1205429</text:p>
          </table:table-cell>
          <table:table-cell office:value-type="string" table:style-name="ce1">
            <text:p>15.01.2018,19:25</text:p>
          </table:table-cell>
          <table:table-cell office:value-type="float" office:value="20.41367" table:style-name="ce1">
            <text:p>20.41367</text:p>
          </table:table-cell>
          <table:table-cell office:value-type="float" office:value="44.77393" table:style-name="ce1">
            <text:p>44.7739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5430" table:style-name="ce1">
            <text:p>1205430</text:p>
          </table:table-cell>
          <table:table-cell office:value-type="string" table:style-name="ce1">
            <text:p>15.01.2018,20:30</text:p>
          </table:table-cell>
          <table:table-cell office:value-type="float" office:value="20.510429999999999" table:style-name="ce1">
            <text:p>20.51043</text:p>
          </table:table-cell>
          <table:table-cell office:value-type="float" office:value="44.817509999999999" table:style-name="ce1">
            <text:p>44.8175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825" table:style-name="ce1">
            <text:p>1204825</text:p>
          </table:table-cell>
          <table:table-cell office:value-type="string" table:style-name="ce1">
            <text:p>15.01.2018,17:40</text:p>
          </table:table-cell>
          <table:table-cell office:value-type="float" office:value="20.404299999999999" table:style-name="ce1">
            <text:p>20.4043</text:p>
          </table:table-cell>
          <table:table-cell office:value-type="float" office:value="44.829990000000002" table:style-name="ce1">
            <text:p>44.829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04829" table:style-name="ce1">
            <text:p>1204829</text:p>
          </table:table-cell>
          <table:table-cell office:value-type="string" table:style-name="ce1">
            <text:p>15.01.2018,20:15</text:p>
          </table:table-cell>
          <table:table-cell office:value-type="float" office:value="20.488420000000001" table:style-name="ce1">
            <text:p>20.48842</text:p>
          </table:table-cell>
          <table:table-cell office:value-type="float" office:value="44.777349999999998" table:style-name="ce1">
            <text:p>44.777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788" table:style-name="ce1">
            <text:p>1204788</text:p>
          </table:table-cell>
          <table:table-cell office:value-type="string" table:style-name="ce1">
            <text:p>15.01.2018,13:05</text:p>
          </table:table-cell>
          <table:table-cell office:value-type="float" office:value="20.491191000000001" table:style-name="ce1">
            <text:p>20.491191</text:p>
          </table:table-cell>
          <table:table-cell office:value-type="float" office:value="44.782995" table:style-name="ce1">
            <text:p>44.78299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04792" table:style-name="ce1">
            <text:p>1204792</text:p>
          </table:table-cell>
          <table:table-cell office:value-type="string" table:style-name="ce1">
            <text:p>15.01.2018,15:40</text:p>
          </table:table-cell>
          <table:table-cell office:value-type="float" office:value="20.600390000000001" table:style-name="ce1">
            <text:p>20.60039</text:p>
          </table:table-cell>
          <table:table-cell office:value-type="float" office:value="44.744689999999999" table:style-name="ce1">
            <text:p>44.744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737" table:style-name="ce1">
            <text:p>1204737</text:p>
          </table:table-cell>
          <table:table-cell office:value-type="string" table:style-name="ce1">
            <text:p>15.01.2018,09:00</text:p>
          </table:table-cell>
          <table:table-cell office:value-type="float" office:value="20.473725000000002" table:style-name="ce1">
            <text:p>20.473725</text:p>
          </table:table-cell>
          <table:table-cell office:value-type="float" office:value="44.868324999999999" table:style-name="ce1">
            <text:p>44.8683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797" table:style-name="ce1">
            <text:p>1204797</text:p>
          </table:table-cell>
          <table:table-cell office:value-type="string" table:style-name="ce1">
            <text:p>15.01.2018,19:15</text:p>
          </table:table-cell>
          <table:table-cell office:value-type="float" office:value="20.474920000000001" table:style-name="ce1">
            <text:p>20.47492</text:p>
          </table:table-cell>
          <table:table-cell office:value-type="float" office:value="44.805590000000002" table:style-name="ce1">
            <text:p>44.805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4830" table:style-name="ce1">
            <text:p>1204830</text:p>
          </table:table-cell>
          <table:table-cell office:value-type="string" table:style-name="ce1">
            <text:p>15.01.2018,17:15</text:p>
          </table:table-cell>
          <table:table-cell office:value-type="float" office:value="20.403217000000001" table:style-name="ce1">
            <text:p>20.403217</text:p>
          </table:table-cell>
          <table:table-cell office:value-type="float" office:value="44.819817" table:style-name="ce1">
            <text:p>44.81981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4832" table:style-name="ce1">
            <text:p>1204832</text:p>
          </table:table-cell>
          <table:table-cell office:value-type="string" table:style-name="ce1">
            <text:p>15.01.2018,19:35</text:p>
          </table:table-cell>
          <table:table-cell office:value-type="float" office:value="20.401183" table:style-name="ce1">
            <text:p>20.401183</text:p>
          </table:table-cell>
          <table:table-cell office:value-type="float" office:value="44.845854000000003" table:style-name="ce1">
            <text:p>44.84585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4834" table:style-name="ce1">
            <text:p>1204834</text:p>
          </table:table-cell>
          <table:table-cell office:value-type="string" table:style-name="ce1">
            <text:p>15.01.2018,20:20</text:p>
          </table:table-cell>
          <table:table-cell office:value-type="float" office:value="20.401017" table:style-name="ce1">
            <text:p>20.401017</text:p>
          </table:table-cell>
          <table:table-cell office:value-type="float" office:value="44.845807999999998" table:style-name="ce1">
            <text:p>44.84580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5468" table:style-name="ce1">
            <text:p>1205468</text:p>
          </table:table-cell>
          <table:table-cell office:value-type="string" table:style-name="ce1">
            <text:p>15.01.2018,20:20</text:p>
          </table:table-cell>
          <table:table-cell office:value-type="float" office:value="20.482220000000002" table:style-name="ce1">
            <text:p>20.48222</text:p>
          </table:table-cell>
          <table:table-cell office:value-type="float" office:value="44.798929999999999" table:style-name="ce1">
            <text:p>44.7989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6050" table:style-name="ce1">
            <text:p>1206050</text:p>
          </table:table-cell>
          <table:table-cell office:value-type="string" table:style-name="ce1">
            <text:p>15.01.2018,19:30</text:p>
          </table:table-cell>
          <table:table-cell office:value-type="float" office:value="20.593610000000002" table:style-name="ce1">
            <text:p>20.59361</text:p>
          </table:table-cell>
          <table:table-cell office:value-type="float" office:value="44.674202999999999" table:style-name="ce1">
            <text:p>44.6742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5788" table:style-name="ce1">
            <text:p>1205788</text:p>
          </table:table-cell>
          <table:table-cell office:value-type="string" table:style-name="ce1">
            <text:p>15.01.2018,07:50</text:p>
          </table:table-cell>
          <table:table-cell office:value-type="float" office:value="20.656469999999999" table:style-name="ce1">
            <text:p>20.65647</text:p>
          </table:table-cell>
          <table:table-cell office:value-type="float" office:value="44.493220000000001" table:style-name="ce1">
            <text:p>44.493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943" table:style-name="ce1">
            <text:p>1204943</text:p>
          </table:table-cell>
          <table:table-cell office:value-type="string" table:style-name="ce1">
            <text:p>15.01.2018,07:45</text:p>
          </table:table-cell>
          <table:table-cell office:value-type="float" office:value="20.457640999999999" table:style-name="ce1">
            <text:p>20.457641</text:p>
          </table:table-cell>
          <table:table-cell office:value-type="float" office:value="44.824724000000003" table:style-name="ce1">
            <text:p>44.8247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944" table:style-name="ce1">
            <text:p>1204944</text:p>
          </table:table-cell>
          <table:table-cell office:value-type="string" table:style-name="ce1">
            <text:p>15.01.2018,14:20</text:p>
          </table:table-cell>
          <table:table-cell office:value-type="float" office:value="20.415814000000001" table:style-name="ce1">
            <text:p>20.415814</text:p>
          </table:table-cell>
          <table:table-cell office:value-type="float" office:value="44.782597000000003" table:style-name="ce1">
            <text:p>44.7825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4778" table:style-name="ce1">
            <text:p>1204778</text:p>
          </table:table-cell>
          <table:table-cell office:value-type="string" table:style-name="ce1">
            <text:p>15.01.2018,11:00</text:p>
          </table:table-cell>
          <table:table-cell office:value-type="float" office:value="20.465900000000001" table:style-name="ce1">
            <text:p>20.4659</text:p>
          </table:table-cell>
          <table:table-cell office:value-type="float" office:value="44.787399999999998" table:style-name="ce1">
            <text:p>44.78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780" table:style-name="ce1">
            <text:p>1204780</text:p>
          </table:table-cell>
          <table:table-cell office:value-type="string" table:style-name="ce1">
            <text:p>15.01.2018,11:15</text:p>
          </table:table-cell>
          <table:table-cell office:value-type="float" office:value="20.465900000000001" table:style-name="ce1">
            <text:p>20.4659</text:p>
          </table:table-cell>
          <table:table-cell office:value-type="float" office:value="44.7879" table:style-name="ce1">
            <text:p>44.78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821" table:style-name="ce1">
            <text:p>1204821</text:p>
          </table:table-cell>
          <table:table-cell office:value-type="string" table:style-name="ce1">
            <text:p>15.01.2018,18:00</text:p>
          </table:table-cell>
          <table:table-cell office:value-type="float" office:value="20.408373999999998" table:style-name="ce1">
            <text:p>20.408374</text:p>
          </table:table-cell>
          <table:table-cell office:value-type="float" office:value="44.779052" table:style-name="ce1">
            <text:p>44.7790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823" table:style-name="ce1">
            <text:p>1204823</text:p>
          </table:table-cell>
          <table:table-cell office:value-type="string" table:style-name="ce1">
            <text:p>15.01.2018,01:05</text:p>
          </table:table-cell>
          <table:table-cell office:value-type="float" office:value="20.493639999999999" table:style-name="ce1">
            <text:p>20.49364</text:p>
          </table:table-cell>
          <table:table-cell office:value-type="float" office:value="44.787820000000004" table:style-name="ce1">
            <text:p>44.787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050" table:style-name="ce1">
            <text:p>1205050</text:p>
          </table:table-cell>
          <table:table-cell office:value-type="string" table:style-name="ce1">
            <text:p>15.01.2018,13:00</text:p>
          </table:table-cell>
          <table:table-cell office:value-type="float" office:value="20.470549999999999" table:style-name="ce1">
            <text:p>20.47055</text:p>
          </table:table-cell>
          <table:table-cell office:value-type="float" office:value="44.783299999999997" table:style-name="ce1">
            <text:p>44.78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049" table:style-name="ce1">
            <text:p>1205049</text:p>
          </table:table-cell>
          <table:table-cell office:value-type="string" table:style-name="ce1">
            <text:p>15.01.2018,12:30</text:p>
          </table:table-cell>
          <table:table-cell office:value-type="float" office:value="20.481811" table:style-name="ce1">
            <text:p>20.481811</text:p>
          </table:table-cell>
          <table:table-cell office:value-type="float" office:value="44.783110999999998" table:style-name="ce1">
            <text:p>44.7831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827" table:style-name="ce1">
            <text:p>1204827</text:p>
          </table:table-cell>
          <table:table-cell office:value-type="string" table:style-name="ce1">
            <text:p>15.01.2018,18:00</text:p>
          </table:table-cell>
          <table:table-cell office:value-type="float" office:value="20.454612999999998" table:style-name="ce1">
            <text:p>20.454613</text:p>
          </table:table-cell>
          <table:table-cell office:value-type="float" office:value="44.888703" table:style-name="ce1">
            <text:p>44.8887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098" table:style-name="ce1">
            <text:p>1205098</text:p>
          </table:table-cell>
          <table:table-cell office:value-type="string" table:style-name="ce1">
            <text:p>15.01.2018,07:20</text:p>
          </table:table-cell>
          <table:table-cell office:value-type="float" office:value="20.497060000000001" table:style-name="ce1">
            <text:p>20.49706</text:p>
          </table:table-cell>
          <table:table-cell office:value-type="float" office:value="44.767560000000003" table:style-name="ce1">
            <text:p>44.767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099" table:style-name="ce1">
            <text:p>1205099</text:p>
          </table:table-cell>
          <table:table-cell office:value-type="string" table:style-name="ce1">
            <text:p>15.01.2018,07:30</text:p>
          </table:table-cell>
          <table:table-cell office:value-type="float" office:value="20.497060000000001" table:style-name="ce1">
            <text:p>20.49706</text:p>
          </table:table-cell>
          <table:table-cell office:value-type="float" office:value="44.767560000000003" table:style-name="ce1">
            <text:p>44.767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oba vozila</text:p>
          </table:table-cell>
          <table:table-cell table:number-columns-repeated="16377"/>
        </table:table-row>
        <table:table-row table:style-name="ro1">
          <table:table-cell office:value-type="float" office:value="1205839" table:style-name="ce1">
            <text:p>1205839</text:p>
          </table:table-cell>
          <table:table-cell office:value-type="string" table:style-name="ce1">
            <text:p>15.01.2018,19:55</text:p>
          </table:table-cell>
          <table:table-cell office:value-type="float" office:value="20.566109999999998" table:style-name="ce1">
            <text:p>20.56611</text:p>
          </table:table-cell>
          <table:table-cell office:value-type="float" office:value="44.80753" table:style-name="ce1">
            <text:p>44.8075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798" table:style-name="ce1">
            <text:p>1204798</text:p>
          </table:table-cell>
          <table:table-cell office:value-type="string" table:style-name="ce1">
            <text:p>15.01.2018,08:15</text:p>
          </table:table-cell>
          <table:table-cell office:value-type="float" office:value="20.493680000000001" table:style-name="ce1">
            <text:p>20.49368</text:p>
          </table:table-cell>
          <table:table-cell office:value-type="float" office:value="44.78783" table:style-name="ce1">
            <text:p>44.787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558" table:style-name="ce1">
            <text:p>1206558</text:p>
          </table:table-cell>
          <table:table-cell office:value-type="string" table:style-name="ce1">
            <text:p>15.01.2018,01:30</text:p>
          </table:table-cell>
          <table:table-cell office:value-type="float" office:value="20.519939999999998" table:style-name="ce1">
            <text:p>20.51994</text:p>
          </table:table-cell>
          <table:table-cell office:value-type="float" office:value="44.776739999999997" table:style-name="ce1">
            <text:p>44.776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278" table:style-name="ce1">
            <text:p>1205278</text:p>
          </table:table-cell>
          <table:table-cell office:value-type="string" table:style-name="ce1">
            <text:p>15.01.2018,07:30</text:p>
          </table:table-cell>
          <table:table-cell office:value-type="float" office:value="20.250160000000001" table:style-name="ce1">
            <text:p>20.25016</text:p>
          </table:table-cell>
          <table:table-cell office:value-type="float" office:value="44.858640000000001" table:style-name="ce1">
            <text:p>44.858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4962" table:style-name="ce1">
            <text:p>1204962</text:p>
          </table:table-cell>
          <table:table-cell office:value-type="string" table:style-name="ce1">
            <text:p>15.01.2018,07:35</text:p>
          </table:table-cell>
          <table:table-cell office:value-type="float" office:value="20.520112000000001" table:style-name="ce1">
            <text:p>20.520112</text:p>
          </table:table-cell>
          <table:table-cell office:value-type="float" office:value="44.776913" table:style-name="ce1">
            <text:p>44.7769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963" table:style-name="ce1">
            <text:p>1204963</text:p>
          </table:table-cell>
          <table:table-cell office:value-type="string" table:style-name="ce1">
            <text:p>15.01.2018,08:15</text:p>
          </table:table-cell>
          <table:table-cell office:value-type="float" office:value="20.520112000000001" table:style-name="ce1">
            <text:p>20.520112</text:p>
          </table:table-cell>
          <table:table-cell office:value-type="float" office:value="44.776913" table:style-name="ce1">
            <text:p>44.7769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964" table:style-name="ce1">
            <text:p>1204964</text:p>
          </table:table-cell>
          <table:table-cell office:value-type="string" table:style-name="ce1">
            <text:p>15.01.2018,16:00</text:p>
          </table:table-cell>
          <table:table-cell office:value-type="float" office:value="20.4451" table:style-name="ce1">
            <text:p>20.4451</text:p>
          </table:table-cell>
          <table:table-cell office:value-type="float" office:value="44.793680000000002" table:style-name="ce1">
            <text:p>44.793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811" table:style-name="ce1">
            <text:p>1204811</text:p>
          </table:table-cell>
          <table:table-cell office:value-type="string" table:style-name="ce1">
            <text:p>15.01.2018,17:30</text:p>
          </table:table-cell>
          <table:table-cell office:value-type="float" office:value="20.423300000000001" table:style-name="ce1">
            <text:p>20.4233</text:p>
          </table:table-cell>
          <table:table-cell office:value-type="float" office:value="44.954009999999997" table:style-name="ce1">
            <text:p>44.954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4815" table:style-name="ce1">
            <text:p>1204815</text:p>
          </table:table-cell>
          <table:table-cell office:value-type="string" table:style-name="ce1">
            <text:p>15.01.2018,09:30</text:p>
          </table:table-cell>
          <table:table-cell office:value-type="float" office:value="20.50403" table:style-name="ce1">
            <text:p>20.50403</text:p>
          </table:table-cell>
          <table:table-cell office:value-type="float" office:value="44.785310000000003" table:style-name="ce1">
            <text:p>44.785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959" table:style-name="ce1">
            <text:p>1204959</text:p>
          </table:table-cell>
          <table:table-cell office:value-type="string" table:style-name="ce1">
            <text:p>15.01.2018,00:15</text:p>
          </table:table-cell>
          <table:table-cell office:value-type="float" office:value="20.409938" table:style-name="ce1">
            <text:p>20.409938</text:p>
          </table:table-cell>
          <table:table-cell office:value-type="float" office:value="44.836236999999997" table:style-name="ce1">
            <text:p>44.8362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810" table:style-name="ce1">
            <text:p>1204810</text:p>
          </table:table-cell>
          <table:table-cell office:value-type="string" table:style-name="ce1">
            <text:p>15.01.2018,19:30</text:p>
          </table:table-cell>
          <table:table-cell office:value-type="float" office:value="20.393059999999998" table:style-name="ce1">
            <text:p>20.39306</text:p>
          </table:table-cell>
          <table:table-cell office:value-type="float" office:value="44.851759999999999" table:style-name="ce1">
            <text:p>44.851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740" table:style-name="ce1">
            <text:p>1204740</text:p>
          </table:table-cell>
          <table:table-cell office:value-type="string" table:style-name="ce1">
            <text:p>15.01.2018,00:10</text:p>
          </table:table-cell>
          <table:table-cell office:value-type="float" office:value="20.493569999999998" table:style-name="ce1">
            <text:p>20.49357</text:p>
          </table:table-cell>
          <table:table-cell office:value-type="float" office:value="44.787689999999998" table:style-name="ce1">
            <text:p>44.787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05138" table:style-name="ce1">
            <text:p>1205138</text:p>
          </table:table-cell>
          <table:table-cell office:value-type="string" table:style-name="ce1">
            <text:p>15.01.2018,13:00</text:p>
          </table:table-cell>
          <table:table-cell office:value-type="float" office:value="20.490290000000002" table:style-name="ce1">
            <text:p>20.49029</text:p>
          </table:table-cell>
          <table:table-cell office:value-type="float" office:value="44.814149999999998" table:style-name="ce1">
            <text:p>44.814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141" table:style-name="ce1">
            <text:p>1205141</text:p>
          </table:table-cell>
          <table:table-cell office:value-type="string" table:style-name="ce1">
            <text:p>15.01.2018,15:22</text:p>
          </table:table-cell>
          <table:table-cell office:value-type="float" office:value="20.461639999999999" table:style-name="ce1">
            <text:p>20.46164</text:p>
          </table:table-cell>
          <table:table-cell office:value-type="float" office:value="44.812489999999997" table:style-name="ce1">
            <text:p>44.812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05617" table:style-name="ce1">
            <text:p>1205617</text:p>
          </table:table-cell>
          <table:table-cell office:value-type="string" table:style-name="ce1">
            <text:p>15.01.2018,17:00</text:p>
          </table:table-cell>
          <table:table-cell office:value-type="float" office:value="20.41208" table:style-name="ce1">
            <text:p>20.41208</text:p>
          </table:table-cell>
          <table:table-cell office:value-type="float" office:value="44.8386" table:style-name="ce1">
            <text:p>44.83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4907" table:style-name="ce1">
            <text:p>1204907</text:p>
          </table:table-cell>
          <table:table-cell office:value-type="string" table:style-name="ce1">
            <text:p>15.01.2018,14:45</text:p>
          </table:table-cell>
          <table:table-cell office:value-type="float" office:value="20.472249999999999" table:style-name="ce1">
            <text:p>20.47225</text:p>
          </table:table-cell>
          <table:table-cell office:value-type="float" office:value="44.87191" table:style-name="ce1">
            <text:p>44.871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758" table:style-name="ce1">
            <text:p>1204758</text:p>
          </table:table-cell>
          <table:table-cell office:value-type="string" table:style-name="ce1">
            <text:p>15.01.2018,09:20</text:p>
          </table:table-cell>
          <table:table-cell office:value-type="float" office:value="20.474730000000001" table:style-name="ce1">
            <text:p>20.47473</text:p>
          </table:table-cell>
          <table:table-cell office:value-type="float" office:value="44.805750000000003" table:style-name="ce1">
            <text:p>44.805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4761" table:style-name="ce1">
            <text:p>1204761</text:p>
          </table:table-cell>
          <table:table-cell office:value-type="string" table:style-name="ce1">
            <text:p>15.01.2018,07:10</text:p>
          </table:table-cell>
          <table:table-cell office:value-type="float" office:value="20.508459999999999" table:style-name="ce1">
            <text:p>20.50846</text:p>
          </table:table-cell>
          <table:table-cell office:value-type="float" office:value="44.779559999999996" table:style-name="ce1">
            <text:p>44.779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930" table:style-name="ce1">
            <text:p>1204930</text:p>
          </table:table-cell>
          <table:table-cell office:value-type="string" table:style-name="ce1">
            <text:p>15.01.2018,16:00</text:p>
          </table:table-cell>
          <table:table-cell office:value-type="float" office:value="20.490568" table:style-name="ce1">
            <text:p>20.490568</text:p>
          </table:table-cell>
          <table:table-cell office:value-type="float" office:value="44.819011000000003" table:style-name="ce1">
            <text:p>44.8190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545" table:style-name="ce1">
            <text:p>1205545</text:p>
          </table:table-cell>
          <table:table-cell office:value-type="string" table:style-name="ce1">
            <text:p>15.01.2018,10:20</text:p>
          </table:table-cell>
          <table:table-cell office:value-type="float" office:value="20.398309999999999" table:style-name="ce1">
            <text:p>20.39831</text:p>
          </table:table-cell>
          <table:table-cell office:value-type="float" office:value="44.747660000000003" table:style-name="ce1">
            <text:p>44.7476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oba vozila</text:p>
          </table:table-cell>
          <table:table-cell table:number-columns-repeated="16377"/>
        </table:table-row>
        <table:table-row table:style-name="ro1">
          <table:table-cell office:value-type="float" office:value="1206999" table:style-name="ce1">
            <text:p>1206999</text:p>
          </table:table-cell>
          <table:table-cell office:value-type="string" table:style-name="ce1">
            <text:p>15.01.2018,07:30</text:p>
          </table:table-cell>
          <table:table-cell office:value-type="float" office:value="20.511399999999998" table:style-name="ce1">
            <text:p>20.5114</text:p>
          </table:table-cell>
          <table:table-cell office:value-type="float" office:value="44.814830000000001" table:style-name="ce1">
            <text:p>44.814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7005" table:style-name="ce1">
            <text:p>1207005</text:p>
          </table:table-cell>
          <table:table-cell office:value-type="string" table:style-name="ce1">
            <text:p>15.01.2018,13:00</text:p>
          </table:table-cell>
          <table:table-cell office:value-type="float" office:value="20.467610000000001" table:style-name="ce1">
            <text:p>20.46761</text:p>
          </table:table-cell>
          <table:table-cell office:value-type="float" office:value="44.791400000000003" table:style-name="ce1">
            <text:p>44.79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037" table:style-name="ce1">
            <text:p>1205037</text:p>
          </table:table-cell>
          <table:table-cell office:value-type="string" table:style-name="ce1">
            <text:p>15.01.2018,22:05</text:p>
          </table:table-cell>
          <table:table-cell office:value-type="float" office:value="20.388649999999998" table:style-name="ce1">
            <text:p>20.38865</text:p>
          </table:table-cell>
          <table:table-cell office:value-type="float" office:value="44.841569999999997" table:style-name="ce1">
            <text:p>44.841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914" table:style-name="ce1">
            <text:p>1204914</text:p>
          </table:table-cell>
          <table:table-cell office:value-type="string" table:style-name="ce1">
            <text:p>15.01.2018,11:25</text:p>
          </table:table-cell>
          <table:table-cell office:value-type="float" office:value="20.49652" table:style-name="ce1">
            <text:p>20.49652</text:p>
          </table:table-cell>
          <table:table-cell office:value-type="float" office:value="44.817689999999999" table:style-name="ce1">
            <text:p>44.8176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04920" table:style-name="ce1">
            <text:p>1204920</text:p>
          </table:table-cell>
          <table:table-cell office:value-type="string" table:style-name="ce1">
            <text:p>15.01.2018,16:35</text:p>
          </table:table-cell>
          <table:table-cell office:value-type="float" office:value="20.460909999999998" table:style-name="ce1">
            <text:p>20.46091</text:p>
          </table:table-cell>
          <table:table-cell office:value-type="float" office:value="44.803609999999999" table:style-name="ce1">
            <text:p>44.8036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4799" table:style-name="ce1">
            <text:p>1204799</text:p>
          </table:table-cell>
          <table:table-cell office:value-type="string" table:style-name="ce1">
            <text:p>15.01.2018,09:20</text:p>
          </table:table-cell>
          <table:table-cell office:value-type="float" office:value="20.499856000000001" table:style-name="ce1">
            <text:p>20.499856</text:p>
          </table:table-cell>
          <table:table-cell office:value-type="float" office:value="44.799782" table:style-name="ce1">
            <text:p>44.7997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udar u sustizanju</text:p>
          </table:table-cell>
          <table:table-cell table:number-columns-repeated="16377"/>
        </table:table-row>
        <table:table-row table:style-name="ro1">
          <table:table-cell office:value-type="float" office:value="1205062" table:style-name="ce1">
            <text:p>1205062</text:p>
          </table:table-cell>
          <table:table-cell office:value-type="string" table:style-name="ce1">
            <text:p>15.01.2018,17:45</text:p>
          </table:table-cell>
          <table:table-cell office:value-type="float" office:value="20.465747" table:style-name="ce1">
            <text:p>20.465747</text:p>
          </table:table-cell>
          <table:table-cell office:value-type="float" office:value="44.798828999999998" table:style-name="ce1">
            <text:p>44.7988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4910" table:style-name="ce1">
            <text:p>1204910</text:p>
          </table:table-cell>
          <table:table-cell office:value-type="string" table:style-name="ce1">
            <text:p>15.01.2018,07:30</text:p>
          </table:table-cell>
          <table:table-cell office:value-type="float" office:value="20.334389999999999" table:style-name="ce1">
            <text:p>20.33439</text:p>
          </table:table-cell>
          <table:table-cell office:value-type="float" office:value="44.857410000000002" table:style-name="ce1">
            <text:p>44.857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04793" table:style-name="ce1">
            <text:p>1204793</text:p>
          </table:table-cell>
          <table:table-cell office:value-type="string" table:style-name="ce1">
            <text:p>15.01.2018,16:30</text:p>
          </table:table-cell>
          <table:table-cell office:value-type="float" office:value="20.456213999999999" table:style-name="ce1">
            <text:p>20.456214</text:p>
          </table:table-cell>
          <table:table-cell office:value-type="float" office:value="44.824430999999997" table:style-name="ce1">
            <text:p>44.8244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580" table:style-name="ce1">
            <text:p>1205580</text:p>
          </table:table-cell>
          <table:table-cell office:value-type="string" table:style-name="ce1">
            <text:p>16.01.2018,16:00</text:p>
          </table:table-cell>
          <table:table-cell office:value-type="float" office:value="20.481338000000001" table:style-name="ce1">
            <text:p>20.481338</text:p>
          </table:table-cell>
          <table:table-cell office:value-type="float" office:value="44.816560000000003" table:style-name="ce1">
            <text:p>44.8165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5002" table:style-name="ce1">
            <text:p>1205002</text:p>
          </table:table-cell>
          <table:table-cell office:value-type="string" table:style-name="ce1">
            <text:p>16.01.2018,14:45</text:p>
          </table:table-cell>
          <table:table-cell office:value-type="float" office:value="20.462430000000001" table:style-name="ce1">
            <text:p>20.46243</text:p>
          </table:table-cell>
          <table:table-cell office:value-type="float" office:value="44.78642" table:style-name="ce1">
            <text:p>44.786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5421" table:style-name="ce1">
            <text:p>1205421</text:p>
          </table:table-cell>
          <table:table-cell office:value-type="string" table:style-name="ce1">
            <text:p>16.01.2018,10:15</text:p>
          </table:table-cell>
          <table:table-cell office:value-type="float" office:value="20.44107" table:style-name="ce1">
            <text:p>20.44107</text:p>
          </table:table-cell>
          <table:table-cell office:value-type="float" office:value="44.74194" table:style-name="ce1">
            <text:p>44.7419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04940" table:style-name="ce1">
            <text:p>1204940</text:p>
          </table:table-cell>
          <table:table-cell office:value-type="string" table:style-name="ce1">
            <text:p>16.01.2018,20:15</text:p>
          </table:table-cell>
          <table:table-cell office:value-type="float" office:value="20.1938" table:style-name="ce1">
            <text:p>20.1938</text:p>
          </table:table-cell>
          <table:table-cell office:value-type="float" office:value="44.650750000000002" table:style-name="ce1">
            <text:p>44.6507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5133" table:style-name="ce1">
            <text:p>1205133</text:p>
          </table:table-cell>
          <table:table-cell office:value-type="string" table:style-name="ce1">
            <text:p>16.01.2018,17:25</text:p>
          </table:table-cell>
          <table:table-cell office:value-type="float" office:value="20.483450000000001" table:style-name="ce1">
            <text:p>20.48345</text:p>
          </table:table-cell>
          <table:table-cell office:value-type="float" office:value="44.785240000000002" table:style-name="ce1">
            <text:p>44.785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4939" table:style-name="ce1">
            <text:p>1204939</text:p>
          </table:table-cell>
          <table:table-cell office:value-type="string" table:style-name="ce1">
            <text:p>16.01.2018,18:50</text:p>
          </table:table-cell>
          <table:table-cell office:value-type="float" office:value="20.369322" table:style-name="ce1">
            <text:p>20.369322</text:p>
          </table:table-cell>
          <table:table-cell office:value-type="float" office:value="44.800203000000003" table:style-name="ce1">
            <text:p>44.80020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4892" table:style-name="ce1">
            <text:p>1204892</text:p>
          </table:table-cell>
          <table:table-cell office:value-type="string" table:style-name="ce1">
            <text:p>16.01.2018,06:45</text:p>
          </table:table-cell>
          <table:table-cell office:value-type="float" office:value="20.288895" table:style-name="ce1">
            <text:p>20.288895</text:p>
          </table:table-cell>
          <table:table-cell office:value-type="float" office:value="44.819850000000002" table:style-name="ce1">
            <text:p>44.819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589" table:style-name="ce1">
            <text:p>1205589</text:p>
          </table:table-cell>
          <table:table-cell office:value-type="string" table:style-name="ce1">
            <text:p>16.01.2018,15:40</text:p>
          </table:table-cell>
          <table:table-cell office:value-type="float" office:value="20.426860000000001" table:style-name="ce1">
            <text:p>20.42686</text:p>
          </table:table-cell>
          <table:table-cell office:value-type="float" office:value="44.750909999999998" table:style-name="ce1">
            <text:p>44.7509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5592" table:style-name="ce1">
            <text:p>1205592</text:p>
          </table:table-cell>
          <table:table-cell office:value-type="string" table:style-name="ce1">
            <text:p>16.01.2018,08:00</text:p>
          </table:table-cell>
          <table:table-cell office:value-type="float" office:value="20.455310000000001" table:style-name="ce1">
            <text:p>20.45531</text:p>
          </table:table-cell>
          <table:table-cell office:value-type="float" office:value="44.735219999999998" table:style-name="ce1">
            <text:p>44.7352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05593" table:style-name="ce1">
            <text:p>1205593</text:p>
          </table:table-cell>
          <table:table-cell office:value-type="string" table:style-name="ce1">
            <text:p>16.01.2018,11:10</text:p>
          </table:table-cell>
          <table:table-cell office:value-type="float" office:value="20.476279999999999" table:style-name="ce1">
            <text:p>20.47628</text:p>
          </table:table-cell>
          <table:table-cell office:value-type="float" office:value="44.760950000000001" table:style-name="ce1">
            <text:p>44.76095</text:p>
          </table:table-cell>
          <table:table-cell office:value-type="string" table:style-name="ce1">
            <text:p>Sa poginul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04884" table:style-name="ce1">
            <text:p>1204884</text:p>
          </table:table-cell>
          <table:table-cell office:value-type="string" table:style-name="ce1">
            <text:p>16.01.2018,08:45</text:p>
          </table:table-cell>
          <table:table-cell office:value-type="float" office:value="20.371017999999999" table:style-name="ce1">
            <text:p>20.371018</text:p>
          </table:table-cell>
          <table:table-cell office:value-type="float" office:value="44.847563000000001" table:style-name="ce1">
            <text:p>44.8475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4882" table:style-name="ce1">
            <text:p>1204882</text:p>
          </table:table-cell>
          <table:table-cell office:value-type="string" table:style-name="ce1">
            <text:p>16.01.2018,10:30</text:p>
          </table:table-cell>
          <table:table-cell office:value-type="float" office:value="20.45007" table:style-name="ce1">
            <text:p>20.45007</text:p>
          </table:table-cell>
          <table:table-cell office:value-type="float" office:value="44.755659999999999" table:style-name="ce1">
            <text:p>44.755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5706" table:style-name="ce1">
            <text:p>1205706</text:p>
          </table:table-cell>
          <table:table-cell office:value-type="string" table:style-name="ce1">
            <text:p>16.01.2018,18:30</text:p>
          </table:table-cell>
          <table:table-cell office:value-type="float" office:value="20.497451999999999" table:style-name="ce1">
            <text:p>20.497452</text:p>
          </table:table-cell>
          <table:table-cell office:value-type="float" office:value="44.800975000000001" table:style-name="ce1">
            <text:p>44.8009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130" table:style-name="ce1">
            <text:p>1205130</text:p>
          </table:table-cell>
          <table:table-cell office:value-type="string" table:style-name="ce1">
            <text:p>16.01.2018,20:00</text:p>
          </table:table-cell>
          <table:table-cell office:value-type="float" office:value="20.473759999999999" table:style-name="ce1">
            <text:p>20.47376</text:p>
          </table:table-cell>
          <table:table-cell office:value-type="float" office:value="44.867980000000003" table:style-name="ce1">
            <text:p>44.867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5277" table:style-name="ce1">
            <text:p>1205277</text:p>
          </table:table-cell>
          <table:table-cell office:value-type="string" table:style-name="ce1">
            <text:p>16.01.2018,18:30</text:p>
          </table:table-cell>
          <table:table-cell office:value-type="float" office:value="20.398440000000001" table:style-name="ce1">
            <text:p>20.39844</text:p>
          </table:table-cell>
          <table:table-cell office:value-type="float" office:value="44.84243" table:style-name="ce1">
            <text:p>44.842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4895" table:style-name="ce1">
            <text:p>1204895</text:p>
          </table:table-cell>
          <table:table-cell office:value-type="string" table:style-name="ce1">
            <text:p>16.01.2018,09:20</text:p>
          </table:table-cell>
          <table:table-cell office:value-type="float" office:value="20.311679999999999" table:style-name="ce1">
            <text:p>20.31168</text:p>
          </table:table-cell>
          <table:table-cell office:value-type="float" office:value="44.515880000000003" table:style-name="ce1">
            <text:p>44.5158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5782" table:style-name="ce1">
            <text:p>1205782</text:p>
          </table:table-cell>
          <table:table-cell office:value-type="string" table:style-name="ce1">
            <text:p>16.01.2018,11:55</text:p>
          </table:table-cell>
          <table:table-cell office:value-type="float" office:value="20.419385999999999" table:style-name="ce1">
            <text:p>20.419386</text:p>
          </table:table-cell>
          <table:table-cell office:value-type="float" office:value="44.766589000000003" table:style-name="ce1">
            <text:p>44.76658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sa skretanjem vozila ulevo, u raskrsnici</text:p>
          </table:table-cell>
          <table:table-cell table:number-columns-repeated="16377"/>
        </table:table-row>
        <table:table-row table:style-name="ro1">
          <table:table-cell office:value-type="float" office:value="1207403" table:style-name="ce1">
            <text:p>1207403</text:p>
          </table:table-cell>
          <table:table-cell office:value-type="string" table:style-name="ce1">
            <text:p>16.01.2018,07:30</text:p>
          </table:table-cell>
          <table:table-cell office:value-type="float" office:value="20.37585" table:style-name="ce1">
            <text:p>20.37585</text:p>
          </table:table-cell>
          <table:table-cell office:value-type="float" office:value="44.488210000000002" table:style-name="ce1">
            <text:p>44.4882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uz skretanje – nepoznato</text:p>
          </table:table-cell>
          <table:table-cell table:number-columns-repeated="16377"/>
        </table:table-row>
        <table:table-row table:style-name="ro1">
          <table:table-cell office:value-type="float" office:value="1205483" table:style-name="ce1">
            <text:p>1205483</text:p>
          </table:table-cell>
          <table:table-cell office:value-type="string" table:style-name="ce1">
            <text:p>16.01.2018,13:50</text:p>
          </table:table-cell>
          <table:table-cell office:value-type="float" office:value="20.463666" table:style-name="ce1">
            <text:p>20.463666</text:p>
          </table:table-cell>
          <table:table-cell office:value-type="float" office:value="44.808523999999998" table:style-name="ce1">
            <text:p>44.80852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485" table:style-name="ce1">
            <text:p>1205485</text:p>
          </table:table-cell>
          <table:table-cell office:value-type="string" table:style-name="ce1">
            <text:p>16.01.2018,14:30</text:p>
          </table:table-cell>
          <table:table-cell office:value-type="float" office:value="20.412520000000001" table:style-name="ce1">
            <text:p>20.41252</text:p>
          </table:table-cell>
          <table:table-cell office:value-type="float" office:value="44.820045999999998" table:style-name="ce1">
            <text:p>44.82004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04916" table:style-name="ce1">
            <text:p>1204916</text:p>
          </table:table-cell>
          <table:table-cell office:value-type="string" table:style-name="ce1">
            <text:p>16.01.2018,14:30</text:p>
          </table:table-cell>
          <table:table-cell office:value-type="float" office:value="20.415610000000001" table:style-name="ce1">
            <text:p>20.41561</text:p>
          </table:table-cell>
          <table:table-cell office:value-type="float" office:value="44.820689999999999" table:style-name="ce1">
            <text:p>44.8206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04919" table:style-name="ce1">
            <text:p>1204919</text:p>
          </table:table-cell>
          <table:table-cell office:value-type="string" table:style-name="ce1">
            <text:p>16.01.2018,18:50</text:p>
          </table:table-cell>
          <table:table-cell office:value-type="float" office:value="20.434042000000002" table:style-name="ce1">
            <text:p>20.434042</text:p>
          </table:table-cell>
          <table:table-cell office:value-type="float" office:value="44.814283000000003" table:style-name="ce1">
            <text:p>44.81428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4927" table:style-name="ce1">
            <text:p>1204927</text:p>
          </table:table-cell>
          <table:table-cell office:value-type="string" table:style-name="ce1">
            <text:p>16.01.2018,18:50</text:p>
          </table:table-cell>
          <table:table-cell office:value-type="float" office:value="20.457799999999999" table:style-name="ce1">
            <text:p>20.4578</text:p>
          </table:table-cell>
          <table:table-cell office:value-type="float" office:value="44.823639999999997" table:style-name="ce1">
            <text:p>44.823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5773" table:style-name="ce1">
            <text:p>1205773</text:p>
          </table:table-cell>
          <table:table-cell office:value-type="string" table:style-name="ce1">
            <text:p>16.01.2018,11:00</text:p>
          </table:table-cell>
          <table:table-cell office:value-type="float" office:value="20.417145999999999" table:style-name="ce1">
            <text:p>20.417146</text:p>
          </table:table-cell>
          <table:table-cell office:value-type="float" office:value="44.815303999999998" table:style-name="ce1">
            <text:p>44.8153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777" table:style-name="ce1">
            <text:p>1205777</text:p>
          </table:table-cell>
          <table:table-cell office:value-type="string" table:style-name="ce1">
            <text:p>16.01.2018,16:00</text:p>
          </table:table-cell>
          <table:table-cell office:value-type="float" office:value="20.447711999999999" table:style-name="ce1">
            <text:p>20.447712</text:p>
          </table:table-cell>
          <table:table-cell office:value-type="float" office:value="44.814782999999998" table:style-name="ce1">
            <text:p>44.8147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096" table:style-name="ce1">
            <text:p>1206096</text:p>
          </table:table-cell>
          <table:table-cell office:value-type="string" table:style-name="ce1">
            <text:p>16.01.2018,19:30</text:p>
          </table:table-cell>
          <table:table-cell office:value-type="float" office:value="20.362639999999999" table:style-name="ce1">
            <text:p>20.36264</text:p>
          </table:table-cell>
          <table:table-cell office:value-type="float" office:value="44.846789999999999" table:style-name="ce1">
            <text:p>44.846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04928" table:style-name="ce1">
            <text:p>1204928</text:p>
          </table:table-cell>
          <table:table-cell office:value-type="string" table:style-name="ce1">
            <text:p>16.01.2018,17:50</text:p>
          </table:table-cell>
          <table:table-cell office:value-type="float" office:value="20.416753" table:style-name="ce1">
            <text:p>20.416753</text:p>
          </table:table-cell>
          <table:table-cell office:value-type="float" office:value="44.718733" table:style-name="ce1">
            <text:p>44.7187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jednim vozilom u raskrsnici ili na petlji</text:p>
          </table:table-cell>
          <table:table-cell table:number-columns-repeated="16377"/>
        </table:table-row>
        <table:table-row table:style-name="ro1">
          <table:table-cell office:value-type="float" office:value="1204905" table:style-name="ce1">
            <text:p>1204905</text:p>
          </table:table-cell>
          <table:table-cell office:value-type="string" table:style-name="ce1">
            <text:p>16.01.2018,10:00</text:p>
          </table:table-cell>
          <table:table-cell office:value-type="float" office:value="20.519103000000001" table:style-name="ce1">
            <text:p>20.519103</text:p>
          </table:table-cell>
          <table:table-cell office:value-type="float" office:value="44.757356999999999" table:style-name="ce1">
            <text:p>44.7573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4912" table:style-name="ce1">
            <text:p>1204912</text:p>
          </table:table-cell>
          <table:table-cell office:value-type="string" table:style-name="ce1">
            <text:p>16.01.2018,16:20</text:p>
          </table:table-cell>
          <table:table-cell office:value-type="float" office:value="20.449631" table:style-name="ce1">
            <text:p>20.449631</text:p>
          </table:table-cell>
          <table:table-cell office:value-type="float" office:value="44.796914999999998" table:style-name="ce1">
            <text:p>44.7969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023" table:style-name="ce1">
            <text:p>1205023</text:p>
          </table:table-cell>
          <table:table-cell office:value-type="string" table:style-name="ce1">
            <text:p>16.01.2018,15:00</text:p>
          </table:table-cell>
          <table:table-cell office:value-type="float" office:value="20.289514" table:style-name="ce1">
            <text:p>20.289514</text:p>
          </table:table-cell>
          <table:table-cell office:value-type="float" office:value="44.907124000000003" table:style-name="ce1">
            <text:p>44.9071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4898" table:style-name="ce1">
            <text:p>1204898</text:p>
          </table:table-cell>
          <table:table-cell office:value-type="string" table:style-name="ce1">
            <text:p>16.01.2018,12:30</text:p>
          </table:table-cell>
          <table:table-cell office:value-type="float" office:value="20.477730000000001" table:style-name="ce1">
            <text:p>20.47773</text:p>
          </table:table-cell>
          <table:table-cell office:value-type="float" office:value="44.782240000000002" table:style-name="ce1">
            <text:p>44.782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udar u sustizanju</text:p>
          </table:table-cell>
          <table:table-cell table:number-columns-repeated="16377"/>
        </table:table-row>
        <table:table-row table:style-name="ro1">
          <table:table-cell office:value-type="float" office:value="1207006" table:style-name="ce1">
            <text:p>1207006</text:p>
          </table:table-cell>
          <table:table-cell office:value-type="string" table:style-name="ce1">
            <text:p>16.01.2018,19:38</text:p>
          </table:table-cell>
          <table:table-cell office:value-type="float" office:value="20.417940000000002" table:style-name="ce1">
            <text:p>20.41794</text:p>
          </table:table-cell>
          <table:table-cell office:value-type="float" office:value="44.8127" table:style-name="ce1">
            <text:p>44.81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903" table:style-name="ce1">
            <text:p>1204903</text:p>
          </table:table-cell>
          <table:table-cell office:value-type="string" table:style-name="ce1">
            <text:p>16.01.2018,13:50</text:p>
          </table:table-cell>
          <table:table-cell office:value-type="float" office:value="20.429877999999999" table:style-name="ce1">
            <text:p>20.429878</text:p>
          </table:table-cell>
          <table:table-cell office:value-type="float" office:value="44.812891" table:style-name="ce1">
            <text:p>44.8128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4901" table:style-name="ce1">
            <text:p>1204901</text:p>
          </table:table-cell>
          <table:table-cell office:value-type="string" table:style-name="ce1">
            <text:p>16.01.2018,10:20</text:p>
          </table:table-cell>
          <table:table-cell office:value-type="float" office:value="20.525106999999998" table:style-name="ce1">
            <text:p>20.525107</text:p>
          </table:table-cell>
          <table:table-cell office:value-type="float" office:value="44.793419999999998" table:style-name="ce1">
            <text:p>44.793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4908" table:style-name="ce1">
            <text:p>1204908</text:p>
          </table:table-cell>
          <table:table-cell office:value-type="string" table:style-name="ce1">
            <text:p>16.01.2018,11:30</text:p>
          </table:table-cell>
          <table:table-cell office:value-type="float" office:value="20.463097999999999" table:style-name="ce1">
            <text:p>20.463098</text:p>
          </table:table-cell>
          <table:table-cell office:value-type="float" office:value="44.813685999999997" table:style-name="ce1">
            <text:p>44.81368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004" table:style-name="ce1">
            <text:p>1205004</text:p>
          </table:table-cell>
          <table:table-cell office:value-type="string" table:style-name="ce1">
            <text:p>16.01.2018,14:45</text:p>
          </table:table-cell>
          <table:table-cell office:value-type="float" office:value="20.492356000000001" table:style-name="ce1">
            <text:p>20.492356</text:p>
          </table:table-cell>
          <table:table-cell office:value-type="float" office:value="44.791150999999999" table:style-name="ce1">
            <text:p>44.79115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5407" table:style-name="ce1">
            <text:p>1205407</text:p>
          </table:table-cell>
          <table:table-cell office:value-type="string" table:style-name="ce1">
            <text:p>16.01.2018,14:40</text:p>
          </table:table-cell>
          <table:table-cell office:value-type="float" office:value="20.204540000000001" table:style-name="ce1">
            <text:p>20.20454</text:p>
          </table:table-cell>
          <table:table-cell office:value-type="float" office:value="44.65936" table:style-name="ce1">
            <text:p>44.6593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 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05039" table:style-name="ce1">
            <text:p>1205039</text:p>
          </table:table-cell>
          <table:table-cell office:value-type="string" table:style-name="ce1">
            <text:p>16.01.2018,17:20</text:p>
          </table:table-cell>
          <table:table-cell office:value-type="float" office:value="20.464310000000001" table:style-name="ce1">
            <text:p>20.46431</text:p>
          </table:table-cell>
          <table:table-cell office:value-type="float" office:value="44.793210000000002" table:style-name="ce1">
            <text:p>44.793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533" table:style-name="ce1">
            <text:p>1205533</text:p>
          </table:table-cell>
          <table:table-cell office:value-type="string" table:style-name="ce1">
            <text:p>17.01.2018,15:30</text:p>
          </table:table-cell>
          <table:table-cell office:value-type="float" office:value="20.298553999999999" table:style-name="ce1">
            <text:p>20.298554</text:p>
          </table:table-cell>
          <table:table-cell office:value-type="float" office:value="44.894139000000003" table:style-name="ce1">
            <text:p>44.8941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4996" table:style-name="ce1">
            <text:p>1204996</text:p>
          </table:table-cell>
          <table:table-cell office:value-type="string" table:style-name="ce1">
            <text:p>17.01.2018,21:45</text:p>
          </table:table-cell>
          <table:table-cell office:value-type="float" office:value="20.520579999999999" table:style-name="ce1">
            <text:p>20.52058</text:p>
          </table:table-cell>
          <table:table-cell office:value-type="float" office:value="44.772820000000003" table:style-name="ce1">
            <text:p>44.772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113" table:style-name="ce1">
            <text:p>1205113</text:p>
          </table:table-cell>
          <table:table-cell office:value-type="string" table:style-name="ce1">
            <text:p>17.01.2018,03:40</text:p>
          </table:table-cell>
          <table:table-cell office:value-type="float" office:value="20.503798" table:style-name="ce1">
            <text:p>20.503798</text:p>
          </table:table-cell>
          <table:table-cell office:value-type="float" office:value="44.841031000000001" table:style-name="ce1">
            <text:p>44.8410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5114" table:style-name="ce1">
            <text:p>1205114</text:p>
          </table:table-cell>
          <table:table-cell office:value-type="string" table:style-name="ce1">
            <text:p>17.01.2018,13:30</text:p>
          </table:table-cell>
          <table:table-cell office:value-type="float" office:value="20.436875000000001" table:style-name="ce1">
            <text:p>20.436875</text:p>
          </table:table-cell>
          <table:table-cell office:value-type="float" office:value="44.934918000000003" table:style-name="ce1">
            <text:p>44.9349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120" table:style-name="ce1">
            <text:p>1205120</text:p>
          </table:table-cell>
          <table:table-cell office:value-type="string" table:style-name="ce1">
            <text:p>17.01.2018,14:45</text:p>
          </table:table-cell>
          <table:table-cell office:value-type="float" office:value="20.462009999999999" table:style-name="ce1">
            <text:p>20.46201</text:p>
          </table:table-cell>
          <table:table-cell office:value-type="float" office:value="44.817081000000002" table:style-name="ce1">
            <text:p>44.8170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047" table:style-name="ce1">
            <text:p>1205047</text:p>
          </table:table-cell>
          <table:table-cell office:value-type="string" table:style-name="ce1">
            <text:p>17.01.2018,18:10</text:p>
          </table:table-cell>
          <table:table-cell office:value-type="float" office:value="20.522023000000001" table:style-name="ce1">
            <text:p>20.522023</text:p>
          </table:table-cell>
          <table:table-cell office:value-type="float" office:value="44.810417999999999" table:style-name="ce1">
            <text:p>44.8104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4950" table:style-name="ce1">
            <text:p>1204950</text:p>
          </table:table-cell>
          <table:table-cell office:value-type="string" table:style-name="ce1">
            <text:p>17.01.2018,07:10</text:p>
          </table:table-cell>
          <table:table-cell office:value-type="float" office:value="20.393853" table:style-name="ce1">
            <text:p>20.393853</text:p>
          </table:table-cell>
          <table:table-cell office:value-type="float" office:value="44.811610000000002" table:style-name="ce1">
            <text:p>44.811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5081" table:style-name="ce1">
            <text:p>1205081</text:p>
          </table:table-cell>
          <table:table-cell office:value-type="string" table:style-name="ce1">
            <text:p>17.01.2018,12:25</text:p>
          </table:table-cell>
          <table:table-cell office:value-type="float" office:value="20.420048999999999" table:style-name="ce1">
            <text:p>20.420049</text:p>
          </table:table-cell>
          <table:table-cell office:value-type="float" office:value="44.808725000000003" table:style-name="ce1">
            <text:p>44.8087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523" table:style-name="ce1">
            <text:p>1205523</text:p>
          </table:table-cell>
          <table:table-cell office:value-type="string" table:style-name="ce1">
            <text:p>17.01.2018,16:40</text:p>
          </table:table-cell>
          <table:table-cell office:value-type="float" office:value="20.365449999999999" table:style-name="ce1">
            <text:p>20.36545</text:p>
          </table:table-cell>
          <table:table-cell office:value-type="float" office:value="44.808750000000003" table:style-name="ce1">
            <text:p>44.8087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05524" table:style-name="ce1">
            <text:p>1205524</text:p>
          </table:table-cell>
          <table:table-cell office:value-type="string" table:style-name="ce1">
            <text:p>17.01.2018,13:15</text:p>
          </table:table-cell>
          <table:table-cell office:value-type="float" office:value="20.192399999999999" table:style-name="ce1">
            <text:p>20.1924</text:p>
          </table:table-cell>
          <table:table-cell office:value-type="float" office:value="44.878630000000001" table:style-name="ce1">
            <text:p>44.8786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313" table:style-name="ce1">
            <text:p>1205313</text:p>
          </table:table-cell>
          <table:table-cell office:value-type="string" table:style-name="ce1">
            <text:p>17.01.2018,13:50</text:p>
          </table:table-cell>
          <table:table-cell office:value-type="float" office:value="20.41723" table:style-name="ce1">
            <text:p>20.41723</text:p>
          </table:table-cell>
          <table:table-cell office:value-type="float" office:value="44.812669999999997" table:style-name="ce1">
            <text:p>44.8126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na kolovozu</text:p>
          </table:table-cell>
          <table:table-cell table:number-columns-repeated="16377"/>
        </table:table-row>
        <table:table-row table:style-name="ro1">
          <table:table-cell office:value-type="float" office:value="1204979" table:style-name="ce1">
            <text:p>1204979</text:p>
          </table:table-cell>
          <table:table-cell office:value-type="string" table:style-name="ce1">
            <text:p>17.01.2018,13:30</text:p>
          </table:table-cell>
          <table:table-cell office:value-type="float" office:value="20.468789999999998" table:style-name="ce1">
            <text:p>20.46879</text:p>
          </table:table-cell>
          <table:table-cell office:value-type="float" office:value="44.779629999999997" table:style-name="ce1">
            <text:p>44.779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118" table:style-name="ce1">
            <text:p>1205118</text:p>
          </table:table-cell>
          <table:table-cell office:value-type="string" table:style-name="ce1">
            <text:p>17.01.2018,08:40</text:p>
          </table:table-cell>
          <table:table-cell office:value-type="float" office:value="20.525752000000001" table:style-name="ce1">
            <text:p>20.525752</text:p>
          </table:table-cell>
          <table:table-cell office:value-type="float" office:value="44.802498" table:style-name="ce1">
            <text:p>44.8024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4985" table:style-name="ce1">
            <text:p>1204985</text:p>
          </table:table-cell>
          <table:table-cell office:value-type="string" table:style-name="ce1">
            <text:p>17.01.2018,08:30</text:p>
          </table:table-cell>
          <table:table-cell office:value-type="float" office:value="20.416333999999999" table:style-name="ce1">
            <text:p>20.416334</text:p>
          </table:table-cell>
          <table:table-cell office:value-type="float" office:value="44.827677000000001" table:style-name="ce1">
            <text:p>44.8276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5097" table:style-name="ce1">
            <text:p>1205097</text:p>
          </table:table-cell>
          <table:table-cell office:value-type="string" table:style-name="ce1">
            <text:p>17.01.2018,13:00</text:p>
          </table:table-cell>
          <table:table-cell office:value-type="float" office:value="20.480440000000002" table:style-name="ce1">
            <text:p>20.48044</text:p>
          </table:table-cell>
          <table:table-cell office:value-type="float" office:value="44.760905000000001" table:style-name="ce1">
            <text:p>44.7609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040" table:style-name="ce1">
            <text:p>1205040</text:p>
          </table:table-cell>
          <table:table-cell office:value-type="string" table:style-name="ce1">
            <text:p>17.01.2018,18:00</text:p>
          </table:table-cell>
          <table:table-cell office:value-type="float" office:value="20.501213" table:style-name="ce1">
            <text:p>20.501213</text:p>
          </table:table-cell>
          <table:table-cell office:value-type="float" office:value="44.783526999999999" table:style-name="ce1">
            <text:p>44.78352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05042" table:style-name="ce1">
            <text:p>1205042</text:p>
          </table:table-cell>
          <table:table-cell office:value-type="string" table:style-name="ce1">
            <text:p>17.01.2018,20:00</text:p>
          </table:table-cell>
          <table:table-cell office:value-type="float" office:value="20.418574" table:style-name="ce1">
            <text:p>20.418574</text:p>
          </table:table-cell>
          <table:table-cell office:value-type="float" office:value="44.788122999999999" table:style-name="ce1">
            <text:p>44.78812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108" table:style-name="ce1">
            <text:p>1205108</text:p>
          </table:table-cell>
          <table:table-cell office:value-type="string" table:style-name="ce1">
            <text:p>17.01.2018,11:45</text:p>
          </table:table-cell>
          <table:table-cell office:value-type="float" office:value="20.468910000000001" table:style-name="ce1">
            <text:p>20.46891</text:p>
          </table:table-cell>
          <table:table-cell office:value-type="float" office:value="44.816839999999999" table:style-name="ce1">
            <text:p>44.816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5109" table:style-name="ce1">
            <text:p>1205109</text:p>
          </table:table-cell>
          <table:table-cell office:value-type="string" table:style-name="ce1">
            <text:p>17.01.2018,12:35</text:p>
          </table:table-cell>
          <table:table-cell office:value-type="float" office:value="20.412994000000001" table:style-name="ce1">
            <text:p>20.412994</text:p>
          </table:table-cell>
          <table:table-cell office:value-type="float" office:value="44.824492999999997" table:style-name="ce1">
            <text:p>44.8244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110" table:style-name="ce1">
            <text:p>1205110</text:p>
          </table:table-cell>
          <table:table-cell office:value-type="string" table:style-name="ce1">
            <text:p>17.01.2018,15:40</text:p>
          </table:table-cell>
          <table:table-cell office:value-type="float" office:value="20.412994000000001" table:style-name="ce1">
            <text:p>20.412994</text:p>
          </table:table-cell>
          <table:table-cell office:value-type="float" office:value="44.824492999999997" table:style-name="ce1">
            <text:p>44.8244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307" table:style-name="ce1">
            <text:p>1205307</text:p>
          </table:table-cell>
          <table:table-cell office:value-type="string" table:style-name="ce1">
            <text:p>17.01.2018,14:00</text:p>
          </table:table-cell>
          <table:table-cell office:value-type="float" office:value="20.527484999999999" table:style-name="ce1">
            <text:p>20.527485</text:p>
          </table:table-cell>
          <table:table-cell office:value-type="float" office:value="44.849842000000002" table:style-name="ce1">
            <text:p>44.8498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5387" table:style-name="ce1">
            <text:p>1205387</text:p>
          </table:table-cell>
          <table:table-cell office:value-type="string" table:style-name="ce1">
            <text:p>17.01.2018,18:40</text:p>
          </table:table-cell>
          <table:table-cell office:value-type="float" office:value="20.487010000000001" table:style-name="ce1">
            <text:p>20.48701</text:p>
          </table:table-cell>
          <table:table-cell office:value-type="float" office:value="44.772970000000001" table:style-name="ce1">
            <text:p>44.772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000" table:style-name="ce1">
            <text:p>1205000</text:p>
          </table:table-cell>
          <table:table-cell office:value-type="string" table:style-name="ce1">
            <text:p>17.01.2018,11:00</text:p>
          </table:table-cell>
          <table:table-cell office:value-type="float" office:value="20.470130000000001" table:style-name="ce1">
            <text:p>20.47013</text:p>
          </table:table-cell>
          <table:table-cell office:value-type="float" office:value="44.78369" table:style-name="ce1">
            <text:p>44.7836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polukružno okretanje ispred drugog vozila</text:p>
          </table:table-cell>
          <table:table-cell table:number-columns-repeated="16377"/>
        </table:table-row>
        <table:table-row table:style-name="ro1">
          <table:table-cell office:value-type="float" office:value="1205386" table:style-name="ce1">
            <text:p>1205386</text:p>
          </table:table-cell>
          <table:table-cell office:value-type="string" table:style-name="ce1">
            <text:p>17.01.2018,18:15</text:p>
          </table:table-cell>
          <table:table-cell office:value-type="float" office:value="20.409127000000002" table:style-name="ce1">
            <text:p>20.409127</text:p>
          </table:table-cell>
          <table:table-cell office:value-type="float" office:value="44.845042999999997" table:style-name="ce1">
            <text:p>44.8450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389" table:style-name="ce1">
            <text:p>1205389</text:p>
          </table:table-cell>
          <table:table-cell office:value-type="string" table:style-name="ce1">
            <text:p>17.01.2018,20:07</text:p>
          </table:table-cell>
          <table:table-cell office:value-type="float" office:value="20.434543000000001" table:style-name="ce1">
            <text:p>20.434543</text:p>
          </table:table-cell>
          <table:table-cell office:value-type="float" office:value="44.814709000000001" table:style-name="ce1">
            <text:p>44.8147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05031" table:style-name="ce1">
            <text:p>1205031</text:p>
          </table:table-cell>
          <table:table-cell office:value-type="string" table:style-name="ce1">
            <text:p>17.01.2018,20:40</text:p>
          </table:table-cell>
          <table:table-cell office:value-type="float" office:value="20.547149999999998" table:style-name="ce1">
            <text:p>20.54715</text:p>
          </table:table-cell>
          <table:table-cell office:value-type="float" office:value="44.736449999999998" table:style-name="ce1">
            <text:p>44.736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5112" table:style-name="ce1">
            <text:p>1205112</text:p>
          </table:table-cell>
          <table:table-cell office:value-type="string" table:style-name="ce1">
            <text:p>17.01.2018,13:35</text:p>
          </table:table-cell>
          <table:table-cell office:value-type="float" office:value="20.423805000000002" table:style-name="ce1">
            <text:p>20.423805</text:p>
          </table:table-cell>
          <table:table-cell office:value-type="float" office:value="44.819502" table:style-name="ce1">
            <text:p>44.81950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319" table:style-name="ce1">
            <text:p>1205319</text:p>
          </table:table-cell>
          <table:table-cell office:value-type="string" table:style-name="ce1">
            <text:p>17.01.2018,16:30</text:p>
          </table:table-cell>
          <table:table-cell office:value-type="float" office:value="20.523672999999999" table:style-name="ce1">
            <text:p>20.523673</text:p>
          </table:table-cell>
          <table:table-cell office:value-type="float" office:value="44.794080999999998" table:style-name="ce1">
            <text:p>44.7940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5330" table:style-name="ce1">
            <text:p>1205330</text:p>
          </table:table-cell>
          <table:table-cell office:value-type="string" table:style-name="ce1">
            <text:p>17.01.2018,06:45</text:p>
          </table:table-cell>
          <table:table-cell office:value-type="float" office:value="20.46612" table:style-name="ce1">
            <text:p>20.46612</text:p>
          </table:table-cell>
          <table:table-cell office:value-type="float" office:value="44.769649999999999" table:style-name="ce1">
            <text:p>44.7696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015" table:style-name="ce1">
            <text:p>1205015</text:p>
          </table:table-cell>
          <table:table-cell office:value-type="string" table:style-name="ce1">
            <text:p>17.01.2018,17:20</text:p>
          </table:table-cell>
          <table:table-cell office:value-type="float" office:value="20.413508" table:style-name="ce1">
            <text:p>20.413508</text:p>
          </table:table-cell>
          <table:table-cell office:value-type="float" office:value="44.824010999999999" table:style-name="ce1">
            <text:p>44.8240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5017" table:style-name="ce1">
            <text:p>1205017</text:p>
          </table:table-cell>
          <table:table-cell office:value-type="string" table:style-name="ce1">
            <text:p>17.01.2018,17:25</text:p>
          </table:table-cell>
          <table:table-cell office:value-type="float" office:value="20.472842" table:style-name="ce1">
            <text:p>20.472842</text:p>
          </table:table-cell>
          <table:table-cell office:value-type="float" office:value="44.762762000000002" table:style-name="ce1">
            <text:p>44.7627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4973" table:style-name="ce1">
            <text:p>1204973</text:p>
          </table:table-cell>
          <table:table-cell office:value-type="string" table:style-name="ce1">
            <text:p>17.01.2018,07:40</text:p>
          </table:table-cell>
          <table:table-cell office:value-type="float" office:value="20.361540000000002" table:style-name="ce1">
            <text:p>20.36154</text:p>
          </table:table-cell>
          <table:table-cell office:value-type="float" office:value="44.400889999999997" table:style-name="ce1">
            <text:p>44.400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5005" table:style-name="ce1">
            <text:p>1205005</text:p>
          </table:table-cell>
          <table:table-cell office:value-type="string" table:style-name="ce1">
            <text:p>17.01.2018,16:20</text:p>
          </table:table-cell>
          <table:table-cell office:value-type="float" office:value="20.41189" table:style-name="ce1">
            <text:p>20.41189</text:p>
          </table:table-cell>
          <table:table-cell office:value-type="float" office:value="44.749020000000002" table:style-name="ce1">
            <text:p>44.749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252" table:style-name="ce1">
            <text:p>1205252</text:p>
          </table:table-cell>
          <table:table-cell office:value-type="string" table:style-name="ce1">
            <text:p>17.01.2018,16:50</text:p>
          </table:table-cell>
          <table:table-cell office:value-type="float" office:value="20.365718999999999" table:style-name="ce1">
            <text:p>20.365719</text:p>
          </table:table-cell>
          <table:table-cell office:value-type="float" office:value="44.803638999999997" table:style-name="ce1">
            <text:p>44.80363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332" table:style-name="ce1">
            <text:p>1205332</text:p>
          </table:table-cell>
          <table:table-cell office:value-type="string" table:style-name="ce1">
            <text:p>17.01.2018,19:45</text:p>
          </table:table-cell>
          <table:table-cell office:value-type="float" office:value="20.439049000000001" table:style-name="ce1">
            <text:p>20.439049</text:p>
          </table:table-cell>
          <table:table-cell office:value-type="float" office:value="44.795591999999999" table:style-name="ce1">
            <text:p>44.7955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5333" table:style-name="ce1">
            <text:p>1205333</text:p>
          </table:table-cell>
          <table:table-cell office:value-type="string" table:style-name="ce1">
            <text:p>17.01.2018,18:55</text:p>
          </table:table-cell>
          <table:table-cell office:value-type="float" office:value="20.448719000000001" table:style-name="ce1">
            <text:p>20.448719</text:p>
          </table:table-cell>
          <table:table-cell office:value-type="float" office:value="44.795405000000002" table:style-name="ce1">
            <text:p>44.7954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334" table:style-name="ce1">
            <text:p>1205334</text:p>
          </table:table-cell>
          <table:table-cell office:value-type="string" table:style-name="ce1">
            <text:p>17.01.2018,21:15</text:p>
          </table:table-cell>
          <table:table-cell office:value-type="float" office:value="20.328313999999999" table:style-name="ce1">
            <text:p>20.328314</text:p>
          </table:table-cell>
          <table:table-cell office:value-type="float" office:value="44.799737999999998" table:style-name="ce1">
            <text:p>44.7997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280" table:style-name="ce1">
            <text:p>1205280</text:p>
          </table:table-cell>
          <table:table-cell office:value-type="string" table:style-name="ce1">
            <text:p>17.01.2018,12:15</text:p>
          </table:table-cell>
          <table:table-cell office:value-type="float" office:value="20.454523500000001" table:style-name="ce1">
            <text:p>20.4545235</text:p>
          </table:table-cell>
          <table:table-cell office:value-type="float" office:value="44.800881279999999" table:style-name="ce1">
            <text:p>44.800881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025" table:style-name="ce1">
            <text:p>1205025</text:p>
          </table:table-cell>
          <table:table-cell office:value-type="string" table:style-name="ce1">
            <text:p>17.01.2018,17:40</text:p>
          </table:table-cell>
          <table:table-cell office:value-type="float" office:value="20.220130000000001" table:style-name="ce1">
            <text:p>20.22013</text:p>
          </table:table-cell>
          <table:table-cell office:value-type="float" office:value="44.83108" table:style-name="ce1">
            <text:p>44.831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026" table:style-name="ce1">
            <text:p>1205026</text:p>
          </table:table-cell>
          <table:table-cell office:value-type="string" table:style-name="ce1">
            <text:p>17.01.2018,17:50</text:p>
          </table:table-cell>
          <table:table-cell office:value-type="float" office:value="20.399840000000001" table:style-name="ce1">
            <text:p>20.39984</text:p>
          </table:table-cell>
          <table:table-cell office:value-type="float" office:value="44.810540000000003" table:style-name="ce1">
            <text:p>44.810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5028" table:style-name="ce1">
            <text:p>1205028</text:p>
          </table:table-cell>
          <table:table-cell office:value-type="string" table:style-name="ce1">
            <text:p>17.01.2018,21:00</text:p>
          </table:table-cell>
          <table:table-cell office:value-type="float" office:value="20.488869999999999" table:style-name="ce1">
            <text:p>20.48887</text:p>
          </table:table-cell>
          <table:table-cell office:value-type="float" office:value="44.799860000000002" table:style-name="ce1">
            <text:p>44.799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115" table:style-name="ce1">
            <text:p>1205115</text:p>
          </table:table-cell>
          <table:table-cell office:value-type="string" table:style-name="ce1">
            <text:p>17.01.2018,17:15</text:p>
          </table:table-cell>
          <table:table-cell office:value-type="float" office:value="20.575780000000002" table:style-name="ce1">
            <text:p>20.57578</text:p>
          </table:table-cell>
          <table:table-cell office:value-type="float" office:value="44.756599999999999" table:style-name="ce1">
            <text:p>44.75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5019" table:style-name="ce1">
            <text:p>1205019</text:p>
          </table:table-cell>
          <table:table-cell office:value-type="string" table:style-name="ce1">
            <text:p>17.01.2018,18:30</text:p>
          </table:table-cell>
          <table:table-cell office:value-type="float" office:value="20.487396" table:style-name="ce1">
            <text:p>20.487396</text:p>
          </table:table-cell>
          <table:table-cell office:value-type="float" office:value="44.792746999999999" table:style-name="ce1">
            <text:p>44.7927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5022" table:style-name="ce1">
            <text:p>1205022</text:p>
          </table:table-cell>
          <table:table-cell office:value-type="string" table:style-name="ce1">
            <text:p>17.01.2018,19:55</text:p>
          </table:table-cell>
          <table:table-cell office:value-type="float" office:value="20.400980000000001" table:style-name="ce1">
            <text:p>20.40098</text:p>
          </table:table-cell>
          <table:table-cell office:value-type="float" office:value="44.806359" table:style-name="ce1">
            <text:p>44.8063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05024" table:style-name="ce1">
            <text:p>1205024</text:p>
          </table:table-cell>
          <table:table-cell office:value-type="string" table:style-name="ce1">
            <text:p>17.01.2018,17:20</text:p>
          </table:table-cell>
          <table:table-cell office:value-type="float" office:value="20.474342" table:style-name="ce1">
            <text:p>20.474342</text:p>
          </table:table-cell>
          <table:table-cell office:value-type="float" office:value="44.805714000000002" table:style-name="ce1">
            <text:p>44.8057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142" table:style-name="ce1">
            <text:p>1205142</text:p>
          </table:table-cell>
          <table:table-cell office:value-type="string" table:style-name="ce1">
            <text:p>17.01.2018,11:00</text:p>
          </table:table-cell>
          <table:table-cell office:value-type="float" office:value="20.41527" table:style-name="ce1">
            <text:p>20.41527</text:p>
          </table:table-cell>
          <table:table-cell office:value-type="float" office:value="44.830846999999999" table:style-name="ce1">
            <text:p>44.8308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145" table:style-name="ce1">
            <text:p>1205145</text:p>
          </table:table-cell>
          <table:table-cell office:value-type="string" table:style-name="ce1">
            <text:p>17.01.2018,13:40</text:p>
          </table:table-cell>
          <table:table-cell office:value-type="float" office:value="20.446209" table:style-name="ce1">
            <text:p>20.446209</text:p>
          </table:table-cell>
          <table:table-cell office:value-type="float" office:value="44.751759" table:style-name="ce1">
            <text:p>44.7517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jednim vozilom u raskrsnici ili na petlji</text:p>
          </table:table-cell>
          <table:table-cell table:number-columns-repeated="16377"/>
        </table:table-row>
        <table:table-row table:style-name="ro1">
          <table:table-cell office:value-type="float" office:value="1205146" table:style-name="ce1">
            <text:p>1205146</text:p>
          </table:table-cell>
          <table:table-cell office:value-type="string" table:style-name="ce1">
            <text:p>17.01.2018,15:00</text:p>
          </table:table-cell>
          <table:table-cell office:value-type="float" office:value="20.446209" table:style-name="ce1">
            <text:p>20.446209</text:p>
          </table:table-cell>
          <table:table-cell office:value-type="float" office:value="44.751759" table:style-name="ce1">
            <text:p>44.7517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jednim vozilom u raskrsnici ili na petlji</text:p>
          </table:table-cell>
          <table:table-cell table:number-columns-repeated="16377"/>
        </table:table-row>
        <table:table-row table:style-name="ro1">
          <table:table-cell office:value-type="float" office:value="1204999" table:style-name="ce1">
            <text:p>1204999</text:p>
          </table:table-cell>
          <table:table-cell office:value-type="string" table:style-name="ce1">
            <text:p>17.01.2018,12:00</text:p>
          </table:table-cell>
          <table:table-cell office:value-type="float" office:value="20.400365000000001" table:style-name="ce1">
            <text:p>20.400365</text:p>
          </table:table-cell>
          <table:table-cell office:value-type="float" office:value="44.810023999999999" table:style-name="ce1">
            <text:p>44.8100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408" table:style-name="ce1">
            <text:p>1205408</text:p>
          </table:table-cell>
          <table:table-cell office:value-type="string" table:style-name="ce1">
            <text:p>17.01.2018,14:20</text:p>
          </table:table-cell>
          <table:table-cell office:value-type="float" office:value="20.440785000000002" table:style-name="ce1">
            <text:p>20.440785</text:p>
          </table:table-cell>
          <table:table-cell office:value-type="float" office:value="44.796066000000003" table:style-name="ce1">
            <text:p>44.7960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5260" table:style-name="ce1">
            <text:p>1205260</text:p>
          </table:table-cell>
          <table:table-cell office:value-type="string" table:style-name="ce1">
            <text:p>17.01.2018,17:30</text:p>
          </table:table-cell>
          <table:table-cell office:value-type="float" office:value="20.584191000000001" table:style-name="ce1">
            <text:p>20.584191</text:p>
          </table:table-cell>
          <table:table-cell office:value-type="float" office:value="44.689210000000003" table:style-name="ce1">
            <text:p>44.6892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696" table:style-name="ce1">
            <text:p>1205696</text:p>
          </table:table-cell>
          <table:table-cell office:value-type="string" table:style-name="ce1">
            <text:p>17.01.2018,21:30</text:p>
          </table:table-cell>
          <table:table-cell office:value-type="float" office:value="20.458994000000001" table:style-name="ce1">
            <text:p>20.458994</text:p>
          </table:table-cell>
          <table:table-cell office:value-type="float" office:value="44.804603" table:style-name="ce1">
            <text:p>44.8046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5431" table:style-name="ce1">
            <text:p>1205431</text:p>
          </table:table-cell>
          <table:table-cell office:value-type="string" table:style-name="ce1">
            <text:p>18.01.2018,09:30</text:p>
          </table:table-cell>
          <table:table-cell office:value-type="float" office:value="20.445309999999999" table:style-name="ce1">
            <text:p>20.44531</text:p>
          </table:table-cell>
          <table:table-cell office:value-type="float" office:value="44.764510000000001" table:style-name="ce1">
            <text:p>44.7645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600" table:style-name="ce1">
            <text:p>1206600</text:p>
          </table:table-cell>
          <table:table-cell office:value-type="string" table:style-name="ce1">
            <text:p>18.01.2018,11:00</text:p>
          </table:table-cell>
          <table:table-cell office:value-type="float" office:value="20.475919999999999" table:style-name="ce1">
            <text:p>20.47592</text:p>
          </table:table-cell>
          <table:table-cell office:value-type="float" office:value="44.811750000000004" table:style-name="ce1">
            <text:p>44.811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122" table:style-name="ce1">
            <text:p>1205122</text:p>
          </table:table-cell>
          <table:table-cell office:value-type="string" table:style-name="ce1">
            <text:p>18.01.2018,18:40</text:p>
          </table:table-cell>
          <table:table-cell office:value-type="float" office:value="20.225180000000002" table:style-name="ce1">
            <text:p>20.22518</text:p>
          </table:table-cell>
          <table:table-cell office:value-type="float" office:value="44.651350000000001" table:style-name="ce1">
            <text:p>44.6513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121" table:style-name="ce1">
            <text:p>1205121</text:p>
          </table:table-cell>
          <table:table-cell office:value-type="string" table:style-name="ce1">
            <text:p>18.01.2018,16:45</text:p>
          </table:table-cell>
          <table:table-cell office:value-type="float" office:value="20.491496999999999" table:style-name="ce1">
            <text:p>20.491497</text:p>
          </table:table-cell>
          <table:table-cell office:value-type="float" office:value="44.815297000000001" table:style-name="ce1">
            <text:p>44.8152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103" table:style-name="ce1">
            <text:p>1205103</text:p>
          </table:table-cell>
          <table:table-cell office:value-type="string" table:style-name="ce1">
            <text:p>18.01.2018,09:12</text:p>
          </table:table-cell>
          <table:table-cell office:value-type="float" office:value="20.404316999999999" table:style-name="ce1">
            <text:p>20.404317</text:p>
          </table:table-cell>
          <table:table-cell office:value-type="float" office:value="44.841374000000002" table:style-name="ce1">
            <text:p>44.8413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05129" table:style-name="ce1">
            <text:p>1205129</text:p>
          </table:table-cell>
          <table:table-cell office:value-type="string" table:style-name="ce1">
            <text:p>18.01.2018,15:40</text:p>
          </table:table-cell>
          <table:table-cell office:value-type="float" office:value="20.490690000000001" table:style-name="ce1">
            <text:p>20.49069</text:p>
          </table:table-cell>
          <table:table-cell office:value-type="float" office:value="44.820270000000001" table:style-name="ce1">
            <text:p>44.820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100" table:style-name="ce1">
            <text:p>1205100</text:p>
          </table:table-cell>
          <table:table-cell office:value-type="string" table:style-name="ce1">
            <text:p>18.01.2018,15:55</text:p>
          </table:table-cell>
          <table:table-cell office:value-type="float" office:value="20.448060000000002" table:style-name="ce1">
            <text:p>20.44806</text:p>
          </table:table-cell>
          <table:table-cell office:value-type="float" office:value="44.799720000000001" table:style-name="ce1">
            <text:p>44.7997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317" table:style-name="ce1">
            <text:p>1205317</text:p>
          </table:table-cell>
          <table:table-cell office:value-type="string" table:style-name="ce1">
            <text:p>18.01.2018,16:45</text:p>
          </table:table-cell>
          <table:table-cell office:value-type="float" office:value="20.316780000000001" table:style-name="ce1">
            <text:p>20.31678</text:p>
          </table:table-cell>
          <table:table-cell office:value-type="float" office:value="44.801659999999998" table:style-name="ce1">
            <text:p>44.8016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522" table:style-name="ce1">
            <text:p>1205522</text:p>
          </table:table-cell>
          <table:table-cell office:value-type="string" table:style-name="ce1">
            <text:p>18.01.2018,17:20</text:p>
          </table:table-cell>
          <table:table-cell office:value-type="float" office:value="20.46433" table:style-name="ce1">
            <text:p>20.46433</text:p>
          </table:table-cell>
          <table:table-cell office:value-type="float" office:value="44.816540000000003" table:style-name="ce1">
            <text:p>44.8165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– ostale situacije</text:p>
          </table:table-cell>
          <table:table-cell table:number-columns-repeated="16377"/>
        </table:table-row>
        <table:table-row table:style-name="ro1">
          <table:table-cell office:value-type="float" office:value="1205213" table:style-name="ce1">
            <text:p>1205213</text:p>
          </table:table-cell>
          <table:table-cell office:value-type="string" table:style-name="ce1">
            <text:p>18.01.2018,03:30</text:p>
          </table:table-cell>
          <table:table-cell office:value-type="float" office:value="20.28284" table:style-name="ce1">
            <text:p>20.28284</text:p>
          </table:table-cell>
          <table:table-cell office:value-type="float" office:value="44.833514999999998" table:style-name="ce1">
            <text:p>44.83351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185" table:style-name="ce1">
            <text:p>1205185</text:p>
          </table:table-cell>
          <table:table-cell office:value-type="string" table:style-name="ce1">
            <text:p>18.01.2018,14:50</text:p>
          </table:table-cell>
          <table:table-cell office:value-type="float" office:value="20.458013999999999" table:style-name="ce1">
            <text:p>20.458014</text:p>
          </table:table-cell>
          <table:table-cell office:value-type="float" office:value="44.777262999999998" table:style-name="ce1">
            <text:p>44.77726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5187" table:style-name="ce1">
            <text:p>1205187</text:p>
          </table:table-cell>
          <table:table-cell office:value-type="string" table:style-name="ce1">
            <text:p>18.01.2018,10:00</text:p>
          </table:table-cell>
          <table:table-cell office:value-type="float" office:value="20.460519999999999" table:style-name="ce1">
            <text:p>20.46052</text:p>
          </table:table-cell>
          <table:table-cell office:value-type="float" office:value="44.887619999999998" table:style-name="ce1">
            <text:p>44.8876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101" table:style-name="ce1">
            <text:p>1205101</text:p>
          </table:table-cell>
          <table:table-cell office:value-type="string" table:style-name="ce1">
            <text:p>18.01.2018,12:50</text:p>
          </table:table-cell>
          <table:table-cell office:value-type="float" office:value="20.484135999999999" table:style-name="ce1">
            <text:p>20.484136</text:p>
          </table:table-cell>
          <table:table-cell office:value-type="float" office:value="44.817501" table:style-name="ce1">
            <text:p>44.81750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5194" table:style-name="ce1">
            <text:p>1205194</text:p>
          </table:table-cell>
          <table:table-cell office:value-type="string" table:style-name="ce1">
            <text:p>18.01.2018,06:55</text:p>
          </table:table-cell>
          <table:table-cell office:value-type="float" office:value="20.444098" table:style-name="ce1">
            <text:p>20.444098</text:p>
          </table:table-cell>
          <table:table-cell office:value-type="float" office:value="44.743059000000002" table:style-name="ce1">
            <text:p>44.7430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195" table:style-name="ce1">
            <text:p>1205195</text:p>
          </table:table-cell>
          <table:table-cell office:value-type="string" table:style-name="ce1">
            <text:p>18.01.2018,08:40</text:p>
          </table:table-cell>
          <table:table-cell office:value-type="float" office:value="20.266020999999999" table:style-name="ce1">
            <text:p>20.266021</text:p>
          </table:table-cell>
          <table:table-cell office:value-type="float" office:value="44.797421999999997" table:style-name="ce1">
            <text:p>44.7974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197" table:style-name="ce1">
            <text:p>1205197</text:p>
          </table:table-cell>
          <table:table-cell office:value-type="string" table:style-name="ce1">
            <text:p>18.01.2018,15:30</text:p>
          </table:table-cell>
          <table:table-cell office:value-type="float" office:value="20.451084999999999" table:style-name="ce1">
            <text:p>20.451085</text:p>
          </table:table-cell>
          <table:table-cell office:value-type="float" office:value="44.814847999999998" table:style-name="ce1">
            <text:p>44.8148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084" table:style-name="ce1">
            <text:p>1205084</text:p>
          </table:table-cell>
          <table:table-cell office:value-type="string" table:style-name="ce1">
            <text:p>18.01.2018,11:00</text:p>
          </table:table-cell>
          <table:table-cell office:value-type="float" office:value="20.288979999999999" table:style-name="ce1">
            <text:p>20.28898</text:p>
          </table:table-cell>
          <table:table-cell office:value-type="float" office:value="44.819713999999998" table:style-name="ce1">
            <text:p>44.8197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379" table:style-name="ce1">
            <text:p>1205379</text:p>
          </table:table-cell>
          <table:table-cell office:value-type="string" table:style-name="ce1">
            <text:p>18.01.2018,10:10</text:p>
          </table:table-cell>
          <table:table-cell office:value-type="float" office:value="20.466329999999999" table:style-name="ce1">
            <text:p>20.46633</text:p>
          </table:table-cell>
          <table:table-cell office:value-type="float" office:value="44.787640000000003" table:style-name="ce1">
            <text:p>44.787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5044" table:style-name="ce1">
            <text:p>1205044</text:p>
          </table:table-cell>
          <table:table-cell office:value-type="string" table:style-name="ce1">
            <text:p>18.01.2018,00:05</text:p>
          </table:table-cell>
          <table:table-cell office:value-type="float" office:value="20.478155000000001" table:style-name="ce1">
            <text:p>20.478155</text:p>
          </table:table-cell>
          <table:table-cell office:value-type="float" office:value="44.794812999999998" table:style-name="ce1">
            <text:p>44.7948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087" table:style-name="ce1">
            <text:p>1205087</text:p>
          </table:table-cell>
          <table:table-cell office:value-type="string" table:style-name="ce1">
            <text:p>18.01.2018,07:00</text:p>
          </table:table-cell>
          <table:table-cell office:value-type="float" office:value="20.50132" table:style-name="ce1">
            <text:p>20.50132</text:p>
          </table:table-cell>
          <table:table-cell office:value-type="float" office:value="44.783520000000003" table:style-name="ce1">
            <text:p>44.783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111" table:style-name="ce1">
            <text:p>1205111</text:p>
          </table:table-cell>
          <table:table-cell office:value-type="string" table:style-name="ce1">
            <text:p>18.01.2018,19:00</text:p>
          </table:table-cell>
          <table:table-cell office:value-type="float" office:value="20.481204000000002" table:style-name="ce1">
            <text:p>20.481204</text:p>
          </table:table-cell>
          <table:table-cell office:value-type="float" office:value="44.794918000000003" table:style-name="ce1">
            <text:p>44.7949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105" table:style-name="ce1">
            <text:p>1205105</text:p>
          </table:table-cell>
          <table:table-cell office:value-type="string" table:style-name="ce1">
            <text:p>18.01.2018,19:30</text:p>
          </table:table-cell>
          <table:table-cell office:value-type="float" office:value="20.414041000000001" table:style-name="ce1">
            <text:p>20.414041</text:p>
          </table:table-cell>
          <table:table-cell office:value-type="float" office:value="44.754224000000001" table:style-name="ce1">
            <text:p>44.7542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i vrše skretanje na naspramne puteve</text:p>
          </table:table-cell>
          <table:table-cell table:number-columns-repeated="16377"/>
        </table:table-row>
        <table:table-row table:style-name="ro1">
          <table:table-cell office:value-type="float" office:value="1205078" table:style-name="ce1">
            <text:p>1205078</text:p>
          </table:table-cell>
          <table:table-cell office:value-type="string" table:style-name="ce1">
            <text:p>18.01.2018,09:00</text:p>
          </table:table-cell>
          <table:table-cell office:value-type="float" office:value="20.459579999999999" table:style-name="ce1">
            <text:p>20.45958</text:p>
          </table:table-cell>
          <table:table-cell office:value-type="float" office:value="44.814140000000002" table:style-name="ce1">
            <text:p>44.814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384" table:style-name="ce1">
            <text:p>1205384</text:p>
          </table:table-cell>
          <table:table-cell office:value-type="string" table:style-name="ce1">
            <text:p>18.01.2018,00:10</text:p>
          </table:table-cell>
          <table:table-cell office:value-type="float" office:value="20.501904" table:style-name="ce1">
            <text:p>20.501904</text:p>
          </table:table-cell>
          <table:table-cell office:value-type="float" office:value="44.779378999999999" table:style-name="ce1">
            <text:p>44.7793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034" table:style-name="ce1">
            <text:p>1205034</text:p>
          </table:table-cell>
          <table:table-cell office:value-type="string" table:style-name="ce1">
            <text:p>18.01.2018,07:40</text:p>
          </table:table-cell>
          <table:table-cell office:value-type="float" office:value="20.46829" table:style-name="ce1">
            <text:p>20.46829</text:p>
          </table:table-cell>
          <table:table-cell office:value-type="float" office:value="44.804430000000004" table:style-name="ce1">
            <text:p>44.804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061" table:style-name="ce1">
            <text:p>1205061</text:p>
          </table:table-cell>
          <table:table-cell office:value-type="string" table:style-name="ce1">
            <text:p>18.01.2018,11:00</text:p>
          </table:table-cell>
          <table:table-cell office:value-type="float" office:value="20.36795" table:style-name="ce1">
            <text:p>20.36795</text:p>
          </table:table-cell>
          <table:table-cell office:value-type="float" office:value="44.813310000000001" table:style-name="ce1">
            <text:p>44.813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077" table:style-name="ce1">
            <text:p>1205077</text:p>
          </table:table-cell>
          <table:table-cell office:value-type="string" table:style-name="ce1">
            <text:p>18.01.2018,20:10</text:p>
          </table:table-cell>
          <table:table-cell office:value-type="float" office:value="20.465907000000001" table:style-name="ce1">
            <text:p>20.465907</text:p>
          </table:table-cell>
          <table:table-cell office:value-type="float" office:value="44.802664" table:style-name="ce1">
            <text:p>44.8026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140" table:style-name="ce1">
            <text:p>1205140</text:p>
          </table:table-cell>
          <table:table-cell office:value-type="string" table:style-name="ce1">
            <text:p>18.01.2018,17:35</text:p>
          </table:table-cell>
          <table:table-cell office:value-type="float" office:value="20.514823" table:style-name="ce1">
            <text:p>20.514823</text:p>
          </table:table-cell>
          <table:table-cell office:value-type="float" office:value="44.789873999999998" table:style-name="ce1">
            <text:p>44.7898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3870" table:style-name="ce1">
            <text:p>1203870</text:p>
          </table:table-cell>
          <table:table-cell office:value-type="string" table:style-name="ce1">
            <text:p>18.01.2018,19:50</text:p>
          </table:table-cell>
          <table:table-cell office:value-type="float" office:value="20.393985000000001" table:style-name="ce1">
            <text:p>20.393985</text:p>
          </table:table-cell>
          <table:table-cell office:value-type="float" office:value="44.841059999999999" table:style-name="ce1">
            <text:p>44.841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6769" table:style-name="ce1">
            <text:p>1206769</text:p>
          </table:table-cell>
          <table:table-cell office:value-type="string" table:style-name="ce1">
            <text:p>18.01.2018,11:00</text:p>
          </table:table-cell>
          <table:table-cell office:value-type="float" office:value="20.414645" table:style-name="ce1">
            <text:p>20.414645</text:p>
          </table:table-cell>
          <table:table-cell office:value-type="float" office:value="44.771743000000001" table:style-name="ce1">
            <text:p>44.7717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5223" table:style-name="ce1">
            <text:p>1205223</text:p>
          </table:table-cell>
          <table:table-cell office:value-type="string" table:style-name="ce1">
            <text:p>18.01.2018,15:00</text:p>
          </table:table-cell>
          <table:table-cell office:value-type="float" office:value="20.370999000000001" table:style-name="ce1">
            <text:p>20.370999</text:p>
          </table:table-cell>
          <table:table-cell office:value-type="float" office:value="44.817042999999998" table:style-name="ce1">
            <text:p>44.81704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5073" table:style-name="ce1">
            <text:p>1205073</text:p>
          </table:table-cell>
          <table:table-cell office:value-type="string" table:style-name="ce1">
            <text:p>18.01.2018,20:25</text:p>
          </table:table-cell>
          <table:table-cell office:value-type="float" office:value="20.476369999999999" table:style-name="ce1">
            <text:p>20.47637</text:p>
          </table:table-cell>
          <table:table-cell office:value-type="float" office:value="44.756549999999997" table:style-name="ce1">
            <text:p>44.756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5076" table:style-name="ce1">
            <text:p>1205076</text:p>
          </table:table-cell>
          <table:table-cell office:value-type="string" table:style-name="ce1">
            <text:p>18.01.2018,18:10</text:p>
          </table:table-cell>
          <table:table-cell office:value-type="float" office:value="20.40531" table:style-name="ce1">
            <text:p>20.40531</text:p>
          </table:table-cell>
          <table:table-cell office:value-type="float" office:value="44.81138" table:style-name="ce1">
            <text:p>44.811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5375" table:style-name="ce1">
            <text:p>1205375</text:p>
          </table:table-cell>
          <table:table-cell office:value-type="string" table:style-name="ce1">
            <text:p>18.01.2018,07:50</text:p>
          </table:table-cell>
          <table:table-cell office:value-type="float" office:value="20.433147000000002" table:style-name="ce1">
            <text:p>20.433147</text:p>
          </table:table-cell>
          <table:table-cell office:value-type="float" office:value="44.812885000000001" table:style-name="ce1">
            <text:p>44.8128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5641" table:style-name="ce1">
            <text:p>1205641</text:p>
          </table:table-cell>
          <table:table-cell office:value-type="string" table:style-name="ce1">
            <text:p>18.01.2018,14:30</text:p>
          </table:table-cell>
          <table:table-cell office:value-type="float" office:value="20.49221" table:style-name="ce1">
            <text:p>20.49221</text:p>
          </table:table-cell>
          <table:table-cell office:value-type="float" office:value="44.765169999999998" table:style-name="ce1">
            <text:p>44.765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7371" table:style-name="ce1">
            <text:p>1207371</text:p>
          </table:table-cell>
          <table:table-cell office:value-type="string" table:style-name="ce1">
            <text:p>18.01.2018,07:10</text:p>
          </table:table-cell>
          <table:table-cell office:value-type="float" office:value="20.435970000000001" table:style-name="ce1">
            <text:p>20.43597</text:p>
          </table:table-cell>
          <table:table-cell office:value-type="float" office:value="44.814309999999999" table:style-name="ce1">
            <text:p>44.814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7373" table:style-name="ce1">
            <text:p>1207373</text:p>
          </table:table-cell>
          <table:table-cell office:value-type="string" table:style-name="ce1">
            <text:p>18.01.2018,09:00</text:p>
          </table:table-cell>
          <table:table-cell office:value-type="float" office:value="20.485900000000001" table:style-name="ce1">
            <text:p>20.4859</text:p>
          </table:table-cell>
          <table:table-cell office:value-type="float" office:value="44.740569999999998" table:style-name="ce1">
            <text:p>44.740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943" table:style-name="ce1">
            <text:p>1206943</text:p>
          </table:table-cell>
          <table:table-cell office:value-type="string" table:style-name="ce1">
            <text:p>18.01.2018,14:55</text:p>
          </table:table-cell>
          <table:table-cell office:value-type="float" office:value="20.482510000000001" table:style-name="ce1">
            <text:p>20.48251</text:p>
          </table:table-cell>
          <table:table-cell office:value-type="float" office:value="44.767359999999996" table:style-name="ce1">
            <text:p>44.767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069" table:style-name="ce1">
            <text:p>1205069</text:p>
          </table:table-cell>
          <table:table-cell office:value-type="string" table:style-name="ce1">
            <text:p>18.01.2018,19:45</text:p>
          </table:table-cell>
          <table:table-cell office:value-type="float" office:value="20.469332999999999" table:style-name="ce1">
            <text:p>20.469333</text:p>
          </table:table-cell>
          <table:table-cell office:value-type="float" office:value="44.794741000000002" table:style-name="ce1">
            <text:p>44.7947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072" table:style-name="ce1">
            <text:p>1205072</text:p>
          </table:table-cell>
          <table:table-cell office:value-type="string" table:style-name="ce1">
            <text:p>18.01.2018,17:05</text:p>
          </table:table-cell>
          <table:table-cell office:value-type="float" office:value="20.471374000000001" table:style-name="ce1">
            <text:p>20.471374</text:p>
          </table:table-cell>
          <table:table-cell office:value-type="float" office:value="44.817177999999998" table:style-name="ce1">
            <text:p>44.8171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074" table:style-name="ce1">
            <text:p>1205074</text:p>
          </table:table-cell>
          <table:table-cell office:value-type="string" table:style-name="ce1">
            <text:p>18.01.2018,21:00</text:p>
          </table:table-cell>
          <table:table-cell office:value-type="float" office:value="20.410270000000001" table:style-name="ce1">
            <text:p>20.41027</text:p>
          </table:table-cell>
          <table:table-cell office:value-type="float" office:value="44.77102" table:style-name="ce1">
            <text:p>44.771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05440" table:style-name="ce1">
            <text:p>1205440</text:p>
          </table:table-cell>
          <table:table-cell office:value-type="string" table:style-name="ce1">
            <text:p>18.01.2018,16:30</text:p>
          </table:table-cell>
          <table:table-cell office:value-type="float" office:value="20.479398" table:style-name="ce1">
            <text:p>20.479398</text:p>
          </table:table-cell>
          <table:table-cell office:value-type="float" office:value="44.811197" table:style-name="ce1">
            <text:p>44.81119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148" table:style-name="ce1">
            <text:p>1205148</text:p>
          </table:table-cell>
          <table:table-cell office:value-type="string" table:style-name="ce1">
            <text:p>18.01.2018,14:00</text:p>
          </table:table-cell>
          <table:table-cell office:value-type="float" office:value="20.478190000000001" table:style-name="ce1">
            <text:p>20.47819</text:p>
          </table:table-cell>
          <table:table-cell office:value-type="float" office:value="44.794220000000003" table:style-name="ce1">
            <text:p>44.794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5149" table:style-name="ce1">
            <text:p>1205149</text:p>
          </table:table-cell>
          <table:table-cell office:value-type="string" table:style-name="ce1">
            <text:p>18.01.2018,16:20</text:p>
          </table:table-cell>
          <table:table-cell office:value-type="float" office:value="20.432352000000002" table:style-name="ce1">
            <text:p>20.432352</text:p>
          </table:table-cell>
          <table:table-cell office:value-type="float" office:value="44.725200999999998" table:style-name="ce1">
            <text:p>44.7252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05033" table:style-name="ce1">
            <text:p>1205033</text:p>
          </table:table-cell>
          <table:table-cell office:value-type="string" table:style-name="ce1">
            <text:p>18.01.2018,02:15</text:p>
          </table:table-cell>
          <table:table-cell office:value-type="float" office:value="20.507840000000002" table:style-name="ce1">
            <text:p>20.50784</text:p>
          </table:table-cell>
          <table:table-cell office:value-type="float" office:value="44.705156000000002" table:style-name="ce1">
            <text:p>44.705156</text:p>
          </table:table-cell>
          <table:table-cell office:value-type="string" table:style-name="ce1">
            <text:p>Sa poginul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226" table:style-name="ce1">
            <text:p>1205226</text:p>
          </table:table-cell>
          <table:table-cell office:value-type="string" table:style-name="ce1">
            <text:p>18.01.2018,07:15</text:p>
          </table:table-cell>
          <table:table-cell office:value-type="float" office:value="20.386099999999999" table:style-name="ce1">
            <text:p>20.3861</text:p>
          </table:table-cell>
          <table:table-cell office:value-type="float" office:value="44.841859999999997" table:style-name="ce1">
            <text:p>44.841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239" table:style-name="ce1">
            <text:p>1205239</text:p>
          </table:table-cell>
          <table:table-cell office:value-type="string" table:style-name="ce1">
            <text:p>18.01.2018,09:05</text:p>
          </table:table-cell>
          <table:table-cell office:value-type="float" office:value="20.451879999999999" table:style-name="ce1">
            <text:p>20.45188</text:p>
          </table:table-cell>
          <table:table-cell office:value-type="float" office:value="44.815130000000003" table:style-name="ce1">
            <text:p>44.815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414" table:style-name="ce1">
            <text:p>1205414</text:p>
          </table:table-cell>
          <table:table-cell office:value-type="string" table:style-name="ce1">
            <text:p>18.01.2018,07:20</text:p>
          </table:table-cell>
          <table:table-cell office:value-type="float" office:value="20.455850000000002" table:style-name="ce1">
            <text:p>20.45585</text:p>
          </table:table-cell>
          <table:table-cell office:value-type="float" office:value="44.821339999999999" table:style-name="ce1">
            <text:p>44.821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416" table:style-name="ce1">
            <text:p>1205416</text:p>
          </table:table-cell>
          <table:table-cell office:value-type="string" table:style-name="ce1">
            <text:p>18.01.2018,08:20</text:p>
          </table:table-cell>
          <table:table-cell office:value-type="float" office:value="20.369630000000001" table:style-name="ce1">
            <text:p>20.36963</text:p>
          </table:table-cell>
          <table:table-cell office:value-type="float" office:value="44.85407" table:style-name="ce1">
            <text:p>44.854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439" table:style-name="ce1">
            <text:p>1205439</text:p>
          </table:table-cell>
          <table:table-cell office:value-type="string" table:style-name="ce1">
            <text:p>18.01.2018,15:15</text:p>
          </table:table-cell>
          <table:table-cell office:value-type="float" office:value="20.454339999999998" table:style-name="ce1">
            <text:p>20.45434</text:p>
          </table:table-cell>
          <table:table-cell office:value-type="float" office:value="44.805660000000003" table:style-name="ce1">
            <text:p>44.805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7595" table:style-name="ce1">
            <text:p>1207595</text:p>
          </table:table-cell>
          <table:table-cell office:value-type="string" table:style-name="ce1">
            <text:p>18.01.2018,09:00</text:p>
          </table:table-cell>
          <table:table-cell office:value-type="float" office:value="20.471340999999999" table:style-name="ce1">
            <text:p>20.471341</text:p>
          </table:table-cell>
          <table:table-cell office:value-type="float" office:value="44.799872999999998" table:style-name="ce1">
            <text:p>44.79987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06184" table:style-name="ce1">
            <text:p>1206184</text:p>
          </table:table-cell>
          <table:table-cell office:value-type="string" table:style-name="ce1">
            <text:p>18.01.2018,09:20</text:p>
          </table:table-cell>
          <table:table-cell office:value-type="float" office:value="20.612300000000001" table:style-name="ce1">
            <text:p>20.6123</text:p>
          </table:table-cell>
          <table:table-cell office:value-type="float" office:value="44.664569999999998" table:style-name="ce1">
            <text:p>44.664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5437" table:style-name="ce1">
            <text:p>1205437</text:p>
          </table:table-cell>
          <table:table-cell office:value-type="string" table:style-name="ce1">
            <text:p>18.01.2018,14:35</text:p>
          </table:table-cell>
          <table:table-cell office:value-type="float" office:value="20.392859999999999" table:style-name="ce1">
            <text:p>20.39286</text:p>
          </table:table-cell>
          <table:table-cell office:value-type="float" office:value="44.814540000000001" table:style-name="ce1">
            <text:p>44.8145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529" table:style-name="ce1">
            <text:p>1205529</text:p>
          </table:table-cell>
          <table:table-cell office:value-type="string" table:style-name="ce1">
            <text:p>19.01.2018,17:10</text:p>
          </table:table-cell>
          <table:table-cell office:value-type="float" office:value="20.314800000000002" table:style-name="ce1">
            <text:p>20.3148</text:p>
          </table:table-cell>
          <table:table-cell office:value-type="float" office:value="44.71922" table:style-name="ce1">
            <text:p>44.719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5165" table:style-name="ce1">
            <text:p>1205165</text:p>
          </table:table-cell>
          <table:table-cell office:value-type="string" table:style-name="ce1">
            <text:p>19.01.2018,07:00</text:p>
          </table:table-cell>
          <table:table-cell office:value-type="float" office:value="20.428176000000001" table:style-name="ce1">
            <text:p>20.428176</text:p>
          </table:table-cell>
          <table:table-cell office:value-type="float" office:value="44.747878" table:style-name="ce1">
            <text:p>44.7478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300" table:style-name="ce1">
            <text:p>1205300</text:p>
          </table:table-cell>
          <table:table-cell office:value-type="string" table:style-name="ce1">
            <text:p>19.01.2018,15:00</text:p>
          </table:table-cell>
          <table:table-cell office:value-type="float" office:value="20.479900000000001" table:style-name="ce1">
            <text:p>20.4799</text:p>
          </table:table-cell>
          <table:table-cell office:value-type="float" office:value="44.817500000000003" table:style-name="ce1">
            <text:p>44.81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188" table:style-name="ce1">
            <text:p>1205188</text:p>
          </table:table-cell>
          <table:table-cell office:value-type="string" table:style-name="ce1">
            <text:p>19.01.2018,15:40</text:p>
          </table:table-cell>
          <table:table-cell office:value-type="float" office:value="20.409369999999999" table:style-name="ce1">
            <text:p>20.40937</text:p>
          </table:table-cell>
          <table:table-cell office:value-type="float" office:value="44.846020000000003" table:style-name="ce1">
            <text:p>44.846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udar u sustizanju</text:p>
          </table:table-cell>
          <table:table-cell table:number-columns-repeated="16377"/>
        </table:table-row>
        <table:table-row table:style-name="ro1">
          <table:table-cell office:value-type="float" office:value="1205301" table:style-name="ce1">
            <text:p>1205301</text:p>
          </table:table-cell>
          <table:table-cell office:value-type="string" table:style-name="ce1">
            <text:p>19.01.2018,10:50</text:p>
          </table:table-cell>
          <table:table-cell office:value-type="float" office:value="20.466059999999999" table:style-name="ce1">
            <text:p>20.46606</text:p>
          </table:table-cell>
          <table:table-cell office:value-type="float" office:value="44.812489999999997" table:style-name="ce1">
            <text:p>44.812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5527" table:style-name="ce1">
            <text:p>1205527</text:p>
          </table:table-cell>
          <table:table-cell office:value-type="string" table:style-name="ce1">
            <text:p>19.01.2018,14:00</text:p>
          </table:table-cell>
          <table:table-cell office:value-type="float" office:value="20.347909999999999" table:style-name="ce1">
            <text:p>20.34791</text:p>
          </table:table-cell>
          <table:table-cell office:value-type="float" office:value="44.79759" table:style-name="ce1">
            <text:p>44.797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5528" table:style-name="ce1">
            <text:p>1205528</text:p>
          </table:table-cell>
          <table:table-cell office:value-type="string" table:style-name="ce1">
            <text:p>19.01.2018,15:55</text:p>
          </table:table-cell>
          <table:table-cell office:value-type="float" office:value="20.463068" table:style-name="ce1">
            <text:p>20.463068</text:p>
          </table:table-cell>
          <table:table-cell office:value-type="float" office:value="44.814003" table:style-name="ce1">
            <text:p>44.8140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5180" table:style-name="ce1">
            <text:p>1205180</text:p>
          </table:table-cell>
          <table:table-cell office:value-type="string" table:style-name="ce1">
            <text:p>19.01.2018,12:30</text:p>
          </table:table-cell>
          <table:table-cell office:value-type="float" office:value="20.475269999999998" table:style-name="ce1">
            <text:p>20.47527</text:p>
          </table:table-cell>
          <table:table-cell office:value-type="float" office:value="44.802227999999999" table:style-name="ce1">
            <text:p>44.80222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5198" table:style-name="ce1">
            <text:p>1205198</text:p>
          </table:table-cell>
          <table:table-cell office:value-type="string" table:style-name="ce1">
            <text:p>19.01.2018,19:00</text:p>
          </table:table-cell>
          <table:table-cell office:value-type="float" office:value="20.46706" table:style-name="ce1">
            <text:p>20.46706</text:p>
          </table:table-cell>
          <table:table-cell office:value-type="float" office:value="44.820540000000001" table:style-name="ce1">
            <text:p>44.820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137" table:style-name="ce1">
            <text:p>1205137</text:p>
          </table:table-cell>
          <table:table-cell office:value-type="string" table:style-name="ce1">
            <text:p>19.01.2018,10:25</text:p>
          </table:table-cell>
          <table:table-cell office:value-type="float" office:value="20.406639999999999" table:style-name="ce1">
            <text:p>20.40664</text:p>
          </table:table-cell>
          <table:table-cell office:value-type="float" office:value="44.759566999999997" table:style-name="ce1">
            <text:p>44.75956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sa skretanjem vozila udesno, u raskrsnici</text:p>
          </table:table-cell>
          <table:table-cell table:number-columns-repeated="16377"/>
        </table:table-row>
        <table:table-row table:style-name="ro1">
          <table:table-cell office:value-type="float" office:value="1205432" table:style-name="ce1">
            <text:p>1205432</text:p>
          </table:table-cell>
          <table:table-cell office:value-type="string" table:style-name="ce1">
            <text:p>19.01.2018,19:25</text:p>
          </table:table-cell>
          <table:table-cell office:value-type="float" office:value="20.40765" table:style-name="ce1">
            <text:p>20.40765</text:p>
          </table:table-cell>
          <table:table-cell office:value-type="float" office:value="44.783880000000003" table:style-name="ce1">
            <text:p>44.783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5913" table:style-name="ce1">
            <text:p>1205913</text:p>
          </table:table-cell>
          <table:table-cell office:value-type="string" table:style-name="ce1">
            <text:p>19.01.2018,00:30</text:p>
          </table:table-cell>
          <table:table-cell office:value-type="float" office:value="20.466808" table:style-name="ce1">
            <text:p>20.466808</text:p>
          </table:table-cell>
          <table:table-cell office:value-type="float" office:value="44.791803000000002" table:style-name="ce1">
            <text:p>44.7918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jednim vozilom u raskrsnici ili na petlji</text:p>
          </table:table-cell>
          <table:table-cell table:number-columns-repeated="16377"/>
        </table:table-row>
        <table:table-row table:style-name="ro1">
          <table:table-cell office:value-type="float" office:value="1205558" table:style-name="ce1">
            <text:p>1205558</text:p>
          </table:table-cell>
          <table:table-cell office:value-type="string" table:style-name="ce1">
            <text:p>19.01.2018,21:25</text:p>
          </table:table-cell>
          <table:table-cell office:value-type="float" office:value="20.4557" table:style-name="ce1">
            <text:p>20.4557</text:p>
          </table:table-cell>
          <table:table-cell office:value-type="float" office:value="44.895139999999998" table:style-name="ce1">
            <text:p>44.8951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05426" table:style-name="ce1">
            <text:p>1205426</text:p>
          </table:table-cell>
          <table:table-cell office:value-type="string" table:style-name="ce1">
            <text:p>19.01.2018,21:00</text:p>
          </table:table-cell>
          <table:table-cell office:value-type="float" office:value="20.480460000000001" table:style-name="ce1">
            <text:p>20.48046</text:p>
          </table:table-cell>
          <table:table-cell office:value-type="float" office:value="44.777859999999997" table:style-name="ce1">
            <text:p>44.777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5183" table:style-name="ce1">
            <text:p>1205183</text:p>
          </table:table-cell>
          <table:table-cell office:value-type="string" table:style-name="ce1">
            <text:p>19.01.2018,09:30</text:p>
          </table:table-cell>
          <table:table-cell office:value-type="float" office:value="20.420017999999999" table:style-name="ce1">
            <text:p>20.420018</text:p>
          </table:table-cell>
          <table:table-cell office:value-type="float" office:value="44.823743999999998" table:style-name="ce1">
            <text:p>44.8237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184" table:style-name="ce1">
            <text:p>1205184</text:p>
          </table:table-cell>
          <table:table-cell office:value-type="string" table:style-name="ce1">
            <text:p>19.01.2018,11:00</text:p>
          </table:table-cell>
          <table:table-cell office:value-type="float" office:value="20.455559000000001" table:style-name="ce1">
            <text:p>20.455559</text:p>
          </table:table-cell>
          <table:table-cell office:value-type="float" office:value="44.823898" table:style-name="ce1">
            <text:p>44.8238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05186" table:style-name="ce1">
            <text:p>1205186</text:p>
          </table:table-cell>
          <table:table-cell office:value-type="string" table:style-name="ce1">
            <text:p>19.01.2018,13:00</text:p>
          </table:table-cell>
          <table:table-cell office:value-type="float" office:value="20.422059999999998" table:style-name="ce1">
            <text:p>20.42206</text:p>
          </table:table-cell>
          <table:table-cell office:value-type="float" office:value="44.737295000000003" table:style-name="ce1">
            <text:p>44.7372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428" table:style-name="ce1">
            <text:p>1205428</text:p>
          </table:table-cell>
          <table:table-cell office:value-type="string" table:style-name="ce1">
            <text:p>19.01.2018,15:50</text:p>
          </table:table-cell>
          <table:table-cell office:value-type="float" office:value="20.391390000000001" table:style-name="ce1">
            <text:p>20.39139</text:p>
          </table:table-cell>
          <table:table-cell office:value-type="float" office:value="44.803289999999997" table:style-name="ce1">
            <text:p>44.803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5916" table:style-name="ce1">
            <text:p>1205916</text:p>
          </table:table-cell>
          <table:table-cell office:value-type="string" table:style-name="ce1">
            <text:p>19.01.2018,11:30</text:p>
          </table:table-cell>
          <table:table-cell office:value-type="float" office:value="20.45851" table:style-name="ce1">
            <text:p>20.45851</text:p>
          </table:table-cell>
          <table:table-cell office:value-type="float" office:value="44.885899999999999" table:style-name="ce1">
            <text:p>44.88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06562" table:style-name="ce1">
            <text:p>1206562</text:p>
          </table:table-cell>
          <table:table-cell office:value-type="string" table:style-name="ce1">
            <text:p>19.01.2018,09:30</text:p>
          </table:table-cell>
          <table:table-cell office:value-type="float" office:value="20.468730000000001" table:style-name="ce1">
            <text:p>20.46873</text:p>
          </table:table-cell>
          <table:table-cell office:value-type="float" office:value="44.823729999999998" table:style-name="ce1">
            <text:p>44.823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563" table:style-name="ce1">
            <text:p>1206563</text:p>
          </table:table-cell>
          <table:table-cell office:value-type="string" table:style-name="ce1">
            <text:p>19.01.2018,13:45</text:p>
          </table:table-cell>
          <table:table-cell office:value-type="float" office:value="20.45674" table:style-name="ce1">
            <text:p>20.45674</text:p>
          </table:table-cell>
          <table:table-cell office:value-type="float" office:value="44.802770000000002" table:style-name="ce1">
            <text:p>44.802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568" table:style-name="ce1">
            <text:p>1206568</text:p>
          </table:table-cell>
          <table:table-cell office:value-type="string" table:style-name="ce1">
            <text:p>19.01.2018,15:30</text:p>
          </table:table-cell>
          <table:table-cell office:value-type="float" office:value="20.50442" table:style-name="ce1">
            <text:p>20.50442</text:p>
          </table:table-cell>
          <table:table-cell office:value-type="float" office:value="44.741819999999997" table:style-name="ce1">
            <text:p>44.741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6572" table:style-name="ce1">
            <text:p>1206572</text:p>
          </table:table-cell>
          <table:table-cell office:value-type="string" table:style-name="ce1">
            <text:p>19.01.2018,16:00</text:p>
          </table:table-cell>
          <table:table-cell office:value-type="float" office:value="20.463090000000001" table:style-name="ce1">
            <text:p>20.46309</text:p>
          </table:table-cell>
          <table:table-cell office:value-type="float" office:value="44.78472" table:style-name="ce1">
            <text:p>44.784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6519" table:style-name="ce1">
            <text:p>1206519</text:p>
          </table:table-cell>
          <table:table-cell office:value-type="string" table:style-name="ce1">
            <text:p>19.01.2018,16:45</text:p>
          </table:table-cell>
          <table:table-cell office:value-type="float" office:value="20.240089999999999" table:style-name="ce1">
            <text:p>20.24009</text:p>
          </table:table-cell>
          <table:table-cell office:value-type="float" office:value="44.391489999999997" table:style-name="ce1">
            <text:p>44.391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168" table:style-name="ce1">
            <text:p>1205168</text:p>
          </table:table-cell>
          <table:table-cell office:value-type="string" table:style-name="ce1">
            <text:p>19.01.2018,10:00</text:p>
          </table:table-cell>
          <table:table-cell office:value-type="float" office:value="20.459437000000001" table:style-name="ce1">
            <text:p>20.459437</text:p>
          </table:table-cell>
          <table:table-cell office:value-type="float" office:value="44.810101000000003" table:style-name="ce1">
            <text:p>44.8101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pri otvaranju vrata</text:p>
          </table:table-cell>
          <table:table-cell table:number-columns-repeated="16377"/>
        </table:table-row>
        <table:table-row table:style-name="ro1">
          <table:table-cell office:value-type="float" office:value="1207602" table:style-name="ce1">
            <text:p>1207602</text:p>
          </table:table-cell>
          <table:table-cell office:value-type="string" table:style-name="ce1">
            <text:p>19.01.2018,17:20</text:p>
          </table:table-cell>
          <table:table-cell office:value-type="float" office:value="20.534300000000002" table:style-name="ce1">
            <text:p>20.5343</text:p>
          </table:table-cell>
          <table:table-cell office:value-type="float" office:value="44.851700000000001" table:style-name="ce1">
            <text:p>44.85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156" table:style-name="ce1">
            <text:p>1205156</text:p>
          </table:table-cell>
          <table:table-cell office:value-type="string" table:style-name="ce1">
            <text:p>19.01.2018,07:55</text:p>
          </table:table-cell>
          <table:table-cell office:value-type="float" office:value="20.444590000000002" table:style-name="ce1">
            <text:p>20.44459</text:p>
          </table:table-cell>
          <table:table-cell office:value-type="float" office:value="44.789189999999998" table:style-name="ce1">
            <text:p>44.789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157" table:style-name="ce1">
            <text:p>1205157</text:p>
          </table:table-cell>
          <table:table-cell office:value-type="string" table:style-name="ce1">
            <text:p>19.01.2018,08:10</text:p>
          </table:table-cell>
          <table:table-cell office:value-type="float" office:value="20.444590000000002" table:style-name="ce1">
            <text:p>20.44459</text:p>
          </table:table-cell>
          <table:table-cell office:value-type="float" office:value="44.789189999999998" table:style-name="ce1">
            <text:p>44.789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preticanje</text:p>
          </table:table-cell>
          <table:table-cell table:number-columns-repeated="16377"/>
        </table:table-row>
        <table:table-row table:style-name="ro1">
          <table:table-cell office:value-type="float" office:value="1205444" table:style-name="ce1">
            <text:p>1205444</text:p>
          </table:table-cell>
          <table:table-cell office:value-type="string" table:style-name="ce1">
            <text:p>19.01.2018,21:25</text:p>
          </table:table-cell>
          <table:table-cell office:value-type="float" office:value="20.516919999999999" table:style-name="ce1">
            <text:p>20.51692</text:p>
          </table:table-cell>
          <table:table-cell office:value-type="float" office:value="44.784860000000002" table:style-name="ce1">
            <text:p>44.784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7764" table:style-name="ce1">
            <text:p>1207764</text:p>
          </table:table-cell>
          <table:table-cell office:value-type="string" table:style-name="ce1">
            <text:p>19.01.2018,18:40</text:p>
          </table:table-cell>
          <table:table-cell office:value-type="float" office:value="20.486789999999999" table:style-name="ce1">
            <text:p>20.48679</text:p>
          </table:table-cell>
          <table:table-cell office:value-type="float" office:value="44.848500000000001" table:style-name="ce1">
            <text:p>44.84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7765" table:style-name="ce1">
            <text:p>1207765</text:p>
          </table:table-cell>
          <table:table-cell office:value-type="string" table:style-name="ce1">
            <text:p>19.01.2018,20:45</text:p>
          </table:table-cell>
          <table:table-cell office:value-type="float" office:value="20.511009999999999" table:style-name="ce1">
            <text:p>20.51101</text:p>
          </table:table-cell>
          <table:table-cell office:value-type="float" office:value="44.774679999999996" table:style-name="ce1">
            <text:p>44.774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5220" table:style-name="ce1">
            <text:p>1205220</text:p>
          </table:table-cell>
          <table:table-cell office:value-type="string" table:style-name="ce1">
            <text:p>19.01.2018,19:20</text:p>
          </table:table-cell>
          <table:table-cell office:value-type="float" office:value="20.398520000000001" table:style-name="ce1">
            <text:p>20.39852</text:p>
          </table:table-cell>
          <table:table-cell office:value-type="float" office:value="44.827950000000001" table:style-name="ce1">
            <text:p>44.8279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07063" table:style-name="ce1">
            <text:p>1207063</text:p>
          </table:table-cell>
          <table:table-cell office:value-type="string" table:style-name="ce1">
            <text:p>19.01.2018,16:35</text:p>
          </table:table-cell>
          <table:table-cell office:value-type="float" office:value="20.500219999999999" table:style-name="ce1">
            <text:p>20.50022</text:p>
          </table:table-cell>
          <table:table-cell office:value-type="float" office:value="44.776870000000002" table:style-name="ce1">
            <text:p>44.7768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968" table:style-name="ce1">
            <text:p>1206968</text:p>
          </table:table-cell>
          <table:table-cell office:value-type="string" table:style-name="ce1">
            <text:p>19.01.2018,22:30</text:p>
          </table:table-cell>
          <table:table-cell office:value-type="float" office:value="20.445982000000001" table:style-name="ce1">
            <text:p>20.445982</text:p>
          </table:table-cell>
          <table:table-cell office:value-type="float" office:value="44.750605999999998" table:style-name="ce1">
            <text:p>44.7506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5158" table:style-name="ce1">
            <text:p>1205158</text:p>
          </table:table-cell>
          <table:table-cell office:value-type="string" table:style-name="ce1">
            <text:p>19.01.2018,11:00</text:p>
          </table:table-cell>
          <table:table-cell office:value-type="float" office:value="20.501291999999999" table:style-name="ce1">
            <text:p>20.501292</text:p>
          </table:table-cell>
          <table:table-cell office:value-type="float" office:value="44.783518999999998" table:style-name="ce1">
            <text:p>44.78351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488" table:style-name="ce1">
            <text:p>1206488</text:p>
          </table:table-cell>
          <table:table-cell office:value-type="string" table:style-name="ce1">
            <text:p>19.01.2018,22:30</text:p>
          </table:table-cell>
          <table:table-cell office:value-type="float" office:value="20.449629999999999" table:style-name="ce1">
            <text:p>20.44963</text:p>
          </table:table-cell>
          <table:table-cell office:value-type="float" office:value="44.798470000000002" table:style-name="ce1">
            <text:p>44.7984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949" table:style-name="ce1">
            <text:p>1206949</text:p>
          </table:table-cell>
          <table:table-cell office:value-type="string" table:style-name="ce1">
            <text:p>19.01.2018,17:00</text:p>
          </table:table-cell>
          <table:table-cell office:value-type="float" office:value="20.374569999999999" table:style-name="ce1">
            <text:p>20.37457</text:p>
          </table:table-cell>
          <table:table-cell office:value-type="float" office:value="44.817169999999997" table:style-name="ce1">
            <text:p>44.817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6951" table:style-name="ce1">
            <text:p>1206951</text:p>
          </table:table-cell>
          <table:table-cell office:value-type="string" table:style-name="ce1">
            <text:p>19.01.2018,19:55</text:p>
          </table:table-cell>
          <table:table-cell office:value-type="float" office:value="20.405940000000001" table:style-name="ce1">
            <text:p>20.40594</text:p>
          </table:table-cell>
          <table:table-cell office:value-type="float" office:value="44.806010000000001" table:style-name="ce1">
            <text:p>44.806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preticanje</text:p>
          </table:table-cell>
          <table:table-cell table:number-columns-repeated="16377"/>
        </table:table-row>
        <table:table-row table:style-name="ro1">
          <table:table-cell office:value-type="float" office:value="1205231" table:style-name="ce1">
            <text:p>1205231</text:p>
          </table:table-cell>
          <table:table-cell office:value-type="string" table:style-name="ce1">
            <text:p>19.01.2018,17:50</text:p>
          </table:table-cell>
          <table:table-cell office:value-type="float" office:value="20.45918" table:style-name="ce1">
            <text:p>20.45918</text:p>
          </table:table-cell>
          <table:table-cell office:value-type="float" office:value="44.826729999999998" table:style-name="ce1">
            <text:p>44.826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5446" table:style-name="ce1">
            <text:p>1205446</text:p>
          </table:table-cell>
          <table:table-cell office:value-type="string" table:style-name="ce1">
            <text:p>19.01.2018,11:10</text:p>
          </table:table-cell>
          <table:table-cell office:value-type="float" office:value="20.47212" table:style-name="ce1">
            <text:p>20.47212</text:p>
          </table:table-cell>
          <table:table-cell office:value-type="float" office:value="44.807499999999997" table:style-name="ce1">
            <text:p>44.80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447" table:style-name="ce1">
            <text:p>1205447</text:p>
          </table:table-cell>
          <table:table-cell office:value-type="string" table:style-name="ce1">
            <text:p>19.01.2018,12:00</text:p>
          </table:table-cell>
          <table:table-cell office:value-type="float" office:value="20.519259999999999" table:style-name="ce1">
            <text:p>20.51926</text:p>
          </table:table-cell>
          <table:table-cell office:value-type="float" office:value="44.802509999999998" table:style-name="ce1">
            <text:p>44.802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449" table:style-name="ce1">
            <text:p>1205449</text:p>
          </table:table-cell>
          <table:table-cell office:value-type="string" table:style-name="ce1">
            <text:p>19.01.2018,15:30</text:p>
          </table:table-cell>
          <table:table-cell office:value-type="float" office:value="20.408799999999999" table:style-name="ce1">
            <text:p>20.4088</text:p>
          </table:table-cell>
          <table:table-cell office:value-type="float" office:value="44.80509" table:style-name="ce1">
            <text:p>44.805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514" table:style-name="ce1">
            <text:p>1205514</text:p>
          </table:table-cell>
          <table:table-cell office:value-type="string" table:style-name="ce1">
            <text:p>19.01.2018,13:15</text:p>
          </table:table-cell>
          <table:table-cell office:value-type="float" office:value="20.50403" table:style-name="ce1">
            <text:p>20.50403</text:p>
          </table:table-cell>
          <table:table-cell office:value-type="float" office:value="44.793439999999997" table:style-name="ce1">
            <text:p>44.793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526" table:style-name="ce1">
            <text:p>1205526</text:p>
          </table:table-cell>
          <table:table-cell office:value-type="string" table:style-name="ce1">
            <text:p>19.01.2018,11:00</text:p>
          </table:table-cell>
          <table:table-cell office:value-type="float" office:value="20.490970000000001" table:style-name="ce1">
            <text:p>20.49097</text:p>
          </table:table-cell>
          <table:table-cell office:value-type="float" office:value="44.763289999999998" table:style-name="ce1">
            <text:p>44.763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7010" table:style-name="ce1">
            <text:p>1207010</text:p>
          </table:table-cell>
          <table:table-cell office:value-type="string" table:style-name="ce1">
            <text:p>19.01.2018,08:50</text:p>
          </table:table-cell>
          <table:table-cell office:value-type="float" office:value="20.436979999999998" table:style-name="ce1">
            <text:p>20.43698</text:p>
          </table:table-cell>
          <table:table-cell office:value-type="float" office:value="44.789589999999997" table:style-name="ce1">
            <text:p>44.789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07015" table:style-name="ce1">
            <text:p>1207015</text:p>
          </table:table-cell>
          <table:table-cell office:value-type="string" table:style-name="ce1">
            <text:p>19.01.2018,11:50</text:p>
          </table:table-cell>
          <table:table-cell office:value-type="float" office:value="20.476030000000002" table:style-name="ce1">
            <text:p>20.47603</text:p>
          </table:table-cell>
          <table:table-cell office:value-type="float" office:value="44.811819999999997" table:style-name="ce1">
            <text:p>44.811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7021" table:style-name="ce1">
            <text:p>1207021</text:p>
          </table:table-cell>
          <table:table-cell office:value-type="string" table:style-name="ce1">
            <text:p>19.01.2018,12:45</text:p>
          </table:table-cell>
          <table:table-cell office:value-type="float" office:value="20.417359999999999" table:style-name="ce1">
            <text:p>20.41736</text:p>
          </table:table-cell>
          <table:table-cell office:value-type="float" office:value="44.751309999999997" table:style-name="ce1">
            <text:p>44.751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07023" table:style-name="ce1">
            <text:p>1207023</text:p>
          </table:table-cell>
          <table:table-cell office:value-type="string" table:style-name="ce1">
            <text:p>19.01.2018,13:30</text:p>
          </table:table-cell>
          <table:table-cell office:value-type="float" office:value="20.479279999999999" table:style-name="ce1">
            <text:p>20.47928</text:p>
          </table:table-cell>
          <table:table-cell office:value-type="float" office:value="44.770330000000001" table:style-name="ce1">
            <text:p>44.770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378" table:style-name="ce1">
            <text:p>1206378</text:p>
          </table:table-cell>
          <table:table-cell office:value-type="string" table:style-name="ce1">
            <text:p>19.01.2018,19:55</text:p>
          </table:table-cell>
          <table:table-cell office:value-type="float" office:value="20.515460000000001" table:style-name="ce1">
            <text:p>20.51546</text:p>
          </table:table-cell>
          <table:table-cell office:value-type="float" office:value="44.809570000000001" table:style-name="ce1">
            <text:p>44.8095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– ostale situacije</text:p>
          </table:table-cell>
          <table:table-cell table:number-columns-repeated="16377"/>
        </table:table-row>
        <table:table-row table:style-name="ro1">
          <table:table-cell office:value-type="float" office:value="1205858" table:style-name="ce1">
            <text:p>1205858</text:p>
          </table:table-cell>
          <table:table-cell office:value-type="string" table:style-name="ce1">
            <text:p>19.01.2018,22:20</text:p>
          </table:table-cell>
          <table:table-cell office:value-type="float" office:value="20.518190000000001" table:style-name="ce1">
            <text:p>20.51819</text:p>
          </table:table-cell>
          <table:table-cell office:value-type="float" office:value="44.767159999999997" table:style-name="ce1">
            <text:p>44.767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5438" table:style-name="ce1">
            <text:p>1205438</text:p>
          </table:table-cell>
          <table:table-cell office:value-type="string" table:style-name="ce1">
            <text:p>19.01.2018,17:05</text:p>
          </table:table-cell>
          <table:table-cell office:value-type="float" office:value="20.452570000000001" table:style-name="ce1">
            <text:p>20.45257</text:p>
          </table:table-cell>
          <table:table-cell office:value-type="float" office:value="44.801139999999997" table:style-name="ce1">
            <text:p>44.801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5451" table:style-name="ce1">
            <text:p>1205451</text:p>
          </table:table-cell>
          <table:table-cell office:value-type="string" table:style-name="ce1">
            <text:p>19.01.2018,18:40</text:p>
          </table:table-cell>
          <table:table-cell office:value-type="float" office:value="20.41403" table:style-name="ce1">
            <text:p>20.41403</text:p>
          </table:table-cell>
          <table:table-cell office:value-type="float" office:value="44.821080000000002" table:style-name="ce1">
            <text:p>44.821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222" table:style-name="ce1">
            <text:p>1205222</text:p>
          </table:table-cell>
          <table:table-cell office:value-type="string" table:style-name="ce1">
            <text:p>19.01.2018,20:00</text:p>
          </table:table-cell>
          <table:table-cell office:value-type="float" office:value="20.475110000000001" table:style-name="ce1">
            <text:p>20.47511</text:p>
          </table:table-cell>
          <table:table-cell office:value-type="float" office:value="44.805729999999997" table:style-name="ce1">
            <text:p>44.805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224" table:style-name="ce1">
            <text:p>1205224</text:p>
          </table:table-cell>
          <table:table-cell office:value-type="string" table:style-name="ce1">
            <text:p>19.01.2018,21:40</text:p>
          </table:table-cell>
          <table:table-cell office:value-type="float" office:value="20.48743" table:style-name="ce1">
            <text:p>20.48743</text:p>
          </table:table-cell>
          <table:table-cell office:value-type="float" office:value="44.817770000000003" table:style-name="ce1">
            <text:p>44.817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5227" table:style-name="ce1">
            <text:p>1205227</text:p>
          </table:table-cell>
          <table:table-cell office:value-type="string" table:style-name="ce1">
            <text:p>19.01.2018,21:40</text:p>
          </table:table-cell>
          <table:table-cell office:value-type="float" office:value="20.453420000000001" table:style-name="ce1">
            <text:p>20.45342</text:p>
          </table:table-cell>
          <table:table-cell office:value-type="float" office:value="44.800190000000001" table:style-name="ce1">
            <text:p>44.800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125" table:style-name="ce1">
            <text:p>1205125</text:p>
          </table:table-cell>
          <table:table-cell office:value-type="string" table:style-name="ce1">
            <text:p>19.01.2018,02:45</text:p>
          </table:table-cell>
          <table:table-cell office:value-type="float" office:value="20.45233" table:style-name="ce1">
            <text:p>20.45233</text:p>
          </table:table-cell>
          <table:table-cell office:value-type="float" office:value="44.899749999999997" table:style-name="ce1">
            <text:p>44.899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i prevrtanjem</text:p>
          </table:table-cell>
          <table:table-cell table:number-columns-repeated="16377"/>
        </table:table-row>
        <table:table-row table:style-name="ro1">
          <table:table-cell office:value-type="float" office:value="1205470" table:style-name="ce1">
            <text:p>1205470</text:p>
          </table:table-cell>
          <table:table-cell office:value-type="string" table:style-name="ce1">
            <text:p>20.01.2018,17:10</text:p>
          </table:table-cell>
          <table:table-cell office:value-type="float" office:value="20.512851000000001" table:style-name="ce1">
            <text:p>20.512851</text:p>
          </table:table-cell>
          <table:table-cell office:value-type="float" office:value="44.781922999999999" table:style-name="ce1">
            <text:p>44.7819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251" table:style-name="ce1">
            <text:p>1205251</text:p>
          </table:table-cell>
          <table:table-cell office:value-type="string" table:style-name="ce1">
            <text:p>20.01.2018,10:00</text:p>
          </table:table-cell>
          <table:table-cell office:value-type="float" office:value="20.42681" table:style-name="ce1">
            <text:p>20.42681</text:p>
          </table:table-cell>
          <table:table-cell office:value-type="float" office:value="44.758569999999999" table:style-name="ce1">
            <text:p>44.758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5427" table:style-name="ce1">
            <text:p>1205427</text:p>
          </table:table-cell>
          <table:table-cell office:value-type="string" table:style-name="ce1">
            <text:p>20.01.2018,10:10</text:p>
          </table:table-cell>
          <table:table-cell office:value-type="float" office:value="20.67353" table:style-name="ce1">
            <text:p>20.67353</text:p>
          </table:table-cell>
          <table:table-cell office:value-type="float" office:value="44.406350000000003" table:style-name="ce1">
            <text:p>44.406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5315" table:style-name="ce1">
            <text:p>1205315</text:p>
          </table:table-cell>
          <table:table-cell office:value-type="string" table:style-name="ce1">
            <text:p>20.01.2018,12:50</text:p>
          </table:table-cell>
          <table:table-cell office:value-type="float" office:value="20.456364000000001" table:style-name="ce1">
            <text:p>20.456364</text:p>
          </table:table-cell>
          <table:table-cell office:value-type="float" office:value="44.749310000000001" table:style-name="ce1">
            <text:p>44.749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382" table:style-name="ce1">
            <text:p>1205382</text:p>
          </table:table-cell>
          <table:table-cell office:value-type="string" table:style-name="ce1">
            <text:p>20.01.2018,15:25</text:p>
          </table:table-cell>
          <table:table-cell office:value-type="float" office:value="20.381264000000002" table:style-name="ce1">
            <text:p>20.381264</text:p>
          </table:table-cell>
          <table:table-cell office:value-type="float" office:value="44.689689999999999" table:style-name="ce1">
            <text:p>44.689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preticanje</text:p>
          </table:table-cell>
          <table:table-cell table:number-columns-repeated="16377"/>
        </table:table-row>
        <table:table-row table:style-name="ro1">
          <table:table-cell office:value-type="float" office:value="1205829" table:style-name="ce1">
            <text:p>1205829</text:p>
          </table:table-cell>
          <table:table-cell office:value-type="string" table:style-name="ce1">
            <text:p>20.01.2018,09:15</text:p>
          </table:table-cell>
          <table:table-cell office:value-type="float" office:value="20.514313000000001" table:style-name="ce1">
            <text:p>20.514313</text:p>
          </table:table-cell>
          <table:table-cell office:value-type="float" office:value="44.807848" table:style-name="ce1">
            <text:p>44.8078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271" table:style-name="ce1">
            <text:p>1205271</text:p>
          </table:table-cell>
          <table:table-cell office:value-type="string" table:style-name="ce1">
            <text:p>20.01.2018,06:20</text:p>
          </table:table-cell>
          <table:table-cell office:value-type="float" office:value="20.249120000000001" table:style-name="ce1">
            <text:p>20.24912</text:p>
          </table:table-cell>
          <table:table-cell office:value-type="float" office:value="44.848999999999997" table:style-name="ce1">
            <text:p>44.8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5275" table:style-name="ce1">
            <text:p>1205275</text:p>
          </table:table-cell>
          <table:table-cell office:value-type="string" table:style-name="ce1">
            <text:p>20.01.2018,11:31</text:p>
          </table:table-cell>
          <table:table-cell office:value-type="float" office:value="20.396920000000001" table:style-name="ce1">
            <text:p>20.39692</text:p>
          </table:table-cell>
          <table:table-cell office:value-type="float" office:value="44.810630000000003" table:style-name="ce1">
            <text:p>44.810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585" table:style-name="ce1">
            <text:p>1205585</text:p>
          </table:table-cell>
          <table:table-cell office:value-type="string" table:style-name="ce1">
            <text:p>20.01.2018,13:30</text:p>
          </table:table-cell>
          <table:table-cell office:value-type="float" office:value="20.47541" table:style-name="ce1">
            <text:p>20.47541</text:p>
          </table:table-cell>
          <table:table-cell office:value-type="float" office:value="44.802210000000002" table:style-name="ce1">
            <text:p>44.8022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05434" table:style-name="ce1">
            <text:p>1205434</text:p>
          </table:table-cell>
          <table:table-cell office:value-type="string" table:style-name="ce1">
            <text:p>20.01.2018,00:50</text:p>
          </table:table-cell>
          <table:table-cell office:value-type="float" office:value="20.415120000000002" table:style-name="ce1">
            <text:p>20.41512</text:p>
          </table:table-cell>
          <table:table-cell office:value-type="float" office:value="44.831620000000001" table:style-name="ce1">
            <text:p>44.831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535" table:style-name="ce1">
            <text:p>1205535</text:p>
          </table:table-cell>
          <table:table-cell office:value-type="string" table:style-name="ce1">
            <text:p>20.01.2018,03:20</text:p>
          </table:table-cell>
          <table:table-cell office:value-type="float" office:value="20.408847000000002" table:style-name="ce1">
            <text:p>20.408847</text:p>
          </table:table-cell>
          <table:table-cell office:value-type="float" office:value="44.846409999999999" table:style-name="ce1">
            <text:p>44.8464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05273" table:style-name="ce1">
            <text:p>1205273</text:p>
          </table:table-cell>
          <table:table-cell office:value-type="string" table:style-name="ce1">
            <text:p>20.01.2018,15:15</text:p>
          </table:table-cell>
          <table:table-cell office:value-type="float" office:value="20.368722999999999" table:style-name="ce1">
            <text:p>20.368723</text:p>
          </table:table-cell>
          <table:table-cell office:value-type="float" office:value="44.727193" table:style-name="ce1">
            <text:p>44.7271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385" table:style-name="ce1">
            <text:p>1205385</text:p>
          </table:table-cell>
          <table:table-cell office:value-type="string" table:style-name="ce1">
            <text:p>20.01.2018,16:17</text:p>
          </table:table-cell>
          <table:table-cell office:value-type="float" office:value="20.396920000000001" table:style-name="ce1">
            <text:p>20.39692</text:p>
          </table:table-cell>
          <table:table-cell office:value-type="float" office:value="44.810630000000003" table:style-name="ce1">
            <text:p>44.810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5244" table:style-name="ce1">
            <text:p>1205244</text:p>
          </table:table-cell>
          <table:table-cell office:value-type="string" table:style-name="ce1">
            <text:p>20.01.2018,05:20</text:p>
          </table:table-cell>
          <table:table-cell office:value-type="float" office:value="20.437950000000001" table:style-name="ce1">
            <text:p>20.43795</text:p>
          </table:table-cell>
          <table:table-cell office:value-type="float" office:value="44.930827999999998" table:style-name="ce1">
            <text:p>44.9308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6027" table:style-name="ce1">
            <text:p>1206027</text:p>
          </table:table-cell>
          <table:table-cell office:value-type="string" table:style-name="ce1">
            <text:p>20.01.2018,19:00</text:p>
          </table:table-cell>
          <table:table-cell office:value-type="float" office:value="20.46039" table:style-name="ce1">
            <text:p>20.46039</text:p>
          </table:table-cell>
          <table:table-cell office:value-type="float" office:value="44.88749" table:style-name="ce1">
            <text:p>44.887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5644" table:style-name="ce1">
            <text:p>1205644</text:p>
          </table:table-cell>
          <table:table-cell office:value-type="string" table:style-name="ce1">
            <text:p>20.01.2018,12:00</text:p>
          </table:table-cell>
          <table:table-cell office:value-type="float" office:value="20.450040000000001" table:style-name="ce1">
            <text:p>20.45004</text:p>
          </table:table-cell>
          <table:table-cell office:value-type="float" office:value="44.798409999999997" table:style-name="ce1">
            <text:p>44.7984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548" table:style-name="ce1">
            <text:p>1205548</text:p>
          </table:table-cell>
          <table:table-cell office:value-type="string" table:style-name="ce1">
            <text:p>20.01.2018,23:10</text:p>
          </table:table-cell>
          <table:table-cell office:value-type="float" office:value="20.437670000000001" table:style-name="ce1">
            <text:p>20.43767</text:p>
          </table:table-cell>
          <table:table-cell office:value-type="float" office:value="44.811129999999999" table:style-name="ce1">
            <text:p>44.8111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udar u sustizanju</text:p>
          </table:table-cell>
          <table:table-cell table:number-columns-repeated="16377"/>
        </table:table-row>
        <table:table-row table:style-name="ro1">
          <table:table-cell office:value-type="float" office:value="1205288" table:style-name="ce1">
            <text:p>1205288</text:p>
          </table:table-cell>
          <table:table-cell office:value-type="string" table:style-name="ce1">
            <text:p>20.01.2018,18:20</text:p>
          </table:table-cell>
          <table:table-cell office:value-type="float" office:value="20.480988" table:style-name="ce1">
            <text:p>20.480988</text:p>
          </table:table-cell>
          <table:table-cell office:value-type="float" office:value="44.780794" table:style-name="ce1">
            <text:p>44.7807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udar u sustizanju</text:p>
          </table:table-cell>
          <table:table-cell table:number-columns-repeated="16377"/>
        </table:table-row>
        <table:table-row table:style-name="ro1">
          <table:table-cell office:value-type="float" office:value="1205298" table:style-name="ce1">
            <text:p>1205298</text:p>
          </table:table-cell>
          <table:table-cell office:value-type="string" table:style-name="ce1">
            <text:p>20.01.2018,18:00</text:p>
          </table:table-cell>
          <table:table-cell office:value-type="float" office:value="20.467784999999999" table:style-name="ce1">
            <text:p>20.467785</text:p>
          </table:table-cell>
          <table:table-cell office:value-type="float" office:value="44.809578000000002" table:style-name="ce1">
            <text:p>44.8095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8531" table:style-name="ce1">
            <text:p>1208531</text:p>
          </table:table-cell>
          <table:table-cell office:value-type="string" table:style-name="ce1">
            <text:p>20.01.2018,18:30</text:p>
          </table:table-cell>
          <table:table-cell office:value-type="float" office:value="20.309640000000002" table:style-name="ce1">
            <text:p>20.30964</text:p>
          </table:table-cell>
          <table:table-cell office:value-type="float" office:value="44.718519999999998" table:style-name="ce1">
            <text:p>44.718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726" table:style-name="ce1">
            <text:p>1205726</text:p>
          </table:table-cell>
          <table:table-cell office:value-type="string" table:style-name="ce1">
            <text:p>20.01.2018,17:55</text:p>
          </table:table-cell>
          <table:table-cell office:value-type="float" office:value="20.48049" table:style-name="ce1">
            <text:p>20.48049</text:p>
          </table:table-cell>
          <table:table-cell office:value-type="float" office:value="44.760869999999997" table:style-name="ce1">
            <text:p>44.760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486" table:style-name="ce1">
            <text:p>1205486</text:p>
          </table:table-cell>
          <table:table-cell office:value-type="string" table:style-name="ce1">
            <text:p>20.01.2018,15:10</text:p>
          </table:table-cell>
          <table:table-cell office:value-type="float" office:value="20.49727" table:style-name="ce1">
            <text:p>20.49727</text:p>
          </table:table-cell>
          <table:table-cell office:value-type="float" office:value="44.797989999999999" table:style-name="ce1">
            <text:p>44.7979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279" table:style-name="ce1">
            <text:p>1205279</text:p>
          </table:table-cell>
          <table:table-cell office:value-type="string" table:style-name="ce1">
            <text:p>20.01.2018,12:30</text:p>
          </table:table-cell>
          <table:table-cell office:value-type="float" office:value="20.485842000000002" table:style-name="ce1">
            <text:p>20.485842</text:p>
          </table:table-cell>
          <table:table-cell office:value-type="float" office:value="44.786194000000002" table:style-name="ce1">
            <text:p>44.7861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235" table:style-name="ce1">
            <text:p>1205235</text:p>
          </table:table-cell>
          <table:table-cell office:value-type="string" table:style-name="ce1">
            <text:p>20.01.2018,01:00</text:p>
          </table:table-cell>
          <table:table-cell office:value-type="float" office:value="20.418880000000001" table:style-name="ce1">
            <text:p>20.41888</text:p>
          </table:table-cell>
          <table:table-cell office:value-type="float" office:value="44.831240000000001" table:style-name="ce1">
            <text:p>44.831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296" table:style-name="ce1">
            <text:p>1205296</text:p>
          </table:table-cell>
          <table:table-cell office:value-type="string" table:style-name="ce1">
            <text:p>20.01.2018,20:00</text:p>
          </table:table-cell>
          <table:table-cell office:value-type="float" office:value="20.300795000000001" table:style-name="ce1">
            <text:p>20.300795</text:p>
          </table:table-cell>
          <table:table-cell office:value-type="float" office:value="44.545381999999996" table:style-name="ce1">
            <text:p>44.5453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5247" table:style-name="ce1">
            <text:p>1205247</text:p>
          </table:table-cell>
          <table:table-cell office:value-type="string" table:style-name="ce1">
            <text:p>20.01.2018,08:30</text:p>
          </table:table-cell>
          <table:table-cell office:value-type="float" office:value="20.381319999999999" table:style-name="ce1">
            <text:p>20.38132</text:p>
          </table:table-cell>
          <table:table-cell office:value-type="float" office:value="44.809310000000004" table:style-name="ce1">
            <text:p>44.809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5248" table:style-name="ce1">
            <text:p>1205248</text:p>
          </table:table-cell>
          <table:table-cell office:value-type="string" table:style-name="ce1">
            <text:p>20.01.2018,10:20</text:p>
          </table:table-cell>
          <table:table-cell office:value-type="float" office:value="20.435079999999999" table:style-name="ce1">
            <text:p>20.43508</text:p>
          </table:table-cell>
          <table:table-cell office:value-type="float" office:value="44.76153" table:style-name="ce1">
            <text:p>44.761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819" table:style-name="ce1">
            <text:p>1206819</text:p>
          </table:table-cell>
          <table:table-cell office:value-type="string" table:style-name="ce1">
            <text:p>20.01.2018,09:10</text:p>
          </table:table-cell>
          <table:table-cell office:value-type="float" office:value="20.681059999999999" table:style-name="ce1">
            <text:p>20.68106</text:p>
          </table:table-cell>
          <table:table-cell office:value-type="float" office:value="44.453069999999997" table:style-name="ce1">
            <text:p>44.453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5399" table:style-name="ce1">
            <text:p>1205399</text:p>
          </table:table-cell>
          <table:table-cell office:value-type="string" table:style-name="ce1">
            <text:p>20.01.2018,10:00</text:p>
          </table:table-cell>
          <table:table-cell office:value-type="float" office:value="20.364896000000002" table:style-name="ce1">
            <text:p>20.364896</text:p>
          </table:table-cell>
          <table:table-cell office:value-type="float" office:value="44.836857999999999" table:style-name="ce1">
            <text:p>44.83685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969" table:style-name="ce1">
            <text:p>1206969</text:p>
          </table:table-cell>
          <table:table-cell office:value-type="string" table:style-name="ce1">
            <text:p>20.01.2018,02:30</text:p>
          </table:table-cell>
          <table:table-cell office:value-type="float" office:value="20.445982000000001" table:style-name="ce1">
            <text:p>20.445982</text:p>
          </table:table-cell>
          <table:table-cell office:value-type="float" office:value="44.750605999999998" table:style-name="ce1">
            <text:p>44.7506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7801" table:style-name="ce1">
            <text:p>1207801</text:p>
          </table:table-cell>
          <table:table-cell office:value-type="string" table:style-name="ce1">
            <text:p>20.01.2018,12:30</text:p>
          </table:table-cell>
          <table:table-cell office:value-type="float" office:value="20.469100000000001" table:style-name="ce1">
            <text:p>20.4691</text:p>
          </table:table-cell>
          <table:table-cell office:value-type="float" office:value="44.816740000000003" table:style-name="ce1">
            <text:p>44.8167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5509" table:style-name="ce1">
            <text:p>1205509</text:p>
          </table:table-cell>
          <table:table-cell office:value-type="string" table:style-name="ce1">
            <text:p>20.01.2018,08:00</text:p>
          </table:table-cell>
          <table:table-cell office:value-type="float" office:value="20.42483" table:style-name="ce1">
            <text:p>20.42483</text:p>
          </table:table-cell>
          <table:table-cell office:value-type="float" office:value="44.811070999999998" table:style-name="ce1">
            <text:p>44.8110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360" table:style-name="ce1">
            <text:p>1206360</text:p>
          </table:table-cell>
          <table:table-cell office:value-type="string" table:style-name="ce1">
            <text:p>20.01.2018,00:30</text:p>
          </table:table-cell>
          <table:table-cell office:value-type="float" office:value="20.445219999999999" table:style-name="ce1">
            <text:p>20.44522</text:p>
          </table:table-cell>
          <table:table-cell office:value-type="float" office:value="44.910699999999999" table:style-name="ce1">
            <text:p>44.910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6490" table:style-name="ce1">
            <text:p>1206490</text:p>
          </table:table-cell>
          <table:table-cell office:value-type="string" table:style-name="ce1">
            <text:p>20.01.2018,02:00</text:p>
          </table:table-cell>
          <table:table-cell office:value-type="float" office:value="20.467089999999999" table:style-name="ce1">
            <text:p>20.46709</text:p>
          </table:table-cell>
          <table:table-cell office:value-type="float" office:value="44.818280000000001" table:style-name="ce1">
            <text:p>44.818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7299" table:style-name="ce1">
            <text:p>1207299</text:p>
          </table:table-cell>
          <table:table-cell office:value-type="string" table:style-name="ce1">
            <text:p>20.01.2018,06:20</text:p>
          </table:table-cell>
          <table:table-cell office:value-type="float" office:value="20.418697999999999" table:style-name="ce1">
            <text:p>20.418698</text:p>
          </table:table-cell>
          <table:table-cell office:value-type="float" office:value="44.725292000000003" table:style-name="ce1">
            <text:p>44.7252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05335" table:style-name="ce1">
            <text:p>1205335</text:p>
          </table:table-cell>
          <table:table-cell office:value-type="string" table:style-name="ce1">
            <text:p>20.01.2018,10:00</text:p>
          </table:table-cell>
          <table:table-cell office:value-type="float" office:value="20.419727999999999" table:style-name="ce1">
            <text:p>20.419728</text:p>
          </table:table-cell>
          <table:table-cell office:value-type="float" office:value="44.788406000000002" table:style-name="ce1">
            <text:p>44.7884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336" table:style-name="ce1">
            <text:p>1205336</text:p>
          </table:table-cell>
          <table:table-cell office:value-type="string" table:style-name="ce1">
            <text:p>20.01.2018,06:20</text:p>
          </table:table-cell>
          <table:table-cell office:value-type="float" office:value="20.497648000000002" table:style-name="ce1">
            <text:p>20.497648</text:p>
          </table:table-cell>
          <table:table-cell office:value-type="float" office:value="44.783605000000001" table:style-name="ce1">
            <text:p>44.7836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5358" table:style-name="ce1">
            <text:p>1205358</text:p>
          </table:table-cell>
          <table:table-cell office:value-type="string" table:style-name="ce1">
            <text:p>20.01.2018,12:48</text:p>
          </table:table-cell>
          <table:table-cell office:value-type="float" office:value="20.462289999999999" table:style-name="ce1">
            <text:p>20.46229</text:p>
          </table:table-cell>
          <table:table-cell office:value-type="float" office:value="44.814411" table:style-name="ce1">
            <text:p>44.8144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05236" table:style-name="ce1">
            <text:p>1205236</text:p>
          </table:table-cell>
          <table:table-cell office:value-type="string" table:style-name="ce1">
            <text:p>20.01.2018,02:15</text:p>
          </table:table-cell>
          <table:table-cell office:value-type="float" office:value="20.459029999999998" table:style-name="ce1">
            <text:p>20.45903</text:p>
          </table:table-cell>
          <table:table-cell office:value-type="float" office:value="44.804639999999999" table:style-name="ce1">
            <text:p>44.804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232" table:style-name="ce1">
            <text:p>1205232</text:p>
          </table:table-cell>
          <table:table-cell office:value-type="string" table:style-name="ce1">
            <text:p>20.01.2018,00:30</text:p>
          </table:table-cell>
          <table:table-cell office:value-type="float" office:value="20.465820000000001" table:style-name="ce1">
            <text:p>20.46582</text:p>
          </table:table-cell>
          <table:table-cell office:value-type="float" office:value="44.787759999999999" table:style-name="ce1">
            <text:p>44.787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različitim putevima uz skretanje</text:p>
          </table:table-cell>
          <table:table-cell table:number-columns-repeated="16377"/>
        </table:table-row>
        <table:table-row table:style-name="ro1">
          <table:table-cell office:value-type="float" office:value="1205245" table:style-name="ce1">
            <text:p>1205245</text:p>
          </table:table-cell>
          <table:table-cell office:value-type="string" table:style-name="ce1">
            <text:p>20.01.2018,03:50</text:p>
          </table:table-cell>
          <table:table-cell office:value-type="float" office:value="20.548178" table:style-name="ce1">
            <text:p>20.548178</text:p>
          </table:table-cell>
          <table:table-cell office:value-type="float" office:value="44.736297" table:style-name="ce1">
            <text:p>44.7362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5246" table:style-name="ce1">
            <text:p>1205246</text:p>
          </table:table-cell>
          <table:table-cell office:value-type="string" table:style-name="ce1">
            <text:p>20.01.2018,09:30</text:p>
          </table:table-cell>
          <table:table-cell office:value-type="float" office:value="20.417262999999998" table:style-name="ce1">
            <text:p>20.417263</text:p>
          </table:table-cell>
          <table:table-cell office:value-type="float" office:value="44.816460999999997" table:style-name="ce1">
            <text:p>44.8164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7037" table:style-name="ce1">
            <text:p>1207037</text:p>
          </table:table-cell>
          <table:table-cell office:value-type="string" table:style-name="ce1">
            <text:p>20.01.2018,19:00</text:p>
          </table:table-cell>
          <table:table-cell office:value-type="float" office:value="20.516480000000001" table:style-name="ce1">
            <text:p>20.51648</text:p>
          </table:table-cell>
          <table:table-cell office:value-type="float" office:value="44.792360000000002" table:style-name="ce1">
            <text:p>44.792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410" table:style-name="ce1">
            <text:p>1205410</text:p>
          </table:table-cell>
          <table:table-cell office:value-type="string" table:style-name="ce1">
            <text:p>20.01.2018,15:00</text:p>
          </table:table-cell>
          <table:table-cell office:value-type="float" office:value="20.203949999999999" table:style-name="ce1">
            <text:p>20.20395</text:p>
          </table:table-cell>
          <table:table-cell office:value-type="float" office:value="44.652630000000002" table:style-name="ce1">
            <text:p>44.652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285" table:style-name="ce1">
            <text:p>1205285</text:p>
          </table:table-cell>
          <table:table-cell office:value-type="string" table:style-name="ce1">
            <text:p>20.01.2018,17:00</text:p>
          </table:table-cell>
          <table:table-cell office:value-type="float" office:value="20.270810000000001" table:style-name="ce1">
            <text:p>20.27081</text:p>
          </table:table-cell>
          <table:table-cell office:value-type="float" office:value="44.915280000000003" table:style-name="ce1">
            <text:p>44.9152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preko kolovoza sa skretanjem vozila ulevo, u raskrsnici</text:p>
          </table:table-cell>
          <table:table-cell table:number-columns-repeated="16377"/>
        </table:table-row>
        <table:table-row table:style-name="ro1">
          <table:table-cell office:value-type="float" office:value="1205290" table:style-name="ce1">
            <text:p>1205290</text:p>
          </table:table-cell>
          <table:table-cell office:value-type="string" table:style-name="ce1">
            <text:p>20.01.2018,20:00</text:p>
          </table:table-cell>
          <table:table-cell office:value-type="float" office:value="20.412904999999999" table:style-name="ce1">
            <text:p>20.412905</text:p>
          </table:table-cell>
          <table:table-cell office:value-type="float" office:value="44.824536999999999" table:style-name="ce1">
            <text:p>44.82453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297" table:style-name="ce1">
            <text:p>1205297</text:p>
          </table:table-cell>
          <table:table-cell office:value-type="string" table:style-name="ce1">
            <text:p>20.01.2018,23:20</text:p>
          </table:table-cell>
          <table:table-cell office:value-type="float" office:value="20.494019999999999" table:style-name="ce1">
            <text:p>20.49402</text:p>
          </table:table-cell>
          <table:table-cell office:value-type="float" office:value="44.806240000000003" table:style-name="ce1">
            <text:p>44.8062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05645" table:style-name="ce1">
            <text:p>1205645</text:p>
          </table:table-cell>
          <table:table-cell office:value-type="string" table:style-name="ce1">
            <text:p>20.01.2018,09:50</text:p>
          </table:table-cell>
          <table:table-cell office:value-type="float" office:value="20.5657" table:style-name="ce1">
            <text:p>20.5657</text:p>
          </table:table-cell>
          <table:table-cell office:value-type="float" office:value="44.748100000000001" table:style-name="ce1">
            <text:p>44.748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5272" table:style-name="ce1">
            <text:p>1205272</text:p>
          </table:table-cell>
          <table:table-cell office:value-type="string" table:style-name="ce1">
            <text:p>20.01.2018,12:45</text:p>
          </table:table-cell>
          <table:table-cell office:value-type="float" office:value="20.436029999999999" table:style-name="ce1">
            <text:p>20.43603</text:p>
          </table:table-cell>
          <table:table-cell office:value-type="float" office:value="44.805050000000001" table:style-name="ce1">
            <text:p>44.805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5713" table:style-name="ce1">
            <text:p>1205713</text:p>
          </table:table-cell>
          <table:table-cell office:value-type="string" table:style-name="ce1">
            <text:p>21.01.2018,12:50</text:p>
          </table:table-cell>
          <table:table-cell office:value-type="float" office:value="20.36684" table:style-name="ce1">
            <text:p>20.36684</text:p>
          </table:table-cell>
          <table:table-cell office:value-type="float" office:value="44.798810000000003" table:style-name="ce1">
            <text:p>44.7988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5816" table:style-name="ce1">
            <text:p>1205816</text:p>
          </table:table-cell>
          <table:table-cell office:value-type="string" table:style-name="ce1">
            <text:p>21.01.2018,21:30</text:p>
          </table:table-cell>
          <table:table-cell office:value-type="float" office:value="20.552620000000001" table:style-name="ce1">
            <text:p>20.55262</text:p>
          </table:table-cell>
          <table:table-cell office:value-type="float" office:value="44.757759999999998" table:style-name="ce1">
            <text:p>44.757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05425" table:style-name="ce1">
            <text:p>1205425</text:p>
          </table:table-cell>
          <table:table-cell office:value-type="string" table:style-name="ce1">
            <text:p>21.01.2018,16:50</text:p>
          </table:table-cell>
          <table:table-cell office:value-type="float" office:value="20.413654999999999" table:style-name="ce1">
            <text:p>20.413655</text:p>
          </table:table-cell>
          <table:table-cell office:value-type="float" office:value="44.77525" table:style-name="ce1">
            <text:p>44.775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376" table:style-name="ce1">
            <text:p>1205376</text:p>
          </table:table-cell>
          <table:table-cell office:value-type="string" table:style-name="ce1">
            <text:p>21.01.2018,18:30</text:p>
          </table:table-cell>
          <table:table-cell office:value-type="float" office:value="20.532706999999998" table:style-name="ce1">
            <text:p>20.532707</text:p>
          </table:table-cell>
          <table:table-cell office:value-type="float" office:value="44.790534000000001" table:style-name="ce1">
            <text:p>44.7905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5664" table:style-name="ce1">
            <text:p>1205664</text:p>
          </table:table-cell>
          <table:table-cell office:value-type="string" table:style-name="ce1">
            <text:p>21.01.2018,15:45</text:p>
          </table:table-cell>
          <table:table-cell office:value-type="float" office:value="20.174386999999999" table:style-name="ce1">
            <text:p>20.174387</text:p>
          </table:table-cell>
          <table:table-cell office:value-type="float" office:value="44.854336000000004" table:style-name="ce1">
            <text:p>44.8543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348" table:style-name="ce1">
            <text:p>1205348</text:p>
          </table:table-cell>
          <table:table-cell office:value-type="string" table:style-name="ce1">
            <text:p>21.01.2018,14:00</text:p>
          </table:table-cell>
          <table:table-cell office:value-type="float" office:value="20.469044" table:style-name="ce1">
            <text:p>20.469044</text:p>
          </table:table-cell>
          <table:table-cell office:value-type="float" office:value="44.784810999999998" table:style-name="ce1">
            <text:p>44.7848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5586" table:style-name="ce1">
            <text:p>1205586</text:p>
          </table:table-cell>
          <table:table-cell office:value-type="string" table:style-name="ce1">
            <text:p>21.01.2018,20:00</text:p>
          </table:table-cell>
          <table:table-cell office:value-type="float" office:value="20.477029999999999" table:style-name="ce1">
            <text:p>20.47703</text:p>
          </table:table-cell>
          <table:table-cell office:value-type="float" office:value="44.816969999999998" table:style-name="ce1">
            <text:p>44.8169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841" table:style-name="ce1">
            <text:p>1205841</text:p>
          </table:table-cell>
          <table:table-cell office:value-type="string" table:style-name="ce1">
            <text:p>21.01.2018,13:10</text:p>
          </table:table-cell>
          <table:table-cell office:value-type="float" office:value="20.420224999999999" table:style-name="ce1">
            <text:p>20.420225</text:p>
          </table:table-cell>
          <table:table-cell office:value-type="float" office:value="44.825651999999998" table:style-name="ce1">
            <text:p>44.8256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388" table:style-name="ce1">
            <text:p>1205388</text:p>
          </table:table-cell>
          <table:table-cell office:value-type="string" table:style-name="ce1">
            <text:p>21.01.2018,19:30</text:p>
          </table:table-cell>
          <table:table-cell office:value-type="float" office:value="20.41807" table:style-name="ce1">
            <text:p>20.41807</text:p>
          </table:table-cell>
          <table:table-cell office:value-type="float" office:value="44.82985" table:style-name="ce1">
            <text:p>44.829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712" table:style-name="ce1">
            <text:p>1205712</text:p>
          </table:table-cell>
          <table:table-cell office:value-type="string" table:style-name="ce1">
            <text:p>21.01.2018,16:45</text:p>
          </table:table-cell>
          <table:table-cell office:value-type="float" office:value="20.275307999999999" table:style-name="ce1">
            <text:p>20.275308</text:p>
          </table:table-cell>
          <table:table-cell office:value-type="float" office:value="44.906551999999998" table:style-name="ce1">
            <text:p>44.9065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832" table:style-name="ce1">
            <text:p>1205832</text:p>
          </table:table-cell>
          <table:table-cell office:value-type="string" table:style-name="ce1">
            <text:p>21.01.2018,21:00</text:p>
          </table:table-cell>
          <table:table-cell office:value-type="float" office:value="20.316191" table:style-name="ce1">
            <text:p>20.316191</text:p>
          </table:table-cell>
          <table:table-cell office:value-type="float" office:value="44.885883999999997" table:style-name="ce1">
            <text:p>44.8858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preticanje</text:p>
          </table:table-cell>
          <table:table-cell table:number-columns-repeated="16377"/>
        </table:table-row>
        <table:table-row table:style-name="ro1">
          <table:table-cell office:value-type="float" office:value="1205403" table:style-name="ce1">
            <text:p>1205403</text:p>
          </table:table-cell>
          <table:table-cell office:value-type="string" table:style-name="ce1">
            <text:p>21.01.2018,20:45</text:p>
          </table:table-cell>
          <table:table-cell office:value-type="float" office:value="20.437152999999999" table:style-name="ce1">
            <text:p>20.437153</text:p>
          </table:table-cell>
          <table:table-cell office:value-type="float" office:value="44.815387000000001" table:style-name="ce1">
            <text:p>44.8153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5324" table:style-name="ce1">
            <text:p>1205324</text:p>
          </table:table-cell>
          <table:table-cell office:value-type="string" table:style-name="ce1">
            <text:p>21.01.2018,02:50</text:p>
          </table:table-cell>
          <table:table-cell office:value-type="float" office:value="20.384720000000002" table:style-name="ce1">
            <text:p>20.38472</text:p>
          </table:table-cell>
          <table:table-cell office:value-type="float" office:value="44.841990000000003" table:style-name="ce1">
            <text:p>44.8419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5360" table:style-name="ce1">
            <text:p>1205360</text:p>
          </table:table-cell>
          <table:table-cell office:value-type="string" table:style-name="ce1">
            <text:p>21.01.2018,09:00</text:p>
          </table:table-cell>
          <table:table-cell office:value-type="float" office:value="20.490983" table:style-name="ce1">
            <text:p>20.490983</text:p>
          </table:table-cell>
          <table:table-cell office:value-type="float" office:value="44.841259000000001" table:style-name="ce1">
            <text:p>44.8412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362" table:style-name="ce1">
            <text:p>1205362</text:p>
          </table:table-cell>
          <table:table-cell office:value-type="string" table:style-name="ce1">
            <text:p>21.01.2018,10:00</text:p>
          </table:table-cell>
          <table:table-cell office:value-type="float" office:value="20.490756000000001" table:style-name="ce1">
            <text:p>20.490756</text:p>
          </table:table-cell>
          <table:table-cell office:value-type="float" office:value="44.783082" table:style-name="ce1">
            <text:p>44.7830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5502" table:style-name="ce1">
            <text:p>1205502</text:p>
          </table:table-cell>
          <table:table-cell office:value-type="string" table:style-name="ce1">
            <text:p>21.01.2018,13:05</text:p>
          </table:table-cell>
          <table:table-cell office:value-type="float" office:value="20.418302000000001" table:style-name="ce1">
            <text:p>20.418302</text:p>
          </table:table-cell>
          <table:table-cell office:value-type="float" office:value="44.787931" table:style-name="ce1">
            <text:p>44.7879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354" table:style-name="ce1">
            <text:p>1205354</text:p>
          </table:table-cell>
          <table:table-cell office:value-type="string" table:style-name="ce1">
            <text:p>21.01.2018,12:45</text:p>
          </table:table-cell>
          <table:table-cell office:value-type="float" office:value="20.293383670000001" table:style-name="ce1">
            <text:p>20.29338367</text:p>
          </table:table-cell>
          <table:table-cell office:value-type="float" office:value="44.523276009999996" table:style-name="ce1">
            <text:p>44.5232760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377" table:style-name="ce1">
            <text:p>1205377</text:p>
          </table:table-cell>
          <table:table-cell office:value-type="string" table:style-name="ce1">
            <text:p>21.01.2018,17:30</text:p>
          </table:table-cell>
          <table:table-cell office:value-type="float" office:value="20.367963" table:style-name="ce1">
            <text:p>20.367963</text:p>
          </table:table-cell>
          <table:table-cell office:value-type="float" office:value="44.841811" table:style-name="ce1">
            <text:p>44.84181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5798" table:style-name="ce1">
            <text:p>1205798</text:p>
          </table:table-cell>
          <table:table-cell office:value-type="string" table:style-name="ce1">
            <text:p>21.01.2018,19:10</text:p>
          </table:table-cell>
          <table:table-cell office:value-type="float" office:value="20.477978" table:style-name="ce1">
            <text:p>20.477978</text:p>
          </table:table-cell>
          <table:table-cell office:value-type="float" office:value="44.861134999999997" table:style-name="ce1">
            <text:p>44.8611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017" table:style-name="ce1">
            <text:p>1206017</text:p>
          </table:table-cell>
          <table:table-cell office:value-type="string" table:style-name="ce1">
            <text:p>21.01.2018,13:35</text:p>
          </table:table-cell>
          <table:table-cell office:value-type="float" office:value="20.472460000000002" table:style-name="ce1">
            <text:p>20.47246</text:p>
          </table:table-cell>
          <table:table-cell office:value-type="float" office:value="44.870100000000001" table:style-name="ce1">
            <text:p>44.870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369" table:style-name="ce1">
            <text:p>1205369</text:p>
          </table:table-cell>
          <table:table-cell office:value-type="string" table:style-name="ce1">
            <text:p>21.01.2018,13:40</text:p>
          </table:table-cell>
          <table:table-cell office:value-type="float" office:value="20.403884999999999" table:style-name="ce1">
            <text:p>20.403885</text:p>
          </table:table-cell>
          <table:table-cell office:value-type="float" office:value="44.776888" table:style-name="ce1">
            <text:p>44.7768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351" table:style-name="ce1">
            <text:p>1205351</text:p>
          </table:table-cell>
          <table:table-cell office:value-type="string" table:style-name="ce1">
            <text:p>21.01.2018,15:30</text:p>
          </table:table-cell>
          <table:table-cell office:value-type="float" office:value="20.20401" table:style-name="ce1">
            <text:p>20.20401</text:p>
          </table:table-cell>
          <table:table-cell office:value-type="float" office:value="44.65934" table:style-name="ce1">
            <text:p>44.6593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988" table:style-name="ce1">
            <text:p>1206988</text:p>
          </table:table-cell>
          <table:table-cell office:value-type="string" table:style-name="ce1">
            <text:p>21.01.2018,16:00</text:p>
          </table:table-cell>
          <table:table-cell office:value-type="float" office:value="20.29616" table:style-name="ce1">
            <text:p>20.29616</text:p>
          </table:table-cell>
          <table:table-cell office:value-type="float" office:value="44.933619999999998" table:style-name="ce1">
            <text:p>44.933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979" table:style-name="ce1">
            <text:p>1206979</text:p>
          </table:table-cell>
          <table:table-cell office:value-type="string" table:style-name="ce1">
            <text:p>21.01.2018,12:50</text:p>
          </table:table-cell>
          <table:table-cell office:value-type="float" office:value="20.542587000000001" table:style-name="ce1">
            <text:p>20.542587</text:p>
          </table:table-cell>
          <table:table-cell office:value-type="float" office:value="44.735801000000002" table:style-name="ce1">
            <text:p>44.7358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398" table:style-name="ce1">
            <text:p>1205398</text:p>
          </table:table-cell>
          <table:table-cell office:value-type="string" table:style-name="ce1">
            <text:p>21.01.2018,17:05</text:p>
          </table:table-cell>
          <table:table-cell office:value-type="float" office:value="20.547203" table:style-name="ce1">
            <text:p>20.547203</text:p>
          </table:table-cell>
          <table:table-cell office:value-type="float" office:value="44.736476000000003" table:style-name="ce1">
            <text:p>44.7364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5321" table:style-name="ce1">
            <text:p>1205321</text:p>
          </table:table-cell>
          <table:table-cell office:value-type="string" table:style-name="ce1">
            <text:p>21.01.2018,02:10</text:p>
          </table:table-cell>
          <table:table-cell office:value-type="float" office:value="20.373010000000001" table:style-name="ce1">
            <text:p>20.37301</text:p>
          </table:table-cell>
          <table:table-cell office:value-type="float" office:value="44.821129999999997" table:style-name="ce1">
            <text:p>44.821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337" table:style-name="ce1">
            <text:p>1205337</text:p>
          </table:table-cell>
          <table:table-cell office:value-type="string" table:style-name="ce1">
            <text:p>21.01.2018,08:00</text:p>
          </table:table-cell>
          <table:table-cell office:value-type="float" office:value="20.451283" table:style-name="ce1">
            <text:p>20.451283</text:p>
          </table:table-cell>
          <table:table-cell office:value-type="float" office:value="44.753272000000003" table:style-name="ce1">
            <text:p>44.7532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5481" table:style-name="ce1">
            <text:p>1205481</text:p>
          </table:table-cell>
          <table:table-cell office:value-type="string" table:style-name="ce1">
            <text:p>21.01.2018,10:30</text:p>
          </table:table-cell>
          <table:table-cell office:value-type="float" office:value="20.396106" table:style-name="ce1">
            <text:p>20.396106</text:p>
          </table:table-cell>
          <table:table-cell office:value-type="float" office:value="44.820166999999998" table:style-name="ce1">
            <text:p>44.8201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630" table:style-name="ce1">
            <text:p>1206630</text:p>
          </table:table-cell>
          <table:table-cell office:value-type="string" table:style-name="ce1">
            <text:p>21.01.2018,06:30</text:p>
          </table:table-cell>
          <table:table-cell office:value-type="float" office:value="20.69415" table:style-name="ce1">
            <text:p>20.69415</text:p>
          </table:table-cell>
          <table:table-cell office:value-type="float" office:value="44.439790000000002" table:style-name="ce1">
            <text:p>44.439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7906" table:style-name="ce1">
            <text:p>1207906</text:p>
          </table:table-cell>
          <table:table-cell office:value-type="string" table:style-name="ce1">
            <text:p>21.01.2018,19:30</text:p>
          </table:table-cell>
          <table:table-cell office:value-type="float" office:value="20.545093000000001" table:style-name="ce1">
            <text:p>20.545093</text:p>
          </table:table-cell>
          <table:table-cell office:value-type="float" office:value="44.738605999999997" table:style-name="ce1">
            <text:p>44.7386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5540" table:style-name="ce1">
            <text:p>1205540</text:p>
          </table:table-cell>
          <table:table-cell office:value-type="string" table:style-name="ce1">
            <text:p>21.01.2018,04:00</text:p>
          </table:table-cell>
          <table:table-cell office:value-type="float" office:value="20.168289999999999" table:style-name="ce1">
            <text:p>20.16829</text:p>
          </table:table-cell>
          <table:table-cell office:value-type="float" office:value="44.678240000000002" table:style-name="ce1">
            <text:p>44.6782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5469" table:style-name="ce1">
            <text:p>1205469</text:p>
          </table:table-cell>
          <table:table-cell office:value-type="string" table:style-name="ce1">
            <text:p>21.01.2018,14:35</text:p>
          </table:table-cell>
          <table:table-cell office:value-type="float" office:value="20.40849" table:style-name="ce1">
            <text:p>20.40849</text:p>
          </table:table-cell>
          <table:table-cell office:value-type="float" office:value="44.819090000000003" table:style-name="ce1">
            <text:p>44.819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476" table:style-name="ce1">
            <text:p>1205476</text:p>
          </table:table-cell>
          <table:table-cell office:value-type="string" table:style-name="ce1">
            <text:p>22.01.2018,17:40</text:p>
          </table:table-cell>
          <table:table-cell office:value-type="float" office:value="20.378319999999999" table:style-name="ce1">
            <text:p>20.37832</text:p>
          </table:table-cell>
          <table:table-cell office:value-type="float" office:value="44.842799999999997" table:style-name="ce1">
            <text:p>44.84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6044" table:style-name="ce1">
            <text:p>1206044</text:p>
          </table:table-cell>
          <table:table-cell office:value-type="string" table:style-name="ce1">
            <text:p>22.01.2018,18:05</text:p>
          </table:table-cell>
          <table:table-cell office:value-type="float" office:value="20.42193" table:style-name="ce1">
            <text:p>20.42193</text:p>
          </table:table-cell>
          <table:table-cell office:value-type="float" office:value="44.783230000000003" table:style-name="ce1">
            <text:p>44.7832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749" table:style-name="ce1">
            <text:p>1205749</text:p>
          </table:table-cell>
          <table:table-cell office:value-type="string" table:style-name="ce1">
            <text:p>22.01.2018,17:00</text:p>
          </table:table-cell>
          <table:table-cell office:value-type="float" office:value="20.46341" table:style-name="ce1">
            <text:p>20.46341</text:p>
          </table:table-cell>
          <table:table-cell office:value-type="float" office:value="44.808019999999999" table:style-name="ce1">
            <text:p>44.8080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472" table:style-name="ce1">
            <text:p>1205472</text:p>
          </table:table-cell>
          <table:table-cell office:value-type="string" table:style-name="ce1">
            <text:p>22.01.2018,17:30</text:p>
          </table:table-cell>
          <table:table-cell office:value-type="float" office:value="20.401709" table:style-name="ce1">
            <text:p>20.401709</text:p>
          </table:table-cell>
          <table:table-cell office:value-type="float" office:value="44.829096" table:style-name="ce1">
            <text:p>44.8290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462" table:style-name="ce1">
            <text:p>1205462</text:p>
          </table:table-cell>
          <table:table-cell office:value-type="string" table:style-name="ce1">
            <text:p>22.01.2018,09:50</text:p>
          </table:table-cell>
          <table:table-cell office:value-type="float" office:value="20.46612" table:style-name="ce1">
            <text:p>20.46612</text:p>
          </table:table-cell>
          <table:table-cell office:value-type="float" office:value="44.81964" table:style-name="ce1">
            <text:p>44.819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463" table:style-name="ce1">
            <text:p>1205463</text:p>
          </table:table-cell>
          <table:table-cell office:value-type="string" table:style-name="ce1">
            <text:p>22.01.2018,13:44</text:p>
          </table:table-cell>
          <table:table-cell office:value-type="float" office:value="20.467960000000001" table:style-name="ce1">
            <text:p>20.46796</text:p>
          </table:table-cell>
          <table:table-cell office:value-type="float" office:value="44.780670000000001" table:style-name="ce1">
            <text:p>44.780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465" table:style-name="ce1">
            <text:p>1205465</text:p>
          </table:table-cell>
          <table:table-cell office:value-type="string" table:style-name="ce1">
            <text:p>22.01.2018,13:51</text:p>
          </table:table-cell>
          <table:table-cell office:value-type="float" office:value="20.421810000000001" table:style-name="ce1">
            <text:p>20.42181</text:p>
          </table:table-cell>
          <table:table-cell office:value-type="float" office:value="44.72231" table:style-name="ce1">
            <text:p>44.722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5638" table:style-name="ce1">
            <text:p>1205638</text:p>
          </table:table-cell>
          <table:table-cell office:value-type="string" table:style-name="ce1">
            <text:p>22.01.2018,08:30</text:p>
          </table:table-cell>
          <table:table-cell office:value-type="float" office:value="20.595310000000001" table:style-name="ce1">
            <text:p>20.59531</text:p>
          </table:table-cell>
          <table:table-cell office:value-type="float" office:value="44.673180000000002" table:style-name="ce1">
            <text:p>44.673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5474" table:style-name="ce1">
            <text:p>1205474</text:p>
          </table:table-cell>
          <table:table-cell office:value-type="string" table:style-name="ce1">
            <text:p>22.01.2018,16:50</text:p>
          </table:table-cell>
          <table:table-cell office:value-type="float" office:value="20.478187999999999" table:style-name="ce1">
            <text:p>20.478188</text:p>
          </table:table-cell>
          <table:table-cell office:value-type="float" office:value="44.793422999999997" table:style-name="ce1">
            <text:p>44.7934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05477" table:style-name="ce1">
            <text:p>1205477</text:p>
          </table:table-cell>
          <table:table-cell office:value-type="string" table:style-name="ce1">
            <text:p>22.01.2018,18:30</text:p>
          </table:table-cell>
          <table:table-cell office:value-type="float" office:value="20.378463" table:style-name="ce1">
            <text:p>20.378463</text:p>
          </table:table-cell>
          <table:table-cell office:value-type="float" office:value="44.809396999999997" table:style-name="ce1">
            <text:p>44.8093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518" table:style-name="ce1">
            <text:p>1205518</text:p>
          </table:table-cell>
          <table:table-cell office:value-type="string" table:style-name="ce1">
            <text:p>22.01.2018,23:15</text:p>
          </table:table-cell>
          <table:table-cell office:value-type="float" office:value="20.480038" table:style-name="ce1">
            <text:p>20.480038</text:p>
          </table:table-cell>
          <table:table-cell office:value-type="float" office:value="44.851557999999997" table:style-name="ce1">
            <text:p>44.8515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05519" table:style-name="ce1">
            <text:p>1205519</text:p>
          </table:table-cell>
          <table:table-cell office:value-type="string" table:style-name="ce1">
            <text:p>22.01.2018,17:00</text:p>
          </table:table-cell>
          <table:table-cell office:value-type="float" office:value="20.456737" table:style-name="ce1">
            <text:p>20.456737</text:p>
          </table:table-cell>
          <table:table-cell office:value-type="float" office:value="44.802778000000004" table:style-name="ce1">
            <text:p>44.8027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521" table:style-name="ce1">
            <text:p>1205521</text:p>
          </table:table-cell>
          <table:table-cell office:value-type="string" table:style-name="ce1">
            <text:p>22.01.2018,22:10</text:p>
          </table:table-cell>
          <table:table-cell office:value-type="float" office:value="20.462336000000001" table:style-name="ce1">
            <text:p>20.462336</text:p>
          </table:table-cell>
          <table:table-cell office:value-type="float" office:value="44.819256000000003" table:style-name="ce1">
            <text:p>44.8192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5620" table:style-name="ce1">
            <text:p>1205620</text:p>
          </table:table-cell>
          <table:table-cell office:value-type="string" table:style-name="ce1">
            <text:p>22.01.2018,08:30</text:p>
          </table:table-cell>
          <table:table-cell office:value-type="float" office:value="20.435490000000001" table:style-name="ce1">
            <text:p>20.43549</text:p>
          </table:table-cell>
          <table:table-cell office:value-type="float" office:value="44.784390000000002" table:style-name="ce1">
            <text:p>44.784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621" table:style-name="ce1">
            <text:p>1205621</text:p>
          </table:table-cell>
          <table:table-cell office:value-type="string" table:style-name="ce1">
            <text:p>22.01.2018,11:20</text:p>
          </table:table-cell>
          <table:table-cell office:value-type="float" office:value="20.412970000000001" table:style-name="ce1">
            <text:p>20.41297</text:p>
          </table:table-cell>
          <table:table-cell office:value-type="float" office:value="44.824330000000003" table:style-name="ce1">
            <text:p>44.824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uz skretanje – nepoznato</text:p>
          </table:table-cell>
          <table:table-cell table:number-columns-repeated="16377"/>
        </table:table-row>
        <table:table-row table:style-name="ro1">
          <table:table-cell office:value-type="float" office:value="1205631" table:style-name="ce1">
            <text:p>1205631</text:p>
          </table:table-cell>
          <table:table-cell office:value-type="string" table:style-name="ce1">
            <text:p>22.01.2018,12:15</text:p>
          </table:table-cell>
          <table:table-cell office:value-type="float" office:value="20.452259999999999" table:style-name="ce1">
            <text:p>20.45226</text:p>
          </table:table-cell>
          <table:table-cell office:value-type="float" office:value="44.815080000000002" table:style-name="ce1">
            <text:p>44.815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5636" table:style-name="ce1">
            <text:p>1205636</text:p>
          </table:table-cell>
          <table:table-cell office:value-type="string" table:style-name="ce1">
            <text:p>22.01.2018,14:30</text:p>
          </table:table-cell>
          <table:table-cell office:value-type="float" office:value="20.401070000000001" table:style-name="ce1">
            <text:p>20.40107</text:p>
          </table:table-cell>
          <table:table-cell office:value-type="float" office:value="44.849670000000003" table:style-name="ce1">
            <text:p>44.849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658" table:style-name="ce1">
            <text:p>1205658</text:p>
          </table:table-cell>
          <table:table-cell office:value-type="string" table:style-name="ce1">
            <text:p>22.01.2018,14:45</text:p>
          </table:table-cell>
          <table:table-cell office:value-type="float" office:value="20.47514" table:style-name="ce1">
            <text:p>20.47514</text:p>
          </table:table-cell>
          <table:table-cell office:value-type="float" office:value="44.790959999999998" table:style-name="ce1">
            <text:p>44.790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670" table:style-name="ce1">
            <text:p>1205670</text:p>
          </table:table-cell>
          <table:table-cell office:value-type="string" table:style-name="ce1">
            <text:p>22.01.2018,17:00</text:p>
          </table:table-cell>
          <table:table-cell office:value-type="float" office:value="20.47204" table:style-name="ce1">
            <text:p>20.47204</text:p>
          </table:table-cell>
          <table:table-cell office:value-type="float" office:value="44.781120000000001" table:style-name="ce1">
            <text:p>44.7811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05464" table:style-name="ce1">
            <text:p>1205464</text:p>
          </table:table-cell>
          <table:table-cell office:value-type="string" table:style-name="ce1">
            <text:p>22.01.2018,07:30</text:p>
          </table:table-cell>
          <table:table-cell office:value-type="float" office:value="20.494351000000002" table:style-name="ce1">
            <text:p>20.494351</text:p>
          </table:table-cell>
          <table:table-cell office:value-type="float" office:value="44.790959999999998" table:style-name="ce1">
            <text:p>44.7909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6960" table:style-name="ce1">
            <text:p>1206960</text:p>
          </table:table-cell>
          <table:table-cell office:value-type="string" table:style-name="ce1">
            <text:p>22.01.2018,08:58</text:p>
          </table:table-cell>
          <table:table-cell office:value-type="float" office:value="20.504249999999999" table:style-name="ce1">
            <text:p>20.50425</text:p>
          </table:table-cell>
          <table:table-cell office:value-type="float" office:value="44.780630000000002" table:style-name="ce1">
            <text:p>44.780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6964" table:style-name="ce1">
            <text:p>1206964</text:p>
          </table:table-cell>
          <table:table-cell office:value-type="string" table:style-name="ce1">
            <text:p>22.01.2018,09:40</text:p>
          </table:table-cell>
          <table:table-cell office:value-type="float" office:value="20.4712" table:style-name="ce1">
            <text:p>20.4712</text:p>
          </table:table-cell>
          <table:table-cell office:value-type="float" office:value="44.817039999999999" table:style-name="ce1">
            <text:p>44.817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487" table:style-name="ce1">
            <text:p>1205487</text:p>
          </table:table-cell>
          <table:table-cell office:value-type="string" table:style-name="ce1">
            <text:p>22.01.2018,11:00</text:p>
          </table:table-cell>
          <table:table-cell office:value-type="float" office:value="20.418379999999999" table:style-name="ce1">
            <text:p>20.41838</text:p>
          </table:table-cell>
          <table:table-cell office:value-type="float" office:value="44.829940000000001" table:style-name="ce1">
            <text:p>44.829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5490" table:style-name="ce1">
            <text:p>1205490</text:p>
          </table:table-cell>
          <table:table-cell office:value-type="string" table:style-name="ce1">
            <text:p>22.01.2018,14:55</text:p>
          </table:table-cell>
          <table:table-cell office:value-type="float" office:value="20.468579999999999" table:style-name="ce1">
            <text:p>20.46858</text:p>
          </table:table-cell>
          <table:table-cell office:value-type="float" office:value="44.81691" table:style-name="ce1">
            <text:p>44.816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499" table:style-name="ce1">
            <text:p>1205499</text:p>
          </table:table-cell>
          <table:table-cell office:value-type="string" table:style-name="ce1">
            <text:p>22.01.2018,18:55</text:p>
          </table:table-cell>
          <table:table-cell office:value-type="float" office:value="20.515160000000002" table:style-name="ce1">
            <text:p>20.51516</text:p>
          </table:table-cell>
          <table:table-cell office:value-type="float" office:value="44.791690000000003" table:style-name="ce1">
            <text:p>44.7916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sa skretanjem vozila udesno, u raskrsnici</text:p>
          </table:table-cell>
          <table:table-cell table:number-columns-repeated="16377"/>
        </table:table-row>
        <table:table-row table:style-name="ro1">
          <table:table-cell office:value-type="float" office:value="1207089" table:style-name="ce1">
            <text:p>1207089</text:p>
          </table:table-cell>
          <table:table-cell office:value-type="string" table:style-name="ce1">
            <text:p>22.01.2018,14:40</text:p>
          </table:table-cell>
          <table:table-cell office:value-type="float" office:value="20.612300000000001" table:style-name="ce1">
            <text:p>20.6123</text:p>
          </table:table-cell>
          <table:table-cell office:value-type="float" office:value="44.664569999999998" table:style-name="ce1">
            <text:p>44.664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6200" table:style-name="ce1">
            <text:p>1206200</text:p>
          </table:table-cell>
          <table:table-cell office:value-type="string" table:style-name="ce1">
            <text:p>22.01.2018,11:33</text:p>
          </table:table-cell>
          <table:table-cell office:value-type="float" office:value="20.413841999999999" table:style-name="ce1">
            <text:p>20.413842</text:p>
          </table:table-cell>
          <table:table-cell office:value-type="float" office:value="44.706912000000003" table:style-name="ce1">
            <text:p>44.7069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5445" table:style-name="ce1">
            <text:p>1205445</text:p>
          </table:table-cell>
          <table:table-cell office:value-type="string" table:style-name="ce1">
            <text:p>22.01.2018,09:20</text:p>
          </table:table-cell>
          <table:table-cell office:value-type="float" office:value="20.412710000000001" table:style-name="ce1">
            <text:p>20.41271</text:p>
          </table:table-cell>
          <table:table-cell office:value-type="float" office:value="44.825310000000002" table:style-name="ce1">
            <text:p>44.825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501" table:style-name="ce1">
            <text:p>1205501</text:p>
          </table:table-cell>
          <table:table-cell office:value-type="string" table:style-name="ce1">
            <text:p>22.01.2018,20:40</text:p>
          </table:table-cell>
          <table:table-cell office:value-type="float" office:value="20.446297000000001" table:style-name="ce1">
            <text:p>20.446297</text:p>
          </table:table-cell>
          <table:table-cell office:value-type="float" office:value="44.751806999999999" table:style-name="ce1">
            <text:p>44.7518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5727" table:style-name="ce1">
            <text:p>1205727</text:p>
          </table:table-cell>
          <table:table-cell office:value-type="string" table:style-name="ce1">
            <text:p>22.01.2018,10:55</text:p>
          </table:table-cell>
          <table:table-cell office:value-type="float" office:value="20.519570000000002" table:style-name="ce1">
            <text:p>20.51957</text:p>
          </table:table-cell>
          <table:table-cell office:value-type="float" office:value="44.784260000000003" table:style-name="ce1">
            <text:p>44.784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728" table:style-name="ce1">
            <text:p>1205728</text:p>
          </table:table-cell>
          <table:table-cell office:value-type="string" table:style-name="ce1">
            <text:p>22.01.2018,09:17</text:p>
          </table:table-cell>
          <table:table-cell office:value-type="float" office:value="20.46134" table:style-name="ce1">
            <text:p>20.46134</text:p>
          </table:table-cell>
          <table:table-cell office:value-type="float" office:value="44.808169999999997" table:style-name="ce1">
            <text:p>44.808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7774" table:style-name="ce1">
            <text:p>1207774</text:p>
          </table:table-cell>
          <table:table-cell office:value-type="string" table:style-name="ce1">
            <text:p>22.01.2018,07:29</text:p>
          </table:table-cell>
          <table:table-cell office:value-type="float" office:value="20.405069999999998" table:style-name="ce1">
            <text:p>20.40507</text:p>
          </table:table-cell>
          <table:table-cell office:value-type="float" office:value="44.750390000000003" table:style-name="ce1">
            <text:p>44.750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preticanje</text:p>
          </table:table-cell>
          <table:table-cell table:number-columns-repeated="16377"/>
        </table:table-row>
        <table:table-row table:style-name="ro1">
          <table:table-cell office:value-type="float" office:value="1207776" table:style-name="ce1">
            <text:p>1207776</text:p>
          </table:table-cell>
          <table:table-cell office:value-type="string" table:style-name="ce1">
            <text:p>22.01.2018,12:40</text:p>
          </table:table-cell>
          <table:table-cell office:value-type="float" office:value="20.371749999999999" table:style-name="ce1">
            <text:p>20.37175</text:p>
          </table:table-cell>
          <table:table-cell office:value-type="float" office:value="44.797409999999999" table:style-name="ce1">
            <text:p>44.797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804" table:style-name="ce1">
            <text:p>1206804</text:p>
          </table:table-cell>
          <table:table-cell office:value-type="string" table:style-name="ce1">
            <text:p>22.01.2018,01:55</text:p>
          </table:table-cell>
          <table:table-cell office:value-type="float" office:value="20.198170000000001" table:style-name="ce1">
            <text:p>20.19817</text:p>
          </table:table-cell>
          <table:table-cell office:value-type="float" office:value="44.655749999999998" table:style-name="ce1">
            <text:p>44.655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510" table:style-name="ce1">
            <text:p>1205510</text:p>
          </table:table-cell>
          <table:table-cell office:value-type="string" table:style-name="ce1">
            <text:p>22.01.2018,21:30</text:p>
          </table:table-cell>
          <table:table-cell office:value-type="float" office:value="20.498670000000001" table:style-name="ce1">
            <text:p>20.49867</text:p>
          </table:table-cell>
          <table:table-cell office:value-type="float" office:value="44.748759999999997" table:style-name="ce1">
            <text:p>44.748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5810" table:style-name="ce1">
            <text:p>1205810</text:p>
          </table:table-cell>
          <table:table-cell office:value-type="string" table:style-name="ce1">
            <text:p>22.01.2018,00:40</text:p>
          </table:table-cell>
          <table:table-cell office:value-type="float" office:value="20.739080000000001" table:style-name="ce1">
            <text:p>20.73908</text:p>
          </table:table-cell>
          <table:table-cell office:value-type="float" office:value="44.425840000000001" table:style-name="ce1">
            <text:p>44.425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498" table:style-name="ce1">
            <text:p>1205498</text:p>
          </table:table-cell>
          <table:table-cell office:value-type="string" table:style-name="ce1">
            <text:p>22.01.2018,18:00</text:p>
          </table:table-cell>
          <table:table-cell office:value-type="float" office:value="20.512177999999999" table:style-name="ce1">
            <text:p>20.512178</text:p>
          </table:table-cell>
          <table:table-cell office:value-type="float" office:value="44.793205999999998" table:style-name="ce1">
            <text:p>44.7932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jednim vozilom u raskrsnici ili na petlji</text:p>
          </table:table-cell>
          <table:table-cell table:number-columns-repeated="16377"/>
        </table:table-row>
        <table:table-row table:style-name="ro1">
          <table:table-cell office:value-type="float" office:value="1205504" table:style-name="ce1">
            <text:p>1205504</text:p>
          </table:table-cell>
          <table:table-cell office:value-type="string" table:style-name="ce1">
            <text:p>22.01.2018,16:10</text:p>
          </table:table-cell>
          <table:table-cell office:value-type="float" office:value="20.464051000000001" table:style-name="ce1">
            <text:p>20.464051</text:p>
          </table:table-cell>
          <table:table-cell office:value-type="float" office:value="44.800885000000001" table:style-name="ce1">
            <text:p>44.8008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506" table:style-name="ce1">
            <text:p>1205506</text:p>
          </table:table-cell>
          <table:table-cell office:value-type="string" table:style-name="ce1">
            <text:p>22.01.2018,17:40</text:p>
          </table:table-cell>
          <table:table-cell office:value-type="float" office:value="20.449741" table:style-name="ce1">
            <text:p>20.449741</text:p>
          </table:table-cell>
          <table:table-cell office:value-type="float" office:value="44.800316000000002" table:style-name="ce1">
            <text:p>44.8003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507" table:style-name="ce1">
            <text:p>1205507</text:p>
          </table:table-cell>
          <table:table-cell office:value-type="string" table:style-name="ce1">
            <text:p>22.01.2018,18:50</text:p>
          </table:table-cell>
          <table:table-cell office:value-type="float" office:value="20.487083999999999" table:style-name="ce1">
            <text:p>20.487084</text:p>
          </table:table-cell>
          <table:table-cell office:value-type="float" office:value="44.803967" table:style-name="ce1">
            <text:p>44.8039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508" table:style-name="ce1">
            <text:p>1205508</text:p>
          </table:table-cell>
          <table:table-cell office:value-type="string" table:style-name="ce1">
            <text:p>22.01.2018,19:00</text:p>
          </table:table-cell>
          <table:table-cell office:value-type="float" office:value="20.499030000000001" table:style-name="ce1">
            <text:p>20.49903</text:p>
          </table:table-cell>
          <table:table-cell office:value-type="float" office:value="44.798859999999998" table:style-name="ce1">
            <text:p>44.798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5411" table:style-name="ce1">
            <text:p>1205411</text:p>
          </table:table-cell>
          <table:table-cell office:value-type="string" table:style-name="ce1">
            <text:p>22.01.2018,00:30</text:p>
          </table:table-cell>
          <table:table-cell office:value-type="float" office:value="20.434297000000001" table:style-name="ce1">
            <text:p>20.434297</text:p>
          </table:table-cell>
          <table:table-cell office:value-type="float" office:value="44.794530000000002" table:style-name="ce1">
            <text:p>44.7945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05517" table:style-name="ce1">
            <text:p>1205517</text:p>
          </table:table-cell>
          <table:table-cell office:value-type="string" table:style-name="ce1">
            <text:p>22.01.2018,15:10</text:p>
          </table:table-cell>
          <table:table-cell office:value-type="float" office:value="20.423390000000001" table:style-name="ce1">
            <text:p>20.42339</text:p>
          </table:table-cell>
          <table:table-cell office:value-type="float" office:value="44.750210000000003" table:style-name="ce1">
            <text:p>44.750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5538" table:style-name="ce1">
            <text:p>1205538</text:p>
          </table:table-cell>
          <table:table-cell office:value-type="string" table:style-name="ce1">
            <text:p>22.01.2018,16:05</text:p>
          </table:table-cell>
          <table:table-cell office:value-type="float" office:value="20.417169999999999" table:style-name="ce1">
            <text:p>20.41717</text:p>
          </table:table-cell>
          <table:table-cell office:value-type="float" office:value="44.749409999999997" table:style-name="ce1">
            <text:p>44.749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5442" table:style-name="ce1">
            <text:p>1205442</text:p>
          </table:table-cell>
          <table:table-cell office:value-type="string" table:style-name="ce1">
            <text:p>22.01.2018,06:40</text:p>
          </table:table-cell>
          <table:table-cell office:value-type="float" office:value="20.37011" table:style-name="ce1">
            <text:p>20.37011</text:p>
          </table:table-cell>
          <table:table-cell office:value-type="float" office:value="44.798789999999997" table:style-name="ce1">
            <text:p>44.798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443" table:style-name="ce1">
            <text:p>1205443</text:p>
          </table:table-cell>
          <table:table-cell office:value-type="string" table:style-name="ce1">
            <text:p>22.01.2018,07:40</text:p>
          </table:table-cell>
          <table:table-cell office:value-type="float" office:value="20.410979999999999" table:style-name="ce1">
            <text:p>20.41098</text:p>
          </table:table-cell>
          <table:table-cell office:value-type="float" office:value="44.821559999999998" table:style-name="ce1">
            <text:p>44.821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6522" table:style-name="ce1">
            <text:p>1206522</text:p>
          </table:table-cell>
          <table:table-cell office:value-type="string" table:style-name="ce1">
            <text:p>22.01.2018,07:50</text:p>
          </table:table-cell>
          <table:table-cell office:value-type="float" office:value="20.434830000000002" table:style-name="ce1">
            <text:p>20.43483</text:p>
          </table:table-cell>
          <table:table-cell office:value-type="float" office:value="44.784689999999998" table:style-name="ce1">
            <text:p>44.7846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557" table:style-name="ce1">
            <text:p>1205557</text:p>
          </table:table-cell>
          <table:table-cell office:value-type="string" table:style-name="ce1">
            <text:p>22.01.2018,14:10</text:p>
          </table:table-cell>
          <table:table-cell office:value-type="float" office:value="20.46041" table:style-name="ce1">
            <text:p>20.46041</text:p>
          </table:table-cell>
          <table:table-cell office:value-type="float" office:value="44.887509999999999" table:style-name="ce1">
            <text:p>44.887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513" table:style-name="ce1">
            <text:p>1205513</text:p>
          </table:table-cell>
          <table:table-cell office:value-type="string" table:style-name="ce1">
            <text:p>22.01.2018,14:00</text:p>
          </table:table-cell>
          <table:table-cell office:value-type="float" office:value="20.37933" table:style-name="ce1">
            <text:p>20.37933</text:p>
          </table:table-cell>
          <table:table-cell office:value-type="float" office:value="44.805520000000001" table:style-name="ce1">
            <text:p>44.805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515" table:style-name="ce1">
            <text:p>1205515</text:p>
          </table:table-cell>
          <table:table-cell office:value-type="string" table:style-name="ce1">
            <text:p>22.01.2018,14:30</text:p>
          </table:table-cell>
          <table:table-cell office:value-type="float" office:value="20.457129999999999" table:style-name="ce1">
            <text:p>20.45713</text:p>
          </table:table-cell>
          <table:table-cell office:value-type="float" office:value="44.807960000000001" table:style-name="ce1">
            <text:p>44.807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preticanje</text:p>
          </table:table-cell>
          <table:table-cell table:number-columns-repeated="16377"/>
        </table:table-row>
        <table:table-row table:style-name="ro1">
          <table:table-cell office:value-type="float" office:value="1205456" table:style-name="ce1">
            <text:p>1205456</text:p>
          </table:table-cell>
          <table:table-cell office:value-type="string" table:style-name="ce1">
            <text:p>22.01.2018,11:50</text:p>
          </table:table-cell>
          <table:table-cell office:value-type="float" office:value="20.5382" table:style-name="ce1">
            <text:p>20.5382</text:p>
          </table:table-cell>
          <table:table-cell office:value-type="float" office:value="44.775779999999997" table:style-name="ce1">
            <text:p>44.7757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5484" table:style-name="ce1">
            <text:p>1205484</text:p>
          </table:table-cell>
          <table:table-cell office:value-type="string" table:style-name="ce1">
            <text:p>22.01.2018,15:40</text:p>
          </table:table-cell>
          <table:table-cell office:value-type="float" office:value="20.481310000000001" table:style-name="ce1">
            <text:p>20.48131</text:p>
          </table:table-cell>
          <table:table-cell office:value-type="float" office:value="44.797629999999998" table:style-name="ce1">
            <text:p>44.797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009" table:style-name="ce1">
            <text:p>1206009</text:p>
          </table:table-cell>
          <table:table-cell office:value-type="string" table:style-name="ce1">
            <text:p>22.01.2018,12:30</text:p>
          </table:table-cell>
          <table:table-cell office:value-type="float" office:value="20.166589999999999" table:style-name="ce1">
            <text:p>20.16659</text:p>
          </table:table-cell>
          <table:table-cell office:value-type="float" office:value="44.647109999999998" table:style-name="ce1">
            <text:p>44.6471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6720" table:style-name="ce1">
            <text:p>1206720</text:p>
          </table:table-cell>
          <table:table-cell office:value-type="string" table:style-name="ce1">
            <text:p>22.01.2018,11:30</text:p>
          </table:table-cell>
          <table:table-cell office:value-type="float" office:value="20.382809999999999" table:style-name="ce1">
            <text:p>20.38281</text:p>
          </table:table-cell>
          <table:table-cell office:value-type="float" office:value="44.584898000000003" table:style-name="ce1">
            <text:p>44.58489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6002" table:style-name="ce1">
            <text:p>1206002</text:p>
          </table:table-cell>
          <table:table-cell office:value-type="string" table:style-name="ce1">
            <text:p>22.01.2018,14:00</text:p>
          </table:table-cell>
          <table:table-cell office:value-type="float" office:value="20.47504" table:style-name="ce1">
            <text:p>20.47504</text:p>
          </table:table-cell>
          <table:table-cell office:value-type="float" office:value="44.79524" table:style-name="ce1">
            <text:p>44.795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5520" table:style-name="ce1">
            <text:p>1205520</text:p>
          </table:table-cell>
          <table:table-cell office:value-type="string" table:style-name="ce1">
            <text:p>22.01.2018,21:45</text:p>
          </table:table-cell>
          <table:table-cell office:value-type="float" office:value="20.401713999999998" table:style-name="ce1">
            <text:p>20.401714</text:p>
          </table:table-cell>
          <table:table-cell office:value-type="float" office:value="44.833348000000001" table:style-name="ce1">
            <text:p>44.8333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584" table:style-name="ce1">
            <text:p>1205584</text:p>
          </table:table-cell>
          <table:table-cell office:value-type="string" table:style-name="ce1">
            <text:p>23.01.2018,12:30</text:p>
          </table:table-cell>
          <table:table-cell office:value-type="float" office:value="20.412939999999999" table:style-name="ce1">
            <text:p>20.41294</text:p>
          </table:table-cell>
          <table:table-cell office:value-type="float" office:value="44.775390000000002" table:style-name="ce1">
            <text:p>44.775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5603" table:style-name="ce1">
            <text:p>1205603</text:p>
          </table:table-cell>
          <table:table-cell office:value-type="string" table:style-name="ce1">
            <text:p>23.01.2018,18:35</text:p>
          </table:table-cell>
          <table:table-cell office:value-type="float" office:value="20.437860000000001" table:style-name="ce1">
            <text:p>20.43786</text:p>
          </table:table-cell>
          <table:table-cell office:value-type="float" office:value="44.811" table:style-name="ce1">
            <text:p>44.8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676" table:style-name="ce1">
            <text:p>1205676</text:p>
          </table:table-cell>
          <table:table-cell office:value-type="string" table:style-name="ce1">
            <text:p>23.01.2018,20:00</text:p>
          </table:table-cell>
          <table:table-cell office:value-type="float" office:value="20.484310000000001" table:style-name="ce1">
            <text:p>20.48431</text:p>
          </table:table-cell>
          <table:table-cell office:value-type="float" office:value="44.79815" table:style-name="ce1">
            <text:p>44.798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840" table:style-name="ce1">
            <text:p>1205840</text:p>
          </table:table-cell>
          <table:table-cell office:value-type="string" table:style-name="ce1">
            <text:p>23.01.2018,15:00</text:p>
          </table:table-cell>
          <table:table-cell office:value-type="float" office:value="20.48939" table:style-name="ce1">
            <text:p>20.48939</text:p>
          </table:table-cell>
          <table:table-cell office:value-type="float" office:value="44.790750000000003" table:style-name="ce1">
            <text:p>44.790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536" table:style-name="ce1">
            <text:p>1205536</text:p>
          </table:table-cell>
          <table:table-cell office:value-type="string" table:style-name="ce1">
            <text:p>23.01.2018,09:15</text:p>
          </table:table-cell>
          <table:table-cell office:value-type="float" office:value="20.422039999999999" table:style-name="ce1">
            <text:p>20.42204</text:p>
          </table:table-cell>
          <table:table-cell office:value-type="float" office:value="44.818680000000001" table:style-name="ce1">
            <text:p>44.818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05578" table:style-name="ce1">
            <text:p>1205578</text:p>
          </table:table-cell>
          <table:table-cell office:value-type="string" table:style-name="ce1">
            <text:p>23.01.2018,10:20</text:p>
          </table:table-cell>
          <table:table-cell office:value-type="float" office:value="20.475517" table:style-name="ce1">
            <text:p>20.475517</text:p>
          </table:table-cell>
          <table:table-cell office:value-type="float" office:value="44.807572" table:style-name="ce1">
            <text:p>44.80757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917" table:style-name="ce1">
            <text:p>1205917</text:p>
          </table:table-cell>
          <table:table-cell office:value-type="string" table:style-name="ce1">
            <text:p>23.01.2018,16:20</text:p>
          </table:table-cell>
          <table:table-cell office:value-type="float" office:value="20.455683000000001" table:style-name="ce1">
            <text:p>20.455683</text:p>
          </table:table-cell>
          <table:table-cell office:value-type="float" office:value="44.778984000000001" table:style-name="ce1">
            <text:p>44.7789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5525" table:style-name="ce1">
            <text:p>1205525</text:p>
          </table:table-cell>
          <table:table-cell office:value-type="string" table:style-name="ce1">
            <text:p>23.01.2018,01:45</text:p>
          </table:table-cell>
          <table:table-cell office:value-type="float" office:value="20.474450000000001" table:style-name="ce1">
            <text:p>20.47445</text:p>
          </table:table-cell>
          <table:table-cell office:value-type="float" office:value="44.81765" table:style-name="ce1">
            <text:p>44.817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5626" table:style-name="ce1">
            <text:p>1205626</text:p>
          </table:table-cell>
          <table:table-cell office:value-type="string" table:style-name="ce1">
            <text:p>23.01.2018,17:30</text:p>
          </table:table-cell>
          <table:table-cell office:value-type="float" office:value="20.41423" table:style-name="ce1">
            <text:p>20.41423</text:p>
          </table:table-cell>
          <table:table-cell office:value-type="float" office:value="44.754260000000002" table:style-name="ce1">
            <text:p>44.754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534" table:style-name="ce1">
            <text:p>1205534</text:p>
          </table:table-cell>
          <table:table-cell office:value-type="string" table:style-name="ce1">
            <text:p>23.01.2018,08:00</text:p>
          </table:table-cell>
          <table:table-cell office:value-type="float" office:value="20.450430000000001" table:style-name="ce1">
            <text:p>20.45043</text:p>
          </table:table-cell>
          <table:table-cell office:value-type="float" office:value="44.801220000000001" table:style-name="ce1">
            <text:p>44.801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5595" table:style-name="ce1">
            <text:p>1205595</text:p>
          </table:table-cell>
          <table:table-cell office:value-type="string" table:style-name="ce1">
            <text:p>23.01.2018,08:30</text:p>
          </table:table-cell>
          <table:table-cell office:value-type="float" office:value="20.474316000000002" table:style-name="ce1">
            <text:p>20.474316</text:p>
          </table:table-cell>
          <table:table-cell office:value-type="float" office:value="44.867243000000002" table:style-name="ce1">
            <text:p>44.8672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597" table:style-name="ce1">
            <text:p>1205597</text:p>
          </table:table-cell>
          <table:table-cell office:value-type="string" table:style-name="ce1">
            <text:p>23.01.2018,14:20</text:p>
          </table:table-cell>
          <table:table-cell office:value-type="float" office:value="20.49456" table:style-name="ce1">
            <text:p>20.49456</text:p>
          </table:table-cell>
          <table:table-cell office:value-type="float" office:value="44.81756" table:style-name="ce1">
            <text:p>44.817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836" table:style-name="ce1">
            <text:p>1205836</text:p>
          </table:table-cell>
          <table:table-cell office:value-type="string" table:style-name="ce1">
            <text:p>23.01.2018,18:15</text:p>
          </table:table-cell>
          <table:table-cell office:value-type="float" office:value="20.486969999999999" table:style-name="ce1">
            <text:p>20.48697</text:p>
          </table:table-cell>
          <table:table-cell office:value-type="float" office:value="44.761279999999999" table:style-name="ce1">
            <text:p>44.761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679" table:style-name="ce1">
            <text:p>1205679</text:p>
          </table:table-cell>
          <table:table-cell office:value-type="string" table:style-name="ce1">
            <text:p>23.01.2018,14:00</text:p>
          </table:table-cell>
          <table:table-cell office:value-type="float" office:value="20.485855000000001" table:style-name="ce1">
            <text:p>20.485855</text:p>
          </table:table-cell>
          <table:table-cell office:value-type="float" office:value="44.797820000000002" table:style-name="ce1">
            <text:p>44.7978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– ostale situacije</text:p>
          </table:table-cell>
          <table:table-cell table:number-columns-repeated="16377"/>
        </table:table-row>
        <table:table-row table:style-name="ro1">
          <table:table-cell office:value-type="float" office:value="1205685" table:style-name="ce1">
            <text:p>1205685</text:p>
          </table:table-cell>
          <table:table-cell office:value-type="string" table:style-name="ce1">
            <text:p>23.01.2018,14:20</text:p>
          </table:table-cell>
          <table:table-cell office:value-type="float" office:value="20.3782" table:style-name="ce1">
            <text:p>20.3782</text:p>
          </table:table-cell>
          <table:table-cell office:value-type="float" office:value="44.697270000000003" table:style-name="ce1">
            <text:p>44.6972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475" table:style-name="ce1">
            <text:p>1206475</text:p>
          </table:table-cell>
          <table:table-cell office:value-type="string" table:style-name="ce1">
            <text:p>23.01.2018,14:50</text:p>
          </table:table-cell>
          <table:table-cell office:value-type="float" office:value="20.417110000000001" table:style-name="ce1">
            <text:p>20.41711</text:p>
          </table:table-cell>
          <table:table-cell office:value-type="float" office:value="44.805079999999997" table:style-name="ce1">
            <text:p>44.805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5639" table:style-name="ce1">
            <text:p>1205639</text:p>
          </table:table-cell>
          <table:table-cell office:value-type="string" table:style-name="ce1">
            <text:p>23.01.2018,22:00</text:p>
          </table:table-cell>
          <table:table-cell office:value-type="float" office:value="20.447766999999999" table:style-name="ce1">
            <text:p>20.447767</text:p>
          </table:table-cell>
          <table:table-cell office:value-type="float" office:value="44.905130999999997" table:style-name="ce1">
            <text:p>44.9051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678" table:style-name="ce1">
            <text:p>1205678</text:p>
          </table:table-cell>
          <table:table-cell office:value-type="string" table:style-name="ce1">
            <text:p>23.01.2018,16:55</text:p>
          </table:table-cell>
          <table:table-cell office:value-type="float" office:value="20.461556000000002" table:style-name="ce1">
            <text:p>20.461556</text:p>
          </table:table-cell>
          <table:table-cell office:value-type="float" office:value="44.806856000000003" table:style-name="ce1">
            <text:p>44.8068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720" table:style-name="ce1">
            <text:p>1205720</text:p>
          </table:table-cell>
          <table:table-cell office:value-type="string" table:style-name="ce1">
            <text:p>23.01.2018,11:00</text:p>
          </table:table-cell>
          <table:table-cell office:value-type="float" office:value="20.48207" table:style-name="ce1">
            <text:p>20.48207</text:p>
          </table:table-cell>
          <table:table-cell office:value-type="float" office:value="44.778669999999998" table:style-name="ce1">
            <text:p>44.778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550" table:style-name="ce1">
            <text:p>1205550</text:p>
          </table:table-cell>
          <table:table-cell office:value-type="string" table:style-name="ce1">
            <text:p>23.01.2018,13:10</text:p>
          </table:table-cell>
          <table:table-cell office:value-type="float" office:value="20.406162999999999" table:style-name="ce1">
            <text:p>20.406163</text:p>
          </table:table-cell>
          <table:table-cell office:value-type="float" office:value="44.816312000000003" table:style-name="ce1">
            <text:p>44.8163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600" table:style-name="ce1">
            <text:p>1205600</text:p>
          </table:table-cell>
          <table:table-cell office:value-type="string" table:style-name="ce1">
            <text:p>23.01.2018,13:20</text:p>
          </table:table-cell>
          <table:table-cell office:value-type="float" office:value="20.488869999999999" table:style-name="ce1">
            <text:p>20.48887</text:p>
          </table:table-cell>
          <table:table-cell office:value-type="float" office:value="44.845199999999998" table:style-name="ce1">
            <text:p>44.845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046" table:style-name="ce1">
            <text:p>1206046</text:p>
          </table:table-cell>
          <table:table-cell office:value-type="string" table:style-name="ce1">
            <text:p>23.01.2018,23:00</text:p>
          </table:table-cell>
          <table:table-cell office:value-type="float" office:value="20.490963000000001" table:style-name="ce1">
            <text:p>20.490963</text:p>
          </table:table-cell>
          <table:table-cell office:value-type="float" office:value="44.801237" table:style-name="ce1">
            <text:p>44.80123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na trotoaru ili biciklističkoj stazi kreće suprotno od smera kretanja vozila</text:p>
          </table:table-cell>
          <table:table-cell table:number-columns-repeated="16377"/>
        </table:table-row>
        <table:table-row table:style-name="ro1">
          <table:table-cell office:value-type="float" office:value="1205555" table:style-name="ce1">
            <text:p>1205555</text:p>
          </table:table-cell>
          <table:table-cell office:value-type="string" table:style-name="ce1">
            <text:p>23.01.2018,15:10</text:p>
          </table:table-cell>
          <table:table-cell office:value-type="float" office:value="20.43892" table:style-name="ce1">
            <text:p>20.43892</text:p>
          </table:table-cell>
          <table:table-cell office:value-type="float" office:value="44.788530000000002" table:style-name="ce1">
            <text:p>44.788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556" table:style-name="ce1">
            <text:p>1205556</text:p>
          </table:table-cell>
          <table:table-cell office:value-type="string" table:style-name="ce1">
            <text:p>23.01.2018,09:50</text:p>
          </table:table-cell>
          <table:table-cell office:value-type="float" office:value="20.49756" table:style-name="ce1">
            <text:p>20.49756</text:p>
          </table:table-cell>
          <table:table-cell office:value-type="float" office:value="44.756010000000003" table:style-name="ce1">
            <text:p>44.756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5323" table:style-name="ce1">
            <text:p>1205323</text:p>
          </table:table-cell>
          <table:table-cell office:value-type="string" table:style-name="ce1">
            <text:p>23.01.2018,08:10</text:p>
          </table:table-cell>
          <table:table-cell office:value-type="float" office:value="20.408750000000001" table:style-name="ce1">
            <text:p>20.40875</text:p>
          </table:table-cell>
          <table:table-cell office:value-type="float" office:value="44.805990000000001" table:style-name="ce1">
            <text:p>44.8059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539" table:style-name="ce1">
            <text:p>1205539</text:p>
          </table:table-cell>
          <table:table-cell office:value-type="string" table:style-name="ce1">
            <text:p>23.01.2018,07:20</text:p>
          </table:table-cell>
          <table:table-cell office:value-type="float" office:value="20.470739999999999" table:style-name="ce1">
            <text:p>20.47074</text:p>
          </table:table-cell>
          <table:table-cell office:value-type="float" office:value="44.763030000000001" table:style-name="ce1">
            <text:p>44.7630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598" table:style-name="ce1">
            <text:p>1205598</text:p>
          </table:table-cell>
          <table:table-cell office:value-type="string" table:style-name="ce1">
            <text:p>23.01.2018,07:30</text:p>
          </table:table-cell>
          <table:table-cell office:value-type="float" office:value="20.481850000000001" table:style-name="ce1">
            <text:p>20.48185</text:p>
          </table:table-cell>
          <table:table-cell office:value-type="float" office:value="44.758699999999997" table:style-name="ce1">
            <text:p>44.75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599" table:style-name="ce1">
            <text:p>1205599</text:p>
          </table:table-cell>
          <table:table-cell office:value-type="string" table:style-name="ce1">
            <text:p>23.01.2018,09:45</text:p>
          </table:table-cell>
          <table:table-cell office:value-type="float" office:value="20.475169999999999" table:style-name="ce1">
            <text:p>20.47517</text:p>
          </table:table-cell>
          <table:table-cell office:value-type="float" office:value="44.775950000000002" table:style-name="ce1">
            <text:p>44.775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605" table:style-name="ce1">
            <text:p>1205605</text:p>
          </table:table-cell>
          <table:table-cell office:value-type="string" table:style-name="ce1">
            <text:p>23.01.2018,18:00</text:p>
          </table:table-cell>
          <table:table-cell office:value-type="float" office:value="20.454820000000002" table:style-name="ce1">
            <text:p>20.45482</text:p>
          </table:table-cell>
          <table:table-cell office:value-type="float" office:value="44.796169999999996" table:style-name="ce1">
            <text:p>44.7961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604" table:style-name="ce1">
            <text:p>1205604</text:p>
          </table:table-cell>
          <table:table-cell office:value-type="string" table:style-name="ce1">
            <text:p>23.01.2018,18:00</text:p>
          </table:table-cell>
          <table:table-cell office:value-type="float" office:value="20.421240000000001" table:style-name="ce1">
            <text:p>20.42124</text:p>
          </table:table-cell>
          <table:table-cell office:value-type="float" office:value="44.81127" table:style-name="ce1">
            <text:p>44.811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6543" table:style-name="ce1">
            <text:p>1206543</text:p>
          </table:table-cell>
          <table:table-cell office:value-type="string" table:style-name="ce1">
            <text:p>23.01.2018,17:25</text:p>
          </table:table-cell>
          <table:table-cell office:value-type="float" office:value="20.419090000000001" table:style-name="ce1">
            <text:p>20.41909</text:p>
          </table:table-cell>
          <table:table-cell office:value-type="float" office:value="44.831319999999998" table:style-name="ce1">
            <text:p>44.8313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 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06543" table:style-name="ce1">
            <text:p>1206543</text:p>
          </table:table-cell>
          <table:table-cell office:value-type="string" table:style-name="ce1">
            <text:p>23.01.2018,17:25</text:p>
          </table:table-cell>
          <table:table-cell office:value-type="float" office:value="20.419090000000001" table:style-name="ce1">
            <text:p>20.41909</text:p>
          </table:table-cell>
          <table:table-cell office:value-type="float" office:value="44.831319999999998" table:style-name="ce1">
            <text:p>44.8313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087" table:style-name="ce1">
            <text:p>1206087</text:p>
          </table:table-cell>
          <table:table-cell office:value-type="string" table:style-name="ce1">
            <text:p>23.01.2018,10:32</text:p>
          </table:table-cell>
          <table:table-cell office:value-type="float" office:value="20.462019999999999" table:style-name="ce1">
            <text:p>20.46202</text:p>
          </table:table-cell>
          <table:table-cell office:value-type="float" office:value="44.799610000000001" table:style-name="ce1">
            <text:p>44.799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5958" table:style-name="ce1">
            <text:p>1205958</text:p>
          </table:table-cell>
          <table:table-cell office:value-type="string" table:style-name="ce1">
            <text:p>23.01.2018,05:20</text:p>
          </table:table-cell>
          <table:table-cell office:value-type="float" office:value="20.53679" table:style-name="ce1">
            <text:p>20.53679</text:p>
          </table:table-cell>
          <table:table-cell office:value-type="float" office:value="44.81467" table:style-name="ce1">
            <text:p>44.814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6569" table:style-name="ce1">
            <text:p>1206569</text:p>
          </table:table-cell>
          <table:table-cell office:value-type="string" table:style-name="ce1">
            <text:p>23.01.2018,17:50</text:p>
          </table:table-cell>
          <table:table-cell office:value-type="float" office:value="20.401679999999999" table:style-name="ce1">
            <text:p>20.40168</text:p>
          </table:table-cell>
          <table:table-cell office:value-type="float" office:value="44.80471" table:style-name="ce1">
            <text:p>44.8047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na kolovozu</text:p>
          </table:table-cell>
          <table:table-cell table:number-columns-repeated="16377"/>
        </table:table-row>
        <table:table-row table:style-name="ro1">
          <table:table-cell office:value-type="float" office:value="1206573" table:style-name="ce1">
            <text:p>1206573</text:p>
          </table:table-cell>
          <table:table-cell office:value-type="string" table:style-name="ce1">
            <text:p>23.01.2018,17:40</text:p>
          </table:table-cell>
          <table:table-cell office:value-type="float" office:value="20.401679999999999" table:style-name="ce1">
            <text:p>20.40168</text:p>
          </table:table-cell>
          <table:table-cell office:value-type="float" office:value="44.80471" table:style-name="ce1">
            <text:p>44.804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7055" table:style-name="ce1">
            <text:p>1207055</text:p>
          </table:table-cell>
          <table:table-cell office:value-type="string" table:style-name="ce1">
            <text:p>23.01.2018,01:10</text:p>
          </table:table-cell>
          <table:table-cell office:value-type="float" office:value="20.402066999999999" table:style-name="ce1">
            <text:p>20.402067</text:p>
          </table:table-cell>
          <table:table-cell office:value-type="float" office:value="44.886468000000001" table:style-name="ce1">
            <text:p>44.8864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547" table:style-name="ce1">
            <text:p>1206547</text:p>
          </table:table-cell>
          <table:table-cell office:value-type="string" table:style-name="ce1">
            <text:p>23.01.2018,20:00</text:p>
          </table:table-cell>
          <table:table-cell office:value-type="float" office:value="20.41601" table:style-name="ce1">
            <text:p>20.41601</text:p>
          </table:table-cell>
          <table:table-cell office:value-type="float" office:value="44.813400000000001" table:style-name="ce1">
            <text:p>44.81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532" table:style-name="ce1">
            <text:p>1205532</text:p>
          </table:table-cell>
          <table:table-cell office:value-type="string" table:style-name="ce1">
            <text:p>23.01.2018,07:50</text:p>
          </table:table-cell>
          <table:table-cell office:value-type="float" office:value="20.629919999999998" table:style-name="ce1">
            <text:p>20.62992</text:p>
          </table:table-cell>
          <table:table-cell office:value-type="float" office:value="44.722147" table:style-name="ce1">
            <text:p>44.7221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5665" table:style-name="ce1">
            <text:p>1205665</text:p>
          </table:table-cell>
          <table:table-cell office:value-type="string" table:style-name="ce1">
            <text:p>24.01.2018,08:50</text:p>
          </table:table-cell>
          <table:table-cell office:value-type="float" office:value="20.421928999999999" table:style-name="ce1">
            <text:p>20.421929</text:p>
          </table:table-cell>
          <table:table-cell office:value-type="float" office:value="44.783256999999999" table:style-name="ce1">
            <text:p>44.7832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722" table:style-name="ce1">
            <text:p>1205722</text:p>
          </table:table-cell>
          <table:table-cell office:value-type="string" table:style-name="ce1">
            <text:p>24.01.2018,21:15</text:p>
          </table:table-cell>
          <table:table-cell office:value-type="float" office:value="20.503260000000001" table:style-name="ce1">
            <text:p>20.50326</text:p>
          </table:table-cell>
          <table:table-cell office:value-type="float" office:value="44.771470000000001" table:style-name="ce1">
            <text:p>44.7714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708" table:style-name="ce1">
            <text:p>1205708</text:p>
          </table:table-cell>
          <table:table-cell office:value-type="string" table:style-name="ce1">
            <text:p>24.01.2018,20:20</text:p>
          </table:table-cell>
          <table:table-cell office:value-type="float" office:value="20.515940000000001" table:style-name="ce1">
            <text:p>20.51594</text:p>
          </table:table-cell>
          <table:table-cell office:value-type="float" office:value="44.789119999999997" table:style-name="ce1">
            <text:p>44.7891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833" table:style-name="ce1">
            <text:p>1205833</text:p>
          </table:table-cell>
          <table:table-cell office:value-type="string" table:style-name="ce1">
            <text:p>24.01.2018,12:50</text:p>
          </table:table-cell>
          <table:table-cell office:value-type="float" office:value="20.412876000000001" table:style-name="ce1">
            <text:p>20.412876</text:p>
          </table:table-cell>
          <table:table-cell office:value-type="float" office:value="44.824184000000002" table:style-name="ce1">
            <text:p>44.8241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5780" table:style-name="ce1">
            <text:p>1205780</text:p>
          </table:table-cell>
          <table:table-cell office:value-type="string" table:style-name="ce1">
            <text:p>24.01.2018,14:15</text:p>
          </table:table-cell>
          <table:table-cell office:value-type="float" office:value="20.24091" table:style-name="ce1">
            <text:p>20.24091</text:p>
          </table:table-cell>
          <table:table-cell office:value-type="float" office:value="44.77617" table:style-name="ce1">
            <text:p>44.776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831" table:style-name="ce1">
            <text:p>1205831</text:p>
          </table:table-cell>
          <table:table-cell office:value-type="string" table:style-name="ce1">
            <text:p>24.01.2018,09:45</text:p>
          </table:table-cell>
          <table:table-cell office:value-type="float" office:value="20.560079999999999" table:style-name="ce1">
            <text:p>20.56008</text:p>
          </table:table-cell>
          <table:table-cell office:value-type="float" office:value="44.768230000000003" table:style-name="ce1">
            <text:p>44.768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677" table:style-name="ce1">
            <text:p>1205677</text:p>
          </table:table-cell>
          <table:table-cell office:value-type="string" table:style-name="ce1">
            <text:p>24.01.2018,10:30</text:p>
          </table:table-cell>
          <table:table-cell office:value-type="float" office:value="20.416634999999999" table:style-name="ce1">
            <text:p>20.416635</text:p>
          </table:table-cell>
          <table:table-cell office:value-type="float" office:value="44.834456000000003" table:style-name="ce1">
            <text:p>44.8344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5698" table:style-name="ce1">
            <text:p>1205698</text:p>
          </table:table-cell>
          <table:table-cell office:value-type="string" table:style-name="ce1">
            <text:p>24.01.2018,11:40</text:p>
          </table:table-cell>
          <table:table-cell office:value-type="float" office:value="20.406162999999999" table:style-name="ce1">
            <text:p>20.406163</text:p>
          </table:table-cell>
          <table:table-cell office:value-type="float" office:value="44.823073999999998" table:style-name="ce1">
            <text:p>44.8230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699" table:style-name="ce1">
            <text:p>1205699</text:p>
          </table:table-cell>
          <table:table-cell office:value-type="string" table:style-name="ce1">
            <text:p>24.01.2018,13:30</text:p>
          </table:table-cell>
          <table:table-cell office:value-type="float" office:value="20.515872000000002" table:style-name="ce1">
            <text:p>20.515872</text:p>
          </table:table-cell>
          <table:table-cell office:value-type="float" office:value="44.714047999999998" table:style-name="ce1">
            <text:p>44.7140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05700" table:style-name="ce1">
            <text:p>1205700</text:p>
          </table:table-cell>
          <table:table-cell office:value-type="string" table:style-name="ce1">
            <text:p>24.01.2018,09:15</text:p>
          </table:table-cell>
          <table:table-cell office:value-type="float" office:value="20.489241" table:style-name="ce1">
            <text:p>20.489241</text:p>
          </table:table-cell>
          <table:table-cell office:value-type="float" office:value="44.769275999999998" table:style-name="ce1">
            <text:p>44.7692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672" table:style-name="ce1">
            <text:p>1205672</text:p>
          </table:table-cell>
          <table:table-cell office:value-type="string" table:style-name="ce1">
            <text:p>24.01.2018,04:30</text:p>
          </table:table-cell>
          <table:table-cell office:value-type="float" office:value="20.297212999999999" table:style-name="ce1">
            <text:p>20.297213</text:p>
          </table:table-cell>
          <table:table-cell office:value-type="float" office:value="44.894627999999997" table:style-name="ce1">
            <text:p>44.89462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5667" table:style-name="ce1">
            <text:p>1205667</text:p>
          </table:table-cell>
          <table:table-cell office:value-type="string" table:style-name="ce1">
            <text:p>24.01.2018,07:10</text:p>
          </table:table-cell>
          <table:table-cell office:value-type="float" office:value="20.453990999999998" table:style-name="ce1">
            <text:p>20.453991</text:p>
          </table:table-cell>
          <table:table-cell office:value-type="float" office:value="44.800561000000002" table:style-name="ce1">
            <text:p>44.8005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05828" table:style-name="ce1">
            <text:p>1205828</text:p>
          </table:table-cell>
          <table:table-cell office:value-type="string" table:style-name="ce1">
            <text:p>24.01.2018,09:35</text:p>
          </table:table-cell>
          <table:table-cell office:value-type="float" office:value="20.455380000000002" table:style-name="ce1">
            <text:p>20.45538</text:p>
          </table:table-cell>
          <table:table-cell office:value-type="float" office:value="44.797969999999999" table:style-name="ce1">
            <text:p>44.797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830" table:style-name="ce1">
            <text:p>1205830</text:p>
          </table:table-cell>
          <table:table-cell office:value-type="string" table:style-name="ce1">
            <text:p>24.01.2018,08:00</text:p>
          </table:table-cell>
          <table:table-cell office:value-type="float" office:value="20.388010000000001" table:style-name="ce1">
            <text:p>20.38801</text:p>
          </table:table-cell>
          <table:table-cell office:value-type="float" office:value="44.679220000000001" table:style-name="ce1">
            <text:p>44.679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5866" table:style-name="ce1">
            <text:p>1205866</text:p>
          </table:table-cell>
          <table:table-cell office:value-type="string" table:style-name="ce1">
            <text:p>24.01.2018,16:00</text:p>
          </table:table-cell>
          <table:table-cell office:value-type="float" office:value="20.476773000000001" table:style-name="ce1">
            <text:p>20.476773</text:p>
          </table:table-cell>
          <table:table-cell office:value-type="float" office:value="44.818055000000001" table:style-name="ce1">
            <text:p>44.8180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693" table:style-name="ce1">
            <text:p>1205693</text:p>
          </table:table-cell>
          <table:table-cell office:value-type="string" table:style-name="ce1">
            <text:p>24.01.2018,21:15</text:p>
          </table:table-cell>
          <table:table-cell office:value-type="float" office:value="20.500305999999998" table:style-name="ce1">
            <text:p>20.500306</text:p>
          </table:table-cell>
          <table:table-cell office:value-type="float" office:value="44.786321000000001" table:style-name="ce1">
            <text:p>44.7863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5695" table:style-name="ce1">
            <text:p>1205695</text:p>
          </table:table-cell>
          <table:table-cell office:value-type="string" table:style-name="ce1">
            <text:p>24.01.2018,19:30</text:p>
          </table:table-cell>
          <table:table-cell office:value-type="float" office:value="20.368383999999999" table:style-name="ce1">
            <text:p>20.368384</text:p>
          </table:table-cell>
          <table:table-cell office:value-type="float" office:value="44.810448999999998" table:style-name="ce1">
            <text:p>44.8104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681" table:style-name="ce1">
            <text:p>1205681</text:p>
          </table:table-cell>
          <table:table-cell office:value-type="string" table:style-name="ce1">
            <text:p>24.01.2018,14:00</text:p>
          </table:table-cell>
          <table:table-cell office:value-type="float" office:value="20.460211000000001" table:style-name="ce1">
            <text:p>20.460211</text:p>
          </table:table-cell>
          <table:table-cell office:value-type="float" office:value="44.887498000000001" table:style-name="ce1">
            <text:p>44.8874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5771" table:style-name="ce1">
            <text:p>1205771</text:p>
          </table:table-cell>
          <table:table-cell office:value-type="string" table:style-name="ce1">
            <text:p>24.01.2018,14:30</text:p>
          </table:table-cell>
          <table:table-cell office:value-type="float" office:value="20.503661000000001" table:style-name="ce1">
            <text:p>20.503661</text:p>
          </table:table-cell>
          <table:table-cell office:value-type="float" office:value="44.817562000000002" table:style-name="ce1">
            <text:p>44.8175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680" table:style-name="ce1">
            <text:p>1205680</text:p>
          </table:table-cell>
          <table:table-cell office:value-type="string" table:style-name="ce1">
            <text:p>24.01.2018,15:50</text:p>
          </table:table-cell>
          <table:table-cell office:value-type="float" office:value="20.48038" table:style-name="ce1">
            <text:p>20.48038</text:p>
          </table:table-cell>
          <table:table-cell office:value-type="float" office:value="44.751800000000003" table:style-name="ce1">
            <text:p>44.751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5723" table:style-name="ce1">
            <text:p>1205723</text:p>
          </table:table-cell>
          <table:table-cell office:value-type="string" table:style-name="ce1">
            <text:p>24.01.2018,18:00</text:p>
          </table:table-cell>
          <table:table-cell office:value-type="float" office:value="20.385850000000001" table:style-name="ce1">
            <text:p>20.38585</text:p>
          </table:table-cell>
          <table:table-cell office:value-type="float" office:value="44.849930000000001" table:style-name="ce1">
            <text:p>44.849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5835" table:style-name="ce1">
            <text:p>1205835</text:p>
          </table:table-cell>
          <table:table-cell office:value-type="string" table:style-name="ce1">
            <text:p>24.01.2018,12:00</text:p>
          </table:table-cell>
          <table:table-cell office:value-type="float" office:value="20.518560000000001" table:style-name="ce1">
            <text:p>20.51856</text:p>
          </table:table-cell>
          <table:table-cell office:value-type="float" office:value="44.811689999999999" table:style-name="ce1">
            <text:p>44.811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811" table:style-name="ce1">
            <text:p>1205811</text:p>
          </table:table-cell>
          <table:table-cell office:value-type="string" table:style-name="ce1">
            <text:p>24.01.2018,14:20</text:p>
          </table:table-cell>
          <table:table-cell office:value-type="float" office:value="20.46932" table:style-name="ce1">
            <text:p>20.46932</text:p>
          </table:table-cell>
          <table:table-cell office:value-type="float" office:value="44.795360000000002" table:style-name="ce1">
            <text:p>44.795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813" table:style-name="ce1">
            <text:p>1205813</text:p>
          </table:table-cell>
          <table:table-cell office:value-type="string" table:style-name="ce1">
            <text:p>24.01.2018,16:30</text:p>
          </table:table-cell>
          <table:table-cell office:value-type="float" office:value="20.47954" table:style-name="ce1">
            <text:p>20.47954</text:p>
          </table:table-cell>
          <table:table-cell office:value-type="float" office:value="44.810839999999999" table:style-name="ce1">
            <text:p>44.810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808" table:style-name="ce1">
            <text:p>1205808</text:p>
          </table:table-cell>
          <table:table-cell office:value-type="string" table:style-name="ce1">
            <text:p>24.01.2018,09:30</text:p>
          </table:table-cell>
          <table:table-cell office:value-type="float" office:value="20.14884" table:style-name="ce1">
            <text:p>20.14884</text:p>
          </table:table-cell>
          <table:table-cell office:value-type="float" office:value="44.588999999999999" table:style-name="ce1">
            <text:p>44.5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07012" table:style-name="ce1">
            <text:p>1207012</text:p>
          </table:table-cell>
          <table:table-cell office:value-type="string" table:style-name="ce1">
            <text:p>24.01.2018,12:45</text:p>
          </table:table-cell>
          <table:table-cell office:value-type="float" office:value="20.476649999999999" table:style-name="ce1">
            <text:p>20.47665</text:p>
          </table:table-cell>
          <table:table-cell office:value-type="float" office:value="44.798560000000002" table:style-name="ce1">
            <text:p>44.7985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5657" table:style-name="ce1">
            <text:p>1205657</text:p>
          </table:table-cell>
          <table:table-cell office:value-type="string" table:style-name="ce1">
            <text:p>24.01.2018,07:40</text:p>
          </table:table-cell>
          <table:table-cell office:value-type="float" office:value="20.501059999999999" table:style-name="ce1">
            <text:p>20.50106</text:p>
          </table:table-cell>
          <table:table-cell office:value-type="float" office:value="44.783659999999998" table:style-name="ce1">
            <text:p>44.7836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sa skretanjem vozila ulevo, u raskrsnici</text:p>
          </table:table-cell>
          <table:table-cell table:number-columns-repeated="16377"/>
        </table:table-row>
        <table:table-row table:style-name="ro1">
          <table:table-cell office:value-type="float" office:value="1205799" table:style-name="ce1">
            <text:p>1205799</text:p>
          </table:table-cell>
          <table:table-cell office:value-type="string" table:style-name="ce1">
            <text:p>24.01.2018,07:45</text:p>
          </table:table-cell>
          <table:table-cell office:value-type="float" office:value="20.513891000000001" table:style-name="ce1">
            <text:p>20.513891</text:p>
          </table:table-cell>
          <table:table-cell office:value-type="float" office:value="44.860605999999997" table:style-name="ce1">
            <text:p>44.8606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5730" table:style-name="ce1">
            <text:p>1205730</text:p>
          </table:table-cell>
          <table:table-cell office:value-type="string" table:style-name="ce1">
            <text:p>24.01.2018,11:00</text:p>
          </table:table-cell>
          <table:table-cell office:value-type="float" office:value="20.453768" table:style-name="ce1">
            <text:p>20.453768</text:p>
          </table:table-cell>
          <table:table-cell office:value-type="float" office:value="44.816609" table:style-name="ce1">
            <text:p>44.8166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732" table:style-name="ce1">
            <text:p>1205732</text:p>
          </table:table-cell>
          <table:table-cell office:value-type="string" table:style-name="ce1">
            <text:p>24.01.2018,14:00</text:p>
          </table:table-cell>
          <table:table-cell office:value-type="float" office:value="20.290179999999999" table:style-name="ce1">
            <text:p>20.29018</text:p>
          </table:table-cell>
          <table:table-cell office:value-type="float" office:value="44.897069000000002" table:style-name="ce1">
            <text:p>44.8970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709" table:style-name="ce1">
            <text:p>1205709</text:p>
          </table:table-cell>
          <table:table-cell office:value-type="string" table:style-name="ce1">
            <text:p>24.01.2018,22:00</text:p>
          </table:table-cell>
          <table:table-cell office:value-type="float" office:value="20.267009999999999" table:style-name="ce1">
            <text:p>20.26701</text:p>
          </table:table-cell>
          <table:table-cell office:value-type="float" office:value="44.38062" table:style-name="ce1">
            <text:p>44.380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preticanje</text:p>
          </table:table-cell>
          <table:table-cell table:number-columns-repeated="16377"/>
        </table:table-row>
        <table:table-row table:style-name="ro1">
          <table:table-cell office:value-type="float" office:value="1205648" table:style-name="ce1">
            <text:p>1205648</text:p>
          </table:table-cell>
          <table:table-cell office:value-type="string" table:style-name="ce1">
            <text:p>24.01.2018,09:10</text:p>
          </table:table-cell>
          <table:table-cell office:value-type="float" office:value="20.446133" table:style-name="ce1">
            <text:p>20.446133</text:p>
          </table:table-cell>
          <table:table-cell office:value-type="float" office:value="44.751626000000002" table:style-name="ce1">
            <text:p>44.7516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05689" table:style-name="ce1">
            <text:p>1205689</text:p>
          </table:table-cell>
          <table:table-cell office:value-type="string" table:style-name="ce1">
            <text:p>24.01.2018,17:45</text:p>
          </table:table-cell>
          <table:table-cell office:value-type="float" office:value="20.365939999999998" table:style-name="ce1">
            <text:p>20.36594</text:p>
          </table:table-cell>
          <table:table-cell office:value-type="float" office:value="44.83867" table:style-name="ce1">
            <text:p>44.8386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687" table:style-name="ce1">
            <text:p>1205687</text:p>
          </table:table-cell>
          <table:table-cell office:value-type="string" table:style-name="ce1">
            <text:p>24.01.2018,13:40</text:p>
          </table:table-cell>
          <table:table-cell office:value-type="float" office:value="20.413740000000001" table:style-name="ce1">
            <text:p>20.41374</text:p>
          </table:table-cell>
          <table:table-cell office:value-type="float" office:value="44.775959999999998" table:style-name="ce1">
            <text:p>44.7759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učešćem najmanje dva vozila bez skretanja (bez podataka o smeru)</text:p>
          </table:table-cell>
          <table:table-cell table:number-columns-repeated="16377"/>
        </table:table-row>
        <table:table-row table:style-name="ro1">
          <table:table-cell office:value-type="float" office:value="1206237" table:style-name="ce1">
            <text:p>1206237</text:p>
          </table:table-cell>
          <table:table-cell office:value-type="string" table:style-name="ce1">
            <text:p>24.01.2018,11:45</text:p>
          </table:table-cell>
          <table:table-cell office:value-type="float" office:value="20.398271000000001" table:style-name="ce1">
            <text:p>20.398271</text:p>
          </table:table-cell>
          <table:table-cell office:value-type="float" office:value="44.812399999999997" table:style-name="ce1">
            <text:p>44.81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6243" table:style-name="ce1">
            <text:p>1206243</text:p>
          </table:table-cell>
          <table:table-cell office:value-type="string" table:style-name="ce1">
            <text:p>24.01.2018,15:30</text:p>
          </table:table-cell>
          <table:table-cell office:value-type="float" office:value="20.471874" table:style-name="ce1">
            <text:p>20.471874</text:p>
          </table:table-cell>
          <table:table-cell office:value-type="float" office:value="44.813175000000001" table:style-name="ce1">
            <text:p>44.8131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05688" table:style-name="ce1">
            <text:p>1205688</text:p>
          </table:table-cell>
          <table:table-cell office:value-type="string" table:style-name="ce1">
            <text:p>24.01.2018,17:00</text:p>
          </table:table-cell>
          <table:table-cell office:value-type="float" office:value="20.47447" table:style-name="ce1">
            <text:p>20.47447</text:p>
          </table:table-cell>
          <table:table-cell office:value-type="float" office:value="44.867249999999999" table:style-name="ce1">
            <text:p>44.867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udar u sustizanju</text:p>
          </table:table-cell>
          <table:table-cell table:number-columns-repeated="16377"/>
        </table:table-row>
        <table:table-row table:style-name="ro1">
          <table:table-cell office:value-type="float" office:value="1205691" table:style-name="ce1">
            <text:p>1205691</text:p>
          </table:table-cell>
          <table:table-cell office:value-type="string" table:style-name="ce1">
            <text:p>24.01.2018,17:45</text:p>
          </table:table-cell>
          <table:table-cell office:value-type="float" office:value="20.254179000000001" table:style-name="ce1">
            <text:p>20.254179</text:p>
          </table:table-cell>
          <table:table-cell office:value-type="float" office:value="44.783740999999999" table:style-name="ce1">
            <text:p>44.7837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692" table:style-name="ce1">
            <text:p>1205692</text:p>
          </table:table-cell>
          <table:table-cell office:value-type="string" table:style-name="ce1">
            <text:p>24.01.2018,20:25</text:p>
          </table:table-cell>
          <table:table-cell office:value-type="float" office:value="20.446760999999999" table:style-name="ce1">
            <text:p>20.446761</text:p>
          </table:table-cell>
          <table:table-cell office:value-type="float" office:value="44.797500999999997" table:style-name="ce1">
            <text:p>44.7975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721" table:style-name="ce1">
            <text:p>1205721</text:p>
          </table:table-cell>
          <table:table-cell office:value-type="string" table:style-name="ce1">
            <text:p>24.01.2018,18:30</text:p>
          </table:table-cell>
          <table:table-cell office:value-type="float" office:value="20.405685999999999" table:style-name="ce1">
            <text:p>20.405686</text:p>
          </table:table-cell>
          <table:table-cell office:value-type="float" office:value="44.825915000000002" table:style-name="ce1">
            <text:p>44.8259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662" table:style-name="ce1">
            <text:p>1206662</text:p>
          </table:table-cell>
          <table:table-cell office:value-type="string" table:style-name="ce1">
            <text:p>24.01.2018,22:30</text:p>
          </table:table-cell>
          <table:table-cell office:value-type="float" office:value="20.499762" table:style-name="ce1">
            <text:p>20.499762</text:p>
          </table:table-cell>
          <table:table-cell office:value-type="float" office:value="44.788328" table:style-name="ce1">
            <text:p>44.7883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666" table:style-name="ce1">
            <text:p>1205666</text:p>
          </table:table-cell>
          <table:table-cell office:value-type="string" table:style-name="ce1">
            <text:p>24.01.2018,09:30</text:p>
          </table:table-cell>
          <table:table-cell office:value-type="float" office:value="20.393093" table:style-name="ce1">
            <text:p>20.393093</text:p>
          </table:table-cell>
          <table:table-cell office:value-type="float" office:value="44.826548000000003" table:style-name="ce1">
            <text:p>44.8265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743" table:style-name="ce1">
            <text:p>1205743</text:p>
          </table:table-cell>
          <table:table-cell office:value-type="string" table:style-name="ce1">
            <text:p>25.01.2018,11:35</text:p>
          </table:table-cell>
          <table:table-cell office:value-type="float" office:value="20.37933" table:style-name="ce1">
            <text:p>20.37933</text:p>
          </table:table-cell>
          <table:table-cell office:value-type="float" office:value="44.73498" table:style-name="ce1">
            <text:p>44.734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6100" table:style-name="ce1">
            <text:p>1206100</text:p>
          </table:table-cell>
          <table:table-cell office:value-type="string" table:style-name="ce1">
            <text:p>25.01.2018,07:00</text:p>
          </table:table-cell>
          <table:table-cell office:value-type="float" office:value="20.466172" table:style-name="ce1">
            <text:p>20.466172</text:p>
          </table:table-cell>
          <table:table-cell office:value-type="float" office:value="44.716926999999998" table:style-name="ce1">
            <text:p>44.7169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795" table:style-name="ce1">
            <text:p>1205795</text:p>
          </table:table-cell>
          <table:table-cell office:value-type="string" table:style-name="ce1">
            <text:p>25.01.2018,16:20</text:p>
          </table:table-cell>
          <table:table-cell office:value-type="float" office:value="20.369641999999999" table:style-name="ce1">
            <text:p>20.369642</text:p>
          </table:table-cell>
          <table:table-cell office:value-type="float" office:value="44.844434" table:style-name="ce1">
            <text:p>44.8444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05905" table:style-name="ce1">
            <text:p>1205905</text:p>
          </table:table-cell>
          <table:table-cell office:value-type="string" table:style-name="ce1">
            <text:p>25.01.2018,14:05</text:p>
          </table:table-cell>
          <table:table-cell office:value-type="float" office:value="20.491630000000001" table:style-name="ce1">
            <text:p>20.49163</text:p>
          </table:table-cell>
          <table:table-cell office:value-type="float" office:value="44.815150000000003" table:style-name="ce1">
            <text:p>44.815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05996" table:style-name="ce1">
            <text:p>1205996</text:p>
          </table:table-cell>
          <table:table-cell office:value-type="string" table:style-name="ce1">
            <text:p>25.01.2018,12:20</text:p>
          </table:table-cell>
          <table:table-cell office:value-type="float" office:value="20.472078" table:style-name="ce1">
            <text:p>20.472078</text:p>
          </table:table-cell>
          <table:table-cell office:value-type="float" office:value="44.804203000000001" table:style-name="ce1">
            <text:p>44.8042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pri otvaranju vrata</text:p>
          </table:table-cell>
          <table:table-cell table:number-columns-repeated="16377"/>
        </table:table-row>
        <table:table-row table:style-name="ro1">
          <table:table-cell office:value-type="float" office:value="1205889" table:style-name="ce1">
            <text:p>1205889</text:p>
          </table:table-cell>
          <table:table-cell office:value-type="string" table:style-name="ce1">
            <text:p>25.01.2018,10:10</text:p>
          </table:table-cell>
          <table:table-cell office:value-type="float" office:value="20.467217000000002" table:style-name="ce1">
            <text:p>20.467217</text:p>
          </table:table-cell>
          <table:table-cell office:value-type="float" office:value="44.821717" table:style-name="ce1">
            <text:p>44.8217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892" table:style-name="ce1">
            <text:p>1205892</text:p>
          </table:table-cell>
          <table:table-cell office:value-type="string" table:style-name="ce1">
            <text:p>25.01.2018,10:30</text:p>
          </table:table-cell>
          <table:table-cell office:value-type="float" office:value="20.462607999999999" table:style-name="ce1">
            <text:p>20.462608</text:p>
          </table:table-cell>
          <table:table-cell office:value-type="float" office:value="44.799205000000001" table:style-name="ce1">
            <text:p>44.7992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893" table:style-name="ce1">
            <text:p>1205893</text:p>
          </table:table-cell>
          <table:table-cell office:value-type="string" table:style-name="ce1">
            <text:p>25.01.2018,12:30</text:p>
          </table:table-cell>
          <table:table-cell office:value-type="float" office:value="20.421033000000001" table:style-name="ce1">
            <text:p>20.421033</text:p>
          </table:table-cell>
          <table:table-cell office:value-type="float" office:value="44.810191000000003" table:style-name="ce1">
            <text:p>44.8101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896" table:style-name="ce1">
            <text:p>1205896</text:p>
          </table:table-cell>
          <table:table-cell office:value-type="string" table:style-name="ce1">
            <text:p>25.01.2018,11:50</text:p>
          </table:table-cell>
          <table:table-cell office:value-type="float" office:value="20.382649000000001" table:style-name="ce1">
            <text:p>20.382649</text:p>
          </table:table-cell>
          <table:table-cell office:value-type="float" office:value="44.810505999999997" table:style-name="ce1">
            <text:p>44.8105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898" table:style-name="ce1">
            <text:p>1205898</text:p>
          </table:table-cell>
          <table:table-cell office:value-type="string" table:style-name="ce1">
            <text:p>25.01.2018,13:15</text:p>
          </table:table-cell>
          <table:table-cell office:value-type="float" office:value="20.422022999999999" table:style-name="ce1">
            <text:p>20.422023</text:p>
          </table:table-cell>
          <table:table-cell office:value-type="float" office:value="44.805717000000001" table:style-name="ce1">
            <text:p>44.8057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5717" table:style-name="ce1">
            <text:p>1205717</text:p>
          </table:table-cell>
          <table:table-cell office:value-type="string" table:style-name="ce1">
            <text:p>25.01.2018,07:15</text:p>
          </table:table-cell>
          <table:table-cell office:value-type="float" office:value="20.489909999999998" table:style-name="ce1">
            <text:p>20.48991</text:p>
          </table:table-cell>
          <table:table-cell office:value-type="float" office:value="44.82141" table:style-name="ce1">
            <text:p>44.821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740" table:style-name="ce1">
            <text:p>1205740</text:p>
          </table:table-cell>
          <table:table-cell office:value-type="string" table:style-name="ce1">
            <text:p>25.01.2018,08:35</text:p>
          </table:table-cell>
          <table:table-cell office:value-type="float" office:value="20.50066" table:style-name="ce1">
            <text:p>20.50066</text:p>
          </table:table-cell>
          <table:table-cell office:value-type="float" office:value="44.784210000000002" table:style-name="ce1">
            <text:p>44.784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755" table:style-name="ce1">
            <text:p>1205755</text:p>
          </table:table-cell>
          <table:table-cell office:value-type="string" table:style-name="ce1">
            <text:p>25.01.2018,12:15</text:p>
          </table:table-cell>
          <table:table-cell office:value-type="float" office:value="20.42606" table:style-name="ce1">
            <text:p>20.42606</text:p>
          </table:table-cell>
          <table:table-cell office:value-type="float" office:value="44.744419999999998" table:style-name="ce1">
            <text:p>44.7444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 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05820" table:style-name="ce1">
            <text:p>1205820</text:p>
          </table:table-cell>
          <table:table-cell office:value-type="string" table:style-name="ce1">
            <text:p>25.01.2018,19:00</text:p>
          </table:table-cell>
          <table:table-cell office:value-type="float" office:value="20.478494999999999" table:style-name="ce1">
            <text:p>20.478495</text:p>
          </table:table-cell>
          <table:table-cell office:value-type="float" office:value="44.805701999999997" table:style-name="ce1">
            <text:p>44.8057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906" table:style-name="ce1">
            <text:p>1205906</text:p>
          </table:table-cell>
          <table:table-cell office:value-type="string" table:style-name="ce1">
            <text:p>25.01.2018,14:30</text:p>
          </table:table-cell>
          <table:table-cell office:value-type="float" office:value="20.464732000000001" table:style-name="ce1">
            <text:p>20.464732</text:p>
          </table:table-cell>
          <table:table-cell office:value-type="float" office:value="44.788051000000003" table:style-name="ce1">
            <text:p>44.7880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756" table:style-name="ce1">
            <text:p>1205756</text:p>
          </table:table-cell>
          <table:table-cell office:value-type="string" table:style-name="ce1">
            <text:p>25.01.2018,15:00</text:p>
          </table:table-cell>
          <table:table-cell office:value-type="float" office:value="20.466004000000002" table:style-name="ce1">
            <text:p>20.466004</text:p>
          </table:table-cell>
          <table:table-cell office:value-type="float" office:value="44.798085" table:style-name="ce1">
            <text:p>44.7980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757" table:style-name="ce1">
            <text:p>1205757</text:p>
          </table:table-cell>
          <table:table-cell office:value-type="string" table:style-name="ce1">
            <text:p>25.01.2018,14:30</text:p>
          </table:table-cell>
          <table:table-cell office:value-type="float" office:value="20.608640000000001" table:style-name="ce1">
            <text:p>20.60864</text:p>
          </table:table-cell>
          <table:table-cell office:value-type="float" office:value="44.738729999999997" table:style-name="ce1">
            <text:p>44.738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5834" table:style-name="ce1">
            <text:p>1205834</text:p>
          </table:table-cell>
          <table:table-cell office:value-type="string" table:style-name="ce1">
            <text:p>25.01.2018,17:15</text:p>
          </table:table-cell>
          <table:table-cell office:value-type="float" office:value="20.513919999999999" table:style-name="ce1">
            <text:p>20.51392</text:p>
          </table:table-cell>
          <table:table-cell office:value-type="float" office:value="44.76699" table:style-name="ce1">
            <text:p>44.766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5750" table:style-name="ce1">
            <text:p>1205750</text:p>
          </table:table-cell>
          <table:table-cell office:value-type="string" table:style-name="ce1">
            <text:p>25.01.2018,07:20</text:p>
          </table:table-cell>
          <table:table-cell office:value-type="float" office:value="20.20551" table:style-name="ce1">
            <text:p>20.20551</text:p>
          </table:table-cell>
          <table:table-cell office:value-type="float" office:value="44.845709999999997" table:style-name="ce1">
            <text:p>44.845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05747" table:style-name="ce1">
            <text:p>1205747</text:p>
          </table:table-cell>
          <table:table-cell office:value-type="string" table:style-name="ce1">
            <text:p>25.01.2018,11:50</text:p>
          </table:table-cell>
          <table:table-cell office:value-type="float" office:value="20.442609999999998" table:style-name="ce1">
            <text:p>20.44261</text:p>
          </table:table-cell>
          <table:table-cell office:value-type="float" office:value="44.79421" table:style-name="ce1">
            <text:p>44.794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5843" table:style-name="ce1">
            <text:p>1205843</text:p>
          </table:table-cell>
          <table:table-cell office:value-type="string" table:style-name="ce1">
            <text:p>25.01.2018,08:00</text:p>
          </table:table-cell>
          <table:table-cell office:value-type="float" office:value="20.436202000000002" table:style-name="ce1">
            <text:p>20.436202</text:p>
          </table:table-cell>
          <table:table-cell office:value-type="float" office:value="44.804965000000003" table:style-name="ce1">
            <text:p>44.8049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842" table:style-name="ce1">
            <text:p>1205842</text:p>
          </table:table-cell>
          <table:table-cell office:value-type="string" table:style-name="ce1">
            <text:p>25.01.2018,06:55</text:p>
          </table:table-cell>
          <table:table-cell office:value-type="float" office:value="20.465907000000001" table:style-name="ce1">
            <text:p>20.465907</text:p>
          </table:table-cell>
          <table:table-cell office:value-type="float" office:value="44.769753999999999" table:style-name="ce1">
            <text:p>44.7697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826" table:style-name="ce1">
            <text:p>1205826</text:p>
          </table:table-cell>
          <table:table-cell office:value-type="string" table:style-name="ce1">
            <text:p>25.01.2018,18:00</text:p>
          </table:table-cell>
          <table:table-cell office:value-type="float" office:value="20.449809999999999" table:style-name="ce1">
            <text:p>20.44981</text:p>
          </table:table-cell>
          <table:table-cell office:value-type="float" office:value="44.818570000000001" table:style-name="ce1">
            <text:p>44.818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026" table:style-name="ce1">
            <text:p>1206026</text:p>
          </table:table-cell>
          <table:table-cell office:value-type="string" table:style-name="ce1">
            <text:p>25.01.2018,10:45</text:p>
          </table:table-cell>
          <table:table-cell office:value-type="float" office:value="20.424022000000001" table:style-name="ce1">
            <text:p>20.424022</text:p>
          </table:table-cell>
          <table:table-cell office:value-type="float" office:value="44.741585000000001" table:style-name="ce1">
            <text:p>44.74158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06028" table:style-name="ce1">
            <text:p>1206028</text:p>
          </table:table-cell>
          <table:table-cell office:value-type="string" table:style-name="ce1">
            <text:p>25.01.2018,16:15</text:p>
          </table:table-cell>
          <table:table-cell office:value-type="float" office:value="20.484206" table:style-name="ce1">
            <text:p>20.484206</text:p>
          </table:table-cell>
          <table:table-cell office:value-type="float" office:value="44.805714999999999" table:style-name="ce1">
            <text:p>44.80571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029" table:style-name="ce1">
            <text:p>1206029</text:p>
          </table:table-cell>
          <table:table-cell office:value-type="string" table:style-name="ce1">
            <text:p>25.01.2018,16:43</text:p>
          </table:table-cell>
          <table:table-cell office:value-type="float" office:value="20.479590999999999" table:style-name="ce1">
            <text:p>20.479591</text:p>
          </table:table-cell>
          <table:table-cell office:value-type="float" office:value="44.810887999999998" table:style-name="ce1">
            <text:p>44.81088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06339" table:style-name="ce1">
            <text:p>1206339</text:p>
          </table:table-cell>
          <table:table-cell office:value-type="string" table:style-name="ce1">
            <text:p>25.01.2018,11:20</text:p>
          </table:table-cell>
          <table:table-cell office:value-type="float" office:value="20.41395" table:style-name="ce1">
            <text:p>20.41395</text:p>
          </table:table-cell>
          <table:table-cell office:value-type="float" office:value="44.773960000000002" table:style-name="ce1">
            <text:p>44.7739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05764" table:style-name="ce1">
            <text:p>1205764</text:p>
          </table:table-cell>
          <table:table-cell office:value-type="string" table:style-name="ce1">
            <text:p>25.01.2018,08:40</text:p>
          </table:table-cell>
          <table:table-cell office:value-type="float" office:value="20.454519999999999" table:style-name="ce1">
            <text:p>20.45452</text:p>
          </table:table-cell>
          <table:table-cell office:value-type="float" office:value="44.882280000000002" table:style-name="ce1">
            <text:p>44.8822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5772" table:style-name="ce1">
            <text:p>1205772</text:p>
          </table:table-cell>
          <table:table-cell office:value-type="string" table:style-name="ce1">
            <text:p>25.01.2018,13:35</text:p>
          </table:table-cell>
          <table:table-cell office:value-type="float" office:value="20.383009999999999" table:style-name="ce1">
            <text:p>20.38301</text:p>
          </table:table-cell>
          <table:table-cell office:value-type="float" office:value="44.830579999999998" table:style-name="ce1">
            <text:p>44.830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774" table:style-name="ce1">
            <text:p>1205774</text:p>
          </table:table-cell>
          <table:table-cell office:value-type="string" table:style-name="ce1">
            <text:p>25.01.2018,13:30</text:p>
          </table:table-cell>
          <table:table-cell office:value-type="float" office:value="20.41451" table:style-name="ce1">
            <text:p>20.41451</text:p>
          </table:table-cell>
          <table:table-cell office:value-type="float" office:value="44.847180000000002" table:style-name="ce1">
            <text:p>44.847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775" table:style-name="ce1">
            <text:p>1205775</text:p>
          </table:table-cell>
          <table:table-cell office:value-type="string" table:style-name="ce1">
            <text:p>25.01.2018,15:00</text:p>
          </table:table-cell>
          <table:table-cell office:value-type="float" office:value="20.413319999999999" table:style-name="ce1">
            <text:p>20.41332</text:p>
          </table:table-cell>
          <table:table-cell office:value-type="float" office:value="44.831119999999999" table:style-name="ce1">
            <text:p>44.831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7636" table:style-name="ce1">
            <text:p>1207636</text:p>
          </table:table-cell>
          <table:table-cell office:value-type="string" table:style-name="ce1">
            <text:p>25.01.2018,13:00</text:p>
          </table:table-cell>
          <table:table-cell office:value-type="float" office:value="20.350490000000001" table:style-name="ce1">
            <text:p>20.35049</text:p>
          </table:table-cell>
          <table:table-cell office:value-type="float" office:value="44.493839999999999" table:style-name="ce1">
            <text:p>44.4938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05814" table:style-name="ce1">
            <text:p>1205814</text:p>
          </table:table-cell>
          <table:table-cell office:value-type="string" table:style-name="ce1">
            <text:p>25.01.2018,20:00</text:p>
          </table:table-cell>
          <table:table-cell office:value-type="float" office:value="20.459250000000001" table:style-name="ce1">
            <text:p>20.45925</text:p>
          </table:table-cell>
          <table:table-cell office:value-type="float" office:value="44.81382" table:style-name="ce1">
            <text:p>44.813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6763" table:style-name="ce1">
            <text:p>1206763</text:p>
          </table:table-cell>
          <table:table-cell office:value-type="string" table:style-name="ce1">
            <text:p>25.01.2018,18:20</text:p>
          </table:table-cell>
          <table:table-cell office:value-type="float" office:value="20.456174000000001" table:style-name="ce1">
            <text:p>20.456174</text:p>
          </table:table-cell>
          <table:table-cell office:value-type="float" office:value="44.814602999999998" table:style-name="ce1">
            <text:p>44.81460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 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05869" table:style-name="ce1">
            <text:p>1205869</text:p>
          </table:table-cell>
          <table:table-cell office:value-type="string" table:style-name="ce1">
            <text:p>25.01.2018,12:00</text:p>
          </table:table-cell>
          <table:table-cell office:value-type="float" office:value="20.473381" table:style-name="ce1">
            <text:p>20.473381</text:p>
          </table:table-cell>
          <table:table-cell office:value-type="float" office:value="44.804167" table:style-name="ce1">
            <text:p>44.8041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437" table:style-name="ce1">
            <text:p>1206437</text:p>
          </table:table-cell>
          <table:table-cell office:value-type="string" table:style-name="ce1">
            <text:p>25.01.2018,14:05</text:p>
          </table:table-cell>
          <table:table-cell office:value-type="float" office:value="20.477129999999999" table:style-name="ce1">
            <text:p>20.47713</text:p>
          </table:table-cell>
          <table:table-cell office:value-type="float" office:value="44.81673" table:style-name="ce1">
            <text:p>44.816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5734" table:style-name="ce1">
            <text:p>1205734</text:p>
          </table:table-cell>
          <table:table-cell office:value-type="string" table:style-name="ce1">
            <text:p>25.01.2018,06:50</text:p>
          </table:table-cell>
          <table:table-cell office:value-type="float" office:value="20.553287999999998" table:style-name="ce1">
            <text:p>20.553288</text:p>
          </table:table-cell>
          <table:table-cell office:value-type="float" office:value="44.856814" table:style-name="ce1">
            <text:p>44.8568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6101" table:style-name="ce1">
            <text:p>1206101</text:p>
          </table:table-cell>
          <table:table-cell office:value-type="string" table:style-name="ce1">
            <text:p>25.01.2018,14:40</text:p>
          </table:table-cell>
          <table:table-cell office:value-type="float" office:value="20.484394000000002" table:style-name="ce1">
            <text:p>20.484394</text:p>
          </table:table-cell>
          <table:table-cell office:value-type="float" office:value="44.801623999999997" table:style-name="ce1">
            <text:p>44.8016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103" table:style-name="ce1">
            <text:p>1206103</text:p>
          </table:table-cell>
          <table:table-cell office:value-type="string" table:style-name="ce1">
            <text:p>25.01.2018,12:00</text:p>
          </table:table-cell>
          <table:table-cell office:value-type="float" office:value="20.37574" table:style-name="ce1">
            <text:p>20.37574</text:p>
          </table:table-cell>
          <table:table-cell office:value-type="float" office:value="44.839382000000001" table:style-name="ce1">
            <text:p>44.8393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6104" table:style-name="ce1">
            <text:p>1206104</text:p>
          </table:table-cell>
          <table:table-cell office:value-type="string" table:style-name="ce1">
            <text:p>25.01.2018,12:00</text:p>
          </table:table-cell>
          <table:table-cell office:value-type="float" office:value="20.482043999999998" table:style-name="ce1">
            <text:p>20.482044</text:p>
          </table:table-cell>
          <table:table-cell office:value-type="float" office:value="44.799013000000002" table:style-name="ce1">
            <text:p>44.7990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105" table:style-name="ce1">
            <text:p>1206105</text:p>
          </table:table-cell>
          <table:table-cell office:value-type="string" table:style-name="ce1">
            <text:p>25.01.2018,16:00</text:p>
          </table:table-cell>
          <table:table-cell office:value-type="float" office:value="20.460303" table:style-name="ce1">
            <text:p>20.460303</text:p>
          </table:table-cell>
          <table:table-cell office:value-type="float" office:value="44.887545000000003" table:style-name="ce1">
            <text:p>44.8875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771" table:style-name="ce1">
            <text:p>1206771</text:p>
          </table:table-cell>
          <table:table-cell office:value-type="string" table:style-name="ce1">
            <text:p>25.01.2018,23:30</text:p>
          </table:table-cell>
          <table:table-cell office:value-type="float" office:value="20.468730999999998" table:style-name="ce1">
            <text:p>20.468731</text:p>
          </table:table-cell>
          <table:table-cell office:value-type="float" office:value="44.754435000000001" table:style-name="ce1">
            <text:p>44.7544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7017" table:style-name="ce1">
            <text:p>1207017</text:p>
          </table:table-cell>
          <table:table-cell office:value-type="string" table:style-name="ce1">
            <text:p>25.01.2018,22:15</text:p>
          </table:table-cell>
          <table:table-cell office:value-type="float" office:value="20.488212999999998" table:style-name="ce1">
            <text:p>20.488213</text:p>
          </table:table-cell>
          <table:table-cell office:value-type="float" office:value="44.846248000000003" table:style-name="ce1">
            <text:p>44.84624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106" table:style-name="ce1">
            <text:p>1206106</text:p>
          </table:table-cell>
          <table:table-cell office:value-type="string" table:style-name="ce1">
            <text:p>25.01.2018,14:40</text:p>
          </table:table-cell>
          <table:table-cell office:value-type="float" office:value="20.476970000000001" table:style-name="ce1">
            <text:p>20.47697</text:p>
          </table:table-cell>
          <table:table-cell office:value-type="float" office:value="44.768189999999997" table:style-name="ce1">
            <text:p>44.7681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109" table:style-name="ce1">
            <text:p>1206109</text:p>
          </table:table-cell>
          <table:table-cell office:value-type="string" table:style-name="ce1">
            <text:p>25.01.2018,16:30</text:p>
          </table:table-cell>
          <table:table-cell office:value-type="float" office:value="20.47635" table:style-name="ce1">
            <text:p>20.47635</text:p>
          </table:table-cell>
          <table:table-cell office:value-type="float" office:value="44.769910000000003" table:style-name="ce1">
            <text:p>44.7699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474" table:style-name="ce1">
            <text:p>1206474</text:p>
          </table:table-cell>
          <table:table-cell office:value-type="string" table:style-name="ce1">
            <text:p>25.01.2018,08:00</text:p>
          </table:table-cell>
          <table:table-cell office:value-type="float" office:value="20.424060000000001" table:style-name="ce1">
            <text:p>20.42406</text:p>
          </table:table-cell>
          <table:table-cell office:value-type="float" office:value="44.790779999999998" table:style-name="ce1">
            <text:p>44.790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767" table:style-name="ce1">
            <text:p>1206767</text:p>
          </table:table-cell>
          <table:table-cell office:value-type="string" table:style-name="ce1">
            <text:p>25.01.2018,09:30</text:p>
          </table:table-cell>
          <table:table-cell office:value-type="float" office:value="20.461093000000002" table:style-name="ce1">
            <text:p>20.461093</text:p>
          </table:table-cell>
          <table:table-cell office:value-type="float" office:value="44.825749999999999" table:style-name="ce1">
            <text:p>44.825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815" table:style-name="ce1">
            <text:p>1205815</text:p>
          </table:table-cell>
          <table:table-cell office:value-type="string" table:style-name="ce1">
            <text:p>25.01.2018,18:55</text:p>
          </table:table-cell>
          <table:table-cell office:value-type="float" office:value="20.53708" table:style-name="ce1">
            <text:p>20.53708</text:p>
          </table:table-cell>
          <table:table-cell office:value-type="float" office:value="44.787089999999999" table:style-name="ce1">
            <text:p>44.7870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5724" table:style-name="ce1">
            <text:p>1205724</text:p>
          </table:table-cell>
          <table:table-cell office:value-type="string" table:style-name="ce1">
            <text:p>25.01.2018,02:00</text:p>
          </table:table-cell>
          <table:table-cell office:value-type="float" office:value="20.405570000000001" table:style-name="ce1">
            <text:p>20.40557</text:p>
          </table:table-cell>
          <table:table-cell office:value-type="float" office:value="44.811599999999999" table:style-name="ce1">
            <text:p>44.81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5710" table:style-name="ce1">
            <text:p>1205710</text:p>
          </table:table-cell>
          <table:table-cell office:value-type="string" table:style-name="ce1">
            <text:p>25.01.2018,00:40</text:p>
          </table:table-cell>
          <table:table-cell office:value-type="float" office:value="20.171410000000002" table:style-name="ce1">
            <text:p>20.17141</text:p>
          </table:table-cell>
          <table:table-cell office:value-type="float" office:value="44.620429999999999" table:style-name="ce1">
            <text:p>44.620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6048" table:style-name="ce1">
            <text:p>1206048</text:p>
          </table:table-cell>
          <table:table-cell office:value-type="string" table:style-name="ce1">
            <text:p>25.01.2018,21:35</text:p>
          </table:table-cell>
          <table:table-cell office:value-type="float" office:value="20.42999" table:style-name="ce1">
            <text:p>20.42999</text:p>
          </table:table-cell>
          <table:table-cell office:value-type="float" office:value="44.809750000000001" table:style-name="ce1">
            <text:p>44.8097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06261" table:style-name="ce1">
            <text:p>1206261</text:p>
          </table:table-cell>
          <table:table-cell office:value-type="string" table:style-name="ce1">
            <text:p>25.01.2018,07:30</text:p>
          </table:table-cell>
          <table:table-cell office:value-type="float" office:value="20.20551" table:style-name="ce1">
            <text:p>20.20551</text:p>
          </table:table-cell>
          <table:table-cell office:value-type="float" office:value="44.845709999999997" table:style-name="ce1">
            <text:p>44.8457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265" table:style-name="ce1">
            <text:p>1206265</text:p>
          </table:table-cell>
          <table:table-cell office:value-type="string" table:style-name="ce1">
            <text:p>25.01.2018,13:00</text:p>
          </table:table-cell>
          <table:table-cell office:value-type="float" office:value="20.470669999999998" table:style-name="ce1">
            <text:p>20.47067</text:p>
          </table:table-cell>
          <table:table-cell office:value-type="float" office:value="44.807659999999998" table:style-name="ce1">
            <text:p>44.8076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879" table:style-name="ce1">
            <text:p>1206879</text:p>
          </table:table-cell>
          <table:table-cell office:value-type="string" table:style-name="ce1">
            <text:p>25.01.2018,14:00</text:p>
          </table:table-cell>
          <table:table-cell office:value-type="float" office:value="20.438697000000001" table:style-name="ce1">
            <text:p>20.438697</text:p>
          </table:table-cell>
          <table:table-cell office:value-type="float" office:value="44.686315" table:style-name="ce1">
            <text:p>44.6863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6885" table:style-name="ce1">
            <text:p>1206885</text:p>
          </table:table-cell>
          <table:table-cell office:value-type="string" table:style-name="ce1">
            <text:p>25.01.2018,15:30</text:p>
          </table:table-cell>
          <table:table-cell office:value-type="float" office:value="20.44257" table:style-name="ce1">
            <text:p>20.44257</text:p>
          </table:table-cell>
          <table:table-cell office:value-type="float" office:value="44.767189999999999" table:style-name="ce1">
            <text:p>44.767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821" table:style-name="ce1">
            <text:p>1205821</text:p>
          </table:table-cell>
          <table:table-cell office:value-type="string" table:style-name="ce1">
            <text:p>25.01.2018,17:30</text:p>
          </table:table-cell>
          <table:table-cell office:value-type="float" office:value="20.4497" table:style-name="ce1">
            <text:p>20.4497</text:p>
          </table:table-cell>
          <table:table-cell office:value-type="float" office:value="44.817920000000001" table:style-name="ce1">
            <text:p>44.817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5877" table:style-name="ce1">
            <text:p>1205877</text:p>
          </table:table-cell>
          <table:table-cell office:value-type="string" table:style-name="ce1">
            <text:p>25.01.2018,07:50</text:p>
          </table:table-cell>
          <table:table-cell office:value-type="float" office:value="20.563800000000001" table:style-name="ce1">
            <text:p>20.5638</text:p>
          </table:table-cell>
          <table:table-cell office:value-type="float" office:value="44.765099999999997" table:style-name="ce1">
            <text:p>44.765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5801" table:style-name="ce1">
            <text:p>1205801</text:p>
          </table:table-cell>
          <table:table-cell office:value-type="string" table:style-name="ce1">
            <text:p>25.01.2018,17:00</text:p>
          </table:table-cell>
          <table:table-cell office:value-type="float" office:value="20.453564" table:style-name="ce1">
            <text:p>20.453564</text:p>
          </table:table-cell>
          <table:table-cell office:value-type="float" office:value="44.812240000000003" table:style-name="ce1">
            <text:p>44.812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248" table:style-name="ce1">
            <text:p>1206248</text:p>
          </table:table-cell>
          <table:table-cell office:value-type="string" table:style-name="ce1">
            <text:p>25.01.2018,16:45</text:p>
          </table:table-cell>
          <table:table-cell office:value-type="float" office:value="20.326035999999998" table:style-name="ce1">
            <text:p>20.326036</text:p>
          </table:table-cell>
          <table:table-cell office:value-type="float" office:value="44.873655999999997" table:style-name="ce1">
            <text:p>44.87365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6251" table:style-name="ce1">
            <text:p>1206251</text:p>
          </table:table-cell>
          <table:table-cell office:value-type="string" table:style-name="ce1">
            <text:p>25.01.2018,21:20</text:p>
          </table:table-cell>
          <table:table-cell office:value-type="float" office:value="20.487342000000002" table:style-name="ce1">
            <text:p>20.487342</text:p>
          </table:table-cell>
          <table:table-cell office:value-type="float" office:value="44.779913999999998" table:style-name="ce1">
            <text:p>44.7799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6012" table:style-name="ce1">
            <text:p>1206012</text:p>
          </table:table-cell>
          <table:table-cell office:value-type="string" table:style-name="ce1">
            <text:p>25.01.2018,13:00</text:p>
          </table:table-cell>
          <table:table-cell office:value-type="float" office:value="20.476251000000001" table:style-name="ce1">
            <text:p>20.476251</text:p>
          </table:table-cell>
          <table:table-cell office:value-type="float" office:value="44.789019000000003" table:style-name="ce1">
            <text:p>44.7890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6613" table:style-name="ce1">
            <text:p>1206613</text:p>
          </table:table-cell>
          <table:table-cell office:value-type="string" table:style-name="ce1">
            <text:p>25.01.2018,09:45</text:p>
          </table:table-cell>
          <table:table-cell office:value-type="float" office:value="20.20093" table:style-name="ce1">
            <text:p>20.20093</text:p>
          </table:table-cell>
          <table:table-cell office:value-type="float" office:value="44.655340000000002" table:style-name="ce1">
            <text:p>44.655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5806" table:style-name="ce1">
            <text:p>1205806</text:p>
          </table:table-cell>
          <table:table-cell office:value-type="string" table:style-name="ce1">
            <text:p>25.01.2018,19:30</text:p>
          </table:table-cell>
          <table:table-cell office:value-type="float" office:value="20.371535999999999" table:style-name="ce1">
            <text:p>20.371536</text:p>
          </table:table-cell>
          <table:table-cell office:value-type="float" office:value="44.797556" table:style-name="ce1">
            <text:p>44.7975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745" table:style-name="ce1">
            <text:p>1205745</text:p>
          </table:table-cell>
          <table:table-cell office:value-type="string" table:style-name="ce1">
            <text:p>25.01.2018,10:00</text:p>
          </table:table-cell>
          <table:table-cell office:value-type="float" office:value="20.406140000000001" table:style-name="ce1">
            <text:p>20.40614</text:p>
          </table:table-cell>
          <table:table-cell office:value-type="float" office:value="44.751820000000002" table:style-name="ce1">
            <text:p>44.751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909" table:style-name="ce1">
            <text:p>1205909</text:p>
          </table:table-cell>
          <table:table-cell office:value-type="string" table:style-name="ce1">
            <text:p>26.01.2018,16:30</text:p>
          </table:table-cell>
          <table:table-cell office:value-type="float" office:value="20.509709999999998" table:style-name="ce1">
            <text:p>20.50971</text:p>
          </table:table-cell>
          <table:table-cell office:value-type="float" office:value="44.77984" table:style-name="ce1">
            <text:p>44.779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999" table:style-name="ce1">
            <text:p>1205999</text:p>
          </table:table-cell>
          <table:table-cell office:value-type="string" table:style-name="ce1">
            <text:p>26.01.2018,13:15</text:p>
          </table:table-cell>
          <table:table-cell office:value-type="float" office:value="20.45027" table:style-name="ce1">
            <text:p>20.45027</text:p>
          </table:table-cell>
          <table:table-cell office:value-type="float" office:value="44.800379999999997" table:style-name="ce1">
            <text:p>44.800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911" table:style-name="ce1">
            <text:p>1205911</text:p>
          </table:table-cell>
          <table:table-cell office:value-type="string" table:style-name="ce1">
            <text:p>26.01.2018,18:07</text:p>
          </table:table-cell>
          <table:table-cell office:value-type="float" office:value="20.411646000000001" table:style-name="ce1">
            <text:p>20.411646</text:p>
          </table:table-cell>
          <table:table-cell office:value-type="float" office:value="44.828957000000003" table:style-name="ce1">
            <text:p>44.8289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912" table:style-name="ce1">
            <text:p>1205912</text:p>
          </table:table-cell>
          <table:table-cell office:value-type="string" table:style-name="ce1">
            <text:p>26.01.2018,19:00</text:p>
          </table:table-cell>
          <table:table-cell office:value-type="float" office:value="20.411086999999998" table:style-name="ce1">
            <text:p>20.411087</text:p>
          </table:table-cell>
          <table:table-cell office:value-type="float" office:value="44.830345000000001" table:style-name="ce1">
            <text:p>44.8303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982" table:style-name="ce1">
            <text:p>1205982</text:p>
          </table:table-cell>
          <table:table-cell office:value-type="string" table:style-name="ce1">
            <text:p>26.01.2018,14:30</text:p>
          </table:table-cell>
          <table:table-cell office:value-type="float" office:value="20.255479999999999" table:style-name="ce1">
            <text:p>20.25548</text:p>
          </table:table-cell>
          <table:table-cell office:value-type="float" office:value="44.835479999999997" table:style-name="ce1">
            <text:p>44.8354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881" table:style-name="ce1">
            <text:p>1205881</text:p>
          </table:table-cell>
          <table:table-cell office:value-type="string" table:style-name="ce1">
            <text:p>26.01.2018,10:50</text:p>
          </table:table-cell>
          <table:table-cell office:value-type="float" office:value="20.479240000000001" table:style-name="ce1">
            <text:p>20.47924</text:p>
          </table:table-cell>
          <table:table-cell office:value-type="float" office:value="44.800690000000003" table:style-name="ce1">
            <text:p>44.800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5908" table:style-name="ce1">
            <text:p>1205908</text:p>
          </table:table-cell>
          <table:table-cell office:value-type="string" table:style-name="ce1">
            <text:p>26.01.2018,19:30</text:p>
          </table:table-cell>
          <table:table-cell office:value-type="float" office:value="20.477879999999999" table:style-name="ce1">
            <text:p>20.47788</text:p>
          </table:table-cell>
          <table:table-cell office:value-type="float" office:value="44.804049999999997" table:style-name="ce1">
            <text:p>44.804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5879" table:style-name="ce1">
            <text:p>1205879</text:p>
          </table:table-cell>
          <table:table-cell office:value-type="string" table:style-name="ce1">
            <text:p>26.01.2018,09:55</text:p>
          </table:table-cell>
          <table:table-cell office:value-type="float" office:value="20.413730000000001" table:style-name="ce1">
            <text:p>20.41373</text:p>
          </table:table-cell>
          <table:table-cell office:value-type="float" office:value="44.776020000000003" table:style-name="ce1">
            <text:p>44.7760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5888" table:style-name="ce1">
            <text:p>1205888</text:p>
          </table:table-cell>
          <table:table-cell office:value-type="string" table:style-name="ce1">
            <text:p>26.01.2018,05:10</text:p>
          </table:table-cell>
          <table:table-cell office:value-type="float" office:value="20.504359999999998" table:style-name="ce1">
            <text:p>20.50436</text:p>
          </table:table-cell>
          <table:table-cell office:value-type="float" office:value="44.701129999999999" table:style-name="ce1">
            <text:p>44.7011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preko kolovoz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5890" table:style-name="ce1">
            <text:p>1205890</text:p>
          </table:table-cell>
          <table:table-cell office:value-type="string" table:style-name="ce1">
            <text:p>26.01.2018,11:25</text:p>
          </table:table-cell>
          <table:table-cell office:value-type="float" office:value="20.417449999999999" table:style-name="ce1">
            <text:p>20.41745</text:p>
          </table:table-cell>
          <table:table-cell office:value-type="float" office:value="44.804569999999998" table:style-name="ce1">
            <text:p>44.8045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preko kolovoz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5894" table:style-name="ce1">
            <text:p>1205894</text:p>
          </table:table-cell>
          <table:table-cell office:value-type="string" table:style-name="ce1">
            <text:p>26.01.2018,08:50</text:p>
          </table:table-cell>
          <table:table-cell office:value-type="float" office:value="20.4664" table:style-name="ce1">
            <text:p>20.4664</text:p>
          </table:table-cell>
          <table:table-cell office:value-type="float" office:value="44.792969999999997" table:style-name="ce1">
            <text:p>44.7929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6616" table:style-name="ce1">
            <text:p>1206616</text:p>
          </table:table-cell>
          <table:table-cell office:value-type="string" table:style-name="ce1">
            <text:p>26.01.2018,08:30</text:p>
          </table:table-cell>
          <table:table-cell office:value-type="float" office:value="20.501519999999999" table:style-name="ce1">
            <text:p>20.50152</text:p>
          </table:table-cell>
          <table:table-cell office:value-type="float" office:value="44.778829999999999" table:style-name="ce1">
            <text:p>44.778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159" table:style-name="ce1">
            <text:p>1206159</text:p>
          </table:table-cell>
          <table:table-cell office:value-type="string" table:style-name="ce1">
            <text:p>26.01.2018,13:40</text:p>
          </table:table-cell>
          <table:table-cell office:value-type="float" office:value="20.388024999999999" table:style-name="ce1">
            <text:p>20.388025</text:p>
          </table:table-cell>
          <table:table-cell office:value-type="float" office:value="44.807583999999999" table:style-name="ce1">
            <text:p>44.8075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6159" table:style-name="ce1">
            <text:p>1206159</text:p>
          </table:table-cell>
          <table:table-cell office:value-type="string" table:style-name="ce1">
            <text:p>26.01.2018,13:40</text:p>
          </table:table-cell>
          <table:table-cell office:value-type="float" office:value="20.388024999999999" table:style-name="ce1">
            <text:p>20.388025</text:p>
          </table:table-cell>
          <table:table-cell office:value-type="float" office:value="44.807583999999999" table:style-name="ce1">
            <text:p>44.8075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6161" table:style-name="ce1">
            <text:p>1206161</text:p>
          </table:table-cell>
          <table:table-cell office:value-type="string" table:style-name="ce1">
            <text:p>26.01.2018,15:10</text:p>
          </table:table-cell>
          <table:table-cell office:value-type="float" office:value="20.425346999999999" table:style-name="ce1">
            <text:p>20.425347</text:p>
          </table:table-cell>
          <table:table-cell office:value-type="float" office:value="44.813318000000002" table:style-name="ce1">
            <text:p>44.8133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učešćem najmanje dva vozila bez skretanja (bez podataka o smeru)</text:p>
          </table:table-cell>
          <table:table-cell table:number-columns-repeated="16377"/>
        </table:table-row>
        <table:table-row table:style-name="ro1">
          <table:table-cell office:value-type="float" office:value="1206162" table:style-name="ce1">
            <text:p>1206162</text:p>
          </table:table-cell>
          <table:table-cell office:value-type="string" table:style-name="ce1">
            <text:p>26.01.2018,16:00</text:p>
          </table:table-cell>
          <table:table-cell office:value-type="float" office:value="20.332512999999999" table:style-name="ce1">
            <text:p>20.332513</text:p>
          </table:table-cell>
          <table:table-cell office:value-type="float" office:value="44.866987000000002" table:style-name="ce1">
            <text:p>44.8669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5859" table:style-name="ce1">
            <text:p>1205859</text:p>
          </table:table-cell>
          <table:table-cell office:value-type="string" table:style-name="ce1">
            <text:p>26.01.2018,07:50</text:p>
          </table:table-cell>
          <table:table-cell office:value-type="float" office:value="20.427589999999999" table:style-name="ce1">
            <text:p>20.42759</text:p>
          </table:table-cell>
          <table:table-cell office:value-type="float" office:value="44.808570000000003" table:style-name="ce1">
            <text:p>44.808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7087" table:style-name="ce1">
            <text:p>1207087</text:p>
          </table:table-cell>
          <table:table-cell office:value-type="string" table:style-name="ce1">
            <text:p>26.01.2018,16:30</text:p>
          </table:table-cell>
          <table:table-cell office:value-type="float" office:value="20.553256000000001" table:style-name="ce1">
            <text:p>20.553256</text:p>
          </table:table-cell>
          <table:table-cell office:value-type="float" office:value="44.772961000000002" table:style-name="ce1">
            <text:p>44.77296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06658" table:style-name="ce1">
            <text:p>1206658</text:p>
          </table:table-cell>
          <table:table-cell office:value-type="string" table:style-name="ce1">
            <text:p>26.01.2018,11:40</text:p>
          </table:table-cell>
          <table:table-cell office:value-type="float" office:value="20.693239999999999" table:style-name="ce1">
            <text:p>20.69324</text:p>
          </table:table-cell>
          <table:table-cell office:value-type="float" office:value="44.438519999999997" table:style-name="ce1">
            <text:p>44.4385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na kolovozu</text:p>
          </table:table-cell>
          <table:table-cell table:number-columns-repeated="16377"/>
        </table:table-row>
        <table:table-row table:style-name="ro1">
          <table:table-cell office:value-type="float" office:value="1206107" table:style-name="ce1">
            <text:p>1206107</text:p>
          </table:table-cell>
          <table:table-cell office:value-type="string" table:style-name="ce1">
            <text:p>26.01.2018,06:00</text:p>
          </table:table-cell>
          <table:table-cell office:value-type="float" office:value="20.377839999999999" table:style-name="ce1">
            <text:p>20.37784</text:p>
          </table:table-cell>
          <table:table-cell office:value-type="float" office:value="44.726961000000003" table:style-name="ce1">
            <text:p>44.7269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6108" table:style-name="ce1">
            <text:p>1206108</text:p>
          </table:table-cell>
          <table:table-cell office:value-type="string" table:style-name="ce1">
            <text:p>26.01.2018,11:30</text:p>
          </table:table-cell>
          <table:table-cell office:value-type="float" office:value="20.449666000000001" table:style-name="ce1">
            <text:p>20.449666</text:p>
          </table:table-cell>
          <table:table-cell office:value-type="float" office:value="44.800373999999998" table:style-name="ce1">
            <text:p>44.8003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966" table:style-name="ce1">
            <text:p>1205966</text:p>
          </table:table-cell>
          <table:table-cell office:value-type="string" table:style-name="ce1">
            <text:p>26.01.2018,09:30</text:p>
          </table:table-cell>
          <table:table-cell office:value-type="float" office:value="20.513570000000001" table:style-name="ce1">
            <text:p>20.51357</text:p>
          </table:table-cell>
          <table:table-cell office:value-type="float" office:value="44.7943" table:style-name="ce1">
            <text:p>44.79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05967" table:style-name="ce1">
            <text:p>1205967</text:p>
          </table:table-cell>
          <table:table-cell office:value-type="string" table:style-name="ce1">
            <text:p>26.01.2018,12:00</text:p>
          </table:table-cell>
          <table:table-cell office:value-type="float" office:value="20.499372000000001" table:style-name="ce1">
            <text:p>20.499372</text:p>
          </table:table-cell>
          <table:table-cell office:value-type="float" office:value="44.750059999999998" table:style-name="ce1">
            <text:p>44.7500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na kolovozu</text:p>
          </table:table-cell>
          <table:table-cell table:number-columns-repeated="16377"/>
        </table:table-row>
        <table:table-row table:style-name="ro1">
          <table:table-cell office:value-type="float" office:value="1207028" table:style-name="ce1">
            <text:p>1207028</text:p>
          </table:table-cell>
          <table:table-cell office:value-type="string" table:style-name="ce1">
            <text:p>26.01.2018,00:05</text:p>
          </table:table-cell>
          <table:table-cell office:value-type="float" office:value="20.473213000000001" table:style-name="ce1">
            <text:p>20.473213</text:p>
          </table:table-cell>
          <table:table-cell office:value-type="float" office:value="44.79271" table:style-name="ce1">
            <text:p>44.7927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6907" table:style-name="ce1">
            <text:p>1206907</text:p>
          </table:table-cell>
          <table:table-cell office:value-type="string" table:style-name="ce1">
            <text:p>26.01.2018,19:40</text:p>
          </table:table-cell>
          <table:table-cell office:value-type="float" office:value="20.47963" table:style-name="ce1">
            <text:p>20.47963</text:p>
          </table:table-cell>
          <table:table-cell office:value-type="float" office:value="44.809269999999998" table:style-name="ce1">
            <text:p>44.809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6911" table:style-name="ce1">
            <text:p>1206911</text:p>
          </table:table-cell>
          <table:table-cell office:value-type="string" table:style-name="ce1">
            <text:p>26.01.2018,21:30</text:p>
          </table:table-cell>
          <table:table-cell office:value-type="float" office:value="20.49053" table:style-name="ce1">
            <text:p>20.49053</text:p>
          </table:table-cell>
          <table:table-cell office:value-type="float" office:value="44.797919999999998" table:style-name="ce1">
            <text:p>44.797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930" table:style-name="ce1">
            <text:p>1205930</text:p>
          </table:table-cell>
          <table:table-cell office:value-type="string" table:style-name="ce1">
            <text:p>26.01.2018,11:50</text:p>
          </table:table-cell>
          <table:table-cell office:value-type="float" office:value="20.37143" table:style-name="ce1">
            <text:p>20.37143</text:p>
          </table:table-cell>
          <table:table-cell office:value-type="float" office:value="44.814360000000001" table:style-name="ce1">
            <text:p>44.814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931" table:style-name="ce1">
            <text:p>1205931</text:p>
          </table:table-cell>
          <table:table-cell office:value-type="string" table:style-name="ce1">
            <text:p>26.01.2018,12:50</text:p>
          </table:table-cell>
          <table:table-cell office:value-type="float" office:value="20.439240000000002" table:style-name="ce1">
            <text:p>20.43924</text:p>
          </table:table-cell>
          <table:table-cell office:value-type="float" office:value="44.739849999999997" table:style-name="ce1">
            <text:p>44.739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932" table:style-name="ce1">
            <text:p>1205932</text:p>
          </table:table-cell>
          <table:table-cell office:value-type="string" table:style-name="ce1">
            <text:p>26.01.2018,14:50</text:p>
          </table:table-cell>
          <table:table-cell office:value-type="float" office:value="20.416347999999999" table:style-name="ce1">
            <text:p>20.416348</text:p>
          </table:table-cell>
          <table:table-cell office:value-type="float" office:value="44.787208" table:style-name="ce1">
            <text:p>44.7872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865" table:style-name="ce1">
            <text:p>1205865</text:p>
          </table:table-cell>
          <table:table-cell office:value-type="string" table:style-name="ce1">
            <text:p>26.01.2018,08:50</text:p>
          </table:table-cell>
          <table:table-cell office:value-type="float" office:value="20.464905999999999" table:style-name="ce1">
            <text:p>20.464906</text:p>
          </table:table-cell>
          <table:table-cell office:value-type="float" office:value="44.767968000000003" table:style-name="ce1">
            <text:p>44.7679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158" table:style-name="ce1">
            <text:p>1206158</text:p>
          </table:table-cell>
          <table:table-cell office:value-type="string" table:style-name="ce1">
            <text:p>26.01.2018,13:00</text:p>
          </table:table-cell>
          <table:table-cell office:value-type="float" office:value="20.418129" table:style-name="ce1">
            <text:p>20.418129</text:p>
          </table:table-cell>
          <table:table-cell office:value-type="float" office:value="44.823208999999999" table:style-name="ce1">
            <text:p>44.8232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894" table:style-name="ce1">
            <text:p>1206894</text:p>
          </table:table-cell>
          <table:table-cell office:value-type="string" table:style-name="ce1">
            <text:p>26.01.2018,19:30</text:p>
          </table:table-cell>
          <table:table-cell office:value-type="float" office:value="20.462150000000001" table:style-name="ce1">
            <text:p>20.46215</text:p>
          </table:table-cell>
          <table:table-cell office:value-type="float" office:value="44.807541000000001" table:style-name="ce1">
            <text:p>44.8075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6910" table:style-name="ce1">
            <text:p>1206910</text:p>
          </table:table-cell>
          <table:table-cell office:value-type="string" table:style-name="ce1">
            <text:p>26.01.2018,19:00</text:p>
          </table:table-cell>
          <table:table-cell office:value-type="float" office:value="20.723479999999999" table:style-name="ce1">
            <text:p>20.72348</text:p>
          </table:table-cell>
          <table:table-cell office:value-type="float" office:value="44.407530000000001" table:style-name="ce1">
            <text:p>44.4075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937" table:style-name="ce1">
            <text:p>1205937</text:p>
          </table:table-cell>
          <table:table-cell office:value-type="string" table:style-name="ce1">
            <text:p>26.01.2018,23:00</text:p>
          </table:table-cell>
          <table:table-cell office:value-type="float" office:value="20.472740000000002" table:style-name="ce1">
            <text:p>20.47274</text:p>
          </table:table-cell>
          <table:table-cell office:value-type="float" office:value="44.781799999999997" table:style-name="ce1">
            <text:p>44.78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5922" table:style-name="ce1">
            <text:p>1205922</text:p>
          </table:table-cell>
          <table:table-cell office:value-type="string" table:style-name="ce1">
            <text:p>26.01.2018,19:10</text:p>
          </table:table-cell>
          <table:table-cell office:value-type="float" office:value="20.417390000000001" table:style-name="ce1">
            <text:p>20.41739</text:p>
          </table:table-cell>
          <table:table-cell office:value-type="float" office:value="44.740859999999998" table:style-name="ce1">
            <text:p>44.740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5924" table:style-name="ce1">
            <text:p>1205924</text:p>
          </table:table-cell>
          <table:table-cell office:value-type="string" table:style-name="ce1">
            <text:p>26.01.2018,21:15</text:p>
          </table:table-cell>
          <table:table-cell office:value-type="float" office:value="20.487020000000001" table:style-name="ce1">
            <text:p>20.48702</text:p>
          </table:table-cell>
          <table:table-cell office:value-type="float" office:value="44.811410000000002" table:style-name="ce1">
            <text:p>44.811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6832" table:style-name="ce1">
            <text:p>1206832</text:p>
          </table:table-cell>
          <table:table-cell office:value-type="string" table:style-name="ce1">
            <text:p>26.01.2018,08:50</text:p>
          </table:table-cell>
          <table:table-cell office:value-type="float" office:value="20.48584" table:style-name="ce1">
            <text:p>20.48584</text:p>
          </table:table-cell>
          <table:table-cell office:value-type="float" office:value="44.801110000000001" table:style-name="ce1">
            <text:p>44.801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834" table:style-name="ce1">
            <text:p>1206834</text:p>
          </table:table-cell>
          <table:table-cell office:value-type="string" table:style-name="ce1">
            <text:p>26.01.2018,15:40</text:p>
          </table:table-cell>
          <table:table-cell office:value-type="float" office:value="20.466229999999999" table:style-name="ce1">
            <text:p>20.46623</text:p>
          </table:table-cell>
          <table:table-cell office:value-type="float" office:value="44.802050000000001" table:style-name="ce1">
            <text:p>44.802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921" table:style-name="ce1">
            <text:p>1205921</text:p>
          </table:table-cell>
          <table:table-cell office:value-type="string" table:style-name="ce1">
            <text:p>26.01.2018,19:50</text:p>
          </table:table-cell>
          <table:table-cell office:value-type="float" office:value="20.412565000000001" table:style-name="ce1">
            <text:p>20.412565</text:p>
          </table:table-cell>
          <table:table-cell office:value-type="float" office:value="44.830689999999997" table:style-name="ce1">
            <text:p>44.830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919" table:style-name="ce1">
            <text:p>1205919</text:p>
          </table:table-cell>
          <table:table-cell office:value-type="string" table:style-name="ce1">
            <text:p>26.01.2018,16:40</text:p>
          </table:table-cell>
          <table:table-cell office:value-type="float" office:value="20.430921999999999" table:style-name="ce1">
            <text:p>20.430922</text:p>
          </table:table-cell>
          <table:table-cell office:value-type="float" office:value="44.793531999999999" table:style-name="ce1">
            <text:p>44.7935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379" table:style-name="ce1">
            <text:p>1206379</text:p>
          </table:table-cell>
          <table:table-cell office:value-type="string" table:style-name="ce1">
            <text:p>26.01.2018,13:00</text:p>
          </table:table-cell>
          <table:table-cell office:value-type="float" office:value="20.49071" table:style-name="ce1">
            <text:p>20.49071</text:p>
          </table:table-cell>
          <table:table-cell office:value-type="float" office:value="44.815440000000002" table:style-name="ce1">
            <text:p>44.8154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864" table:style-name="ce1">
            <text:p>1205864</text:p>
          </table:table-cell>
          <table:table-cell office:value-type="string" table:style-name="ce1">
            <text:p>26.01.2018,13:15</text:p>
          </table:table-cell>
          <table:table-cell office:value-type="float" office:value="20.39706" table:style-name="ce1">
            <text:p>20.39706</text:p>
          </table:table-cell>
          <table:table-cell office:value-type="float" office:value="44.814540000000001" table:style-name="ce1">
            <text:p>44.814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6826" table:style-name="ce1">
            <text:p>1206826</text:p>
          </table:table-cell>
          <table:table-cell office:value-type="string" table:style-name="ce1">
            <text:p>26.01.2018,07:30</text:p>
          </table:table-cell>
          <table:table-cell office:value-type="float" office:value="20.470400000000001" table:style-name="ce1">
            <text:p>20.4704</text:p>
          </table:table-cell>
          <table:table-cell office:value-type="float" office:value="44.799320000000002" table:style-name="ce1">
            <text:p>44.799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7188" table:style-name="ce1">
            <text:p>1207188</text:p>
          </table:table-cell>
          <table:table-cell office:value-type="string" table:style-name="ce1">
            <text:p>26.01.2018,11:50</text:p>
          </table:table-cell>
          <table:table-cell office:value-type="float" office:value="20.459985" table:style-name="ce1">
            <text:p>20.459985</text:p>
          </table:table-cell>
          <table:table-cell office:value-type="float" office:value="44.800480999999998" table:style-name="ce1">
            <text:p>44.80048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– čeoni sudar sa vozilom koje nailazi zdesna</text:p>
          </table:table-cell>
          <table:table-cell table:number-columns-repeated="16377"/>
        </table:table-row>
        <table:table-row table:style-name="ro1">
          <table:table-cell office:value-type="float" office:value="1205925" table:style-name="ce1">
            <text:p>1205925</text:p>
          </table:table-cell>
          <table:table-cell office:value-type="string" table:style-name="ce1">
            <text:p>26.01.2018,21:05</text:p>
          </table:table-cell>
          <table:table-cell office:value-type="float" office:value="20.46575" table:style-name="ce1">
            <text:p>20.46575</text:p>
          </table:table-cell>
          <table:table-cell office:value-type="float" office:value="44.799169999999997" table:style-name="ce1">
            <text:p>44.79917</text:p>
          </table:table-cell>
          <table:table-cell office:value-type="string" table:style-name="ce1">
            <text:p>Sa poginul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06007" table:style-name="ce1">
            <text:p>1206007</text:p>
          </table:table-cell>
          <table:table-cell office:value-type="string" table:style-name="ce1">
            <text:p>26.01.2018,15:30</text:p>
          </table:table-cell>
          <table:table-cell office:value-type="float" office:value="20.43243" table:style-name="ce1">
            <text:p>20.43243</text:p>
          </table:table-cell>
          <table:table-cell office:value-type="float" office:value="44.806710000000002" table:style-name="ce1">
            <text:p>44.8067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138" table:style-name="ce1">
            <text:p>1206138</text:p>
          </table:table-cell>
          <table:table-cell office:value-type="string" table:style-name="ce1">
            <text:p>26.01.2018,15:15</text:p>
          </table:table-cell>
          <table:table-cell office:value-type="float" office:value="20.463629999999998" table:style-name="ce1">
            <text:p>20.46363</text:p>
          </table:table-cell>
          <table:table-cell office:value-type="float" office:value="44.798580000000001" table:style-name="ce1">
            <text:p>44.798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141" table:style-name="ce1">
            <text:p>1206141</text:p>
          </table:table-cell>
          <table:table-cell office:value-type="string" table:style-name="ce1">
            <text:p>26.01.2018,14:25</text:p>
          </table:table-cell>
          <table:table-cell office:value-type="float" office:value="20.303000000000001" table:style-name="ce1">
            <text:p>20.303</text:p>
          </table:table-cell>
          <table:table-cell office:value-type="float" office:value="44.677599999999998" table:style-name="ce1">
            <text:p>44.67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969" table:style-name="ce1">
            <text:p>1205969</text:p>
          </table:table-cell>
          <table:table-cell office:value-type="string" table:style-name="ce1">
            <text:p>26.01.2018,13:00</text:p>
          </table:table-cell>
          <table:table-cell office:value-type="float" office:value="20.815049999999999" table:style-name="ce1">
            <text:p>20.81505</text:p>
          </table:table-cell>
          <table:table-cell office:value-type="float" office:value="44.654150000000001" table:style-name="ce1">
            <text:p>44.654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6856" table:style-name="ce1">
            <text:p>1206856</text:p>
          </table:table-cell>
          <table:table-cell office:value-type="string" table:style-name="ce1">
            <text:p>26.01.2018,16:30</text:p>
          </table:table-cell>
          <table:table-cell office:value-type="float" office:value="20.428509999999999" table:style-name="ce1">
            <text:p>20.42851</text:p>
          </table:table-cell>
          <table:table-cell office:value-type="float" office:value="44.813049999999997" table:style-name="ce1">
            <text:p>44.813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7284" table:style-name="ce1">
            <text:p>1207284</text:p>
          </table:table-cell>
          <table:table-cell office:value-type="string" table:style-name="ce1">
            <text:p>26.01.2018,08:20</text:p>
          </table:table-cell>
          <table:table-cell office:value-type="float" office:value="20.347909999999999" table:style-name="ce1">
            <text:p>20.34791</text:p>
          </table:table-cell>
          <table:table-cell office:value-type="float" office:value="44.806379999999997" table:style-name="ce1">
            <text:p>44.8063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977" table:style-name="ce1">
            <text:p>1205977</text:p>
          </table:table-cell>
          <table:table-cell office:value-type="string" table:style-name="ce1">
            <text:p>26.01.2018,11:10</text:p>
          </table:table-cell>
          <table:table-cell office:value-type="float" office:value="20.46651" table:style-name="ce1">
            <text:p>20.46651</text:p>
          </table:table-cell>
          <table:table-cell office:value-type="float" office:value="44.803109999999997" table:style-name="ce1">
            <text:p>44.803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998" table:style-name="ce1">
            <text:p>1205998</text:p>
          </table:table-cell>
          <table:table-cell office:value-type="string" table:style-name="ce1">
            <text:p>26.01.2018,14:10</text:p>
          </table:table-cell>
          <table:table-cell office:value-type="float" office:value="20.438745000000001" table:style-name="ce1">
            <text:p>20.438745</text:p>
          </table:table-cell>
          <table:table-cell office:value-type="float" office:value="44.814306999999999" table:style-name="ce1">
            <text:p>44.8143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5907" table:style-name="ce1">
            <text:p>1205907</text:p>
          </table:table-cell>
          <table:table-cell office:value-type="string" table:style-name="ce1">
            <text:p>26.01.2018,15:45</text:p>
          </table:table-cell>
          <table:table-cell office:value-type="float" office:value="20.389422" table:style-name="ce1">
            <text:p>20.389422</text:p>
          </table:table-cell>
          <table:table-cell office:value-type="float" office:value="44.822595" table:style-name="ce1">
            <text:p>44.8225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915" table:style-name="ce1">
            <text:p>1205915</text:p>
          </table:table-cell>
          <table:table-cell office:value-type="string" table:style-name="ce1">
            <text:p>27.01.2018,02:20</text:p>
          </table:table-cell>
          <table:table-cell office:value-type="float" office:value="20.453399999999998" table:style-name="ce1">
            <text:p>20.4534</text:p>
          </table:table-cell>
          <table:table-cell office:value-type="float" office:value="44.756304" table:style-name="ce1">
            <text:p>44.7563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870" table:style-name="ce1">
            <text:p>1206870</text:p>
          </table:table-cell>
          <table:table-cell office:value-type="string" table:style-name="ce1">
            <text:p>27.01.2018,23:00</text:p>
          </table:table-cell>
          <table:table-cell office:value-type="float" office:value="20.50019" table:style-name="ce1">
            <text:p>20.50019</text:p>
          </table:table-cell>
          <table:table-cell office:value-type="float" office:value="44.786290000000001" table:style-name="ce1">
            <text:p>44.786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5981" table:style-name="ce1">
            <text:p>1205981</text:p>
          </table:table-cell>
          <table:table-cell office:value-type="string" table:style-name="ce1">
            <text:p>27.01.2018,20:15</text:p>
          </table:table-cell>
          <table:table-cell office:value-type="float" office:value="20.460820999999999" table:style-name="ce1">
            <text:p>20.460821</text:p>
          </table:table-cell>
          <table:table-cell office:value-type="float" office:value="44.803718000000003" table:style-name="ce1">
            <text:p>44.80371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05939" table:style-name="ce1">
            <text:p>1205939</text:p>
          </table:table-cell>
          <table:table-cell office:value-type="string" table:style-name="ce1">
            <text:p>27.01.2018,07:45</text:p>
          </table:table-cell>
          <table:table-cell office:value-type="float" office:value="20.500567" table:style-name="ce1">
            <text:p>20.500567</text:p>
          </table:table-cell>
          <table:table-cell office:value-type="float" office:value="44.786462" table:style-name="ce1">
            <text:p>44.7864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5944" table:style-name="ce1">
            <text:p>1205944</text:p>
          </table:table-cell>
          <table:table-cell office:value-type="string" table:style-name="ce1">
            <text:p>27.01.2018,12:45</text:p>
          </table:table-cell>
          <table:table-cell office:value-type="float" office:value="20.471419999999998" table:style-name="ce1">
            <text:p>20.47142</text:p>
          </table:table-cell>
          <table:table-cell office:value-type="float" office:value="44.792068" table:style-name="ce1">
            <text:p>44.7920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990" table:style-name="ce1">
            <text:p>1205990</text:p>
          </table:table-cell>
          <table:table-cell office:value-type="string" table:style-name="ce1">
            <text:p>27.01.2018,20:05</text:p>
          </table:table-cell>
          <table:table-cell office:value-type="float" office:value="20.462440000000001" table:style-name="ce1">
            <text:p>20.46244</text:p>
          </table:table-cell>
          <table:table-cell office:value-type="float" office:value="44.816920000000003" table:style-name="ce1">
            <text:p>44.816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5991" table:style-name="ce1">
            <text:p>1205991</text:p>
          </table:table-cell>
          <table:table-cell office:value-type="string" table:style-name="ce1">
            <text:p>27.01.2018,23:50</text:p>
          </table:table-cell>
          <table:table-cell office:value-type="float" office:value="20.466439999999999" table:style-name="ce1">
            <text:p>20.46644</text:p>
          </table:table-cell>
          <table:table-cell office:value-type="float" office:value="44.802759999999999" table:style-name="ce1">
            <text:p>44.802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5949" table:style-name="ce1">
            <text:p>1205949</text:p>
          </table:table-cell>
          <table:table-cell office:value-type="string" table:style-name="ce1">
            <text:p>27.01.2018,15:00</text:p>
          </table:table-cell>
          <table:table-cell office:value-type="float" office:value="20.428450000000002" table:style-name="ce1">
            <text:p>20.42845</text:p>
          </table:table-cell>
          <table:table-cell office:value-type="float" office:value="44.777389999999997" table:style-name="ce1">
            <text:p>44.777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984" table:style-name="ce1">
            <text:p>1205984</text:p>
          </table:table-cell>
          <table:table-cell office:value-type="string" table:style-name="ce1">
            <text:p>27.01.2018,22:30</text:p>
          </table:table-cell>
          <table:table-cell office:value-type="float" office:value="20.368888999999999" table:style-name="ce1">
            <text:p>20.368889</text:p>
          </table:table-cell>
          <table:table-cell office:value-type="float" office:value="44.841614999999997" table:style-name="ce1">
            <text:p>44.8416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5986" table:style-name="ce1">
            <text:p>1205986</text:p>
          </table:table-cell>
          <table:table-cell office:value-type="string" table:style-name="ce1">
            <text:p>27.01.2018,21:30</text:p>
          </table:table-cell>
          <table:table-cell office:value-type="float" office:value="20.441050000000001" table:style-name="ce1">
            <text:p>20.44105</text:p>
          </table:table-cell>
          <table:table-cell office:value-type="float" office:value="44.742739999999998" table:style-name="ce1">
            <text:p>44.742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5957" table:style-name="ce1">
            <text:p>1205957</text:p>
          </table:table-cell>
          <table:table-cell office:value-type="string" table:style-name="ce1">
            <text:p>27.01.2018,16:00</text:p>
          </table:table-cell>
          <table:table-cell office:value-type="float" office:value="20.515630000000002" table:style-name="ce1">
            <text:p>20.51563</text:p>
          </table:table-cell>
          <table:table-cell office:value-type="float" office:value="44.792099999999998" table:style-name="ce1">
            <text:p>44.79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979" table:style-name="ce1">
            <text:p>1205979</text:p>
          </table:table-cell>
          <table:table-cell office:value-type="string" table:style-name="ce1">
            <text:p>27.01.2018,12:00</text:p>
          </table:table-cell>
          <table:table-cell office:value-type="float" office:value="20.407340000000001" table:style-name="ce1">
            <text:p>20.40734</text:p>
          </table:table-cell>
          <table:table-cell office:value-type="float" office:value="44.774940000000001" table:style-name="ce1">
            <text:p>44.774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614" table:style-name="ce1">
            <text:p>1206614</text:p>
          </table:table-cell>
          <table:table-cell office:value-type="string" table:style-name="ce1">
            <text:p>27.01.2018,22:00</text:p>
          </table:table-cell>
          <table:table-cell office:value-type="float" office:value="20.419581999999998" table:style-name="ce1">
            <text:p>20.419582</text:p>
          </table:table-cell>
          <table:table-cell office:value-type="float" office:value="44.831268000000001" table:style-name="ce1">
            <text:p>44.8312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6857" table:style-name="ce1">
            <text:p>1206857</text:p>
          </table:table-cell>
          <table:table-cell office:value-type="string" table:style-name="ce1">
            <text:p>27.01.2018,16:10</text:p>
          </table:table-cell>
          <table:table-cell office:value-type="float" office:value="20.53144" table:style-name="ce1">
            <text:p>20.53144</text:p>
          </table:table-cell>
          <table:table-cell office:value-type="float" office:value="44.774039999999999" table:style-name="ce1">
            <text:p>44.774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preticanje</text:p>
          </table:table-cell>
          <table:table-cell table:number-columns-repeated="16377"/>
        </table:table-row>
        <table:table-row table:style-name="ro1">
          <table:table-cell office:value-type="float" office:value="1206869" table:style-name="ce1">
            <text:p>1206869</text:p>
          </table:table-cell>
          <table:table-cell office:value-type="string" table:style-name="ce1">
            <text:p>27.01.2018,14:00</text:p>
          </table:table-cell>
          <table:table-cell office:value-type="float" office:value="20.477596999999999" table:style-name="ce1">
            <text:p>20.477597</text:p>
          </table:table-cell>
          <table:table-cell office:value-type="float" office:value="44.750413999999999" table:style-name="ce1">
            <text:p>44.7504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6476" table:style-name="ce1">
            <text:p>1206476</text:p>
          </table:table-cell>
          <table:table-cell office:value-type="string" table:style-name="ce1">
            <text:p>27.01.2018,16:00</text:p>
          </table:table-cell>
          <table:table-cell office:value-type="float" office:value="20.458220000000001" table:style-name="ce1">
            <text:p>20.45822</text:p>
          </table:table-cell>
          <table:table-cell office:value-type="float" office:value="44.880499999999998" table:style-name="ce1">
            <text:p>44.88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225" table:style-name="ce1">
            <text:p>1206225</text:p>
          </table:table-cell>
          <table:table-cell office:value-type="string" table:style-name="ce1">
            <text:p>27.01.2018,16:00</text:p>
          </table:table-cell>
          <table:table-cell office:value-type="float" office:value="20.50498" table:style-name="ce1">
            <text:p>20.50498</text:p>
          </table:table-cell>
          <table:table-cell office:value-type="float" office:value="44.783729999999998" table:style-name="ce1">
            <text:p>44.783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962" table:style-name="ce1">
            <text:p>1205962</text:p>
          </table:table-cell>
          <table:table-cell office:value-type="string" table:style-name="ce1">
            <text:p>27.01.2018,15:20</text:p>
          </table:table-cell>
          <table:table-cell office:value-type="float" office:value="20.41703" table:style-name="ce1">
            <text:p>20.41703</text:p>
          </table:table-cell>
          <table:table-cell office:value-type="float" office:value="44.804049999999997" table:style-name="ce1">
            <text:p>44.804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300" table:style-name="ce1">
            <text:p>1206300</text:p>
          </table:table-cell>
          <table:table-cell office:value-type="string" table:style-name="ce1">
            <text:p>27.01.2018,11:40</text:p>
          </table:table-cell>
          <table:table-cell office:value-type="float" office:value="20.418310000000002" table:style-name="ce1">
            <text:p>20.41831</text:p>
          </table:table-cell>
          <table:table-cell office:value-type="float" office:value="44.812894" table:style-name="ce1">
            <text:p>44.8128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6301" table:style-name="ce1">
            <text:p>1206301</text:p>
          </table:table-cell>
          <table:table-cell office:value-type="string" table:style-name="ce1">
            <text:p>27.01.2018,13:40</text:p>
          </table:table-cell>
          <table:table-cell office:value-type="float" office:value="20.549897999999999" table:style-name="ce1">
            <text:p>20.549898</text:p>
          </table:table-cell>
          <table:table-cell office:value-type="float" office:value="44.759580999999997" table:style-name="ce1">
            <text:p>44.7595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485" table:style-name="ce1">
            <text:p>1206485</text:p>
          </table:table-cell>
          <table:table-cell office:value-type="string" table:style-name="ce1">
            <text:p>27.01.2018,13:50</text:p>
          </table:table-cell>
          <table:table-cell office:value-type="float" office:value="20.417449999999999" table:style-name="ce1">
            <text:p>20.41745</text:p>
          </table:table-cell>
          <table:table-cell office:value-type="float" office:value="44.822069999999997" table:style-name="ce1">
            <text:p>44.8220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udar u sustizanju</text:p>
          </table:table-cell>
          <table:table-cell table:number-columns-repeated="16377"/>
        </table:table-row>
        <table:table-row table:style-name="ro1">
          <table:table-cell office:value-type="float" office:value="1206079" table:style-name="ce1">
            <text:p>1206079</text:p>
          </table:table-cell>
          <table:table-cell office:value-type="string" table:style-name="ce1">
            <text:p>27.01.2018,07:10</text:p>
          </table:table-cell>
          <table:table-cell office:value-type="float" office:value="20.373729999999998" table:style-name="ce1">
            <text:p>20.37373</text:p>
          </table:table-cell>
          <table:table-cell office:value-type="float" office:value="44.594149999999999" table:style-name="ce1">
            <text:p>44.594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05963" table:style-name="ce1">
            <text:p>1205963</text:p>
          </table:table-cell>
          <table:table-cell office:value-type="string" table:style-name="ce1">
            <text:p>27.01.2018,14:30</text:p>
          </table:table-cell>
          <table:table-cell office:value-type="float" office:value="20.512650000000001" table:style-name="ce1">
            <text:p>20.51265</text:p>
          </table:table-cell>
          <table:table-cell office:value-type="float" office:value="44.782200000000003" table:style-name="ce1">
            <text:p>44.78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004" table:style-name="ce1">
            <text:p>1206004</text:p>
          </table:table-cell>
          <table:table-cell office:value-type="string" table:style-name="ce1">
            <text:p>27.01.2018,14:00</text:p>
          </table:table-cell>
          <table:table-cell office:value-type="float" office:value="20.375910000000001" table:style-name="ce1">
            <text:p>20.37591</text:p>
          </table:table-cell>
          <table:table-cell office:value-type="float" office:value="44.844760000000001" table:style-name="ce1">
            <text:p>44.844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004" table:style-name="ce1">
            <text:p>1206004</text:p>
          </table:table-cell>
          <table:table-cell office:value-type="string" table:style-name="ce1">
            <text:p>27.01.2018,14:00</text:p>
          </table:table-cell>
          <table:table-cell office:value-type="float" office:value="20.375910000000001" table:style-name="ce1">
            <text:p>20.37591</text:p>
          </table:table-cell>
          <table:table-cell office:value-type="float" office:value="44.844760000000001" table:style-name="ce1">
            <text:p>44.844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6003" table:style-name="ce1">
            <text:p>1206003</text:p>
          </table:table-cell>
          <table:table-cell office:value-type="string" table:style-name="ce1">
            <text:p>27.01.2018,19:00</text:p>
          </table:table-cell>
          <table:table-cell office:value-type="float" office:value="20.358913999999999" table:style-name="ce1">
            <text:p>20.358914</text:p>
          </table:table-cell>
          <table:table-cell office:value-type="float" office:value="44.867894999999997" table:style-name="ce1">
            <text:p>44.8678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6977" table:style-name="ce1">
            <text:p>1206977</text:p>
          </table:table-cell>
          <table:table-cell office:value-type="string" table:style-name="ce1">
            <text:p>27.01.2018,17:35</text:p>
          </table:table-cell>
          <table:table-cell office:value-type="float" office:value="20.430246" table:style-name="ce1">
            <text:p>20.430246</text:p>
          </table:table-cell>
          <table:table-cell office:value-type="float" office:value="44.747636999999997" table:style-name="ce1">
            <text:p>44.7476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6700" table:style-name="ce1">
            <text:p>1206700</text:p>
          </table:table-cell>
          <table:table-cell office:value-type="string" table:style-name="ce1">
            <text:p>27.01.2018,18:30</text:p>
          </table:table-cell>
          <table:table-cell office:value-type="float" office:value="20.379439999999999" table:style-name="ce1">
            <text:p>20.37944</text:p>
          </table:table-cell>
          <table:table-cell office:value-type="float" office:value="44.842939999999999" table:style-name="ce1">
            <text:p>44.842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703" table:style-name="ce1">
            <text:p>1206703</text:p>
          </table:table-cell>
          <table:table-cell office:value-type="string" table:style-name="ce1">
            <text:p>27.01.2018,17:20</text:p>
          </table:table-cell>
          <table:table-cell office:value-type="float" office:value="20.396080000000001" table:style-name="ce1">
            <text:p>20.39608</text:p>
          </table:table-cell>
          <table:table-cell office:value-type="float" office:value="44.820070000000001" table:style-name="ce1">
            <text:p>44.820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994" table:style-name="ce1">
            <text:p>1206994</text:p>
          </table:table-cell>
          <table:table-cell office:value-type="string" table:style-name="ce1">
            <text:p>27.01.2018,21:45</text:p>
          </table:table-cell>
          <table:table-cell office:value-type="float" office:value="20.299099999999999" table:style-name="ce1">
            <text:p>20.2991</text:p>
          </table:table-cell>
          <table:table-cell office:value-type="float" office:value="44.895000000000003" table:style-name="ce1">
            <text:p>44.8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6056" table:style-name="ce1">
            <text:p>1206056</text:p>
          </table:table-cell>
          <table:table-cell office:value-type="string" table:style-name="ce1">
            <text:p>27.01.2018,15:25</text:p>
          </table:table-cell>
          <table:table-cell office:value-type="float" office:value="20.431460000000001" table:style-name="ce1">
            <text:p>20.43146</text:p>
          </table:table-cell>
          <table:table-cell office:value-type="float" office:value="44.811549999999997" table:style-name="ce1">
            <text:p>44.811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926" table:style-name="ce1">
            <text:p>1205926</text:p>
          </table:table-cell>
          <table:table-cell office:value-type="string" table:style-name="ce1">
            <text:p>27.01.2018,00:32</text:p>
          </table:table-cell>
          <table:table-cell office:value-type="float" office:value="20.405996999999999" table:style-name="ce1">
            <text:p>20.405997</text:p>
          </table:table-cell>
          <table:table-cell office:value-type="float" office:value="44.758589000000001" table:style-name="ce1">
            <text:p>44.75858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5929" table:style-name="ce1">
            <text:p>1205929</text:p>
          </table:table-cell>
          <table:table-cell office:value-type="string" table:style-name="ce1">
            <text:p>27.01.2018,00:30</text:p>
          </table:table-cell>
          <table:table-cell office:value-type="float" office:value="20.224784" table:style-name="ce1">
            <text:p>20.224784</text:p>
          </table:table-cell>
          <table:table-cell office:value-type="float" office:value="44.77731" table:style-name="ce1">
            <text:p>44.777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06258" table:style-name="ce1">
            <text:p>1206258</text:p>
          </table:table-cell>
          <table:table-cell office:value-type="string" table:style-name="ce1">
            <text:p>27.01.2018,23:00</text:p>
          </table:table-cell>
          <table:table-cell office:value-type="float" office:value="20.458428000000001" table:style-name="ce1">
            <text:p>20.458428</text:p>
          </table:table-cell>
          <table:table-cell office:value-type="float" office:value="44.828001" table:style-name="ce1">
            <text:p>44.8280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959" table:style-name="ce1">
            <text:p>1205959</text:p>
          </table:table-cell>
          <table:table-cell office:value-type="string" table:style-name="ce1">
            <text:p>27.01.2018,13:00</text:p>
          </table:table-cell>
          <table:table-cell office:value-type="float" office:value="20.435300000000002" table:style-name="ce1">
            <text:p>20.4353</text:p>
          </table:table-cell>
          <table:table-cell office:value-type="float" office:value="44.80791" table:style-name="ce1">
            <text:p>44.807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052" table:style-name="ce1">
            <text:p>1206052</text:p>
          </table:table-cell>
          <table:table-cell office:value-type="string" table:style-name="ce1">
            <text:p>27.01.2018,15:30</text:p>
          </table:table-cell>
          <table:table-cell office:value-type="float" office:value="20.434753000000001" table:style-name="ce1">
            <text:p>20.434753</text:p>
          </table:table-cell>
          <table:table-cell office:value-type="float" office:value="44.814788999999998" table:style-name="ce1">
            <text:p>44.8147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111" table:style-name="ce1">
            <text:p>1206111</text:p>
          </table:table-cell>
          <table:table-cell office:value-type="string" table:style-name="ce1">
            <text:p>27.01.2018,13:30</text:p>
          </table:table-cell>
          <table:table-cell office:value-type="float" office:value="20.701750000000001" table:style-name="ce1">
            <text:p>20.70175</text:p>
          </table:table-cell>
          <table:table-cell office:value-type="float" office:value="44.43732" table:style-name="ce1">
            <text:p>44.437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6472" table:style-name="ce1">
            <text:p>1206472</text:p>
          </table:table-cell>
          <table:table-cell office:value-type="string" table:style-name="ce1">
            <text:p>27.01.2018,18:20</text:p>
          </table:table-cell>
          <table:table-cell office:value-type="float" office:value="20.48386" table:style-name="ce1">
            <text:p>20.48386</text:p>
          </table:table-cell>
          <table:table-cell office:value-type="float" office:value="44.881529999999998" table:style-name="ce1">
            <text:p>44.881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na trotoaru ili biciklističkoj stazi kreće suprotno od smera kretanja vozila</text:p>
          </table:table-cell>
          <table:table-cell table:number-columns-repeated="16377"/>
        </table:table-row>
        <table:table-row table:style-name="ro1">
          <table:table-cell office:value-type="float" office:value="1206862" table:style-name="ce1">
            <text:p>1206862</text:p>
          </table:table-cell>
          <table:table-cell office:value-type="string" table:style-name="ce1">
            <text:p>27.01.2018,17:50</text:p>
          </table:table-cell>
          <table:table-cell office:value-type="float" office:value="20.45814" table:style-name="ce1">
            <text:p>20.45814</text:p>
          </table:table-cell>
          <table:table-cell office:value-type="float" office:value="44.815829999999998" table:style-name="ce1">
            <text:p>44.815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867" table:style-name="ce1">
            <text:p>1206867</text:p>
          </table:table-cell>
          <table:table-cell office:value-type="string" table:style-name="ce1">
            <text:p>27.01.2018,19:00</text:p>
          </table:table-cell>
          <table:table-cell office:value-type="float" office:value="20.285240000000002" table:style-name="ce1">
            <text:p>20.28524</text:p>
          </table:table-cell>
          <table:table-cell office:value-type="float" office:value="44.905360000000002" table:style-name="ce1">
            <text:p>44.905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5983" table:style-name="ce1">
            <text:p>1205983</text:p>
          </table:table-cell>
          <table:table-cell office:value-type="string" table:style-name="ce1">
            <text:p>27.01.2018,17:25</text:p>
          </table:table-cell>
          <table:table-cell office:value-type="float" office:value="20.412120000000002" table:style-name="ce1">
            <text:p>20.41212</text:p>
          </table:table-cell>
          <table:table-cell office:value-type="float" office:value="44.637839999999997" table:style-name="ce1">
            <text:p>44.6378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030" table:style-name="ce1">
            <text:p>1206030</text:p>
          </table:table-cell>
          <table:table-cell office:value-type="string" table:style-name="ce1">
            <text:p>28.01.2018,08:30</text:p>
          </table:table-cell>
          <table:table-cell office:value-type="float" office:value="20.416039999999999" table:style-name="ce1">
            <text:p>20.41604</text:p>
          </table:table-cell>
          <table:table-cell office:value-type="float" office:value="44.739330000000002" table:style-name="ce1">
            <text:p>44.739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058" table:style-name="ce1">
            <text:p>1206058</text:p>
          </table:table-cell>
          <table:table-cell office:value-type="string" table:style-name="ce1">
            <text:p>28.01.2018,18:05</text:p>
          </table:table-cell>
          <table:table-cell office:value-type="float" office:value="20.413032999999999" table:style-name="ce1">
            <text:p>20.413033</text:p>
          </table:table-cell>
          <table:table-cell office:value-type="float" office:value="44.780068" table:style-name="ce1">
            <text:p>44.7800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6010" table:style-name="ce1">
            <text:p>1206010</text:p>
          </table:table-cell>
          <table:table-cell office:value-type="string" table:style-name="ce1">
            <text:p>28.01.2018,02:10</text:p>
          </table:table-cell>
          <table:table-cell office:value-type="float" office:value="20.412980000000001" table:style-name="ce1">
            <text:p>20.41298</text:p>
          </table:table-cell>
          <table:table-cell office:value-type="float" office:value="44.748750000000001" table:style-name="ce1">
            <text:p>44.748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5988" table:style-name="ce1">
            <text:p>1205988</text:p>
          </table:table-cell>
          <table:table-cell office:value-type="string" table:style-name="ce1">
            <text:p>28.01.2018,01:00</text:p>
          </table:table-cell>
          <table:table-cell office:value-type="float" office:value="20.45158" table:style-name="ce1">
            <text:p>20.45158</text:p>
          </table:table-cell>
          <table:table-cell office:value-type="float" office:value="44.81521" table:style-name="ce1">
            <text:p>44.8152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– ostale situacije</text:p>
          </table:table-cell>
          <table:table-cell table:number-columns-repeated="16377"/>
        </table:table-row>
        <table:table-row table:style-name="ro1">
          <table:table-cell office:value-type="float" office:value="1206032" table:style-name="ce1">
            <text:p>1206032</text:p>
          </table:table-cell>
          <table:table-cell office:value-type="string" table:style-name="ce1">
            <text:p>28.01.2018,02:30</text:p>
          </table:table-cell>
          <table:table-cell office:value-type="float" office:value="20.414459999999998" table:style-name="ce1">
            <text:p>20.41446</text:p>
          </table:table-cell>
          <table:table-cell office:value-type="float" office:value="44.840822000000003" table:style-name="ce1">
            <text:p>44.8408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024" table:style-name="ce1">
            <text:p>1206024</text:p>
          </table:table-cell>
          <table:table-cell office:value-type="string" table:style-name="ce1">
            <text:p>28.01.2018,07:40</text:p>
          </table:table-cell>
          <table:table-cell office:value-type="float" office:value="20.413076" table:style-name="ce1">
            <text:p>20.413076</text:p>
          </table:table-cell>
          <table:table-cell office:value-type="float" office:value="44.783974000000001" table:style-name="ce1">
            <text:p>44.7839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6025" table:style-name="ce1">
            <text:p>1206025</text:p>
          </table:table-cell>
          <table:table-cell office:value-type="string" table:style-name="ce1">
            <text:p>28.01.2018,09:00</text:p>
          </table:table-cell>
          <table:table-cell office:value-type="float" office:value="20.460387000000001" table:style-name="ce1">
            <text:p>20.460387</text:p>
          </table:table-cell>
          <table:table-cell office:value-type="float" office:value="44.887645999999997" table:style-name="ce1">
            <text:p>44.8876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6092" table:style-name="ce1">
            <text:p>1206092</text:p>
          </table:table-cell>
          <table:table-cell office:value-type="string" table:style-name="ce1">
            <text:p>28.01.2018,23:20</text:p>
          </table:table-cell>
          <table:table-cell office:value-type="float" office:value="20.508500000000002" table:style-name="ce1">
            <text:p>20.5085</text:p>
          </table:table-cell>
          <table:table-cell office:value-type="float" office:value="44.788200000000003" table:style-name="ce1">
            <text:p>44.78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6277" table:style-name="ce1">
            <text:p>1206277</text:p>
          </table:table-cell>
          <table:table-cell office:value-type="string" table:style-name="ce1">
            <text:p>28.01.2018,12:10</text:p>
          </table:table-cell>
          <table:table-cell office:value-type="float" office:value="20.289909999999999" table:style-name="ce1">
            <text:p>20.28991</text:p>
          </table:table-cell>
          <table:table-cell office:value-type="float" office:value="44.896777999999998" table:style-name="ce1">
            <text:p>44.8967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06281" table:style-name="ce1">
            <text:p>1206281</text:p>
          </table:table-cell>
          <table:table-cell office:value-type="string" table:style-name="ce1">
            <text:p>28.01.2018,14:35</text:p>
          </table:table-cell>
          <table:table-cell office:value-type="float" office:value="20.408338000000001" table:style-name="ce1">
            <text:p>20.408338</text:p>
          </table:table-cell>
          <table:table-cell office:value-type="float" office:value="44.825127000000002" table:style-name="ce1">
            <text:p>44.8251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6282" table:style-name="ce1">
            <text:p>1206282</text:p>
          </table:table-cell>
          <table:table-cell office:value-type="string" table:style-name="ce1">
            <text:p>28.01.2018,15:30</text:p>
          </table:table-cell>
          <table:table-cell office:value-type="float" office:value="20.416457000000001" table:style-name="ce1">
            <text:p>20.416457</text:p>
          </table:table-cell>
          <table:table-cell office:value-type="float" office:value="44.768199000000003" table:style-name="ce1">
            <text:p>44.7681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686" table:style-name="ce1">
            <text:p>1206686</text:p>
          </table:table-cell>
          <table:table-cell office:value-type="string" table:style-name="ce1">
            <text:p>28.01.2018,16:30</text:p>
          </table:table-cell>
          <table:table-cell office:value-type="float" office:value="20.51681" table:style-name="ce1">
            <text:p>20.51681</text:p>
          </table:table-cell>
          <table:table-cell office:value-type="float" office:value="44.810470000000002" table:style-name="ce1">
            <text:p>44.810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7096" table:style-name="ce1">
            <text:p>1207096</text:p>
          </table:table-cell>
          <table:table-cell office:value-type="string" table:style-name="ce1">
            <text:p>28.01.2018,11:20</text:p>
          </table:table-cell>
          <table:table-cell office:value-type="float" office:value="20.374572000000001" table:style-name="ce1">
            <text:p>20.374572</text:p>
          </table:table-cell>
          <table:table-cell office:value-type="float" office:value="44.851298" table:style-name="ce1">
            <text:p>44.8512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06057" table:style-name="ce1">
            <text:p>1206057</text:p>
          </table:table-cell>
          <table:table-cell office:value-type="string" table:style-name="ce1">
            <text:p>28.01.2018,16:29</text:p>
          </table:table-cell>
          <table:table-cell office:value-type="float" office:value="20.517060000000001" table:style-name="ce1">
            <text:p>20.51706</text:p>
          </table:table-cell>
          <table:table-cell office:value-type="float" office:value="44.814590000000003" table:style-name="ce1">
            <text:p>44.814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940" table:style-name="ce1">
            <text:p>1206940</text:p>
          </table:table-cell>
          <table:table-cell office:value-type="string" table:style-name="ce1">
            <text:p>28.01.2018,10:00</text:p>
          </table:table-cell>
          <table:table-cell office:value-type="float" office:value="20.473130000000001" table:style-name="ce1">
            <text:p>20.47313</text:p>
          </table:table-cell>
          <table:table-cell office:value-type="float" office:value="44.801839999999999" table:style-name="ce1">
            <text:p>44.801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6016" table:style-name="ce1">
            <text:p>1206016</text:p>
          </table:table-cell>
          <table:table-cell office:value-type="string" table:style-name="ce1">
            <text:p>28.01.2018,04:55</text:p>
          </table:table-cell>
          <table:table-cell office:value-type="float" office:value="20.40062" table:style-name="ce1">
            <text:p>20.40062</text:p>
          </table:table-cell>
          <table:table-cell office:value-type="float" office:value="44.849912000000003" table:style-name="ce1">
            <text:p>44.8499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6810" table:style-name="ce1">
            <text:p>1206810</text:p>
          </table:table-cell>
          <table:table-cell office:value-type="string" table:style-name="ce1">
            <text:p>28.01.2018,14:40</text:p>
          </table:table-cell>
          <table:table-cell office:value-type="float" office:value="20.290659999999999" table:style-name="ce1">
            <text:p>20.29066</text:p>
          </table:table-cell>
          <table:table-cell office:value-type="float" office:value="44.658740000000002" table:style-name="ce1">
            <text:p>44.658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110" table:style-name="ce1">
            <text:p>1206110</text:p>
          </table:table-cell>
          <table:table-cell office:value-type="string" table:style-name="ce1">
            <text:p>28.01.2018,18:15</text:p>
          </table:table-cell>
          <table:table-cell office:value-type="float" office:value="20.607897000000001" table:style-name="ce1">
            <text:p>20.607897</text:p>
          </table:table-cell>
          <table:table-cell office:value-type="float" office:value="44.676416000000003" table:style-name="ce1">
            <text:p>44.6764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preticanje</text:p>
          </table:table-cell>
          <table:table-cell table:number-columns-repeated="16377"/>
        </table:table-row>
        <table:table-row table:style-name="ro1">
          <table:table-cell office:value-type="float" office:value="1206091" table:style-name="ce1">
            <text:p>1206091</text:p>
          </table:table-cell>
          <table:table-cell office:value-type="string" table:style-name="ce1">
            <text:p>28.01.2018,22:45</text:p>
          </table:table-cell>
          <table:table-cell office:value-type="float" office:value="20.437180000000001" table:style-name="ce1">
            <text:p>20.43718</text:p>
          </table:table-cell>
          <table:table-cell office:value-type="float" office:value="44.817480000000003" table:style-name="ce1">
            <text:p>44.817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6080" table:style-name="ce1">
            <text:p>1206080</text:p>
          </table:table-cell>
          <table:table-cell office:value-type="string" table:style-name="ce1">
            <text:p>28.01.2018,20:20</text:p>
          </table:table-cell>
          <table:table-cell office:value-type="float" office:value="20.477350000000001" table:style-name="ce1">
            <text:p>20.47735</text:p>
          </table:table-cell>
          <table:table-cell office:value-type="float" office:value="44.804430000000004" table:style-name="ce1">
            <text:p>44.804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6082" table:style-name="ce1">
            <text:p>1206082</text:p>
          </table:table-cell>
          <table:table-cell office:value-type="string" table:style-name="ce1">
            <text:p>28.01.2018,18:30</text:p>
          </table:table-cell>
          <table:table-cell office:value-type="float" office:value="20.589469000000001" table:style-name="ce1">
            <text:p>20.589469</text:p>
          </table:table-cell>
          <table:table-cell office:value-type="float" office:value="44.676608000000002" table:style-name="ce1">
            <text:p>44.67660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udar u sustizanju</text:p>
          </table:table-cell>
          <table:table-cell table:number-columns-repeated="16377"/>
        </table:table-row>
        <table:table-row table:style-name="ro1">
          <table:table-cell office:value-type="float" office:value="1206634" table:style-name="ce1">
            <text:p>1206634</text:p>
          </table:table-cell>
          <table:table-cell office:value-type="string" table:style-name="ce1">
            <text:p>28.01.2018,15:20</text:p>
          </table:table-cell>
          <table:table-cell office:value-type="float" office:value="20.610562000000002" table:style-name="ce1">
            <text:p>20.610562</text:p>
          </table:table-cell>
          <table:table-cell office:value-type="float" office:value="44.569409" table:style-name="ce1">
            <text:p>44.5694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7079" table:style-name="ce1">
            <text:p>1207079</text:p>
          </table:table-cell>
          <table:table-cell office:value-type="string" table:style-name="ce1">
            <text:p>28.01.2018,20:00</text:p>
          </table:table-cell>
          <table:table-cell office:value-type="float" office:value="20.468999" table:style-name="ce1">
            <text:p>20.468999</text:p>
          </table:table-cell>
          <table:table-cell office:value-type="float" office:value="44.784854000000003" table:style-name="ce1">
            <text:p>44.7848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6047" table:style-name="ce1">
            <text:p>1206047</text:p>
          </table:table-cell>
          <table:table-cell office:value-type="string" table:style-name="ce1">
            <text:p>28.01.2018,12:20</text:p>
          </table:table-cell>
          <table:table-cell office:value-type="float" office:value="20.381851999999999" table:style-name="ce1">
            <text:p>20.381852</text:p>
          </table:table-cell>
          <table:table-cell office:value-type="float" office:value="44.688071000000001" table:style-name="ce1">
            <text:p>44.6880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6085" table:style-name="ce1">
            <text:p>1206085</text:p>
          </table:table-cell>
          <table:table-cell office:value-type="string" table:style-name="ce1">
            <text:p>28.01.2018,22:50</text:p>
          </table:table-cell>
          <table:table-cell office:value-type="float" office:value="20.466229999999999" table:style-name="ce1">
            <text:p>20.46623</text:p>
          </table:table-cell>
          <table:table-cell office:value-type="float" office:value="44.787739999999999" table:style-name="ce1">
            <text:p>44.787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6078" table:style-name="ce1">
            <text:p>1206078</text:p>
          </table:table-cell>
          <table:table-cell office:value-type="string" table:style-name="ce1">
            <text:p>28.01.2018,20:00</text:p>
          </table:table-cell>
          <table:table-cell office:value-type="float" office:value="20.343520000000002" table:style-name="ce1">
            <text:p>20.34352</text:p>
          </table:table-cell>
          <table:table-cell office:value-type="float" office:value="44.454239999999999" table:style-name="ce1">
            <text:p>44.454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6051" table:style-name="ce1">
            <text:p>1206051</text:p>
          </table:table-cell>
          <table:table-cell office:value-type="string" table:style-name="ce1">
            <text:p>28.01.2018,15:00</text:p>
          </table:table-cell>
          <table:table-cell office:value-type="float" office:value="20.435697000000001" table:style-name="ce1">
            <text:p>20.435697</text:p>
          </table:table-cell>
          <table:table-cell office:value-type="float" office:value="44.815812999999999" table:style-name="ce1">
            <text:p>44.8158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088" table:style-name="ce1">
            <text:p>1206088</text:p>
          </table:table-cell>
          <table:table-cell office:value-type="string" table:style-name="ce1">
            <text:p>28.01.2018,23:20</text:p>
          </table:table-cell>
          <table:table-cell office:value-type="float" office:value="20.486229999999999" table:style-name="ce1">
            <text:p>20.48623</text:p>
          </table:table-cell>
          <table:table-cell office:value-type="float" office:value="44.76164" table:style-name="ce1">
            <text:p>44.7616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668" table:style-name="ce1">
            <text:p>1206668</text:p>
          </table:table-cell>
          <table:table-cell office:value-type="string" table:style-name="ce1">
            <text:p>28.01.2018,23:40</text:p>
          </table:table-cell>
          <table:table-cell office:value-type="float" office:value="20.45992" table:style-name="ce1">
            <text:p>20.45992</text:p>
          </table:table-cell>
          <table:table-cell office:value-type="float" office:value="44.888100000000001" table:style-name="ce1">
            <text:p>44.888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7064" table:style-name="ce1">
            <text:p>1207064</text:p>
          </table:table-cell>
          <table:table-cell office:value-type="string" table:style-name="ce1">
            <text:p>28.01.2018,18:00</text:p>
          </table:table-cell>
          <table:table-cell office:value-type="float" office:value="20.481228999999999" table:style-name="ce1">
            <text:p>20.481229</text:p>
          </table:table-cell>
          <table:table-cell office:value-type="float" office:value="44.801915999999999" table:style-name="ce1">
            <text:p>44.8019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7378" table:style-name="ce1">
            <text:p>1207378</text:p>
          </table:table-cell>
          <table:table-cell office:value-type="string" table:style-name="ce1">
            <text:p>28.01.2018,20:30</text:p>
          </table:table-cell>
          <table:table-cell office:value-type="float" office:value="20.530272" table:style-name="ce1">
            <text:p>20.530272</text:p>
          </table:table-cell>
          <table:table-cell office:value-type="float" office:value="44.789318999999999" table:style-name="ce1">
            <text:p>44.78931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6382" table:style-name="ce1">
            <text:p>1206382</text:p>
          </table:table-cell>
          <table:table-cell office:value-type="string" table:style-name="ce1">
            <text:p>28.01.2018,00:05</text:p>
          </table:table-cell>
          <table:table-cell office:value-type="float" office:value="20.500330000000002" table:style-name="ce1">
            <text:p>20.50033</text:p>
          </table:table-cell>
          <table:table-cell office:value-type="float" office:value="44.786380000000001" table:style-name="ce1">
            <text:p>44.7863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7056" table:style-name="ce1">
            <text:p>1207056</text:p>
          </table:table-cell>
          <table:table-cell office:value-type="string" table:style-name="ce1">
            <text:p>28.01.2018,14:30</text:p>
          </table:table-cell>
          <table:table-cell office:value-type="float" office:value="20.374168000000001" table:style-name="ce1">
            <text:p>20.374168</text:p>
          </table:table-cell>
          <table:table-cell office:value-type="float" office:value="44.851080000000003" table:style-name="ce1">
            <text:p>44.8510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06045" table:style-name="ce1">
            <text:p>1206045</text:p>
          </table:table-cell>
          <table:table-cell office:value-type="string" table:style-name="ce1">
            <text:p>28.01.2018,12:00</text:p>
          </table:table-cell>
          <table:table-cell office:value-type="float" office:value="20.513424000000001" table:style-name="ce1">
            <text:p>20.513424</text:p>
          </table:table-cell>
          <table:table-cell office:value-type="float" office:value="44.793128000000003" table:style-name="ce1">
            <text:p>44.7931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294" table:style-name="ce1">
            <text:p>1206294</text:p>
          </table:table-cell>
          <table:table-cell office:value-type="string" table:style-name="ce1">
            <text:p>28.01.2018,13:00</text:p>
          </table:table-cell>
          <table:table-cell office:value-type="float" office:value="20.504767999999999" table:style-name="ce1">
            <text:p>20.504768</text:p>
          </table:table-cell>
          <table:table-cell office:value-type="float" office:value="44.774808999999998" table:style-name="ce1">
            <text:p>44.7748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120" table:style-name="ce1">
            <text:p>1206120</text:p>
          </table:table-cell>
          <table:table-cell office:value-type="string" table:style-name="ce1">
            <text:p>28.01.2018,15:20</text:p>
          </table:table-cell>
          <table:table-cell office:value-type="float" office:value="20.50545" table:style-name="ce1">
            <text:p>20.50545</text:p>
          </table:table-cell>
          <table:table-cell office:value-type="float" office:value="44.788119999999999" table:style-name="ce1">
            <text:p>44.788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008" table:style-name="ce1">
            <text:p>1206008</text:p>
          </table:table-cell>
          <table:table-cell office:value-type="string" table:style-name="ce1">
            <text:p>28.01.2018,01:00</text:p>
          </table:table-cell>
          <table:table-cell office:value-type="float" office:value="20.510195" table:style-name="ce1">
            <text:p>20.510195</text:p>
          </table:table-cell>
          <table:table-cell office:value-type="float" office:value="44.814945000000002" table:style-name="ce1">
            <text:p>44.8149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– čeoni sudar sa vozilom koje nailazi zdesna</text:p>
          </table:table-cell>
          <table:table-cell table:number-columns-repeated="16377"/>
        </table:table-row>
        <table:table-row table:style-name="ro1">
          <table:table-cell office:value-type="float" office:value="1203642" table:style-name="ce1">
            <text:p>1203642</text:p>
          </table:table-cell>
          <table:table-cell office:value-type="string" table:style-name="ce1">
            <text:p>28.01.2018,13:30</text:p>
          </table:table-cell>
          <table:table-cell office:value-type="float" office:value="20.408580000000001" table:style-name="ce1">
            <text:p>20.40858</text:p>
          </table:table-cell>
          <table:table-cell office:value-type="float" office:value="44.370759999999997" table:style-name="ce1">
            <text:p>44.370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06595" table:style-name="ce1">
            <text:p>1206595</text:p>
          </table:table-cell>
          <table:table-cell office:value-type="string" table:style-name="ce1">
            <text:p>28.01.2018,00:15</text:p>
          </table:table-cell>
          <table:table-cell office:value-type="float" office:value="20.531323" table:style-name="ce1">
            <text:p>20.531323</text:p>
          </table:table-cell>
          <table:table-cell office:value-type="float" office:value="44.760202" table:style-name="ce1">
            <text:p>44.7602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031" table:style-name="ce1">
            <text:p>1206031</text:p>
          </table:table-cell>
          <table:table-cell office:value-type="string" table:style-name="ce1">
            <text:p>28.01.2018,15:20</text:p>
          </table:table-cell>
          <table:table-cell office:value-type="float" office:value="20.471679999999999" table:style-name="ce1">
            <text:p>20.47168</text:p>
          </table:table-cell>
          <table:table-cell office:value-type="float" office:value="44.807160000000003" table:style-name="ce1">
            <text:p>44.807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6592" table:style-name="ce1">
            <text:p>1206592</text:p>
          </table:table-cell>
          <table:table-cell office:value-type="string" table:style-name="ce1">
            <text:p>29.01.2018,01:00</text:p>
          </table:table-cell>
          <table:table-cell office:value-type="float" office:value="20.41619" table:style-name="ce1">
            <text:p>20.41619</text:p>
          </table:table-cell>
          <table:table-cell office:value-type="float" office:value="44.831659999999999" table:style-name="ce1">
            <text:p>44.831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749" table:style-name="ce1">
            <text:p>1206749</text:p>
          </table:table-cell>
          <table:table-cell office:value-type="string" table:style-name="ce1">
            <text:p>29.01.2018,08:30</text:p>
          </table:table-cell>
          <table:table-cell office:value-type="float" office:value="20.431470000000001" table:style-name="ce1">
            <text:p>20.43147</text:p>
          </table:table-cell>
          <table:table-cell office:value-type="float" office:value="44.811540000000001" table:style-name="ce1">
            <text:p>44.8115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sa skretanjem vozila ulevo, u raskrsnici</text:p>
          </table:table-cell>
          <table:table-cell table:number-columns-repeated="16377"/>
        </table:table-row>
        <table:table-row table:style-name="ro1">
          <table:table-cell office:value-type="float" office:value="1206622" table:style-name="ce1">
            <text:p>1206622</text:p>
          </table:table-cell>
          <table:table-cell office:value-type="string" table:style-name="ce1">
            <text:p>29.01.2018,13:00</text:p>
          </table:table-cell>
          <table:table-cell office:value-type="float" office:value="20.357227000000002" table:style-name="ce1">
            <text:p>20.357227</text:p>
          </table:table-cell>
          <table:table-cell office:value-type="float" office:value="44.867972000000002" table:style-name="ce1">
            <text:p>44.8679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06625" table:style-name="ce1">
            <text:p>1206625</text:p>
          </table:table-cell>
          <table:table-cell office:value-type="string" table:style-name="ce1">
            <text:p>29.01.2018,14:25</text:p>
          </table:table-cell>
          <table:table-cell office:value-type="float" office:value="20.269224000000001" table:style-name="ce1">
            <text:p>20.269224</text:p>
          </table:table-cell>
          <table:table-cell office:value-type="float" office:value="44.901457999999998" table:style-name="ce1">
            <text:p>44.90145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6626" table:style-name="ce1">
            <text:p>1206626</text:p>
          </table:table-cell>
          <table:table-cell office:value-type="string" table:style-name="ce1">
            <text:p>29.01.2018,16:00</text:p>
          </table:table-cell>
          <table:table-cell office:value-type="float" office:value="20.422041" table:style-name="ce1">
            <text:p>20.422041</text:p>
          </table:table-cell>
          <table:table-cell office:value-type="float" office:value="44.818781999999999" table:style-name="ce1">
            <text:p>44.8187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407" table:style-name="ce1">
            <text:p>1206407</text:p>
          </table:table-cell>
          <table:table-cell office:value-type="string" table:style-name="ce1">
            <text:p>29.01.2018,12:00</text:p>
          </table:table-cell>
          <table:table-cell office:value-type="float" office:value="20.369160000000001" table:style-name="ce1">
            <text:p>20.36916</text:p>
          </table:table-cell>
          <table:table-cell office:value-type="float" office:value="44.840310000000002" table:style-name="ce1">
            <text:p>44.8403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preko kolovoz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6142" table:style-name="ce1">
            <text:p>1206142</text:p>
          </table:table-cell>
          <table:table-cell office:value-type="string" table:style-name="ce1">
            <text:p>29.01.2018,08:00</text:p>
          </table:table-cell>
          <table:table-cell office:value-type="float" office:value="20.44445" table:style-name="ce1">
            <text:p>20.44445</text:p>
          </table:table-cell>
          <table:table-cell office:value-type="float" office:value="44.748069999999998" table:style-name="ce1">
            <text:p>44.748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293" table:style-name="ce1">
            <text:p>1206293</text:p>
          </table:table-cell>
          <table:table-cell office:value-type="string" table:style-name="ce1">
            <text:p>29.01.2018,23:10</text:p>
          </table:table-cell>
          <table:table-cell office:value-type="float" office:value="20.417439000000002" table:style-name="ce1">
            <text:p>20.417439</text:p>
          </table:table-cell>
          <table:table-cell office:value-type="float" office:value="44.781229000000003" table:style-name="ce1">
            <text:p>44.7812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297" table:style-name="ce1">
            <text:p>1206297</text:p>
          </table:table-cell>
          <table:table-cell office:value-type="string" table:style-name="ce1">
            <text:p>29.01.2018,20:00</text:p>
          </table:table-cell>
          <table:table-cell office:value-type="float" office:value="20.415844" table:style-name="ce1">
            <text:p>20.415844</text:p>
          </table:table-cell>
          <table:table-cell office:value-type="float" office:value="44.810647000000003" table:style-name="ce1">
            <text:p>44.8106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6477" table:style-name="ce1">
            <text:p>1206477</text:p>
          </table:table-cell>
          <table:table-cell office:value-type="string" table:style-name="ce1">
            <text:p>29.01.2018,02:15</text:p>
          </table:table-cell>
          <table:table-cell office:value-type="float" office:value="20.465869999999999" table:style-name="ce1">
            <text:p>20.46587</text:p>
          </table:table-cell>
          <table:table-cell office:value-type="float" office:value="44.807859999999998" table:style-name="ce1">
            <text:p>44.807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6272" table:style-name="ce1">
            <text:p>1206272</text:p>
          </table:table-cell>
          <table:table-cell office:value-type="string" table:style-name="ce1">
            <text:p>29.01.2018,17:30</text:p>
          </table:table-cell>
          <table:table-cell office:value-type="float" office:value="20.50665" table:style-name="ce1">
            <text:p>20.50665</text:p>
          </table:table-cell>
          <table:table-cell office:value-type="float" office:value="44.81758" table:style-name="ce1">
            <text:p>44.817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06274" table:style-name="ce1">
            <text:p>1206274</text:p>
          </table:table-cell>
          <table:table-cell office:value-type="string" table:style-name="ce1">
            <text:p>29.01.2018,19:05</text:p>
          </table:table-cell>
          <table:table-cell office:value-type="float" office:value="20.288696999999999" table:style-name="ce1">
            <text:p>20.288697</text:p>
          </table:table-cell>
          <table:table-cell office:value-type="float" office:value="44.817329000000001" table:style-name="ce1">
            <text:p>44.8173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polukružno okretanje ispred drugog vozila</text:p>
          </table:table-cell>
          <table:table-cell table:number-columns-repeated="16377"/>
        </table:table-row>
        <table:table-row table:style-name="ro1">
          <table:table-cell office:value-type="float" office:value="1206288" table:style-name="ce1">
            <text:p>1206288</text:p>
          </table:table-cell>
          <table:table-cell office:value-type="string" table:style-name="ce1">
            <text:p>29.01.2018,22:55</text:p>
          </table:table-cell>
          <table:table-cell office:value-type="float" office:value="20.493158999999999" table:style-name="ce1">
            <text:p>20.493159</text:p>
          </table:table-cell>
          <table:table-cell office:value-type="float" office:value="44.771259999999998" table:style-name="ce1">
            <text:p>44.771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280" table:style-name="ce1">
            <text:p>1206280</text:p>
          </table:table-cell>
          <table:table-cell office:value-type="string" table:style-name="ce1">
            <text:p>29.01.2018,19:40</text:p>
          </table:table-cell>
          <table:table-cell office:value-type="float" office:value="20.474360999999998" table:style-name="ce1">
            <text:p>20.474361</text:p>
          </table:table-cell>
          <table:table-cell office:value-type="float" office:value="44.805805999999997" table:style-name="ce1">
            <text:p>44.8058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620" table:style-name="ce1">
            <text:p>1206620</text:p>
          </table:table-cell>
          <table:table-cell office:value-type="string" table:style-name="ce1">
            <text:p>29.01.2018,19:25</text:p>
          </table:table-cell>
          <table:table-cell office:value-type="float" office:value="20.462053000000001" table:style-name="ce1">
            <text:p>20.462053</text:p>
          </table:table-cell>
          <table:table-cell office:value-type="float" office:value="44.823183" table:style-name="ce1">
            <text:p>44.8231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6721" table:style-name="ce1">
            <text:p>1206721</text:p>
          </table:table-cell>
          <table:table-cell office:value-type="string" table:style-name="ce1">
            <text:p>29.01.2018,10:25</text:p>
          </table:table-cell>
          <table:table-cell office:value-type="float" office:value="20.429860000000001" table:style-name="ce1">
            <text:p>20.42986</text:p>
          </table:table-cell>
          <table:table-cell office:value-type="float" office:value="44.660629999999998" table:style-name="ce1">
            <text:p>44.6606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6224" table:style-name="ce1">
            <text:p>1206224</text:p>
          </table:table-cell>
          <table:table-cell office:value-type="string" table:style-name="ce1">
            <text:p>29.01.2018,06:30</text:p>
          </table:table-cell>
          <table:table-cell office:value-type="float" office:value="20.30555" table:style-name="ce1">
            <text:p>20.30555</text:p>
          </table:table-cell>
          <table:table-cell office:value-type="float" office:value="44.914360000000002" table:style-name="ce1">
            <text:p>44.9143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06270" table:style-name="ce1">
            <text:p>1206270</text:p>
          </table:table-cell>
          <table:table-cell office:value-type="string" table:style-name="ce1">
            <text:p>29.01.2018,15:15</text:p>
          </table:table-cell>
          <table:table-cell office:value-type="float" office:value="20.435936999999999" table:style-name="ce1">
            <text:p>20.435937</text:p>
          </table:table-cell>
          <table:table-cell office:value-type="float" office:value="44.752695000000003" table:style-name="ce1">
            <text:p>44.7526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233" table:style-name="ce1">
            <text:p>1206233</text:p>
          </table:table-cell>
          <table:table-cell office:value-type="string" table:style-name="ce1">
            <text:p>29.01.2018,13:55</text:p>
          </table:table-cell>
          <table:table-cell office:value-type="float" office:value="20.47363" table:style-name="ce1">
            <text:p>20.47363</text:p>
          </table:table-cell>
          <table:table-cell office:value-type="float" office:value="44.798169999999999" table:style-name="ce1">
            <text:p>44.7981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6408" table:style-name="ce1">
            <text:p>1206408</text:p>
          </table:table-cell>
          <table:table-cell office:value-type="string" table:style-name="ce1">
            <text:p>29.01.2018,23:10</text:p>
          </table:table-cell>
          <table:table-cell office:value-type="float" office:value="20.404399999999999" table:style-name="ce1">
            <text:p>20.4044</text:p>
          </table:table-cell>
          <table:table-cell office:value-type="float" office:value="44.755569999999999" table:style-name="ce1">
            <text:p>44.7555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06631" table:style-name="ce1">
            <text:p>1206631</text:p>
          </table:table-cell>
          <table:table-cell office:value-type="string" table:style-name="ce1">
            <text:p>29.01.2018,08:30</text:p>
          </table:table-cell>
          <table:table-cell office:value-type="float" office:value="20.4268" table:style-name="ce1">
            <text:p>20.4268</text:p>
          </table:table-cell>
          <table:table-cell office:value-type="float" office:value="44.744979999999998" table:style-name="ce1">
            <text:p>44.744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06226" table:style-name="ce1">
            <text:p>1206226</text:p>
          </table:table-cell>
          <table:table-cell office:value-type="string" table:style-name="ce1">
            <text:p>29.01.2018,11:00</text:p>
          </table:table-cell>
          <table:table-cell office:value-type="float" office:value="20.321632000000001" table:style-name="ce1">
            <text:p>20.321632</text:p>
          </table:table-cell>
          <table:table-cell office:value-type="float" office:value="44.740561999999997" table:style-name="ce1">
            <text:p>44.74056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302" table:style-name="ce1">
            <text:p>1206302</text:p>
          </table:table-cell>
          <table:table-cell office:value-type="string" table:style-name="ce1">
            <text:p>29.01.2018,06:40</text:p>
          </table:table-cell>
          <table:table-cell office:value-type="float" office:value="20.453590999999999" table:style-name="ce1">
            <text:p>20.453591</text:p>
          </table:table-cell>
          <table:table-cell office:value-type="float" office:value="44.800170000000001" table:style-name="ce1">
            <text:p>44.800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6303" table:style-name="ce1">
            <text:p>1206303</text:p>
          </table:table-cell>
          <table:table-cell office:value-type="string" table:style-name="ce1">
            <text:p>29.01.2018,08:30</text:p>
          </table:table-cell>
          <table:table-cell office:value-type="float" office:value="20.50099135" table:style-name="ce1">
            <text:p>20.50099135</text:p>
          </table:table-cell>
          <table:table-cell office:value-type="float" office:value="44.78129801" table:style-name="ce1">
            <text:p>44.7812980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6319" table:style-name="ce1">
            <text:p>1206319</text:p>
          </table:table-cell>
          <table:table-cell office:value-type="string" table:style-name="ce1">
            <text:p>29.01.2018,11:10</text:p>
          </table:table-cell>
          <table:table-cell office:value-type="float" office:value="20.477340000000002" table:style-name="ce1">
            <text:p>20.47734</text:p>
          </table:table-cell>
          <table:table-cell office:value-type="float" office:value="44.862898000000001" table:style-name="ce1">
            <text:p>44.8628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6320" table:style-name="ce1">
            <text:p>1206320</text:p>
          </table:table-cell>
          <table:table-cell office:value-type="string" table:style-name="ce1">
            <text:p>29.01.2018,15:35</text:p>
          </table:table-cell>
          <table:table-cell office:value-type="float" office:value="20.463000999999998" table:style-name="ce1">
            <text:p>20.463001</text:p>
          </table:table-cell>
          <table:table-cell office:value-type="float" office:value="44.81417364" table:style-name="ce1">
            <text:p>44.814173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6698" table:style-name="ce1">
            <text:p>1206698</text:p>
          </table:table-cell>
          <table:table-cell office:value-type="string" table:style-name="ce1">
            <text:p>29.01.2018,12:55</text:p>
          </table:table-cell>
          <table:table-cell office:value-type="float" office:value="20.457239999999999" table:style-name="ce1">
            <text:p>20.45724</text:p>
          </table:table-cell>
          <table:table-cell office:value-type="float" office:value="44.807639999999999" table:style-name="ce1">
            <text:p>44.807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780" table:style-name="ce1">
            <text:p>1206780</text:p>
          </table:table-cell>
          <table:table-cell office:value-type="string" table:style-name="ce1">
            <text:p>29.01.2018,23:15</text:p>
          </table:table-cell>
          <table:table-cell office:value-type="float" office:value="20.50779" table:style-name="ce1">
            <text:p>20.50779</text:p>
          </table:table-cell>
          <table:table-cell office:value-type="float" office:value="44.664630000000002" table:style-name="ce1">
            <text:p>44.6646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06783" table:style-name="ce1">
            <text:p>1206783</text:p>
          </table:table-cell>
          <table:table-cell office:value-type="string" table:style-name="ce1">
            <text:p>29.01.2018,17:15</text:p>
          </table:table-cell>
          <table:table-cell office:value-type="float" office:value="20.416460000000001" table:style-name="ce1">
            <text:p>20.41646</text:p>
          </table:table-cell>
          <table:table-cell office:value-type="float" office:value="44.77393" table:style-name="ce1">
            <text:p>44.7739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7033" table:style-name="ce1">
            <text:p>1207033</text:p>
          </table:table-cell>
          <table:table-cell office:value-type="string" table:style-name="ce1">
            <text:p>29.01.2018,10:40</text:p>
          </table:table-cell>
          <table:table-cell office:value-type="float" office:value="20.47015" table:style-name="ce1">
            <text:p>20.47015</text:p>
          </table:table-cell>
          <table:table-cell office:value-type="float" office:value="44.765749999999997" table:style-name="ce1">
            <text:p>44.765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7035" table:style-name="ce1">
            <text:p>1207035</text:p>
          </table:table-cell>
          <table:table-cell office:value-type="string" table:style-name="ce1">
            <text:p>29.01.2018,11:45</text:p>
          </table:table-cell>
          <table:table-cell office:value-type="float" office:value="20.503499999999999" table:style-name="ce1">
            <text:p>20.5035</text:p>
          </table:table-cell>
          <table:table-cell office:value-type="float" office:value="44.771549999999998" table:style-name="ce1">
            <text:p>44.771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463" table:style-name="ce1">
            <text:p>1206463</text:p>
          </table:table-cell>
          <table:table-cell office:value-type="string" table:style-name="ce1">
            <text:p>29.01.2018,14:10</text:p>
          </table:table-cell>
          <table:table-cell office:value-type="float" office:value="20.20186" table:style-name="ce1">
            <text:p>20.20186</text:p>
          </table:table-cell>
          <table:table-cell office:value-type="float" office:value="44.656779999999998" table:style-name="ce1">
            <text:p>44.6567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ili se kreće, sa kretanjem vozila unazad</text:p>
          </table:table-cell>
          <table:table-cell table:number-columns-repeated="16377"/>
        </table:table-row>
        <table:table-row table:style-name="ro1">
          <table:table-cell office:value-type="float" office:value="1207100" table:style-name="ce1">
            <text:p>1207100</text:p>
          </table:table-cell>
          <table:table-cell office:value-type="string" table:style-name="ce1">
            <text:p>29.01.2018,22:05</text:p>
          </table:table-cell>
          <table:table-cell office:value-type="float" office:value="20.425227" table:style-name="ce1">
            <text:p>20.425227</text:p>
          </table:table-cell>
          <table:table-cell office:value-type="float" office:value="44.810032999999997" table:style-name="ce1">
            <text:p>44.8100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099" table:style-name="ce1">
            <text:p>1206099</text:p>
          </table:table-cell>
          <table:table-cell office:value-type="string" table:style-name="ce1">
            <text:p>29.01.2018,03:20</text:p>
          </table:table-cell>
          <table:table-cell office:value-type="float" office:value="20.43647" table:style-name="ce1">
            <text:p>20.43647</text:p>
          </table:table-cell>
          <table:table-cell office:value-type="float" office:value="44.783830000000002" table:style-name="ce1">
            <text:p>44.783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6229" table:style-name="ce1">
            <text:p>1206229</text:p>
          </table:table-cell>
          <table:table-cell office:value-type="string" table:style-name="ce1">
            <text:p>29.01.2018,06:50</text:p>
          </table:table-cell>
          <table:table-cell office:value-type="float" office:value="20.444210000000002" table:style-name="ce1">
            <text:p>20.44421</text:p>
          </table:table-cell>
          <table:table-cell office:value-type="float" office:value="44.747950000000003" table:style-name="ce1">
            <text:p>44.747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231" table:style-name="ce1">
            <text:p>1206231</text:p>
          </table:table-cell>
          <table:table-cell office:value-type="string" table:style-name="ce1">
            <text:p>29.01.2018,10:40</text:p>
          </table:table-cell>
          <table:table-cell office:value-type="float" office:value="20.319089999999999" table:style-name="ce1">
            <text:p>20.31909</text:p>
          </table:table-cell>
          <table:table-cell office:value-type="float" office:value="44.727919999999997" table:style-name="ce1">
            <text:p>44.727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6236" table:style-name="ce1">
            <text:p>1206236</text:p>
          </table:table-cell>
          <table:table-cell office:value-type="string" table:style-name="ce1">
            <text:p>29.01.2018,11:15</text:p>
          </table:table-cell>
          <table:table-cell office:value-type="float" office:value="20.289370000000002" table:style-name="ce1">
            <text:p>20.28937</text:p>
          </table:table-cell>
          <table:table-cell office:value-type="float" office:value="44.819659999999999" table:style-name="ce1">
            <text:p>44.819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06239" table:style-name="ce1">
            <text:p>1206239</text:p>
          </table:table-cell>
          <table:table-cell office:value-type="string" table:style-name="ce1">
            <text:p>29.01.2018,11:50</text:p>
          </table:table-cell>
          <table:table-cell office:value-type="float" office:value="20.234739999999999" table:style-name="ce1">
            <text:p>20.23474</text:p>
          </table:table-cell>
          <table:table-cell office:value-type="float" office:value="44.834620000000001" table:style-name="ce1">
            <text:p>44.834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6244" table:style-name="ce1">
            <text:p>1206244</text:p>
          </table:table-cell>
          <table:table-cell office:value-type="string" table:style-name="ce1">
            <text:p>29.01.2018,13:18</text:p>
          </table:table-cell>
          <table:table-cell office:value-type="float" office:value="20.407340000000001" table:style-name="ce1">
            <text:p>20.40734</text:p>
          </table:table-cell>
          <table:table-cell office:value-type="float" office:value="44.804949999999998" table:style-name="ce1">
            <text:p>44.8049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06252" table:style-name="ce1">
            <text:p>1206252</text:p>
          </table:table-cell>
          <table:table-cell office:value-type="string" table:style-name="ce1">
            <text:p>29.01.2018,05:00</text:p>
          </table:table-cell>
          <table:table-cell office:value-type="float" office:value="20.509882000000001" table:style-name="ce1">
            <text:p>20.509882</text:p>
          </table:table-cell>
          <table:table-cell office:value-type="float" office:value="44.783568000000002" table:style-name="ce1">
            <text:p>44.7835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6289" table:style-name="ce1">
            <text:p>1206289</text:p>
          </table:table-cell>
          <table:table-cell office:value-type="string" table:style-name="ce1">
            <text:p>29.01.2018,19:40</text:p>
          </table:table-cell>
          <table:table-cell office:value-type="float" office:value="20.465736" table:style-name="ce1">
            <text:p>20.465736</text:p>
          </table:table-cell>
          <table:table-cell office:value-type="float" office:value="44.787793999999998" table:style-name="ce1">
            <text:p>44.7877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6295" table:style-name="ce1">
            <text:p>1206295</text:p>
          </table:table-cell>
          <table:table-cell office:value-type="string" table:style-name="ce1">
            <text:p>29.01.2018,19:40</text:p>
          </table:table-cell>
          <table:table-cell office:value-type="float" office:value="20.411702999999999" table:style-name="ce1">
            <text:p>20.411703</text:p>
          </table:table-cell>
          <table:table-cell office:value-type="float" office:value="44.838715999999998" table:style-name="ce1">
            <text:p>44.8387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183" table:style-name="ce1">
            <text:p>1206183</text:p>
          </table:table-cell>
          <table:table-cell office:value-type="string" table:style-name="ce1">
            <text:p>29.01.2018,08:25</text:p>
          </table:table-cell>
          <table:table-cell office:value-type="float" office:value="20.425145000000001" table:style-name="ce1">
            <text:p>20.425145</text:p>
          </table:table-cell>
          <table:table-cell office:value-type="float" office:value="44.814312000000001" table:style-name="ce1">
            <text:p>44.8143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06412" table:style-name="ce1">
            <text:p>1206412</text:p>
          </table:table-cell>
          <table:table-cell office:value-type="string" table:style-name="ce1">
            <text:p>29.01.2018,09:00</text:p>
          </table:table-cell>
          <table:table-cell office:value-type="float" office:value="20.502251999999999" table:style-name="ce1">
            <text:p>20.502252</text:p>
          </table:table-cell>
          <table:table-cell office:value-type="float" office:value="44.780338999999998" table:style-name="ce1">
            <text:p>44.7803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460" table:style-name="ce1">
            <text:p>1206460</text:p>
          </table:table-cell>
          <table:table-cell office:value-type="string" table:style-name="ce1">
            <text:p>29.01.2018,13:45</text:p>
          </table:table-cell>
          <table:table-cell office:value-type="float" office:value="20.471495999999998" table:style-name="ce1">
            <text:p>20.471496</text:p>
          </table:table-cell>
          <table:table-cell office:value-type="float" office:value="44.823127999999997" table:style-name="ce1">
            <text:p>44.8231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6707" table:style-name="ce1">
            <text:p>1206707</text:p>
          </table:table-cell>
          <table:table-cell office:value-type="string" table:style-name="ce1">
            <text:p>29.01.2018,16:00</text:p>
          </table:table-cell>
          <table:table-cell office:value-type="float" office:value="20.413689999999999" table:style-name="ce1">
            <text:p>20.41369</text:p>
          </table:table-cell>
          <table:table-cell office:value-type="float" office:value="44.775509999999997" table:style-name="ce1">
            <text:p>44.775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pri otvaranju vrata</text:p>
          </table:table-cell>
          <table:table-cell table:number-columns-repeated="16377"/>
        </table:table-row>
        <table:table-row table:style-name="ro1">
          <table:table-cell office:value-type="float" office:value="1206228" table:style-name="ce1">
            <text:p>1206228</text:p>
          </table:table-cell>
          <table:table-cell office:value-type="string" table:style-name="ce1">
            <text:p>29.01.2018,07:55</text:p>
          </table:table-cell>
          <table:table-cell office:value-type="float" office:value="20.468430000000001" table:style-name="ce1">
            <text:p>20.46843</text:p>
          </table:table-cell>
          <table:table-cell office:value-type="float" office:value="44.82141" table:style-name="ce1">
            <text:p>44.821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06230" table:style-name="ce1">
            <text:p>1206230</text:p>
          </table:table-cell>
          <table:table-cell office:value-type="string" table:style-name="ce1">
            <text:p>29.01.2018,10:40</text:p>
          </table:table-cell>
          <table:table-cell office:value-type="float" office:value="20.40371" table:style-name="ce1">
            <text:p>20.40371</text:p>
          </table:table-cell>
          <table:table-cell office:value-type="float" office:value="44.840269999999997" table:style-name="ce1">
            <text:p>44.840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232" table:style-name="ce1">
            <text:p>1206232</text:p>
          </table:table-cell>
          <table:table-cell office:value-type="string" table:style-name="ce1">
            <text:p>29.01.2018,09:00</text:p>
          </table:table-cell>
          <table:table-cell office:value-type="float" office:value="20.429749999999999" table:style-name="ce1">
            <text:p>20.42975</text:p>
          </table:table-cell>
          <table:table-cell office:value-type="float" office:value="44.727330000000002" table:style-name="ce1">
            <text:p>44.727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235" table:style-name="ce1">
            <text:p>1206235</text:p>
          </table:table-cell>
          <table:table-cell office:value-type="string" table:style-name="ce1">
            <text:p>29.01.2018,07:10</text:p>
          </table:table-cell>
          <table:table-cell office:value-type="float" office:value="20.504950000000001" table:style-name="ce1">
            <text:p>20.50495</text:p>
          </table:table-cell>
          <table:table-cell office:value-type="float" office:value="44.84205" table:style-name="ce1">
            <text:p>44.842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6242" table:style-name="ce1">
            <text:p>1206242</text:p>
          </table:table-cell>
          <table:table-cell office:value-type="string" table:style-name="ce1">
            <text:p>29.01.2018,12:00</text:p>
          </table:table-cell>
          <table:table-cell office:value-type="float" office:value="20.42051" table:style-name="ce1">
            <text:p>20.42051</text:p>
          </table:table-cell>
          <table:table-cell office:value-type="float" office:value="44.81147" table:style-name="ce1">
            <text:p>44.811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245" table:style-name="ce1">
            <text:p>1206245</text:p>
          </table:table-cell>
          <table:table-cell office:value-type="string" table:style-name="ce1">
            <text:p>29.01.2018,11:40</text:p>
          </table:table-cell>
          <table:table-cell office:value-type="float" office:value="20.372399999999999" table:style-name="ce1">
            <text:p>20.3724</text:p>
          </table:table-cell>
          <table:table-cell office:value-type="float" office:value="44.797460000000001" table:style-name="ce1">
            <text:p>44.797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923" table:style-name="ce1">
            <text:p>1206923</text:p>
          </table:table-cell>
          <table:table-cell office:value-type="string" table:style-name="ce1">
            <text:p>29.01.2018,04:06</text:p>
          </table:table-cell>
          <table:table-cell office:value-type="float" office:value="20.416989999999998" table:style-name="ce1">
            <text:p>20.41699</text:p>
          </table:table-cell>
          <table:table-cell office:value-type="float" office:value="44.787439999999997" table:style-name="ce1">
            <text:p>44.787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6179" table:style-name="ce1">
            <text:p>1206179</text:p>
          </table:table-cell>
          <table:table-cell office:value-type="string" table:style-name="ce1">
            <text:p>29.01.2018,08:55</text:p>
          </table:table-cell>
          <table:table-cell office:value-type="float" office:value="20.439620000000001" table:style-name="ce1">
            <text:p>20.43962</text:p>
          </table:table-cell>
          <table:table-cell office:value-type="float" office:value="44.782089999999997" table:style-name="ce1">
            <text:p>44.782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6253" table:style-name="ce1">
            <text:p>1206253</text:p>
          </table:table-cell>
          <table:table-cell office:value-type="string" table:style-name="ce1">
            <text:p>29.01.2018,12:10</text:p>
          </table:table-cell>
          <table:table-cell office:value-type="float" office:value="20.46902" table:style-name="ce1">
            <text:p>20.46902</text:p>
          </table:table-cell>
          <table:table-cell office:value-type="float" office:value="44.784849999999999" table:style-name="ce1">
            <text:p>44.784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6629" table:style-name="ce1">
            <text:p>1206629</text:p>
          </table:table-cell>
          <table:table-cell office:value-type="string" table:style-name="ce1">
            <text:p>29.01.2018,14:15</text:p>
          </table:table-cell>
          <table:table-cell office:value-type="float" office:value="20.45457" table:style-name="ce1">
            <text:p>20.45457</text:p>
          </table:table-cell>
          <table:table-cell office:value-type="float" office:value="44.814810000000001" table:style-name="ce1">
            <text:p>44.814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095" table:style-name="ce1">
            <text:p>1206095</text:p>
          </table:table-cell>
          <table:table-cell office:value-type="string" table:style-name="ce1">
            <text:p>29.01.2018,02:20</text:p>
          </table:table-cell>
          <table:table-cell office:value-type="float" office:value="20.612680000000001" table:style-name="ce1">
            <text:p>20.61268</text:p>
          </table:table-cell>
          <table:table-cell office:value-type="float" office:value="44.66451" table:style-name="ce1">
            <text:p>44.664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6993" table:style-name="ce1">
            <text:p>1206993</text:p>
          </table:table-cell>
          <table:table-cell office:value-type="string" table:style-name="ce1">
            <text:p>29.01.2018,16:00</text:p>
          </table:table-cell>
          <table:table-cell office:value-type="float" office:value="20.564332" table:style-name="ce1">
            <text:p>20.564332</text:p>
          </table:table-cell>
          <table:table-cell office:value-type="float" office:value="44.712024999999997" table:style-name="ce1">
            <text:p>44.7120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06429" table:style-name="ce1">
            <text:p>1206429</text:p>
          </table:table-cell>
          <table:table-cell office:value-type="string" table:style-name="ce1">
            <text:p>29.01.2018,15:00</text:p>
          </table:table-cell>
          <table:table-cell office:value-type="float" office:value="20.450959999999998" table:style-name="ce1">
            <text:p>20.45096</text:p>
          </table:table-cell>
          <table:table-cell office:value-type="float" office:value="44.8842" table:style-name="ce1">
            <text:p>44.884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6285" table:style-name="ce1">
            <text:p>1206285</text:p>
          </table:table-cell>
          <table:table-cell office:value-type="string" table:style-name="ce1">
            <text:p>29.01.2018,22:30</text:p>
          </table:table-cell>
          <table:table-cell office:value-type="float" office:value="20.529146000000001" table:style-name="ce1">
            <text:p>20.529146</text:p>
          </table:table-cell>
          <table:table-cell office:value-type="float" office:value="44.758477999999997" table:style-name="ce1">
            <text:p>44.7584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6287" table:style-name="ce1">
            <text:p>1206287</text:p>
          </table:table-cell>
          <table:table-cell office:value-type="string" table:style-name="ce1">
            <text:p>29.01.2018,22:30</text:p>
          </table:table-cell>
          <table:table-cell office:value-type="float" office:value="20.390084000000002" table:style-name="ce1">
            <text:p>20.390084</text:p>
          </table:table-cell>
          <table:table-cell office:value-type="float" office:value="44.826991999999997" table:style-name="ce1">
            <text:p>44.8269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6718" table:style-name="ce1">
            <text:p>1206718</text:p>
          </table:table-cell>
          <table:table-cell office:value-type="string" table:style-name="ce1">
            <text:p>29.01.2018,12:50</text:p>
          </table:table-cell>
          <table:table-cell office:value-type="float" office:value="20.466719999999999" table:style-name="ce1">
            <text:p>20.46672</text:p>
          </table:table-cell>
          <table:table-cell office:value-type="float" office:value="44.802169999999997" table:style-name="ce1">
            <text:p>44.802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6719" table:style-name="ce1">
            <text:p>1206719</text:p>
          </table:table-cell>
          <table:table-cell office:value-type="string" table:style-name="ce1">
            <text:p>29.01.2018,13:45</text:p>
          </table:table-cell>
          <table:table-cell office:value-type="float" office:value="20.443110000000001" table:style-name="ce1">
            <text:p>20.44311</text:p>
          </table:table-cell>
          <table:table-cell office:value-type="float" office:value="44.814579999999999" table:style-name="ce1">
            <text:p>44.814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621" table:style-name="ce1">
            <text:p>1206621</text:p>
          </table:table-cell>
          <table:table-cell office:value-type="string" table:style-name="ce1">
            <text:p>29.01.2018,08:00</text:p>
          </table:table-cell>
          <table:table-cell office:value-type="float" office:value="20.466854000000001" table:style-name="ce1">
            <text:p>20.466854</text:p>
          </table:table-cell>
          <table:table-cell office:value-type="float" office:value="44.802484" table:style-name="ce1">
            <text:p>44.8024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6402" table:style-name="ce1">
            <text:p>1206402</text:p>
          </table:table-cell>
          <table:table-cell office:value-type="string" table:style-name="ce1">
            <text:p>30.01.2018,09:40</text:p>
          </table:table-cell>
          <table:table-cell office:value-type="float" office:value="20.435545000000001" table:style-name="ce1">
            <text:p>20.435545</text:p>
          </table:table-cell>
          <table:table-cell office:value-type="float" office:value="44.814466000000003" table:style-name="ce1">
            <text:p>44.81446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751" table:style-name="ce1">
            <text:p>1206751</text:p>
          </table:table-cell>
          <table:table-cell office:value-type="string" table:style-name="ce1">
            <text:p>30.01.2018,18:35</text:p>
          </table:table-cell>
          <table:table-cell office:value-type="float" office:value="20.289239999999999" table:style-name="ce1">
            <text:p>20.28924</text:p>
          </table:table-cell>
          <table:table-cell office:value-type="float" office:value="44.898479999999999" table:style-name="ce1">
            <text:p>44.8984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615" table:style-name="ce1">
            <text:p>1206615</text:p>
          </table:table-cell>
          <table:table-cell office:value-type="string" table:style-name="ce1">
            <text:p>30.01.2018,07:20</text:p>
          </table:table-cell>
          <table:table-cell office:value-type="float" office:value="20.485720000000001" table:style-name="ce1">
            <text:p>20.48572</text:p>
          </table:table-cell>
          <table:table-cell office:value-type="float" office:value="44.81709" table:style-name="ce1">
            <text:p>44.817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6877" table:style-name="ce1">
            <text:p>1206877</text:p>
          </table:table-cell>
          <table:table-cell office:value-type="string" table:style-name="ce1">
            <text:p>30.01.2018,11:50</text:p>
          </table:table-cell>
          <table:table-cell office:value-type="float" office:value="20.464959" table:style-name="ce1">
            <text:p>20.464959</text:p>
          </table:table-cell>
          <table:table-cell office:value-type="float" office:value="44.877226999999998" table:style-name="ce1">
            <text:p>44.8772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6483" table:style-name="ce1">
            <text:p>1206483</text:p>
          </table:table-cell>
          <table:table-cell office:value-type="string" table:style-name="ce1">
            <text:p>30.01.2018,20:50</text:p>
          </table:table-cell>
          <table:table-cell office:value-type="float" office:value="20.613299999999999" table:style-name="ce1">
            <text:p>20.6133</text:p>
          </table:table-cell>
          <table:table-cell office:value-type="float" office:value="44.734929999999999" table:style-name="ce1">
            <text:p>44.7349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411" table:style-name="ce1">
            <text:p>1206411</text:p>
          </table:table-cell>
          <table:table-cell office:value-type="string" table:style-name="ce1">
            <text:p>30.01.2018,14:15</text:p>
          </table:table-cell>
          <table:table-cell office:value-type="float" office:value="20.258959999999998" table:style-name="ce1">
            <text:p>20.25896</text:p>
          </table:table-cell>
          <table:table-cell office:value-type="float" office:value="44.755380000000002" table:style-name="ce1">
            <text:p>44.7553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410" table:style-name="ce1">
            <text:p>1206410</text:p>
          </table:table-cell>
          <table:table-cell office:value-type="string" table:style-name="ce1">
            <text:p>30.01.2018,15:30</text:p>
          </table:table-cell>
          <table:table-cell office:value-type="float" office:value="20.415369999999999" table:style-name="ce1">
            <text:p>20.41537</text:p>
          </table:table-cell>
          <table:table-cell office:value-type="float" office:value="44.844720000000002" table:style-name="ce1">
            <text:p>44.844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06417" table:style-name="ce1">
            <text:p>1206417</text:p>
          </table:table-cell>
          <table:table-cell office:value-type="string" table:style-name="ce1">
            <text:p>30.01.2018,10:30</text:p>
          </table:table-cell>
          <table:table-cell office:value-type="float" office:value="20.460090000000001" table:style-name="ce1">
            <text:p>20.46009</text:p>
          </table:table-cell>
          <table:table-cell office:value-type="float" office:value="44.711269999999999" table:style-name="ce1">
            <text:p>44.711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6422" table:style-name="ce1">
            <text:p>1206422</text:p>
          </table:table-cell>
          <table:table-cell office:value-type="string" table:style-name="ce1">
            <text:p>30.01.2018,12:30</text:p>
          </table:table-cell>
          <table:table-cell office:value-type="float" office:value="20.453479999999999" table:style-name="ce1">
            <text:p>20.45348</text:p>
          </table:table-cell>
          <table:table-cell office:value-type="float" office:value="44.757330000000003" table:style-name="ce1">
            <text:p>44.757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448" table:style-name="ce1">
            <text:p>1206448</text:p>
          </table:table-cell>
          <table:table-cell office:value-type="string" table:style-name="ce1">
            <text:p>30.01.2018,17:30</text:p>
          </table:table-cell>
          <table:table-cell office:value-type="float" office:value="20.478226299999999" table:style-name="ce1">
            <text:p>20.4782263</text:p>
          </table:table-cell>
          <table:table-cell office:value-type="float" office:value="44.7934798" table:style-name="ce1">
            <text:p>44.79347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6466" table:style-name="ce1">
            <text:p>1206466</text:p>
          </table:table-cell>
          <table:table-cell office:value-type="string" table:style-name="ce1">
            <text:p>30.01.2018,21:35</text:p>
          </table:table-cell>
          <table:table-cell office:value-type="float" office:value="20.449171" table:style-name="ce1">
            <text:p>20.449171</text:p>
          </table:table-cell>
          <table:table-cell office:value-type="float" office:value="44.798614999999998" table:style-name="ce1">
            <text:p>44.7986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469" table:style-name="ce1">
            <text:p>1206469</text:p>
          </table:table-cell>
          <table:table-cell office:value-type="string" table:style-name="ce1">
            <text:p>30.01.2018,17:50</text:p>
          </table:table-cell>
          <table:table-cell office:value-type="float" office:value="20.490065000000001" table:style-name="ce1">
            <text:p>20.490065</text:p>
          </table:table-cell>
          <table:table-cell office:value-type="float" office:value="44.815683" table:style-name="ce1">
            <text:p>44.8156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06428" table:style-name="ce1">
            <text:p>1206428</text:p>
          </table:table-cell>
          <table:table-cell office:value-type="string" table:style-name="ce1">
            <text:p>30.01.2018,17:10</text:p>
          </table:table-cell>
          <table:table-cell office:value-type="float" office:value="20.418489999999998" table:style-name="ce1">
            <text:p>20.41849</text:p>
          </table:table-cell>
          <table:table-cell office:value-type="float" office:value="44.80668" table:style-name="ce1">
            <text:p>44.8066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433" table:style-name="ce1">
            <text:p>1206433</text:p>
          </table:table-cell>
          <table:table-cell office:value-type="string" table:style-name="ce1">
            <text:p>30.01.2018,17:10</text:p>
          </table:table-cell>
          <table:table-cell office:value-type="float" office:value="20.388860000000001" table:style-name="ce1">
            <text:p>20.38886</text:p>
          </table:table-cell>
          <table:table-cell office:value-type="float" office:value="44.849780000000003" table:style-name="ce1">
            <text:p>44.8497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6459" table:style-name="ce1">
            <text:p>1206459</text:p>
          </table:table-cell>
          <table:table-cell office:value-type="string" table:style-name="ce1">
            <text:p>30.01.2018,22:00</text:p>
          </table:table-cell>
          <table:table-cell office:value-type="float" office:value="20.515920000000001" table:style-name="ce1">
            <text:p>20.51592</text:p>
          </table:table-cell>
          <table:table-cell office:value-type="float" office:value="44.792079999999999" table:style-name="ce1">
            <text:p>44.7920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na trotoaru ili biciklističkoj stazi kreće u smeru kretanja vozila</text:p>
          </table:table-cell>
          <table:table-cell table:number-columns-repeated="16377"/>
        </table:table-row>
        <table:table-row table:style-name="ro1">
          <table:table-cell office:value-type="float" office:value="1206855" table:style-name="ce1">
            <text:p>1206855</text:p>
          </table:table-cell>
          <table:table-cell office:value-type="string" table:style-name="ce1">
            <text:p>30.01.2018,08:15</text:p>
          </table:table-cell>
          <table:table-cell office:value-type="float" office:value="20.478773" table:style-name="ce1">
            <text:p>20.478773</text:p>
          </table:table-cell>
          <table:table-cell office:value-type="float" office:value="44.805903000000001" table:style-name="ce1">
            <text:p>44.8059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6860" table:style-name="ce1">
            <text:p>1206860</text:p>
          </table:table-cell>
          <table:table-cell office:value-type="string" table:style-name="ce1">
            <text:p>30.01.2018,10:20</text:p>
          </table:table-cell>
          <table:table-cell office:value-type="float" office:value="20.45167" table:style-name="ce1">
            <text:p>20.45167</text:p>
          </table:table-cell>
          <table:table-cell office:value-type="float" office:value="44.810049999999997" table:style-name="ce1">
            <text:p>44.810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866" table:style-name="ce1">
            <text:p>1206866</text:p>
          </table:table-cell>
          <table:table-cell office:value-type="string" table:style-name="ce1">
            <text:p>30.01.2018,15:25</text:p>
          </table:table-cell>
          <table:table-cell office:value-type="float" office:value="20.485371000000001" table:style-name="ce1">
            <text:p>20.485371</text:p>
          </table:table-cell>
          <table:table-cell office:value-type="float" office:value="44.801896999999997" table:style-name="ce1">
            <text:p>44.8018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6872" table:style-name="ce1">
            <text:p>1206872</text:p>
          </table:table-cell>
          <table:table-cell office:value-type="string" table:style-name="ce1">
            <text:p>30.01.2018,10:45</text:p>
          </table:table-cell>
          <table:table-cell office:value-type="float" office:value="20.46604" table:style-name="ce1">
            <text:p>20.46604</text:p>
          </table:table-cell>
          <table:table-cell office:value-type="float" office:value="44.878019999999999" table:style-name="ce1">
            <text:p>44.878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6298" table:style-name="ce1">
            <text:p>1206298</text:p>
          </table:table-cell>
          <table:table-cell office:value-type="string" table:style-name="ce1">
            <text:p>30.01.2018,02:20</text:p>
          </table:table-cell>
          <table:table-cell office:value-type="float" office:value="20.460747999999999" table:style-name="ce1">
            <text:p>20.460748</text:p>
          </table:table-cell>
          <table:table-cell office:value-type="float" office:value="44.813676000000001" table:style-name="ce1">
            <text:p>44.8136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06827" table:style-name="ce1">
            <text:p>1206827</text:p>
          </table:table-cell>
          <table:table-cell office:value-type="string" table:style-name="ce1">
            <text:p>30.01.2018,12:40</text:p>
          </table:table-cell>
          <table:table-cell office:value-type="float" office:value="20.410626000000001" table:style-name="ce1">
            <text:p>20.410626</text:p>
          </table:table-cell>
          <table:table-cell office:value-type="float" office:value="44.812455999999997" table:style-name="ce1">
            <text:p>44.8124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7398" table:style-name="ce1">
            <text:p>1207398</text:p>
          </table:table-cell>
          <table:table-cell office:value-type="string" table:style-name="ce1">
            <text:p>30.01.2018,23:28</text:p>
          </table:table-cell>
          <table:table-cell office:value-type="float" office:value="20.253053999999999" table:style-name="ce1">
            <text:p>20.253054</text:p>
          </table:table-cell>
          <table:table-cell office:value-type="float" office:value="44.804779000000003" table:style-name="ce1">
            <text:p>44.8047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06443" table:style-name="ce1">
            <text:p>1206443</text:p>
          </table:table-cell>
          <table:table-cell office:value-type="string" table:style-name="ce1">
            <text:p>30.01.2018,20:45</text:p>
          </table:table-cell>
          <table:table-cell office:value-type="float" office:value="20.50262" table:style-name="ce1">
            <text:p>20.50262</text:p>
          </table:table-cell>
          <table:table-cell office:value-type="float" office:value="44.840919999999997" table:style-name="ce1">
            <text:p>44.840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450" table:style-name="ce1">
            <text:p>1206450</text:p>
          </table:table-cell>
          <table:table-cell office:value-type="string" table:style-name="ce1">
            <text:p>30.01.2018,17:30</text:p>
          </table:table-cell>
          <table:table-cell office:value-type="float" office:value="20.484310000000001" table:style-name="ce1">
            <text:p>20.48431</text:p>
          </table:table-cell>
          <table:table-cell office:value-type="float" office:value="44.761960000000002" table:style-name="ce1">
            <text:p>44.761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6453" table:style-name="ce1">
            <text:p>1206453</text:p>
          </table:table-cell>
          <table:table-cell office:value-type="string" table:style-name="ce1">
            <text:p>30.01.2018,17:50</text:p>
          </table:table-cell>
          <table:table-cell office:value-type="float" office:value="20.470189999999999" table:style-name="ce1">
            <text:p>20.47019</text:p>
          </table:table-cell>
          <table:table-cell office:value-type="float" office:value="44.786349999999999" table:style-name="ce1">
            <text:p>44.786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455" table:style-name="ce1">
            <text:p>1206455</text:p>
          </table:table-cell>
          <table:table-cell office:value-type="string" table:style-name="ce1">
            <text:p>30.01.2018,19:10</text:p>
          </table:table-cell>
          <table:table-cell office:value-type="float" office:value="20.425260000000002" table:style-name="ce1">
            <text:p>20.42526</text:p>
          </table:table-cell>
          <table:table-cell office:value-type="float" office:value="44.771419999999999" table:style-name="ce1">
            <text:p>44.771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6457" table:style-name="ce1">
            <text:p>1206457</text:p>
          </table:table-cell>
          <table:table-cell office:value-type="string" table:style-name="ce1">
            <text:p>30.01.2018,19:00</text:p>
          </table:table-cell>
          <table:table-cell office:value-type="float" office:value="20.480789999999999" table:style-name="ce1">
            <text:p>20.48079</text:p>
          </table:table-cell>
          <table:table-cell office:value-type="float" office:value="44.803049999999999" table:style-name="ce1">
            <text:p>44.803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6462" table:style-name="ce1">
            <text:p>1206462</text:p>
          </table:table-cell>
          <table:table-cell office:value-type="string" table:style-name="ce1">
            <text:p>30.01.2018,23:00</text:p>
          </table:table-cell>
          <table:table-cell office:value-type="float" office:value="20.416633999999998" table:style-name="ce1">
            <text:p>20.416634</text:p>
          </table:table-cell>
          <table:table-cell office:value-type="float" office:value="44.781892999999997" table:style-name="ce1">
            <text:p>44.7818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464" table:style-name="ce1">
            <text:p>1206464</text:p>
          </table:table-cell>
          <table:table-cell office:value-type="string" table:style-name="ce1">
            <text:p>30.01.2018,18:55</text:p>
          </table:table-cell>
          <table:table-cell office:value-type="float" office:value="20.417667999999999" table:style-name="ce1">
            <text:p>20.417668</text:p>
          </table:table-cell>
          <table:table-cell office:value-type="float" office:value="44.812061999999997" table:style-name="ce1">
            <text:p>44.8120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6465" table:style-name="ce1">
            <text:p>1206465</text:p>
          </table:table-cell>
          <table:table-cell office:value-type="string" table:style-name="ce1">
            <text:p>30.01.2018,16:50</text:p>
          </table:table-cell>
          <table:table-cell office:value-type="float" office:value="20.248073999999999" table:style-name="ce1">
            <text:p>20.248074</text:p>
          </table:table-cell>
          <table:table-cell office:value-type="float" office:value="44.808190000000003" table:style-name="ce1">
            <text:p>44.808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06470" table:style-name="ce1">
            <text:p>1206470</text:p>
          </table:table-cell>
          <table:table-cell office:value-type="string" table:style-name="ce1">
            <text:p>30.01.2018,16:30</text:p>
          </table:table-cell>
          <table:table-cell office:value-type="float" office:value="20.413903000000001" table:style-name="ce1">
            <text:p>20.413903</text:p>
          </table:table-cell>
          <table:table-cell office:value-type="float" office:value="44.841414999999998" table:style-name="ce1">
            <text:p>44.8414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6479" table:style-name="ce1">
            <text:p>1206479</text:p>
          </table:table-cell>
          <table:table-cell office:value-type="string" table:style-name="ce1">
            <text:p>30.01.2018,07:50</text:p>
          </table:table-cell>
          <table:table-cell office:value-type="float" office:value="20.478570000000001" table:style-name="ce1">
            <text:p>20.47857</text:p>
          </table:table-cell>
          <table:table-cell office:value-type="float" office:value="44.793390000000002" table:style-name="ce1">
            <text:p>44.793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6481" table:style-name="ce1">
            <text:p>1206481</text:p>
          </table:table-cell>
          <table:table-cell office:value-type="string" table:style-name="ce1">
            <text:p>30.01.2018,09:15</text:p>
          </table:table-cell>
          <table:table-cell office:value-type="float" office:value="20.396699999999999" table:style-name="ce1">
            <text:p>20.3967</text:p>
          </table:table-cell>
          <table:table-cell office:value-type="float" office:value="44.814390000000003" table:style-name="ce1">
            <text:p>44.814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484" table:style-name="ce1">
            <text:p>1206484</text:p>
          </table:table-cell>
          <table:table-cell office:value-type="string" table:style-name="ce1">
            <text:p>30.01.2018,12:05</text:p>
          </table:table-cell>
          <table:table-cell office:value-type="float" office:value="20.478429999999999" table:style-name="ce1">
            <text:p>20.47843</text:p>
          </table:table-cell>
          <table:table-cell office:value-type="float" office:value="44.810850000000002" table:style-name="ce1">
            <text:p>44.810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487" table:style-name="ce1">
            <text:p>1206487</text:p>
          </table:table-cell>
          <table:table-cell office:value-type="string" table:style-name="ce1">
            <text:p>30.01.2018,13:20</text:p>
          </table:table-cell>
          <table:table-cell office:value-type="float" office:value="20.388739999999999" table:style-name="ce1">
            <text:p>20.38874</text:p>
          </table:table-cell>
          <table:table-cell office:value-type="float" office:value="44.803519999999999" table:style-name="ce1">
            <text:p>44.803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6800" table:style-name="ce1">
            <text:p>1206800</text:p>
          </table:table-cell>
          <table:table-cell office:value-type="string" table:style-name="ce1">
            <text:p>30.01.2018,08:30</text:p>
          </table:table-cell>
          <table:table-cell office:value-type="float" office:value="20.581710999999999" table:style-name="ce1">
            <text:p>20.581711</text:p>
          </table:table-cell>
          <table:table-cell office:value-type="float" office:value="44.698042000000001" table:style-name="ce1">
            <text:p>44.6980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06381" table:style-name="ce1">
            <text:p>1206381</text:p>
          </table:table-cell>
          <table:table-cell office:value-type="string" table:style-name="ce1">
            <text:p>30.01.2018,06:05</text:p>
          </table:table-cell>
          <table:table-cell office:value-type="float" office:value="20.501239999999999" table:style-name="ce1">
            <text:p>20.50124</text:p>
          </table:table-cell>
          <table:table-cell office:value-type="float" office:value="44.783439999999999" table:style-name="ce1">
            <text:p>44.7834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970" table:style-name="ce1">
            <text:p>1206970</text:p>
          </table:table-cell>
          <table:table-cell office:value-type="string" table:style-name="ce1">
            <text:p>30.01.2018,14:55</text:p>
          </table:table-cell>
          <table:table-cell office:value-type="float" office:value="20.370249999999999" table:style-name="ce1">
            <text:p>20.37025</text:p>
          </table:table-cell>
          <table:table-cell office:value-type="float" office:value="44.847430000000003" table:style-name="ce1">
            <text:p>44.847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6972" table:style-name="ce1">
            <text:p>1206972</text:p>
          </table:table-cell>
          <table:table-cell office:value-type="string" table:style-name="ce1">
            <text:p>30.01.2018,11:00</text:p>
          </table:table-cell>
          <table:table-cell office:value-type="float" office:value="20.369700000000002" table:style-name="ce1">
            <text:p>20.3697</text:p>
          </table:table-cell>
          <table:table-cell office:value-type="float" office:value="44.856909999999999" table:style-name="ce1">
            <text:p>44.856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6974" table:style-name="ce1">
            <text:p>1206974</text:p>
          </table:table-cell>
          <table:table-cell office:value-type="string" table:style-name="ce1">
            <text:p>30.01.2018,07:30</text:p>
          </table:table-cell>
          <table:table-cell office:value-type="float" office:value="20.501919999999998" table:style-name="ce1">
            <text:p>20.50192</text:p>
          </table:table-cell>
          <table:table-cell office:value-type="float" office:value="44.817900000000002" table:style-name="ce1">
            <text:p>44.81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414" table:style-name="ce1">
            <text:p>1206414</text:p>
          </table:table-cell>
          <table:table-cell office:value-type="string" table:style-name="ce1">
            <text:p>30.01.2018,09:00</text:p>
          </table:table-cell>
          <table:table-cell office:value-type="float" office:value="20.413005999999999" table:style-name="ce1">
            <text:p>20.413006</text:p>
          </table:table-cell>
          <table:table-cell office:value-type="float" office:value="44.824489999999997" table:style-name="ce1">
            <text:p>44.824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6416" table:style-name="ce1">
            <text:p>1206416</text:p>
          </table:table-cell>
          <table:table-cell office:value-type="string" table:style-name="ce1">
            <text:p>30.01.2018,00:30</text:p>
          </table:table-cell>
          <table:table-cell office:value-type="float" office:value="20.405619999999999" table:style-name="ce1">
            <text:p>20.40562</text:p>
          </table:table-cell>
          <table:table-cell office:value-type="float" office:value="44.759917000000002" table:style-name="ce1">
            <text:p>44.7599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418" table:style-name="ce1">
            <text:p>1206418</text:p>
          </table:table-cell>
          <table:table-cell office:value-type="string" table:style-name="ce1">
            <text:p>30.01.2018,09:00</text:p>
          </table:table-cell>
          <table:table-cell office:value-type="float" office:value="20.440377999999999" table:style-name="ce1">
            <text:p>20.440378</text:p>
          </table:table-cell>
          <table:table-cell office:value-type="float" office:value="44.741016999999999" table:style-name="ce1">
            <text:p>44.7410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421" table:style-name="ce1">
            <text:p>1206421</text:p>
          </table:table-cell>
          <table:table-cell office:value-type="string" table:style-name="ce1">
            <text:p>30.01.2018,14:10</text:p>
          </table:table-cell>
          <table:table-cell office:value-type="float" office:value="20.437982999999999" table:style-name="ce1">
            <text:p>20.437983</text:p>
          </table:table-cell>
          <table:table-cell office:value-type="float" office:value="44.745314" table:style-name="ce1">
            <text:p>44.7453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578" table:style-name="ce1">
            <text:p>1206578</text:p>
          </table:table-cell>
          <table:table-cell office:value-type="string" table:style-name="ce1">
            <text:p>30.01.2018,08:00</text:p>
          </table:table-cell>
          <table:table-cell office:value-type="float" office:value="20.156780000000001" table:style-name="ce1">
            <text:p>20.15678</text:p>
          </table:table-cell>
          <table:table-cell office:value-type="float" office:value="44.85577" table:style-name="ce1">
            <text:p>44.8557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– ostale situacije</text:p>
          </table:table-cell>
          <table:table-cell table:number-columns-repeated="16377"/>
        </table:table-row>
        <table:table-row table:style-name="ro1">
          <table:table-cell office:value-type="float" office:value="1206590" table:style-name="ce1">
            <text:p>1206590</text:p>
          </table:table-cell>
          <table:table-cell office:value-type="string" table:style-name="ce1">
            <text:p>30.01.2018,12:40</text:p>
          </table:table-cell>
          <table:table-cell office:value-type="float" office:value="20.351904000000001" table:style-name="ce1">
            <text:p>20.351904</text:p>
          </table:table-cell>
          <table:table-cell office:value-type="float" office:value="44.598999999999997" table:style-name="ce1">
            <text:p>44.5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318" table:style-name="ce1">
            <text:p>1206318</text:p>
          </table:table-cell>
          <table:table-cell office:value-type="string" table:style-name="ce1">
            <text:p>30.01.2018,06:00</text:p>
          </table:table-cell>
          <table:table-cell office:value-type="float" office:value="20.466104000000001" table:style-name="ce1">
            <text:p>20.466104</text:p>
          </table:table-cell>
          <table:table-cell office:value-type="float" office:value="44.810561999999997" table:style-name="ce1">
            <text:p>44.81056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383" table:style-name="ce1">
            <text:p>1206383</text:p>
          </table:table-cell>
          <table:table-cell office:value-type="string" table:style-name="ce1">
            <text:p>30.01.2018,08:00</text:p>
          </table:table-cell>
          <table:table-cell office:value-type="float" office:value="20.383310000000002" table:style-name="ce1">
            <text:p>20.38331</text:p>
          </table:table-cell>
          <table:table-cell office:value-type="float" office:value="44.810670000000002" table:style-name="ce1">
            <text:p>44.8106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589" table:style-name="ce1">
            <text:p>1206589</text:p>
          </table:table-cell>
          <table:table-cell office:value-type="string" table:style-name="ce1">
            <text:p>30.01.2018,10:10</text:p>
          </table:table-cell>
          <table:table-cell office:value-type="float" office:value="20.68018" table:style-name="ce1">
            <text:p>20.68018</text:p>
          </table:table-cell>
          <table:table-cell office:value-type="float" office:value="44.584519999999998" table:style-name="ce1">
            <text:p>44.5845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06447" table:style-name="ce1">
            <text:p>1206447</text:p>
          </table:table-cell>
          <table:table-cell office:value-type="string" table:style-name="ce1">
            <text:p>30.01.2018,17:20</text:p>
          </table:table-cell>
          <table:table-cell office:value-type="float" office:value="20.395201" table:style-name="ce1">
            <text:p>20.395201</text:p>
          </table:table-cell>
          <table:table-cell office:value-type="float" office:value="44.816139" table:style-name="ce1">
            <text:p>44.8161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454" table:style-name="ce1">
            <text:p>1206454</text:p>
          </table:table-cell>
          <table:table-cell office:value-type="string" table:style-name="ce1">
            <text:p>30.01.2018,16:50</text:p>
          </table:table-cell>
          <table:table-cell office:value-type="float" office:value="20.471091000000001" table:style-name="ce1">
            <text:p>20.471091</text:p>
          </table:table-cell>
          <table:table-cell office:value-type="float" office:value="44.889954000000003" table:style-name="ce1">
            <text:p>44.8899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6456" table:style-name="ce1">
            <text:p>1206456</text:p>
          </table:table-cell>
          <table:table-cell office:value-type="string" table:style-name="ce1">
            <text:p>30.01.2018,18:30</text:p>
          </table:table-cell>
          <table:table-cell office:value-type="float" office:value="20.420559999999998" table:style-name="ce1">
            <text:p>20.42056</text:p>
          </table:table-cell>
          <table:table-cell office:value-type="float" office:value="44.821232999999999" table:style-name="ce1">
            <text:p>44.8212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6461" table:style-name="ce1">
            <text:p>1206461</text:p>
          </table:table-cell>
          <table:table-cell office:value-type="string" table:style-name="ce1">
            <text:p>30.01.2018,20:10</text:p>
          </table:table-cell>
          <table:table-cell office:value-type="float" office:value="20.384219000000002" table:style-name="ce1">
            <text:p>20.384219</text:p>
          </table:table-cell>
          <table:table-cell office:value-type="float" office:value="44.816858000000003" table:style-name="ce1">
            <text:p>44.8168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6828" table:style-name="ce1">
            <text:p>1206828</text:p>
          </table:table-cell>
          <table:table-cell office:value-type="string" table:style-name="ce1">
            <text:p>30.01.2018,13:00</text:p>
          </table:table-cell>
          <table:table-cell office:value-type="float" office:value="20.540520000000001" table:style-name="ce1">
            <text:p>20.54052</text:p>
          </table:table-cell>
          <table:table-cell office:value-type="float" office:value="44.787730000000003" table:style-name="ce1">
            <text:p>44.7877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zaustavljen na trotoaru ili biciklističkoj stazi</text:p>
          </table:table-cell>
          <table:table-cell table:number-columns-repeated="16377"/>
        </table:table-row>
        <table:table-row table:style-name="ro1">
          <table:table-cell office:value-type="float" office:value="1206602" table:style-name="ce1">
            <text:p>1206602</text:p>
          </table:table-cell>
          <table:table-cell office:value-type="string" table:style-name="ce1">
            <text:p>30.01.2018,07:25</text:p>
          </table:table-cell>
          <table:table-cell office:value-type="float" office:value="20.449812999999999" table:style-name="ce1">
            <text:p>20.449813</text:p>
          </table:table-cell>
          <table:table-cell office:value-type="float" office:value="44.798368000000004" table:style-name="ce1">
            <text:p>44.7983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605" table:style-name="ce1">
            <text:p>1206605</text:p>
          </table:table-cell>
          <table:table-cell office:value-type="string" table:style-name="ce1">
            <text:p>30.01.2018,08:10</text:p>
          </table:table-cell>
          <table:table-cell office:value-type="float" office:value="20.501087999999999" table:style-name="ce1">
            <text:p>20.501088</text:p>
          </table:table-cell>
          <table:table-cell office:value-type="float" office:value="44.717573999999999" table:style-name="ce1">
            <text:p>44.7175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607" table:style-name="ce1">
            <text:p>1206607</text:p>
          </table:table-cell>
          <table:table-cell office:value-type="string" table:style-name="ce1">
            <text:p>30.01.2018,15:00</text:p>
          </table:table-cell>
          <table:table-cell office:value-type="float" office:value="20.491530000000001" table:style-name="ce1">
            <text:p>20.49153</text:p>
          </table:table-cell>
          <table:table-cell office:value-type="float" office:value="44.782128999999998" table:style-name="ce1">
            <text:p>44.7821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617" table:style-name="ce1">
            <text:p>1206617</text:p>
          </table:table-cell>
          <table:table-cell office:value-type="string" table:style-name="ce1">
            <text:p>30.01.2018,11:00</text:p>
          </table:table-cell>
          <table:table-cell office:value-type="float" office:value="20.20514" table:style-name="ce1">
            <text:p>20.20514</text:p>
          </table:table-cell>
          <table:table-cell office:value-type="float" office:value="44.660699999999999" table:style-name="ce1">
            <text:p>44.66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468" table:style-name="ce1">
            <text:p>1206468</text:p>
          </table:table-cell>
          <table:table-cell office:value-type="string" table:style-name="ce1">
            <text:p>30.01.2018,19:30</text:p>
          </table:table-cell>
          <table:table-cell office:value-type="float" office:value="20.476929999999999" table:style-name="ce1">
            <text:p>20.47693</text:p>
          </table:table-cell>
          <table:table-cell office:value-type="float" office:value="44.817100000000003" table:style-name="ce1">
            <text:p>44.817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6403" table:style-name="ce1">
            <text:p>1206403</text:p>
          </table:table-cell>
          <table:table-cell office:value-type="string" table:style-name="ce1">
            <text:p>30.01.2018,14:00</text:p>
          </table:table-cell>
          <table:table-cell office:value-type="float" office:value="20.430730000000001" table:style-name="ce1">
            <text:p>20.43073</text:p>
          </table:table-cell>
          <table:table-cell office:value-type="float" office:value="44.807400000000001" table:style-name="ce1">
            <text:p>44.80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406" table:style-name="ce1">
            <text:p>1206406</text:p>
          </table:table-cell>
          <table:table-cell office:value-type="string" table:style-name="ce1">
            <text:p>30.01.2018,13:00</text:p>
          </table:table-cell>
          <table:table-cell office:value-type="float" office:value="20.373674000000001" table:style-name="ce1">
            <text:p>20.373674</text:p>
          </table:table-cell>
          <table:table-cell office:value-type="float" office:value="44.805692999999998" table:style-name="ce1">
            <text:p>44.80569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06404" table:style-name="ce1">
            <text:p>1206404</text:p>
          </table:table-cell>
          <table:table-cell office:value-type="string" table:style-name="ce1">
            <text:p>30.01.2018,09:20</text:p>
          </table:table-cell>
          <table:table-cell office:value-type="float" office:value="20.479085999999999" table:style-name="ce1">
            <text:p>20.479086</text:p>
          </table:table-cell>
          <table:table-cell office:value-type="float" office:value="44.797936" table:style-name="ce1">
            <text:p>44.79793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06583" table:style-name="ce1">
            <text:p>1206583</text:p>
          </table:table-cell>
          <table:table-cell office:value-type="string" table:style-name="ce1">
            <text:p>31.01.2018,16:00</text:p>
          </table:table-cell>
          <table:table-cell office:value-type="float" office:value="20.491230000000002" table:style-name="ce1">
            <text:p>20.49123</text:p>
          </table:table-cell>
          <table:table-cell office:value-type="float" office:value="44.801990000000004" table:style-name="ce1">
            <text:p>44.801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564" table:style-name="ce1">
            <text:p>1206564</text:p>
          </table:table-cell>
          <table:table-cell office:value-type="string" table:style-name="ce1">
            <text:p>31.01.2018,08:30</text:p>
          </table:table-cell>
          <table:table-cell office:value-type="float" office:value="20.482240000000001" table:style-name="ce1">
            <text:p>20.48224</text:p>
          </table:table-cell>
          <table:table-cell office:value-type="float" office:value="44.815829999999998" table:style-name="ce1">
            <text:p>44.815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6618" table:style-name="ce1">
            <text:p>1206618</text:p>
          </table:table-cell>
          <table:table-cell office:value-type="string" table:style-name="ce1">
            <text:p>31.01.2018,22:20</text:p>
          </table:table-cell>
          <table:table-cell office:value-type="float" office:value="20.470289999999999" table:style-name="ce1">
            <text:p>20.47029</text:p>
          </table:table-cell>
          <table:table-cell office:value-type="float" office:value="44.812159999999999" table:style-name="ce1">
            <text:p>44.812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542" table:style-name="ce1">
            <text:p>1206542</text:p>
          </table:table-cell>
          <table:table-cell office:value-type="string" table:style-name="ce1">
            <text:p>31.01.2018,11:15</text:p>
          </table:table-cell>
          <table:table-cell office:value-type="float" office:value="20.355139999999999" table:style-name="ce1">
            <text:p>20.35514</text:p>
          </table:table-cell>
          <table:table-cell office:value-type="float" office:value="44.862209999999997" table:style-name="ce1">
            <text:p>44.862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671" table:style-name="ce1">
            <text:p>1206671</text:p>
          </table:table-cell>
          <table:table-cell office:value-type="string" table:style-name="ce1">
            <text:p>31.01.2018,07:45</text:p>
          </table:table-cell>
          <table:table-cell office:value-type="float" office:value="20.490100000000002" table:style-name="ce1">
            <text:p>20.4901</text:p>
          </table:table-cell>
          <table:table-cell office:value-type="float" office:value="44.762920000000001" table:style-name="ce1">
            <text:p>44.7629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 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06567" table:style-name="ce1">
            <text:p>1206567</text:p>
          </table:table-cell>
          <table:table-cell office:value-type="string" table:style-name="ce1">
            <text:p>31.01.2018,07:05</text:p>
          </table:table-cell>
          <table:table-cell office:value-type="float" office:value="20.534261999999998" table:style-name="ce1">
            <text:p>20.534262</text:p>
          </table:table-cell>
          <table:table-cell office:value-type="float" office:value="44.793928000000001" table:style-name="ce1">
            <text:p>44.7939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06571" table:style-name="ce1">
            <text:p>1206571</text:p>
          </table:table-cell>
          <table:table-cell office:value-type="string" table:style-name="ce1">
            <text:p>31.01.2018,10:45</text:p>
          </table:table-cell>
          <table:table-cell office:value-type="float" office:value="20.366406999999999" table:style-name="ce1">
            <text:p>20.366407</text:p>
          </table:table-cell>
          <table:table-cell office:value-type="float" office:value="44.722099" table:style-name="ce1">
            <text:p>44.7220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825" table:style-name="ce1">
            <text:p>1206825</text:p>
          </table:table-cell>
          <table:table-cell office:value-type="string" table:style-name="ce1">
            <text:p>31.01.2018,20:15</text:p>
          </table:table-cell>
          <table:table-cell office:value-type="float" office:value="20.484359999999999" table:style-name="ce1">
            <text:p>20.48436</text:p>
          </table:table-cell>
          <table:table-cell office:value-type="float" office:value="44.807470000000002" table:style-name="ce1">
            <text:p>44.8074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– ostale situacije</text:p>
          </table:table-cell>
          <table:table-cell table:number-columns-repeated="16377"/>
        </table:table-row>
        <table:table-row table:style-name="ro1">
          <table:table-cell office:value-type="float" office:value="1206545" table:style-name="ce1">
            <text:p>1206545</text:p>
          </table:table-cell>
          <table:table-cell office:value-type="string" table:style-name="ce1">
            <text:p>31.01.2018,07:40</text:p>
          </table:table-cell>
          <table:table-cell office:value-type="float" office:value="20.438369999999999" table:style-name="ce1">
            <text:p>20.43837</text:p>
          </table:table-cell>
          <table:table-cell office:value-type="float" office:value="44.744889999999998" table:style-name="ce1">
            <text:p>44.7448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581" table:style-name="ce1">
            <text:p>1206581</text:p>
          </table:table-cell>
          <table:table-cell office:value-type="string" table:style-name="ce1">
            <text:p>31.01.2018,14:40</text:p>
          </table:table-cell>
          <table:table-cell office:value-type="float" office:value="20.674469999999999" table:style-name="ce1">
            <text:p>20.67447</text:p>
          </table:table-cell>
          <table:table-cell office:value-type="float" office:value="44.566679999999998" table:style-name="ce1">
            <text:p>44.5666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06934" table:style-name="ce1">
            <text:p>1206934</text:p>
          </table:table-cell>
          <table:table-cell office:value-type="string" table:style-name="ce1">
            <text:p>31.01.2018,22:40</text:p>
          </table:table-cell>
          <table:table-cell office:value-type="float" office:value="20.624369999999999" table:style-name="ce1">
            <text:p>20.62437</text:p>
          </table:table-cell>
          <table:table-cell office:value-type="float" office:value="44.761519999999997" table:style-name="ce1">
            <text:p>44.76152</text:p>
          </table:table-cell>
          <table:table-cell office:value-type="string" table:style-name="ce1">
            <text:p>Sa poginul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06552" table:style-name="ce1">
            <text:p>1206552</text:p>
          </table:table-cell>
          <table:table-cell office:value-type="string" table:style-name="ce1">
            <text:p>31.01.2018,13:05</text:p>
          </table:table-cell>
          <table:table-cell office:value-type="float" office:value="20.362390000000001" table:style-name="ce1">
            <text:p>20.36239</text:p>
          </table:table-cell>
          <table:table-cell office:value-type="float" office:value="44.822769999999998" table:style-name="ce1">
            <text:p>44.822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8659" table:style-name="ce1">
            <text:p>1208659</text:p>
          </table:table-cell>
          <table:table-cell office:value-type="string" table:style-name="ce1">
            <text:p>31.01.2018,13:40</text:p>
          </table:table-cell>
          <table:table-cell office:value-type="float" office:value="20.575700000000001" table:style-name="ce1">
            <text:p>20.5757</text:p>
          </table:table-cell>
          <table:table-cell office:value-type="float" office:value="44.729039999999998" table:style-name="ce1">
            <text:p>44.7290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619" table:style-name="ce1">
            <text:p>1206619</text:p>
          </table:table-cell>
          <table:table-cell office:value-type="string" table:style-name="ce1">
            <text:p>31.01.2018,21:10</text:p>
          </table:table-cell>
          <table:table-cell office:value-type="float" office:value="20.490790000000001" table:style-name="ce1">
            <text:p>20.49079</text:p>
          </table:table-cell>
          <table:table-cell office:value-type="float" office:value="44.823160000000001" table:style-name="ce1">
            <text:p>44.823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06520" table:style-name="ce1">
            <text:p>1206520</text:p>
          </table:table-cell>
          <table:table-cell office:value-type="string" table:style-name="ce1">
            <text:p>31.01.2018,09:05</text:p>
          </table:table-cell>
          <table:table-cell office:value-type="float" office:value="20.466270000000002" table:style-name="ce1">
            <text:p>20.46627</text:p>
          </table:table-cell>
          <table:table-cell office:value-type="float" office:value="44.78922" table:style-name="ce1">
            <text:p>44.7892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927" table:style-name="ce1">
            <text:p>1206927</text:p>
          </table:table-cell>
          <table:table-cell office:value-type="string" table:style-name="ce1">
            <text:p>31.01.2018,10:30</text:p>
          </table:table-cell>
          <table:table-cell office:value-type="float" office:value="20.343260000000001" table:style-name="ce1">
            <text:p>20.34326</text:p>
          </table:table-cell>
          <table:table-cell office:value-type="float" office:value="44.867359999999998" table:style-name="ce1">
            <text:p>44.867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06930" table:style-name="ce1">
            <text:p>1206930</text:p>
          </table:table-cell>
          <table:table-cell office:value-type="string" table:style-name="ce1">
            <text:p>31.01.2018,10:10</text:p>
          </table:table-cell>
          <table:table-cell office:value-type="float" office:value="20.366810000000001" table:style-name="ce1">
            <text:p>20.36681</text:p>
          </table:table-cell>
          <table:table-cell office:value-type="float" office:value="44.806780000000003" table:style-name="ce1">
            <text:p>44.806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06539" table:style-name="ce1">
            <text:p>1206539</text:p>
          </table:table-cell>
          <table:table-cell office:value-type="string" table:style-name="ce1">
            <text:p>31.01.2018,11:30</text:p>
          </table:table-cell>
          <table:table-cell office:value-type="float" office:value="20.474679999999999" table:style-name="ce1">
            <text:p>20.47468</text:p>
          </table:table-cell>
          <table:table-cell office:value-type="float" office:value="44.794159999999998" table:style-name="ce1">
            <text:p>44.794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06989" table:style-name="ce1">
            <text:p>1206989</text:p>
          </table:table-cell>
          <table:table-cell office:value-type="string" table:style-name="ce1">
            <text:p>31.01.2018,07:00</text:p>
          </table:table-cell>
          <table:table-cell office:value-type="float" office:value="20.38813" table:style-name="ce1">
            <text:p>20.38813</text:p>
          </table:table-cell>
          <table:table-cell office:value-type="float" office:value="44.803379999999997" table:style-name="ce1">
            <text:p>44.803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596" table:style-name="ce1">
            <text:p>1206596</text:p>
          </table:table-cell>
          <table:table-cell office:value-type="string" table:style-name="ce1">
            <text:p>31.01.2018,17:15</text:p>
          </table:table-cell>
          <table:table-cell office:value-type="float" office:value="20.478359999999999" table:style-name="ce1">
            <text:p>20.47836</text:p>
          </table:table-cell>
          <table:table-cell office:value-type="float" office:value="44.781599999999997" table:style-name="ce1">
            <text:p>44.781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500" table:style-name="ce1">
            <text:p>1206500</text:p>
          </table:table-cell>
          <table:table-cell office:value-type="string" table:style-name="ce1">
            <text:p>31.01.2018,06:40</text:p>
          </table:table-cell>
          <table:table-cell office:value-type="float" office:value="20.233709999999999" table:style-name="ce1">
            <text:p>20.23371</text:p>
          </table:table-cell>
          <table:table-cell office:value-type="float" office:value="44.383499999999998" table:style-name="ce1">
            <text:p>44.383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06695" table:style-name="ce1">
            <text:p>1206695</text:p>
          </table:table-cell>
          <table:table-cell office:value-type="string" table:style-name="ce1">
            <text:p>31.01.2018,13:45</text:p>
          </table:table-cell>
          <table:table-cell office:value-type="float" office:value="20.291979999999999" table:style-name="ce1">
            <text:p>20.29198</text:p>
          </table:table-cell>
          <table:table-cell office:value-type="float" office:value="44.903910000000003" table:style-name="ce1">
            <text:p>44.9039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697" table:style-name="ce1">
            <text:p>1206697</text:p>
          </table:table-cell>
          <table:table-cell office:value-type="string" table:style-name="ce1">
            <text:p>31.01.2018,16:15</text:p>
          </table:table-cell>
          <table:table-cell office:value-type="float" office:value="20.486470000000001" table:style-name="ce1">
            <text:p>20.48647</text:p>
          </table:table-cell>
          <table:table-cell office:value-type="float" office:value="44.800710000000002" table:style-name="ce1">
            <text:p>44.800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pri otvaranju vrata</text:p>
          </table:table-cell>
          <table:table-cell table:number-columns-repeated="16377"/>
        </table:table-row>
        <table:table-row table:style-name="ro1">
          <table:table-cell office:value-type="float" office:value="1206565" table:style-name="ce1">
            <text:p>1206565</text:p>
          </table:table-cell>
          <table:table-cell office:value-type="string" table:style-name="ce1">
            <text:p>31.01.2018,14:50</text:p>
          </table:table-cell>
          <table:table-cell office:value-type="float" office:value="20.348669999999998" table:style-name="ce1">
            <text:p>20.34867</text:p>
          </table:table-cell>
          <table:table-cell office:value-type="float" office:value="44.855759999999997" table:style-name="ce1">
            <text:p>44.8557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06566" table:style-name="ce1">
            <text:p>1206566</text:p>
          </table:table-cell>
          <table:table-cell office:value-type="string" table:style-name="ce1">
            <text:p>31.01.2018,10:00</text:p>
          </table:table-cell>
          <table:table-cell office:value-type="float" office:value="20.411225000000002" table:style-name="ce1">
            <text:p>20.411225</text:p>
          </table:table-cell>
          <table:table-cell office:value-type="float" office:value="44.809925" table:style-name="ce1">
            <text:p>44.8099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06779" table:style-name="ce1">
            <text:p>1206779</text:p>
          </table:table-cell>
          <table:table-cell office:value-type="string" table:style-name="ce1">
            <text:p>31.01.2018,14:30</text:p>
          </table:table-cell>
          <table:table-cell office:value-type="float" office:value="20.453810000000001" table:style-name="ce1">
            <text:p>20.45381</text:p>
          </table:table-cell>
          <table:table-cell office:value-type="float" office:value="44.757309999999997" table:style-name="ce1">
            <text:p>44.757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6501" table:style-name="ce1">
            <text:p>1206501</text:p>
          </table:table-cell>
          <table:table-cell office:value-type="string" table:style-name="ce1">
            <text:p>31.01.2018,07:30</text:p>
          </table:table-cell>
          <table:table-cell office:value-type="float" office:value="20.452259999999999" table:style-name="ce1">
            <text:p>20.45226</text:p>
          </table:table-cell>
          <table:table-cell office:value-type="float" office:value="44.815080000000002" table:style-name="ce1">
            <text:p>44.815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502" table:style-name="ce1">
            <text:p>1206502</text:p>
          </table:table-cell>
          <table:table-cell office:value-type="string" table:style-name="ce1">
            <text:p>31.01.2018,08:15</text:p>
          </table:table-cell>
          <table:table-cell office:value-type="float" office:value="20.453340000000001" table:style-name="ce1">
            <text:p>20.45334</text:p>
          </table:table-cell>
          <table:table-cell office:value-type="float" office:value="44.800089999999997" table:style-name="ce1">
            <text:p>44.800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07192" table:style-name="ce1">
            <text:p>1207192</text:p>
          </table:table-cell>
          <table:table-cell office:value-type="string" table:style-name="ce1">
            <text:p>31.01.2018,07:20</text:p>
          </table:table-cell>
          <table:table-cell office:value-type="float" office:value="20.488050000000001" table:style-name="ce1">
            <text:p>20.48805</text:p>
          </table:table-cell>
          <table:table-cell office:value-type="float" office:value="44.846825000000003" table:style-name="ce1">
            <text:p>44.84682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06847" table:style-name="ce1">
            <text:p>1206847</text:p>
          </table:table-cell>
          <table:table-cell office:value-type="string" table:style-name="ce1">
            <text:p>31.01.2018,16:30</text:p>
          </table:table-cell>
          <table:table-cell office:value-type="float" office:value="20.473472000000001" table:style-name="ce1">
            <text:p>20.473472</text:p>
          </table:table-cell>
          <table:table-cell office:value-type="float" office:value="44.806592999999999" table:style-name="ce1">
            <text:p>44.8065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07099" table:style-name="ce1">
            <text:p>1207099</text:p>
          </table:table-cell>
          <table:table-cell office:value-type="string" table:style-name="ce1">
            <text:p>31.01.2018,23:00</text:p>
          </table:table-cell>
          <table:table-cell office:value-type="float" office:value="20.540379999999999" table:style-name="ce1">
            <text:p>20.54038</text:p>
          </table:table-cell>
          <table:table-cell office:value-type="float" office:value="44.77525" table:style-name="ce1">
            <text:p>44.7752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06503" table:style-name="ce1">
            <text:p>1206503</text:p>
          </table:table-cell>
          <table:table-cell office:value-type="string" table:style-name="ce1">
            <text:p>31.01.2018,09:30</text:p>
          </table:table-cell>
          <table:table-cell office:value-type="float" office:value="20.365760000000002" table:style-name="ce1">
            <text:p>20.36576</text:p>
          </table:table-cell>
          <table:table-cell office:value-type="float" office:value="44.490920000000003" table:style-name="ce1">
            <text:p>44.490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07405" table:style-name="ce1">
            <text:p>1207405</text:p>
          </table:table-cell>
          <table:table-cell office:value-type="string" table:style-name="ce1">
            <text:p>31.01.2018,09:00</text:p>
          </table:table-cell>
          <table:table-cell office:value-type="float" office:value="20.468890999999999" table:style-name="ce1">
            <text:p>20.468891</text:p>
          </table:table-cell>
          <table:table-cell office:value-type="float" office:value="44.790193000000002" table:style-name="ce1">
            <text:p>44.7901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06556" table:style-name="ce1">
            <text:p>1206556</text:p>
          </table:table-cell>
          <table:table-cell office:value-type="string" table:style-name="ce1">
            <text:p>31.01.2018,13:25</text:p>
          </table:table-cell>
          <table:table-cell office:value-type="float" office:value="20.47437" table:style-name="ce1">
            <text:p>20.47437</text:p>
          </table:table-cell>
          <table:table-cell office:value-type="float" office:value="44.810830000000003" table:style-name="ce1">
            <text:p>44.810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06560" table:style-name="ce1">
            <text:p>1206560</text:p>
          </table:table-cell>
          <table:table-cell office:value-type="string" table:style-name="ce1">
            <text:p>31.01.2018,07:20</text:p>
          </table:table-cell>
          <table:table-cell office:value-type="float" office:value="20.303360000000001" table:style-name="ce1">
            <text:p>20.30336</text:p>
          </table:table-cell>
          <table:table-cell office:value-type="float" office:value="44.678319999999999" table:style-name="ce1">
            <text:p>44.678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06612" table:style-name="ce1">
            <text:p>1206612</text:p>
          </table:table-cell>
          <table:table-cell office:value-type="string" table:style-name="ce1">
            <text:p>31.01.2018,20:30</text:p>
          </table:table-cell>
          <table:table-cell office:value-type="float" office:value="20.522580999999999" table:style-name="ce1">
            <text:p>20.522581</text:p>
          </table:table-cell>
          <table:table-cell office:value-type="float" office:value="44.804312000000003" table:style-name="ce1">
            <text:p>44.8043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number-rows-repeated="10471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Nenad Pavlovic</meta:initial-creator>
    <dc:creator>Nenad Pavlovic</dc:creator>
    <meta:creation-date>2018-03-01T12:05:16Z</meta:creation-date>
    <dc:date>2018-03-01T12:05:16Z</dc:date>
  </office:meta>
</office:document-meta>
</file>